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北约开启最大空军演习</text:span>
</text:h>
      <text:p text:style-name="P4">
Author: None (Language: zh)</text:p>
      <text:p text:style-name="P4">
Publisher: None</text:p>
      <text:p text:style-name="P4">
Time: 2023-06-12T-11:00:00Z</text:p>
      <text:p text:style-name="P4">
Description: 在乌克兰转入反攻之际，北约在德国的主持下开启该组织成立以来规模最大的空中军演。根据计划，演习仅在有限范围内对民航运输造成影响。</text:p>
      <text:p text:style-name="P4">
Videos: []</text:p>
      <text:p text:style-name="P4">
Images: []</text:p>
      <text:p text:style-name="P4">
Subject: 时政风云</text:p>
      <text:p text:style-name="P4">
Subjects: []</text:p>
      <text:p text:style-name="P4">
Keywords: ['俄罗斯', '乌克兰', '北大西洋公约组织', '普京', '俄罗斯入侵乌克兰']</text:p>
      <text:p text:style-name="P4">
ID: 65889684</text:p>
      <!--METADATA-->
      <text:p text:style-name="P4">
<text:a xlink:type="simple" xlink:href="https://www.dw.com/zh/overlay/image/article/65889684/65847980" text:style-name="Internet_20_link" text:visited-style-name="Visited_20_Internet_20_Link">
 </text:a>
</text:p>
      <text:p text:style-name="P4">
本周在德国举行的军演是北约有史以来规模之最</text:p>
      <text:p text:style-name="P4">
（德国之声中文网）经过4年的准备，名为“空中卫士 23”（Air Defender 23）的北约空中军演本周一（6月12日）开始。这是 <text:a xlink:type="simple" xlink:href="https://www.dw.com/zh/zh/北約將舉行史上最大空軍演習-看點有哪些/a-65855730" text:style-name="Internet_20_link" text:visited-style-name="Visited_20_Internet_20_Link">
北约有史以来规模最大的此类演习 </text:a>
。在6月12日至23日期间，德国将是这场演练的后勤调度枢纽。全德6个军事基地将先后停驻250架飞机，有25个国家参与。其中美国将派遣100架飞机飞越大西洋前来参演。</text:p>
      <text:p text:style-name="P4">
演习在三个空域进行：分别在德国北部和北海、东部以及南部少数地区上空。有关区域会轮流每日最多在数小时内对民用航空实施禁飞。</text:p>
      <text:h text:style-name="P12" text:outline-level="3">
<text:span text:style-name="T4">
一切将服从北约军演</text:span>
</text:h>
      <text:h text:style-name="P12" text:outline-level="3">
<text:span text:style-name="T4">
航班误点，但不取消</text:span>
</text:h>
      <text:p text:style-name="P4">
欧洲是全球航空活动最密集的空域，而德国又位于欧洲的中心地带。因此，在演习的同时，多大程度上能够做到维持民航的日常运作，是人们面对的一大挑战。</text:p>
      <text:p text:style-name="P4">
在长达10天的演习期间，德国的机场将延长运营时间至夜间，以保证不出现航班取消的情况。不过德国空军总监格尔哈茨（IngoGerhartz）表示，不排除飞机起降延迟的可能性。</text:p>
      <text:p text:style-name="P4">
</text:p>
      <text:p text:style-name="P4">
演习可能导致民航班机延误</text:p>
      <text:p text:style-name="P4">
欧洲航空公司协会也估计，不会出现航班被迫取消的情况，即便出现延迟，也不会十分严重。不过，由于军演在不中断民航客运的条件下举行，不排除需要临时调整的可能，旅客应做好心理准备。</text:p>
      <text:p text:style-name="P4">
航空专家柏林格（ClemensBollinger）对德国之声解释，由于德国上空航空活动繁忙，30年来，德国的民用和军用导航安全系统都是整合一体化的。不同于法国空军在日常训练中就会对民航班机实施禁飞，德国的军事和民用飞行一般互不干扰。“不过我们都知道，有很多因素可能导致误点，如雷雨等意外天气，或航班过于密集。”目前欧洲的<text:a xlink:type="simple" xlink:href="https://www.dw.com/zh/zh/行业预测2023年航空业将复苏-亚非拉航司继续亏损/a-65829653" text:style-name="Internet_20_link" text:visited-style-name="Visited_20_Internet_20_Link">
 民航客运基本恢复到了疫情之前的水平 </text:a>
 。</text:p>
      <text:h text:style-name="P12" text:outline-level="3">
<text:span text:style-name="T4">
空中、地面、水下</text:span>
</text:h>
      <text:p text:style-name="P4">
柏林智库科学与政治基金会（SWP）专家阿诺德（TorbenArnold）指出，北约在维持民航正常运作的同时举行军演，也是在传递一个政治威慑的信号：“有意愿表明，我们将保卫北约盟国的每一寸领土，即便是为此在这样一个繁忙的空域（举行军演）。”</text:p>
      <text:p text:style-name="P4">
</text:p>
      <text:p text:style-name="P4">
德国是北约军演的后勤枢纽</text:p>
      <text:p text:style-name="P4">
德国空军总监格尔哈茨介绍说，参加演习的一万多名北约国家士兵，将演练实现准备好的各种情景，也包括地面行动，例如“从一个机场疏散”。显然，美国及盟国军队2021年夏自喀布尔机场撤退的混乱场面令人记忆犹新，这一内容因此被纳入演习。其他项目还包括：空中支持地面部队、对敌方战斗机的空战以及北约轰炸机拦截中程导弹。为此，美国派遣了最先进的F-35隐形轰炸机参演。</text:p>
      <text:p text:style-name="P4">
据阿诺德透露，北约还将操练在北海上空阻击地方潜艇或船只，“敌人也可能从不属于陆地的地方进行攻击”。</text:p>
      <text:p text:style-name="P4">
说到“敌人”，眼下很多人首先会想到正在侵略乌克兰的俄罗斯。不过，空军总监格尔哈茨之前在柏林向媒体介绍“空中卫士23”军演时，尽量不明确提及这个“来自东面的敌人”的名字。</text:p>
      <text:p text:style-name="P4">
美国驻德国大使古特曼（AmyGutmann）则更加坦率。“它（演习）将毫无疑问地证明北约的盟军作为第一反应者的敏捷性和迅速性。”这位女外交官说：“如果哪一位世界领导人没有注意到这一联盟的精神，也就是这一联盟的力量，我将感到非常惊讶"，她补充道："这也包括普京先生。"</text:p>
      <text:p text:style-name="P4">
Source: <text:a xlink:type="simple" xlink:href="https://www.dw.com/zh/北约开启最大空军演习/a-65889684" text:style-name="Internet_20_link" text:visited-style-name="Visited_20_Internet_20_Link">
https://www.dw.com/zh/北约开启最大空军演习/a-65889684?maca=chi-rss-chi-all-1127-rdf</text:a>
</text:p>
      <!--NEWS-->
      <text:h text:style-name="P10" text:outline-level="1">
<text:span text:style-name="T4">
越南两警局发生枪击案 四警员遇害16人被捕</text:span>
</text:h>
      <text:p text:style-name="P4">
Author: 联合早报 (Person)</text:p>
      <text:p text:style-name="P4">
Publisher: 联合早报 (Organization)</text:p>
      <text:p text:style-name="P4">
Published Time: 2023-06-12T00:12</text:p>
      <text:p text:style-name="P4">
Modified Time: 2023-06-12T00:17</text:p>
      <text:p text:style-name="P4">
Description: 越南中部高原地区星期天（6月11日）发生两个社区警察局遭枪击的罕见事件，四名警员遇害，另有两名警员受伤，16人被捕。据法新社和路透社报道，越南公安部官网发消息说，遇害警员年龄介于3...</text:p>
      <text:p text:style-name="P4">
Videos: []</text:p>
      <text:p text:style-name="P4">
Audios: []</text:p>
      <text:p text:style-name="P4">
Images: []</text:p>
      <text:p text:style-name="P4">
Type: NewsArticle</text:p>
      <text:p text:style-name="P4">
Breadcrumbs: ['即时', '国际']</text:p>
      <text:p text:style-name="P4">
Keywords: ['越南', '枪击案']</text:p>
      <!--METADATA-->
      <text:p text:style-name="P4">
越南中部高原地区星期天（6月11日）发生两个社区警察局遭枪击的罕见事件，四名警员遇害，另有两名警员受伤，16人被捕。</text:p>
      <text:p text:style-name="P4">
据法新社和路透社报道，越南公安部官网发消息说，遇害警员年龄介于30岁至35岁，均被追授晋升。伤者还包括地方官员和平民，但没有提供伤亡数字。</text:p>
      <text:p text:style-name="P4">
据越通社报道，星期天清晨，一个团伙携带枪支闯入得乐省格昆县亚宵和亚克图尔两乡的警局并开枪射击，造成多名警员、乡干部和民众死亡及受伤。警方救出两名人质，另一名人质自行逃脱。</text:p>
      <text:p text:style-name="P4">
16人因这起事件被捕，调查人员还在搜寻更多嫌疑人。公安部也呼吁格昆县居民保持冷静，不要恐慌。</text:p>
      <text:p text:style-name="P4">
越南中部高原地区有一些少数民族，一直以来是越南的敏感地区之一，当地人长期不满土地权利等问题，另一些地方民众则要求更多的自治权，一些流亡海外的人士则主张地区独立。</text:p>
      <text:p text:style-name="P4">
枪支暴力在越南极为罕见，民众不能拥枪，黑市枪支也极为少见。</text:p>
      <text:p text:style-name="P4">
2020年1月，胡志明市郊区一个非法斗鸡活动发生械斗，四人遭枪杀。</text:p>
      <text:p text:style-name="P4">
2016年，越南北部安沛省两名高级官员在办公室遭同事射杀，凶手随后开枪自杀。</text:p>
      <text:p text:style-name="P4">
Source: <text:a xlink:type="simple" xlink:href="https://www.zaobao.com.sg/realtime/world/story20230612-1403406" text:style-name="Internet_20_link" text:visited-style-name="Visited_20_Internet_20_Link">
https://www.zaobao.com.sg/realtime/world/story20230612-1403406</text:a>
</text:p>
      <!--NEWS-->
      <text:h text:style-name="P10" text:outline-level="1">
<text:span text:style-name="T4">
中国在古巴设窃听站展现雄心，将中美交锋推至美国家门口 (Free Version)</text:span>
</text:h>
      <text:p text:style-name="P4">
Author: Charles Hutzler / Kejal Vyas</text:p>
      <text:p text:style-name="P4">
Publisher: 华尔街日报中文网</text:p>
      <text:p text:style-name="P4">
Published Time: 2023-06-12T01:20:00.000Z</text:p>
      <text:p text:style-name="P4">
Modified Time: 2023-06-12T01:20:00.000Z</text:p>
      <text:p text:style-name="P4">
Created Time: 2023-06-09T08:02:00.000Z</text:p>
      <text:p text:style-name="P4">
Description: 中国在古巴建立窃听站的计划将对美国在中国海岸附近的侦查活动还以颜色，美国的此类活动一直是北京方面的一个痛点。</text:p>
      <text:p text:style-name="P4">
Images: []</text:p>
      <text:p text:style-name="P4">
Categories: ['国际']</text:p>
      <text:p text:style-name="P4">
Keywords: SYND,LINK:EN|WP-WSJ-0000966053</text:p>
      <text:p text:style-name="P4">
Type: Article</text:p>
      <!--METADATA-->
      <text:p text:style-name="P4">
中国 <text:a xlink:type="simple" xlink:href="https://cn.wsj.com/articles/CN-BGH-20230608201638" text:style-name="Internet_20_link" text:visited-style-name="Visited_20_Internet_20_Link">
 在古巴建立窃听站 </text:a>
的计划体现出北京方面的大国雄心，将中美日趋激烈的较量引向美国家门口。</text:p>
      <text:p text:style-name="P4">
Source: <text:a xlink:type="simple" xlink:href="https://cn.wsj.com/articles/%E5%8F%A4%E5%B7%B4%E7%AA%83%E5%90%AC%E7%AB%99%E5%B1%95%E7%8E%B0%E4%B8%AD%E5%9B%BD%E9%9B%84%E5%BF%83-%E5%9C%A8%E7%BE%8E%E5%9B%BD%E5%AE%B6%E9%97%A8%E5%8F%A3%E5%BC%80%E5%90%AF%E6%96%B0%E8%BE%83%E9%87%8F-f438dc72" text:style-name="Internet_20_link" text:visited-style-name="Visited_20_Internet_20_Link">
https://cn.wsj.com/articles/%E5%8F%A4%E5%B7%B4%E7%AA%83%E5%90%AC%E7%AB%99%E5%B1%95%E7%8E%B0%E4%B8%AD%E5%9B%BD%E9%9B%84%E5%BF%83-%E5%9C%A8%E7%BE%8E%E5%9B%BD%E5%AE%B6%E9%97%A8%E5%8F%A3%E5%BC%80%E5%90%AF%E6%96%B0%E8%BE%83%E9%87%8F-f438dc72</text:a>
</text:p>
      <!--NEWS-->
      <text:h text:style-name="P10" text:outline-level="1">
<text:span text:style-name="T4">
無視西方擔憂 沙中開啟新商業合作</text:span>
</text:h>
      <text:p text:style-name="P4">
Author: None (Language: zh)</text:p>
      <text:p text:style-name="P4">
Publisher: None</text:p>
      <text:p text:style-name="P4">
Time: 2023-06-12T01:37:00Z</text:p>
      <text:p text:style-name="P4">
Description: 阿拉伯國家與中國11日在利雅得召開商業合作論壇，主辦國沙特稱「中國石油需求仍在增長」，欲深化與北京的經貿關係，引起美國關注。在中美角力之下，沙特是否正在「選邊站」？</text:p>
      <text:p text:style-name="P4">
Videos: []</text:p>
      <text:p text:style-name="P4">
Images: []</text:p>
      <text:p text:style-name="P4">
Subject: 经济纵横</text:p>
      <text:p text:style-name="P4">
Subjects: ['奥巴马', '岛屿主权争端', '专题报道：全景观看“习马会”', '中国', '中共十九大', '石油', '美国', '德中关系']</text:p>
      <text:p text:style-name="P4">
Keywords: ['中阿关系', '中阿合作论坛', '中国', '阿拉伯国家', '沙特阿拉伯', '石油', '美国']</text:p>
      <text:p text:style-name="P4">
ID: 65886571</text:p>
      <!--METADATA-->
      <text:p text:style-name="P4">
<text:a xlink:type="simple" xlink:href="https://www.dw.com/zh/overlay/image/article/65886571/65886554" text:style-name="Internet_20_link" text:visited-style-name="Visited_20_Internet_20_Link">
 </text:a>
</text:p>
      <text:p text:style-name="P4">
今年的中阿商會由沙特首度主辦，2天內共3500多名政府和商業官員與會。</text:p>
      <text:p text:style-name="P4">
（德國之聲中文網）沙特阿拉伯週日（6月11日）在利雅得舉行「阿拉伯-中國合作論壇第十屆企業家大會」，首日即宣布了中阿之間高達數十億美元的投資。</text:p>
      <text:p text:style-name="P4">
在開幕式上，沙特外交大臣費薩爾（Faisal binFarhan）表示，沙特與中國在經貿關係上仍有開發的潛力。他說：「（這次）會議是一個機會......建立一個共同的未來，走向一個對我們人民有利的新時代。」</text:p>
      <text:p text:style-name="P4">
今年的中阿商會由沙特首度主辦，2天內共3500多名政府和商業官員與會。</text:p>
      <text:p text:style-name="P4">
沙特投資部聲明表示，該活動「第一天就簽署了100億美元的投資協議」，其中絕大部分是在沙特進行的項目，或是由沙特的企業和政府實體所簽署，包含沙特投資部與中國電動和自動駕駛汽車製造商華人運通（HumanHorizons）之間，高達56億美元的合作備忘錄。</text:p>
      <text:p text:style-name="P4">
此外，沙特ASK集團和中國地質礦業總公司也簽署了一份價值5億美元的合作協議，允許中國於沙特開採銅礦。</text:p>
      <text:p text:style-name="P4">
</text:p>
      <text:p text:style-name="P4">
沙特外交大臣費薩爾與中國全國政協副主席胡春華在商會中並肩而坐。</text:p>
      <text:h text:style-name="P12" text:outline-level="3">
<text:span text:style-name="T4">
中美之間選邊站？</text:span>
</text:h>
      <text:p text:style-name="P4">
沙特能源部長阿卜杜拉齊茲（Prince Salman bin Abdul Aziz AlSaud）在會中表示，沙特希望與中國合作，而不是競爭，並稱他「不理會」西方對中沙關係日益增長的猜疑。</text:p>
      <text:p text:style-name="P4">
路透社報導，沙特是世界上最大的石油出口國，而中國是世界上最大的能源消費國，雙方關係因此建立在石油貿易的基礎上。今年3月， <text:a xlink:type="simple" xlink:href="https://www.dw.com/zh/zh/沙特阿美宣布两项在华投资-总额超1000亿人民币/a-65151253" text:style-name="Internet_20_link" text:visited-style-name="Visited_20_Internet_20_Link">
國有石油巨頭沙特阿美即宣布2項在中國的大型投資計劃 </text:a>
 ，以加強其作為中國頂級原油供應商的地位。</text:p>
      <text:p text:style-name="P4">
然而， <text:a xlink:type="simple" xlink:href="https://www.dw.com/zh/zh/习近平结束沙特访问-利雅得宣言强调一中原则/a-64056491" text:style-name="Internet_20_link" text:visited-style-name="Visited_20_Internet_20_Link">
 隨著地緣政治情勢升溫 </text:a>
，利雅得和北京開始深化安全及敏感技術的合作，引起了美國的關注。</text:p>
      <text:p text:style-name="P4">
儘管美國是利雅得的長期盟友，但北京近年來與中東國家之間的商業和外交關係日益密切，近期更促成了伊朗和沙特阿拉伯之間的和解，改變地區關係，被視為重要里程碑。</text:p>
      <text:p text:style-name="P4">
<text:a xlink:type="simple" xlink:href="https://www.dw.com/zh/zh/美媒称习近平年底访问沙特-石油人民币结算是否浮出水面引关注/a-63682483" text:style-name="Internet_20_link" text:visited-style-name="Visited_20_Internet_20_Link">
 中國國家主席習近平去年12月訪問沙特時 </text:a>
，呼籲兩國改以人民幣進行石油貿易，由於此舉將削弱美元的主導地位，因而招致美國批評。在商會上被問及此事時，阿卜杜拉齊茲表示：「實際上我沒有理會它（美方批評）。因為......作為一個商人......你自然會想去到有機會降臨的地方。中國的石油需求仍在增長，我們當然要抓住其中的需求。」</text:p>
      <text:p text:style-name="P4">
「與其與中國競爭，不如與中國合作。」阿卜杜拉齊茲以中美關係為例補充道：「我們不必面臨『要麼和我們在一起，要麼就跟其他人』的選擇。」</text:p>
      <text:p text:style-name="P4">
中國-阿拉伯商會開幕前幾日，美國國務卿布林肯（Antony Blinken）也出訪了利雅得。他在訪問強調，華盛頓「沒有要求任何人在美國和中國之間做出選擇」。</text:p>
      <text:p text:style-name="P4">
</text:p>
      <text:p text:style-name="P4">
阿中商會開幕前幾日，布林肯才剛結束其訪問阿特阿拉伯的行程。</text:p>
      <text:p text:style-name="P4">
（法新社、路透社）</text:p>
      <text:p text:style-name="P4">
Source: <text:a xlink:type="simple" xlink:href="https://www.dw.com/zh/無視西方擔憂-沙中開啟新商業合作/a-65886571" text:style-name="Internet_20_link" text:visited-style-name="Visited_20_Internet_20_Link">
https://www.dw.com/zh/無視西方擔憂-沙中開啟新商業合作/a-65886571?maca=chi-rss-chi-all-1127-rdf</text:a>
</text:p>
      <!--NEWS-->
      <text:h text:style-name="P10" text:outline-level="1">
<text:span text:style-name="T4">
乌克兰称对俄军反攻中 首批夺回顿涅茨克的三个村庄</text:span>
</text:h>
      <text:p text:style-name="P4">
Author: https://www.facebook.com/bbcworldservice/</text:p>
      <text:p text:style-name="P4">
Publisher: BBC News 中文</text:p>
      <text:p text:style-name="P4">
Published Time: 2023-06-12T04:21:50.000Z</text:p>
      <text:p text:style-name="P4">
Modified Time: 2023-06-12T04:21:50.000Z</text:p>
      <text:p text:style-name="P4">
Description: 这三个村庄是泽连斯基证实反攻开始以来第一批被解放的居民区。</text:p>
      <text:p text:style-name="P4">
Images: ["<text:a xlink:type="simple" xlink:href="https://ichef.bbci.co.uk/news/640/cpsprodpb/CFE0/production/_130061235_ukraine.jpg" text:style-name="Internet_20_link" text:visited-style-name="Visited_20_Internet_20_Link">
_130061235_uk...</text:a>
"]</text:p>
      <text:p text:style-name="P4">
Videos: ["<text:a xlink:type="simple" xlink:href="https://www.bbc.com/ws/av-embeds/cps/zhongwen/simp/world-65875040/p0fsqrbd/zh-hans" text:style-name="Internet_20_link" text:visited-style-name="Visited_20_Internet_20_Link">
zh-hans</text:a>
", "<text:a xlink:type="simple" xlink:href="https://www.bbc.com/ws/av-embeds/cps/zhongwen/simp/world-65875040/p0fnc5cg/zh-hans" text:style-name="Internet_20_link" text:visited-style-name="Visited_20_Internet_20_Link">
zh-hans</text:a>
"]</text:p>
      <text:p text:style-name="P4">
Tags: ['乌克兰局势升温']</text:p>
      <text:p text:style-name="P4">
Type: Article</text:p>
      <!--METADATA-->
      <text:h text:style-name="P12" text:outline-level="3">
<text:span text:style-name="T4">
乌克兰称对俄军反攻中 首批夺回顿涅茨克的三个村庄</text:span>
</text:h>
      <text:p text:style-name="P4">
2023年6月12日  <draw:frame draw:style-name="fr1" draw:name="Image8" text:anchor-type="as-char" svg:width="6.9236in" svg:height="3.894525in" draw:z-index="0">
<draw:image xlink:href="../Images/BBC Chinese/2023-06-12T04-21-50.000Z/_130061235_ukraine.jpg" xlink:type="simple" xlink:show="embed" xlink:actuate="onLoad" draw:mime-type="image/jpeg"/>
</draw:frame>
</text:p>
      <text:p text:style-name="P4">
图像来源，  Reuters</text:p>
      <text:p text:style-name="P4">
<text:span text:style-name="T4">
乌克兰表示，该国军队已经解放了乌克兰东南部的三个村庄，这是外界等待已久的乌克兰反攻的首次胜利。</text:span>
</text:p>
      <text:p text:style-name="P4">
社交媒体上的影片显示，其军队在位于顿涅茨克的布拉霍达特内（Blahodatne）和涅斯库奇涅（Neskuchne）附近居民区庆祝胜利。</text:p>
      <text:p text:style-name="P4">
乌克兰国防部副部长表示，附近的马卡里夫卡（Makarivka）也被夺回。</text:p>
      <text:p text:style-name="P4">
周六（6月10日），总统泽连斯基（Volodymyr Zelensky）证实乌克兰针对被俄军占领地区的反攻已经开始。</text:p>
      <text:p text:style-name="P4">
尽管乌克兰上周已开始在该国南部战线推进，但这三个村庄是泽连斯基证实反攻开始以来第一批被解放的居民区。</text:p>
      <text:p text:style-name="P4">
<text:a xlink:type="simple" xlink:href="https://www.bbc.com/ws/av-embeds/cps/zhongwen/simp/world-65875040/p0fsqrbd/zh-hans" text:style-name="Internet_20_link" text:visited-style-name="Visited_20_Internet_20_Link">
 Video-1-Link：/ws/av-embeds/cps/zhongwen/simp/world-65875040/p0fsqrbd/zh-hans</text:a>
 <text:span text:style-name="T4">
你的器材不支持播放多媒体材料</text:span>
视频加注文字，</text:p>
      <text:p text:style-name="P4">
乌克兰水坝遭炸毁急撤上万人 俄乌均否认发动攻击</text:p>
      <text:p text:style-name="P4">
莫斯科尚未证实其失去了任何村庄，而是称其击退了乌克兰在该地区的进攻。</text:p>
      <text:p text:style-name="P4">
此外，乌克兰称俄罗斯在扎波罗热地区炸毁了另一座大坝。上周一，乌克兰南部赫尔松附近的卡霍夫卡大坝被毁，引发了大范围洪水。</text:p>
      <text:p text:style-name="P4">
乌克兰称，该大坝是由俄罗斯军队炸毁的。俄军自2022年2月以来一直控制着该大坝。</text:p>
      <text:p text:style-name="P4">
该国军方发言人瓦列里·舍申（Valery Shershen）表示，莫斯科选择炸毁新达尔伊夫卡（Novodarivka）附近的第二座大坝，这“导致了莫克里-雅利河两岸的洪水”。</text:p>
      <text:p text:style-name="P4">
舍申表示，俄罗斯故意炸毁该地区的大坝，以阻止乌克兰向被占领地区推进。</text:p>
      <text:p text:style-name="P4">
俄罗斯否认其炸毁了卡霍夫卡大坝，而是将其归咎于乌克兰。</text:p>
      <text:p text:style-name="P4">
<text:a xlink:type="simple" xlink:href="https://www.bbc.com/ws/av-embeds/cps/zhongwen/simp/world-65875040/p0fnc5cg/zh-hans" text:style-name="Internet_20_link" text:visited-style-name="Visited_20_Internet_20_Link">
 Video-2-Link：/ws/av-embeds/cps/zhongwen/simp/world-65875040/p0fnc5cg/zh-hans</text:a>
 <text:span text:style-name="T4">
你的器材不支持播放多媒体材料</text:span>
视频加注文字，</text:p>
      <text:p text:style-name="P4">
俄乌战争： 一场可能改变战争的反攻</text:p>
      <text:h text:style-name="P12" text:outline-level="3">
<text:span text:style-name="T4">
“再次属于乌克兰的国旗下”</text:span>
</text:h>
      <text:p text:style-name="P4">
在社交媒体上，亲乌克兰的账户分享的视频中，可以看到军队在布拉霍达特内一座被烧毁的建筑外升起乌克兰国旗。</text:p>
      <text:p text:style-name="P4">
国家边防军发布的视频显示，乌克兰军队宣布“顿涅茨克地区的涅斯库奇涅再次属于乌克兰的国旗下”，然后高呼战斗口号“光荣归于乌克兰”。</text:p>
      <text:p text:style-name="P4">
与此同时，国防部副部长汉娜·马利尔（Hanna Maliar）在Telegram的一则影片中声称，乌克兰军队也占领了马卡里夫卡村。</text:p>
      <text:p text:style-name="P4">
一位军队发言人说，这些胜利是反击战的第一次局部胜利。</text:p>
      <text:p text:style-name="P4">
虽然占领这三个村庄标志着最近几天的最大进展，但这些居民区相对较小。布拉霍达特内战前的人口只有1000人。</text:p>
      <text:p text:style-name="P4">
该村庄是最近几天激烈战斗的中心，位于通往马里乌波尔市的道路上，一些分析人士认为，乌克兰可能会在未来几个月内寻求夺回这座港口城市。</text:p>
      <text:p text:style-name="P4">
还有分析人士预测，基辅希望切断被占领的克里米亚和顿涅茨克之间的陆路连接，孤立克里米亚半岛上的俄罗斯军队。</text:p>
      <text:p text:style-name="P4">
再往东，乌克兰军队据说也在被毁的巴赫穆特市附近推进，那里是俄乌两国军队进行长期血腥争夺战的地方。</text:p>
      <text:p text:style-name="P4">
基辅的高级官员拒绝就推进的细节发表评论。</text:p>
      <text:p text:style-name="P4">
神秘的乌克兰情报负责人基里洛·布达诺夫（Kyrylo Budanov）周日发布了一段影片，重复了“计划喜欢沉默”的口头禅，意在强调反攻需要保密。</text:p>
      <text:p text:style-name="P4">
乌克兰的行动范围尚不清楚，但总部位于美国的智库“战争研究所”（ISW）周六表示，基辅的部队正在至少四个前线地区发动攻势。</text:p>
      <text:p text:style-name="P4">
乌克兰在向俄罗斯防御工事发动进攻时遭遇了一些挫折。一群乌克兰士兵告诉法新社，周四在扎波罗热州东南部的一次行动中，他们损失了几辆美国制造的布拉德利（Bradley）战车。</text:p>
      <text:p text:style-name="P4">
他们称，九辆车中有六辆被毁，并补充说，他们担心有人泄露了行动信息。</text:p>
      <text:p text:style-name="P4">
<text:a xlink:type="simple" xlink:href="https://www.bbc.com/zhongwen/simp/world-65670095" text:style-name="Internet_20_link" text:visited-style-name="Visited_20_Internet_20_Link">
 乌克兰战争：BBC透过卫星图片披露俄罗斯军队的防御部署 </text:a>
</text:p>
      <text:p text:style-name="P4">
分析人士强调，乌克兰在试图突破俄罗斯数月来一直在加强的防线时，面临着困难。</text:p>
      <text:p text:style-name="P4">
但在其他地区，基辅的部队据报在周末的行动中突破了俄军阵线。有报道称，乌军部署了德国豹-2（Leopard-2）坦克。</text:p>
      <text:p text:style-name="P4">
与此同时，在与乌克兰接壤的俄罗斯别尔哥罗德（Belgorod）地区，周六晚上一列货运列车脱轨后，铁路交通暂停。过去几周，别尔哥罗德的边境地区遭到无人机和火炮攻击。</text:p>
      <text:p text:style-name="P4">
北边的卡卢加州（Kaluga）州长弗拉迪斯拉夫·沙普沙（VladislavShapsha）表示，当地发生了两起无人机坠机事件，一起发生在斯特列科夫卡（Strelkovka）村附近，另一起在森林中。</text:p>
      <text:p text:style-name="P4">
BBC尚未独立核实这些事件。</text:p>
      <text:p text:style-name="P4">
Source: <text:a xlink:type="simple" xlink:href="https://www.bbc.com/zhongwen/simp/world-65875040" text:style-name="Internet_20_link" text:visited-style-name="Visited_20_Internet_20_Link">
https://www.bbc.com/zhongwen/simp/world-65875040</text:a>
</text:p>
      <!--NEWS-->
      <text:h text:style-name="P10" text:outline-level="1">
<text:span text:style-name="T4">
一周世界舆论聚焦：韩国政府向中国展示姿态 (Free Version)</text:span>
</text:h>
      <text:p text:style-name="P4">
Authors: ['曹辛']</text:p>
      <text:p text:style-name="P4">
Publisher: 英国《金融时报》</text:p>
      <text:p text:style-name="P4">
Time: 2023-06-12T04:33:06+00:00</text:p>
      <text:p text:style-name="P4">
Published Time: 2023-06-11T12:00:99+08:00</text:p>
      <text:p text:style-name="P4">
Modified Time: 2023-06-12T00:32:99+08:00</text:p>
      <text:p text:style-name="P4">
Description: 曹辛：韩国政府真正非常受不了的，恐怕是本国最大的在野党党魁李在明找中国大使对韩国重大外交政策提出批评。</text:p>
      <text:p text:style-name="P4">
Images: ["<text:a xlink:type="simple" xlink:href="https://thumbor.ftacademy.cn/unsafe/picture/8/000073708_piclink.jpg" text:style-name="Internet_20_link" text:visited-style-name="Visited_20_Internet_20_Link">
000073708_pic...</text:a>
"]</text:p>
      <text:p text:style-name="P4">
Themes: ['中韩关系', '关注']</text:p>
      <text:p text:style-name="P4">
Keywords: ['中韩关系', '韩国', '中国外交', '东北亚']</text:p>
      <text:p text:style-name="P4">
Type: Article</text:p>
      <!--METADATA-->
      <text:p text:style-name="P4">
<draw:frame draw:style-name="fr1" draw:name="Image11" text:anchor-type="as-char" svg:width="6.9236in" svg:height="3.893068in" draw:z-index="0">
<draw:image xlink:href="../Images/FT Chinese Free Version/2023-06-12T04-33-06-00-00/000073708_piclink.jpg" xlink:type="simple" xlink:show="embed" xlink:actuate="onLoad" draw:mime-type="image/jpeg"/>
</draw:frame>
</text:p>
      <text:p text:style-name="P4">
上周，中国驻韩国大使邢海明会见韩国最大的在野党党魁李在明，他们就当前中韩关系和东亚外交等一系列问题的谈话，在韩国引起了轩然大波，韩国外交部随即召见中国大使并提出严重抗议，然后韩国外交和安全官员在各个场合都公开批评中国大使，这引起了东亚舆论的高度关注。</text:p>
      <text:p text:style-name="P4">
然而事实是，中国大使并未点名批评韩国尹锡悦政府，他的所有言论都是在阐述中国政府的立场，这是任何国家驻外大使的本职工作，而与驻在国政党交往并相互交换意见，同样也是任何国家驻外大使的正常工作。因此问题的本质在于：韩国尹锡悦政府实际上是在向中国展现一种姿态，即韩国已经敢于挑衅中国。</text:p>
      <text:p text:style-name="P4">
Source: <text:a xlink:type="simple" xlink:href="http://www.ftchinese.com/story/001099929" text:style-name="Internet_20_link" text:visited-style-name="Visited_20_Internet_20_Link">
http://www.ftchinese.com/story/001099929</text:a>
</text:p>
      <!--NEWS-->
      <text:h text:style-name="P10" text:outline-level="1">
<text:span text:style-name="T4">
俄乌战争：俄罗斯空军中尉叛逃，揭露军中普遍士气低落</text:span>
</text:h>
      <text:p text:style-name="P4">
Author: https://www.facebook.com/bbcworldservice/</text:p>
      <text:p text:style-name="P4">
Publisher: BBC News 中文</text:p>
      <text:p text:style-name="P4">
Published Time: 2023-06-12T08:54:59.000Z</text:p>
      <text:p text:style-name="P4">
Modified Time: 2023-06-12T08:54:59.000Z</text:p>
      <text:p text:style-name="P4">
Description: 空军中尉德米特里·米绍夫是已知为数不多的几个现役俄军军官逃离国家以避免被派往乌克兰作战。</text:p>
      <text:p text:style-name="P4">
Images: ["<text:a xlink:type="simple" xlink:href="https://ichef.bbci.co.uk/news/640/cpsprodpb/06DB/production/_130055710_mishov2.png" text:style-name="Internet_20_link" text:visited-style-name="Visited_20_Internet_20_Link">
_130055710_mi...</text:a>
", "<text:a xlink:type="simple" xlink:href="https://ichef.bbci.co.uk/news/640/cpsprodpb/54FB/production/_130055712_mishovdocs.png" text:style-name="Internet_20_link" text:visited-style-name="Visited_20_Internet_20_Link">
_130055712_mi...</text:a>
"]</text:p>
      <text:p text:style-name="P4">
Videos: []</text:p>
      <text:p text:style-name="P4">
Tags: ['乌克兰局势升温', '俄国', '乌克兰']</text:p>
      <text:p text:style-name="P4">
Type: Article</text:p>
      <!--METADATA-->
      <text:h text:style-name="P12" text:outline-level="3">
<text:span text:style-name="T4">
俄乌战争：俄罗斯空军中尉叛逃，揭露军中普遍士气低落</text:span>
</text:h>
      <ul>
        <li>
伊利亚·巴拉巴诺夫（Ilya Barabanov）   * BBC俄语部，发自维尔纽斯</li>
      </ul>
      <text:p text:style-name="P4">
2023年6月12日  <draw:frame draw:style-name="fr1" draw:name="Image12" text:anchor-type="as-char" svg:width="6.9236in" svg:height="3.894525in" draw:z-index="0">
<draw:image xlink:href="../Images/BBC Chinese/2023-06-12T08-54-59.000Z/_130055710_mishov2.png" xlink:type="simple" xlink:show="embed" xlink:actuate="onLoad" draw:mime-type="image/png"/>
</draw:frame>
图像加注文字，</text:p>
      <text:p text:style-name="P4">
德米特里·米绍夫：“我是一名军官，不是犯罪同谋”</text:p>
      <text:p text:style-name="P4">
<text:span text:style-name="T4">
一个徒步逃离俄罗斯的叛逃军人罕见地接受了BBC的采访，当中他描述了俄军损失有多惨重和士气多低落。</text:span>
</text:p>
      <text:p text:style-name="P4">
26岁的空军中尉德米特里·米绍夫（Dmitry Mishov）向立陶宛当局投降，寻求政治庇护。</text:p>
      <text:p text:style-name="P4">
德米特里说，背着一个小背包，以如此戏剧性的方式从俄罗斯逃离，是他的最后一个办法。</text:p>
      <text:p text:style-name="P4">
他是已知为数不多的几个现役军官逃离国家以避免被派往乌克兰作战——也是BBC所知道的唯一现役空军人员案例。</text:p>
      <text:h text:style-name="P12" text:outline-level="3">
<text:span text:style-name="T4">
寻求出路</text:span>
</text:h>
      <text:p text:style-name="P4">
德米特里是驻在俄罗斯西北部普斯科夫地区的一名攻击直升机导航员。当看到飞机开始为战斗做准备时，德米特里感觉到，真正的战争要来了。</text:p>
      <text:p text:style-name="P4">
他在2022年1月曾试图离开空军，但是他提交的书面文件到2月24日俄罗斯入侵乌克兰时仍未通过。他被派往白俄罗斯，在那里驾驶直升机运送军用物资。</text:p>
      <text:p text:style-name="P4">
德米特里说，他从未去乌克兰。我们无法核实他的这部分说法，但是他的文件看起来是真的，而他的很多说法也和我们从其他消息源那里了解到的情况吻合。</text:p>
      <text:p text:style-name="P4">
2022年4月，他回到了俄罗斯驻地，希望推进退役程序。这个漫长的过程当时已接近完成——但是在2022年9月，总统普京宣布进行部分军事调动。德米特里被告知，他不被允许离开军队。</text:p>
      <text:p text:style-name="P4">
他知道，他迟早会被派去乌克兰，于是开始寻找方法摆脱这一命运。</text:p>
      <text:p text:style-name="P4">
“我是一名军官，我的职责是保卫国家免受侵略。我不需要成为一个同谋。没有人向我们解释过，这场战争为什么开始，我们为什么必须攻击乌克兰人，摧毁他们的城市。”</text:p>
      <text:p text:style-name="P4">
他形容，军队里的情绪复杂，有些人支持这场战争，有些人则坚持反对。很少人相信，他们作战是在保护俄罗斯免受真正的危险。这长期以来一直是官方的说法——莫斯科是被迫采取“特别军事行动”，以避免俄罗斯受到攻击。</text:p>
      <text:p text:style-name="P4">
根据米绍夫的说法，军中压倒多数的人普遍对薪酬不满 <text:span text:style-name="T4">
。</text:span>
</text:p>
      <text:p text:style-name="P4">
他说，有经验的空军军官仍然按战前的合约获得最多9万卢布（865英镑，1090美元）薪酬。而作为官方公开宣传广告的一部分，新兵则以20.4万卢布（1960英镑，2465美元）的薪酬被吸引加入军队。</text:p>
      <text:p text:style-name="P4">
德米特里说，虽然对待乌克兰的态度可能各有不同，但是军队里没有人相信前线战况良好或者伤亡数字很低的官方报道。</text:p>
      <text:p text:style-name="P4">
<draw:frame draw:style-name="fr1" draw:name="Image13" text:anchor-type="as-char" svg:width="6.9236in" svg:height="3.894525in" draw:z-index="0">
<draw:image xlink:href="../Images/BBC Chinese/2023-06-12T08-54-59.000Z/_130055712_mishovdocs.png" xlink:type="simple" xlink:show="embed" xlink:actuate="onLoad" draw:mime-type="image/png"/>
</draw:frame>
 图像加注文字，</text:p>
      <text:p text:style-name="P4">
米绍夫的文件证实了他的军阶和职位</text:p>
      <text:p text:style-name="P4">
“军队里没有人相信当局。他们能够看到真正发生的事情。他们不是电视机前的平民。军队不相信官方的报道，因为它根本就不是真的。”</text:p>
      <text:p text:style-name="P4">
他说，在战争初期，俄军指挥部宣称没有人员伤亡和装备损失，但是他本人就认识其中一些阵亡的人。</text:p>
      <text:p text:style-name="P4">
战前，他所在的部队有40至50架飞机。在俄罗斯入侵之后的头几天，就有六架被击落，三架在地面被毁。</text:p>
      <text:p text:style-name="P4">
俄罗斯当局绝少报告军队伤亡。去年9月，国防部长谢尔盖·绍伊古（SergeiShoigu）说，俄罗斯损失了大约6000名士兵。这一数字被包括亲克里姆林宫博主们在内的大多数分析人士认为是低估了。</text:p>
      <text:p text:style-name="P4">
在一个乌克兰战争中俄军人员伤亡的研究项目的最近更新中，BBC俄语部的奥尔加·伊夫希娜（OlgaIvshina）整理出了一份有2.5万个名字的名单，当中有很多还包含军阶。她相信，包括那些在行动中失踪的人在内，真实的数字要高得多。</text:p>
      <text:p text:style-name="P4">
德米特里表示，空军的人员损失极度严重。这一说法与奥尔加·伊夫希娜的长期 <text:a xlink:type="simple" xlink:href="https://bbcrussian.substack.com/p/russia-elite-force-losses-in-ukraine" text:style-name="Internet_20_link" text:visited-style-name="Visited_20_Internet_20_Link">
 研究</text:a>
所得相符。该调查发现，俄罗斯损失了数以百计的高技能服役人员，包括飞行员和技师，他们的培训既耗时又成本高昂。</text:p>
      <text:p text:style-name="P4">
“现在他们能够更换直升机，但是却没有足够的飞行员，”德米特里说，“如果我们将此与1980年代的阿富汗战争相比较，我们就知道，苏联在那里损失了333架直升机。我相信我们在一年里就已经遭受了同样多的损失。”</text:p>
      <text:h text:style-name="P12" text:outline-level="3">
<text:span text:style-name="T4">
大逃亡</text:span>
</text:h>
      <text:p text:style-name="P4">
今年1月，德米特里被告知，他将被派去“执行一个任务”。</text:p>
      <text:p text:style-name="P4">
他意识到这只有一个意思——去乌克兰。他试图自杀，希望这会令他基于健康理由被退役，但事情却并非如此。</text:p>
      <text:p text:style-name="P4">
在住院康复期间，他读到一篇文章，一名来自普斯科夫地区的27岁前警员成功逃去了拉脱维亚。德米特里决定仿效他。</text:p>
      <text:p text:style-name="P4">
“我这样不是拒绝为军队服役。如果我的国家面临真正的威胁，我会为国效力。我只是拒绝成为犯罪同谋。”</text:p>
      <text:p text:style-name="P4">
“如果我登上那一架直升机，我就会夺走至少几十个人的性命。我不想那样做，乌克兰不是我们的敌人。”</text:p>
      <text:p text:style-name="P4">
德米特里在Telegram上求助，计划一条经过树林通往欧盟边境的路线。他尽可能轻装上阵。</text:p>
      <text:p text:style-name="P4">
他说，徒步穿过树林的过程很可怕，因为他害怕被边防人员截住。</text:p>
      <text:p text:style-name="P4">
“如果他们逮捕我，我就可能要在牢狱里度过很长时间。”</text:p>
      <text:p text:style-name="P4">
他说，有那么一次，有一架飞机在离他很近的地方飞过，然后又有一架。他一阵恐慌，害怕这是边防卫队来追捕他，于是他开始跑起来。</text:p>
      <text:p text:style-name="P4">
“我看不清前面的路，我的思绪一片混乱。”</text:p>
      <text:p text:style-name="P4">
他来到一个铁丝网栅栏，攀过了它。不久后，他就知道，自己成功了。</text:p>
      <text:p text:style-name="P4">
 图像加注文字，</text:p>
      <text:p text:style-name="P4">
德米特里感到终于能够自由呼吸的一刻（重拍的模拟场景）</text:p>
      <text:p text:style-name="P4">
“我终于可以自由地呼吸了。”</text:p>
      <text:p text:style-name="P4">
德米特里设想，俄罗斯当局会对他启动刑事诉讼。但是他相信，他军中的很多战友会理解他的动机。</text:p>
      <text:p text:style-name="P4">
一些人甚至建议他试着在俄罗斯躲起来。但是他认为，即使在那样一个辽阔的国家里，他也不可能逃得过被找到，然后作为逃兵受到惩罚的命运。</text:p>
      <text:p text:style-name="P4">
他不知道自己接下来会发生什么。</text:p>
      <text:p text:style-name="P4">
但是德米特里说，他宁愿试着在欧盟建立新生活，也不愿意在家乡提心吊胆地度日。</text:p>
      <text:p text:style-name="P4">
<text:span text:style-name="T5">
*由卡特琳娜·欣库洛娃（</text:span>
 <text:span text:style-name="T5">
Kateryna Khinkulova</text:span>
 <text:span text:style-name="T5">
）编辑</text:span>
</text:p>
      <text:p text:style-name="P4">
Source: <text:a xlink:type="simple" xlink:href="https://www.bbc.com/zhongwen/simp/world-65875010" text:style-name="Internet_20_link" text:visited-style-name="Visited_20_Internet_20_Link">
https://www.bbc.com/zhongwen/simp/world-65875010</text:a>
</text:p>
      <!--NEWS-->
      <text:h text:style-name="P10" text:outline-level="1">
<text:span text:style-name="T4">
《願榮光歸香港》禁案延后 全球港人串連合唱</text:span>
</text:h>
      <text:p text:style-name="P4">
Author: None (Language: zh)</text:p>
      <text:p text:style-name="P4">
Publisher: None</text:p>
      <text:p text:style-name="P4">
Time: 2023-06-12T09:24:00Z</text:p>
      <text:p text:style-name="P4">
Description: 香港民主運動的代表歌曲《願榮光歸香港》即將成為港府規定的「禁歌」，許多海外的港人12日發起串連活動，唱起這首歌。</text:p>
      <text:p text:style-name="P4">
Videos: []</text:p>
      <text:p text:style-name="P4">
Images: []</text:p>
      <text:p text:style-name="P4">
Subject: 时政风云</text:p>
      <text:p text:style-name="P4">
Subjects: ['谷歌', '香港', '雨伞革命', '香港政改', '专题报道：香港“反送中”抗议']</text:p>
      <text:p text:style-name="P4">
Keywords: ['香港', '愿荣光归香港', '香港国安法', '反修例运动', '反送中示威']</text:p>
      <text:p text:style-name="P4">
ID: 65888826</text:p>
      <!--METADATA-->
      <text:p text:style-name="P4">
<text:a xlink:type="simple" xlink:href="https://www.dw.com/zh/overlay/image/article/65888826/65887293" text:style-name="Internet_20_link" text:visited-style-name="Visited_20_Internet_20_Link">
 </text:a>
</text:p>
      <text:p text:style-name="P4">
（德國之聲中文網）週一（6月12日）午間，「香港邊城青年」組織號召民眾在台北車站大廳「快閃」合唱《願榮光歸香港》。現場約有20多位港人與台灣民眾參與，一同唱起這首代表香港民主運動的歌曲。在台中的「連儂牆」也舉行了類似活動；晚上，台北西門町還有另一場。</text:p>
      <text:p text:style-name="P4">
《願榮光歸香港》在2019年香港反修例運動期間廣為傳唱，但 <text:a xlink:type="simple" xlink:href="https://www.dw.com/zh/zh/港府申請禁播願榮光歸香港-以免誤認國歌/a-65834428" text:style-name="Internet_20_link" text:visited-style-name="Visited_20_Internet_20_Link">
 港府日前向法院申請禁制令</text:a>
 ，要求禁止傳播這首歌。在 <text:a xlink:type="simple" xlink:href="https://www.dw.com/zh/zh/反送中四周年-近千人在台北游行团结挺港/a-65879541" text:style-name="Internet_20_link" text:visited-style-name="Visited_20_Internet_20_Link">
反修例運動4週年之際 </text:a>
，香港高等法院12日審理此案；據《香港電台》報導，法院決定押後至7月21日再聆訊。</text:p>
      <text:p text:style-name="P4">
在台北車站的快閃現場，香港邊城青年的秘書長馮詔天表示，《願榮光歸香港》可說是「第一首屬於香港人的歌曲」，即使港府禁止這首歌，仍阻擋不了全世界人民知道這個事實。</text:p>
      <text:p text:style-name="P4">
</text:p>
      <text:p text:style-name="P4">
在台灣的港人12日聚集在台北車站，號召台灣民眾一起合唱《願榮光歸香港》。</text:p>
      <text:p text:style-name="P4">
該組織10日在臉書上指出，禁令通過後，《願榮光歸香港》會是香港歷史上第一首「禁歌」；11日，移居台灣的香港藝術家黃國才發文寫道：「有得唱快啲唱，唱多啲！（有得唱快點唱，多唱點！）相信未來更多禁制，這首歌只是一個序幕。」</text:p>
      <text:p text:style-name="P4">
面對《願榮光歸香港》可能在香港遭禁的前景，世界各地的港人發起串連行動，呼籲民眾與各國的地方電台聯繫，盼能讓這首歌在全球的廣播節目接力播送。發起的港人聲明批評港府欲禁歌的舉動：「一首歌並不可能威脅到國家安全，<text:a xlink:type="simple" xlink:href="https://www.dw.com/zh/zh/香港不准公開悼六四-逾20人遭港警帶走/a-65823074" text:style-name="Internet_20_link" text:visited-style-name="Visited_20_Internet_20_Link">
 以國家安全為名打壓追求民主 </text:a>
是對基本人權的侮辱。」</text:p>
      <text:h text:style-name="P12" text:outline-level="3">
<text:span text:style-name="T4">
「國歌」爭議 Google可能退出香港？</text:span>
</text:h>
      <text:p text:style-name="P4">
此前，多次有國際體育賽事把《願榮光歸香港》當作「國歌」播放，例如去年11月在韓國舉行的亞洲七人欖球賽，主辦單位稱誤播的原因是基層人員Google搜索到的結果是《願榮光歸香港》；此事引起港府抗議，<text:a xlink:type="simple" xlink:href="https://www.dw.com/zh/zh/誤播願榮光亞洲欖總赴港致歉/a-63855666" text:style-name="Internet_20_link" text:visited-style-name="Visited_20_Internet_20_Link">
 亞洲橄欖球總會會長也因此向港府道歉 </text:a>
 。</text:p>
      <text:p text:style-name="P4">
6月5日，港府向法院申請禁制令，要求禁止公眾在網路或任何其他平台傳播《願榮光歸香港》的旋律與歌詞。其6日的新聞稿詳列禁止行為，例如「藉此意圖侮辱國歌」，並且「致使誤會《願榮光歸香港》才是香港特區的國歌，而不是《義勇軍進行曲》」。</text:p>
      <text:p text:style-name="P4">
港府曾多次 <text:a xlink:type="simple" xlink:href="https://www.dw.com/zh/zh/誤播願榮光當國歌-李家超徹查是否違法/a-63745219" text:style-name="Internet_20_link" text:visited-style-name="Visited_20_Internet_20_Link">
 針對國歌問題與Google公司交涉 </text:a>
，要求Google確保搜尋引擎在搜索「中國國歌」時，應使《義勇軍進行曲》是置頂的結果。該公司曾回應，不會人為操控搜索的自然排序，拒絕移除《願榮光歸香港》。</text:p>
      <text:p text:style-name="P4">
</text:p>
      <text:p text:style-name="P4">
12日在台北車站參與「快閃」合唱活動的民眾舉著標語，強調「堅守信念」。</text:p>
      <text:p text:style-name="P4">
「審查制度漸漸加速而來。」彭博社12日引述地緣政治與科技專家魯筱萌（XiaomengLu，音譯）說法稱：「政府進一步施壓大企業符合其要求，可能迫使這些公司從市場撤出服務，就像2010年Google搜尋引擎退出中國大陸一樣。」</text:p>
      <text:p text:style-name="P4">
前香港大學法律教授戴大為（MichaelDavis）告訴彭博社，《願榮光歸香港》一案，顯示港府有意加大打擊網路與社交媒體上的內容，此舉可能讓跨國企業越發擔憂香港是否能維持國際金融中心的地位。他指出，香港跟中國大陸僅存的重要差異，就是相較之下較沒有受到審查的全球網路與媒體。</text:p>
      <text:p text:style-name="P4">
（綜合報導）</text:p>
      <text:p text:style-name="P4">
Source: <text:a xlink:type="simple" xlink:href="https://www.dw.com/zh/《願榮光歸香港》禁案延后-全球港人串連合唱/a-65888826" text:style-name="Internet_20_link" text:visited-style-name="Visited_20_Internet_20_Link">
https://www.dw.com/zh/《願榮光歸香港》禁案延后-全球港人串連合唱/a-65888826?maca=chi-rss-chi-all-1127-rdf</text:a>
</text:p>
      <!--NEWS-->
      <text:h text:style-name="P10" text:outline-level="1">
<text:span text:style-name="T4">
三星前高管被控窃取技术在华设厂</text:span>
</text:h>
      <text:p text:style-name="P4">
Author: None (Language: zh)</text:p>
      <text:p text:style-name="P4">
Publisher: None</text:p>
      <text:p text:style-name="P4">
Time: 2023-06-12T10:17:00Z</text:p>
      <text:p text:style-name="P4">
Description: 韩国检察机构表示，一名三星公司前高管因涉嫌窃取三星技术在中国开设芯片工厂而遭到起诉和逮捕。据称，这名涉案高管在韩国芯片行业拥有权威地位。</text:p>
      <text:p text:style-name="P4">
Videos: []</text:p>
      <text:p text:style-name="P4">
Images: []</text:p>
      <text:p text:style-name="P4">
Subject: 新闻广角</text:p>
      <text:p text:style-name="P4">
Subjects: ['德中关系', '韩国', '汉诺威工业博览会', '岛屿主权争端', '专题报道：全景观看“习马会”', '中国', '智能手机', '中共十九大', '朝鲜']</text:p>
      <text:p text:style-name="P4">
Keywords: ['三星', '芯片', '芯片法案', '技术', '韩国', '中国']</text:p>
      <text:p text:style-name="P4">
ID: 65889290</text:p>
      <!--METADATA-->
      <text:p text:style-name="P4">
<text:a xlink:type="simple" xlink:href="https://www.dw.com/zh/overlay/image/article/65889290/65447683" text:style-name="Internet_20_link" text:visited-style-name="Visited_20_Internet_20_Link">
 </text:a>
</text:p>
      <text:p text:style-name="P4">
（德国之声中文网）韩国水原地方检察官办公室周一发布的一份声明中称，这名嫌疑人涉嫌从2018年8月至2019年以不当手法获取并使用三星电子半导体工厂基本工程数据（BasicEngineeringData）、工艺流程图、设计图等信息。涉案技术为用于制造30纳米以下动态随机存取存储器（DRAM）和闪存芯片（NAND）的制程工艺，属于国家关键技术。</text:p>
      <text:p text:style-name="P4">
韩通社的相关报道称，这名嫌疑人企图在距离三星电子西安半导体工厂仅1.5公里处兴建山寨版三星芯片厂。但由于台湾投资商的承诺落空，工厂建设项目没能实际进行。但据悉，嫌疑人曾在成都获得4600亿韩元投资建设半导体制造工厂，其中研发楼已于去年完工，并采用三星电子半导体技术生产出了样品。</text:p>
      <text:p text:style-name="P4">
水原检方的声明中称，同这名嫌疑人一道，共有六人因涉嫌违反《产业技术保护法》和《不正当竞争防止法》被起诉。检察院的声明称：“这是一项严重的罪行，在芯片竞争日趋激烈的当下，它可能会动摇韩国的芯片技术基础，并对韩国经济安全造成重大打击。”</text:p>
      <text:p text:style-name="P4">
这名现年65岁的嫌疑人的具体身份没有被公布，目前仍处于拘留候审状态。</text:p>
      <text:p text:style-name="P4">
</text:p>
      <text:p text:style-name="P4">
韩国总统尹锡悦: 围绕芯片技术已爆发“全面战争”</text:p>
      <text:p text:style-name="P4">
韩通社的报道称，这名嫌疑人曾任三星电子常务、SK海力士副社长等职务，是韩国半导体制造领域具有权威地位的人物。他在华设厂后录用200名三星电子、SK海力士的员工，并指示他们获取并利用三星电子半导体设计资料。检方推算，嫌疑人窃取技术给三星电子至少造成3000亿韩元损失。2022年，半导体行业占韩国出口总额的16.5%。</text:p>
      <text:p text:style-name="P4">
上周四，韩国总统尹锡悦召开半导体国家战略会议。 <text:a xlink:type="simple" xlink:href="https://www.dw.com/zh/zh/媒體美日荷達成協議-聯手限制晶片出口中國/a-64552054" text:style-name="Internet_20_link" text:visited-style-name="Visited_20_Internet_20_Link">
 尹锡悦形容美中紧张局势将芯片产业的竞争推向"全面战争"</text:a>
，韩国政府将携手美国等盟邦，全力支持韩国芯片产业的发展。</text:p>
      <text:p text:style-name="P4">
韩国的三星和SK海力士是世界上 <text:a xlink:type="simple" xlink:href="https://www.dw.com/zh/zh/中美半導體大戰封殺美光韓企得利/a-65705950" text:style-name="Internet_20_link" text:visited-style-name="Visited_20_Internet_20_Link">
 最大的两家内存芯片制造商，并在中国的芯片企业进行了数十亿美元的投资</text:a>
 。</text:p>
      <text:p text:style-name="P4">
芯片现在是全球经济的命脉，中国作为世界第二大经济体，其庞大的电子制造业依赖于海外芯片的稳定供应。</text:p>
      <text:p text:style-name="P4">
首尔首尔世宗大学商业学院教授Kim Dae-jong在接受法新社采访时说：“美中两国在半导体行业竞争加剧的背景下，韩国处于一个困难的境地，因为它必须站在其安全盟友美国一边，但它显然叶不能忽视北京的影响力。”他还强调：“三星应该更加关注技术和信息安全，因为中国正在努力赶上。”</text:p>
      <text:p text:style-name="P4">
三星公司目前尚未对此案发表评论。</text:p>
      <text:p text:style-name="P4">
（路透社，法新社，韩通社）</text:p>
      <text:p text:style-name="P4">
Source: <text:a xlink:type="simple" xlink:href="https://www.dw.com/zh/三星前高管被控窃取技术在华设厂/a-65889290" text:style-name="Internet_20_link" text:visited-style-name="Visited_20_Internet_20_Link">
https://www.dw.com/zh/三星前高管被控窃取技术在华设厂/a-65889290?maca=chi-rss-chi-all-1127-rdf</text:a>
</text:p>
      <!--NEWS-->
      <text:h text:style-name="P10" text:outline-level="1">
<text:span text:style-name="T4">
“抵抗英国赤化”　反送中运动四周年　 在英港人街头重聚</text:span>
</text:h>
      <text:p text:style-name="P4">
Author: None</text:p>
      <text:p text:style-name="P4">
Publisher: Radio Free Asia (Organization)</text:p>
      <text:p text:style-name="P4">
Published Time: 2023-06-12T11:23:00-04:00</text:p>
      <text:p text:style-name="P4">
Modified Time: 2023-06-13T09:24:00-04:00</text:p>
      <text:p text:style-name="P4">
Description: None</text:p>
      <text:p text:style-name="P4">
Videos: []</text:p>
      <text:p text:style-name="P4">
Audios: ["<text:a xlink:type="simple" xlink:href="https://www.rfa.org/mandarin/yataibaodao/gangtai/al1-061220230927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5.1927in" draw:z-index="0">
<draw:image xlink:href="../Images/rfamandarin/2023-06-12T11-23-00-04-00/000000.png" xlink:type="simple" xlink:show="embed" xlink:actuate="onLoad" draw:mime-type="image/png"/>
</draw:frame>
近千名港人酷热下在英国国会大楼前“如水再聚”，无惧港府恐吓，高唱《愿荣光归香港》。不少参加者颂唱时手放胸前，神情凝重。 <text:a xlink:type="simple" xlink:href="https://www.rfa.org/mandarin/yataibaodao/gangtai/al1-06122023092700.html/@@images/image" text:style-name="Internet_20_link" text:visited-style-name="Visited_20_Internet_20_Link">
</text:a>
（吕熙摄）  <text:a xlink:type="simple" xlink:href="https://www.rfa.org/mandarin/yataibaodao/gangtai/al1-06122023092700.html/@@stream" text:style-name="Internet_20_link" text:visited-style-name="Visited_20_Internet_20_Link">
Audio-1-Link：https://www.rfa.org/mandarin/yataibaodao/gangtai/al1-06122023092700.html/@@stream</text:a>
</text:p>
      <text:p text:style-name="P4">
四年前的6月12日，大批示威者包围香港立法会，阻止港府强推《逃犯条例》修订草案，标志着反送中运动的开端。四年过去，全球多地举行纪念活动。其中在伦敦，近千名港人在国会外集会，反对英国对华态度转弱。</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06112023152417.html" text:style-name="Internet_20_link" text:visited-style-name="Visited_20_Internet_20_Link">
 反送中运动4周年 全英港人团结抗赤化 </text:a>
 </text:span>
  * <text:span text:style-name="T4">
<text:a xlink:type="simple" xlink:href="https://www.rfa.org/mandarin/yataibaodao/gangtai/al-06092023100550.html" text:style-name="Internet_20_link" text:visited-style-name="Visited_20_Internet_20_Link">
 反送中运动四周年: 海外港人街头抗争以外的深耕细作 </text:a>
 </text:span>
</li>
      </ul>
      <text:p text:style-name="P4">
“何以这土地，泪再流；何以令众人，亦愤恨......”近千名港人周日（11日）在酷热下，在英国国会大楼前“如水再聚”。他们无惧港府恐吓，高唱《愿荣光归香港》。不少参加者颂唱时手放胸前，神情凝重。</text:p>
      <text:p text:style-name="P4">
这首在2019年反送中运动期间出现的抗争歌曲，被不少港人形容为“香港人的真国歌”，但近日却被港府指控为”煽动分裂”，向法庭申请禁制令阻止传播。</text:p>
      <text:p text:style-name="P4">
近千名港人酷热下在英国国会大楼前“如水再聚”，无惧港府恐吓，高唱《愿荣光归香港》。不少参加者颂唱时手放胸前，神情凝重。 （吕熙摄）  <text:a xlink:type="simple" xlink:href="https://www.rfa.org/mandarin/yataibaodao/gangtai/al1-06122023092700.html/img_8603.jpg" text:style-name="Internet_20_link" text:visited-style-name="Visited_20_Internet_20_Link">
</text:a>
</text:p>
      <text:p text:style-name="Quotations">

<text:p text:style-name="Quotations">

<text:p text:style-name="P4">
4年前的6月12日，大批示威者包围香港立法会，阻止港府强推《逃犯条例》修订草案。但抗议行动遭港警以催泪瓦斯、橡胶子弹武力镇压，成为香港反送中运动标志性的一天。  &gt;
  在 <text:a xlink:type="simple" xlink:href="https://twitter.com/hashtag/%E5%8F%8D%E9%80%81%E4%B8%AD%E8%BF%90%E5%8A%A8" text:style-name="Internet_20_link" text:visited-style-name="Visited_20_Internet_20_Link">
 #反送中运动&gt;
 </text:a>
&gt;
 4周年之际，全球多地举办纪念活动。 <text:a xlink:type="simple" xlink:href="https://twitter.com/hashtag/%E6%84%BF%E8%8D%A3%E5%85%89%E5%BD%92%E9%A6%99%E6%B8%AF" text:style-name="Internet_20_link" text:visited-style-name="Visited_20_Internet_20_Link">
 #愿荣光归香港&gt;
 </text:a>
&gt;
 <text:a xlink:type="simple" xlink:href="https://t.co/WuRJ4qC5vJ" text:style-name="Internet_20_link" text:visited-style-name="Visited_20_Internet_20_Link">
 pic.twitter.com/WuRJ4qC5vJ </text:a>
&gt;
&gt;
 — 自由亚洲电台 (@RFA_Chinese) <text:a xlink:type="simple" xlink:href="https://twitter.com/RFA_Chinese/status/1668393342185373696" text:style-name="Internet_20_link" text:visited-style-name="Visited_20_Internet_20_Link">
 June 12, 2023&gt;
 </text:a>
</text:p>

</text:p>

</text:p>
      <text:p text:style-name="P4">
<text:span text:style-name="T4">
香港艺术家：你愈怕，政权就会愈凶</text:span>
</text:p>
      <text:p text:style-name="P4">
参与集会的香港艺术家淋漓淋浪向本台表示，香港文化界在一、两年前，已预视港府会逐步打压言论自由，而近日香港政治漫画家尊子专栏被港府施压停刊，种种事例都印证这个预言。他认为《愿荣光归香港》被禁只是早晚的事，但港人不能就此畏缩。</text:p>
      <text:p text:style-name="P4">
淋浪说：“我觉得这首歌不能不唱。其实你愈害怕，政权就会愈凶，我们始终不相信中共可以控制全世界。当然我们知道很多地方的政府可能都很亲中，但我们始终相信它们的人民是支持民主的。如果我们自己都闭嘴、四散各地的香港人都畏缩的话，那么政权就真的会肆无忌惮。”他表示，能理解有些海外港人仍有需要回港，或担心在港家人安危，因而有所顾虑，但他认为海外港人不能毫无底线地妥协。</text:p>
      <text:p text:style-name="P4">
香港艺术家淋漓淋浪表示，《愿荣光归香港》不能不唱，“你愈害怕，政权就会愈凶”。 （吕熙摄）  <text:a xlink:type="simple" xlink:href="https://www.rfa.org/mandarin/yataibaodao/gangtai/al1-06122023092700.html/img_8628.jpg" text:style-name="Internet_20_link" text:visited-style-name="Visited_20_Internet_20_Link">
</text:a>
</text:p>
      <text:p text:style-name="P4">
<text:span text:style-name="T4">
英国对华态度转软 港人发声“抗赤化”</text:span>
  这次伦敦集会的主办方以“守护初心，抵抗赤化”为主题，在舞台中央贴出“抵抗英国赤化”六字，并向英国政府提出四大诉求，包括要求英国政府公开支持壹传媒集团创办人黎智英等香港政治犯、关闭孔子学院、确保英国机构坚持言论自由的原则，以及加快政治庇护申请者的审批等。</text:p>
      <text:p text:style-name="P4">
这四项诉求，也是针对英国政府近期对华态度软化、拒绝关闭孔子学院；有港人组织举办“羊村”教育日营被当地教会取消场地，而部分香港政治庇护申请者仍未获批难民身份，部分人转为申请BNO（英国国民海外护照）签证被拒等情况。</text:p>
      <text:p text:style-name="P4">
流亡英国的前香港立法会议员罗冠聪鼓励港人在相聚过后，把能量带回家，在日常生活中继续努力，为香港的未来做准备。 （吕熙摄）  <text:a xlink:type="simple" xlink:href="https://www.rfa.org/mandarin/yataibaodao/gangtai/al1-06122023092700.html/img_8611.jpg" text:style-name="Internet_20_link" text:visited-style-name="Visited_20_Internet_20_Link">
</text:a>
</text:p>
      <text:p text:style-name="P4">
大会在现场收集参与者的签名，向英国政府表达诉求。和女儿一同出席集会的港人徐小姐表示，无论是参与集会还是联署，她都会全力支持以一切方法，向英国政府表达香港人的声音。</text:p>
      <text:p text:style-name="P4">
徐小姐说：“我一直都有留意，看英国首相苏纳克如何处理香港问题，但我感到很无奈和愤怒。他什么都不做，像‘躺平’一样。我内心其实都很挣扎，所以我希望趁有机会就出来集会。我始终都要工作，但尽量能抽出时间的话，都会出来支持这些活动。”</text:p>
      <text:p text:style-name="P4">
和女儿一同出席集会的徐小姐，对英国首相苏纳克近日的行径感到无奈和愤怒，认为有必要通过集会，向英国政府表达香港人的声音。 （吕熙摄）  <text:a xlink:type="simple" xlink:href="https://www.rfa.org/mandarin/yataibaodao/gangtai/al1-06122023092700.html/img_8627.jpg" text:style-name="Internet_20_link" text:visited-style-name="Visited_20_Internet_20_Link">
</text:a>
</text:p>
      <text:p text:style-name="P4">
<text:span text:style-name="T4">
集会的意义</text:span>
</text:p>
      <text:p text:style-name="P4">
陈氏夫妇连续第三年和一对子女一同参与伦敦的612集会。陈太特别关注在英国申请政治庇护的香港年轻人，部分人申请经年无果，在漫长的等待中不能就业、缺乏收入而生活困苦，希望英国政府提供更多支援。</text:p>
      <text:p text:style-name="P4">
他们不认为集会是行礼如仪，认为是要兑现自己曾许下的承诺，让香港手足和不能发声的香港朋友知道，他们会守护初心，一直坚持。</text:p>
      <text:p text:style-name="P4">
陈氏夫妇连续第三年和一对子女参与伦敦的612集会，希望以此让香港手足和不能发声的香港朋友知道，他们会一直坚持。 （吕熙摄）  <text:a xlink:type="simple" xlink:href="https://www.rfa.org/mandarin/yataibaodao/gangtai/al1-06122023092700.html/img_8624.jpg" text:style-name="Internet_20_link" text:visited-style-name="Visited_20_Internet_20_Link">
</text:a>
</text:p>
      <text:p text:style-name="P4">
流亡英国的前香港立法会议员罗冠聪发言时，回顾从2014年雨伞运动走到今天，从学生领袖变成流亡人士的经历，强调自己过去十年和未来十年所做的一切，都是在为香港的未来做准备。他以此鼓励港人，在集会相聚过后，把能量带回去，在日常生活中继续努力，为香港的未来做准备，“别让香港手足感到孤单，我们仍有很长的路要走下去”。</text:p>
      <text:p text:style-name="P4">
4年前的6月12日，大批示威者包围香港立法会，阻止港府强推《逃犯条例》修订草案，但遭港警以催泪瓦斯、橡胶子弹武力镇压，成为香港反送中运动标志性的一天。</text:p>
      <text:p text:style-name="P4">
记者：吕熙（伦敦） 责编：嘉远 网编：何足</text:p>
      <text:p text:style-name="P4">
Source: <text:a xlink:type="simple" xlink:href="https://www.rfa.org/mandarin/yataibaodao/gangtai/al1-06122023092700.html" text:style-name="Internet_20_link" text:visited-style-name="Visited_20_Internet_20_Link">
https://www.rfa.org/mandarin/yataibaodao/gangtai/al1-06122023092700.html</text:a>
</text:p>
      <!--NEWS-->
      <text:h text:style-name="P10" text:outline-level="1">
<text:span text:style-name="T4">
美国再制裁涉伊朗中企 北京批无理打压</text:span>
</text:h>
      <text:p text:style-name="P4">
Author: None (Language: zh)</text:p>
      <text:p text:style-name="P4">
Publisher: None</text:p>
      <text:p text:style-name="P4">
Time: 2023-06-12T13:44:00Z</text:p>
      <text:p text:style-name="P4">
Description: 美国再度将多家中国大陆和香港公司列入制裁的负面清单，指控其涉嫌协助伊朗获得研制弹道导弹所需的零件与技术。北京回应称有关指责“缺乏依据”。</text:p>
      <text:p text:style-name="P4">
Videos: []</text:p>
      <text:p text:style-name="P4">
Images: []</text:p>
      <text:p text:style-name="P4">
Subject: 时政风云</text:p>
      <text:p text:style-name="P4">
Subjects: ['奥巴马', '伊朗', '岛屿主权争端', '专题报道：全景观看“习马会”', '中国', '中共十九大', '美国', '德中关系']</text:p>
      <text:p text:style-name="P4">
Keywords: ['制裁', '伊朗', '弹道导弹', '无人机', '美国', '中国']</text:p>
      <text:p text:style-name="P4">
ID: 65892336</text:p>
      <!--METADATA-->
      <text:p text:style-name="P4">
<text:a xlink:type="simple" xlink:href="https://www.dw.com/zh/overlay/image/article/65892336/65846465" text:style-name="Internet_20_link" text:visited-style-name="Visited_20_Internet_20_Link">
 </text:a>
</text:p>
      <text:p text:style-name="P4">
伊朗研发的弹道导弹有中国的贡献？</text:p>
      <text:p text:style-name="P4">
（德国之声中文网）中国商务部周一（6月12日）发布声明，反对美国以所谓涉及伊朗为由，将部分中国企业和个人列入“特别指定国民清单”实施制裁。</text:p>
      <text:p text:style-name="P4">
商务部新闻发言人表示，美方做法缺乏事实依据，缺少正当程序，损害中国企业和个人的合法权益。美方应停止对中国企业和个人的无理打压。这位发言人称，中方将采取必要措施，坚决维护中国企业和个人的合法权益。</text:p>
      <text:p text:style-name="P4">
上周，美国财政部对中国大陆、香港和伊朗的六家实体和七名个人实施制裁，理由是他们涉嫌帮助伊朗获得研制弹道导弹的零件与技术。</text:p>
      <text:p text:style-name="P4">
被制裁的公司包括北京闪亮之夜科技发展有限公司（Beijing Shiny Nights Technology Development Co.,Ltd）、青岛中融通贸易发展有限公司（Qingdao Zhongrongtong Trade Development）、香港Ke.Do国际贸易公司（Hong Kong Ke.Do International Trade Co.)、香港Lingoe加工工程公司（Lingoe ProcessEngineering Limited） 以及浙江轻机实业有限公司（Zhejiang Qingji Ind. Co.）。</text:p>
      <text:p text:style-name="P4">
美国财政部称，这些中国公司向已受到制裁的伊朗政府机构和密切参与建造导弹的私营公司运送了用于生产核燃料的离心机、具有潜在军事用途的有色金属、电子器件和陀螺仪。华盛顿担心伊朗计划发展核武器，并将其装载到弹道导弹上，威胁以色列和其他国家。</text:p>
      <text:h text:style-name="P12" text:outline-level="3">
<text:span text:style-name="T4">
德黑兰将打造伊朗版“防火长城”？</text:span>
</text:h>
      <text:p text:style-name="P4">
美国财政部外国资产控制办公室还对伊朗驻北京的武官达乌德·达姆加尼(DavoudDamghani)进行制裁，称该武官协调了包括伊朗国防和武装部队后勤部的子公司在内的伊朗最终用户从中国进行的军事相关采购。</text:p>
      <text:p text:style-name="P4">
制裁措施禁止美国公司和个人以及在美国设有分支机构的跨国银行等企业与被列入黑名单的公司进行交易。</text:p>
      <text:h text:style-name="P12" text:outline-level="3">
<text:span text:style-name="T4">
制裁名单越来越长</text:span>
</text:h>
      <text:p text:style-name="P4">
美国财政部今年3月宣布将 <text:a xlink:type="simple" xlink:href="https://www.dw.com/zh/zh/美制裁五中企-指其助伊朗獲無人機零件/a-64940191" text:style-name="Internet_20_link" text:visited-style-name="Visited_20_Internet_20_Link">
 五家中国公司和一人列入制裁名单 </text:a>
，称其涉及向伊朗无人机制造商提供部件。五家中国公司分别为：杭州富阳Koto机械有限公司，及其在香港挂名的公司Raven国际贸易有限公司；桂林阿尔法橡塑科技有限公司；深圳卡斯波罗科技有限公司，S&amp;CTrade PTY Co., Ltd。</text:p>
      <text:p text:style-name="P4">
美国财政部表示，这些总部位在中国的公司“向伊朗航空制造工业公司（HESA）销售、运输数以千计的航空组件，包括可用于无人机的部件”，并称这些公司与俄罗斯对乌克兰的攻击、伊朗袭击海湾地区的油轮存在间接关系，因为在事件中，俄伊双方皆使用了由HESA所制造的Shahed-136型无人机，且该伊朗公司由伊朗国防部间接控制。</text:p>
      <text:p text:style-name="P4">
此外，《华尔街日报》今年2月曾报道，美国当局在考虑 <text:a xlink:type="simple" xlink:href="https://www.dw.com/zh/zh/美媒美国考虑制裁中国监控设备公司/a-64611654" text:style-name="Internet_20_link" text:visited-style-name="Visited_20_Internet_20_Link">
 对向伊朗安全部队出售产品的中国监控设备公司实施制裁</text:a>
。当时锁定的目标是总部位于天津市的电子设备制造商天地伟业技术有限公司（Tiandy Technologies）。报道称，天地伟业将产品出售给伊朗的伊斯兰革命卫队。</text:p>
      <text:p text:style-name="P4">
天地伟业于去年12月就已被美国商务部列入贸易黑名单，原因是这家公司利用脸部识别技术协助中国政府迫害新疆地区少数民族维吾尔人，并向伊朗的安全部门、警察和军队出售监控设备。</text:p>
      <text:p text:style-name="P4">
（路透社、法新社、美联社）</text:p>
      <text:p text:style-name="P4">
Source: <text:a xlink:type="simple" xlink:href="https://www.dw.com/zh/美国再制裁涉伊朗中企-北京批无理打压/a-65892336" text:style-name="Internet_20_link" text:visited-style-name="Visited_20_Internet_20_Link">
https://www.dw.com/zh/美国再制裁涉伊朗中企-北京批无理打压/a-65892336?maca=chi-rss-chi-all-1127-rdf</text:a>
</text:p>
      <!--NEWS-->
      <text:h text:style-name="P10" text:outline-level="1">
<text:span text:style-name="T4">
在英港人集会后疑被中国学生殴打　警方已介入调查</text:span>
</text:h>
      <text:p text:style-name="P4">
Author: None</text:p>
      <text:p text:style-name="P4">
Publisher: Radio Free Asia (Organization)</text:p>
      <text:p text:style-name="P4">
Published Time: 2023-06-12T15:33:00-04:00</text:p>
      <text:p text:style-name="P4">
Modified Time: 2023-06-12T19:09:22-04:00</text:p>
      <text:p text:style-name="P4">
Description: None</text:p>
      <text:p text:style-name="P4">
Videos: []</text:p>
      <text:p text:style-name="P4">
Audios: ["<text:a xlink:type="simple" xlink:href="https://www.rfa.org/mandarin/yataibaodao/gangtai/al2-06122023114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6-12T15-33-00-04-00/000000.png" xlink:type="simple" xlink:show="embed" xlink:actuate="onLoad" draw:mime-type="image/png"/>
</draw:frame>
 在英港人集会后被疑似中国学生殴打 <text:a xlink:type="simple" xlink:href="https://www.rfa.org/mandarin/yataibaodao/gangtai/al2-06122023114121.html/@@images/image" text:style-name="Internet_20_link" text:visited-style-name="Visited_20_Internet_20_Link">
</text:a>
推特截图/李老师不是你老师 @whyyoutouzhele  <text:a xlink:type="simple" xlink:href="https://www.rfa.org/mandarin/yataibaodao/gangtai/al2-06122023114121.html/@@stream" text:style-name="Internet_20_link" text:visited-style-name="Visited_20_Internet_20_Link">
Audio-1-Link：https://www.rfa.org/mandarin/yataibaodao/gangtai/al2-06122023114121.html/@@stream</text:a>
</text:p>
      <text:p text:style-name="P4">
在英国南安普敦市（Southampton），几名港人参与周日（11日）一场集会后被疑似中国留学生袭击。当地警方向本台确认，该事件涉"仇恨袭击"，并致二人轻伤，警方目前正在对袭击事件进行调查。然而有网上的消息说，涉嫌施暴者已启程返回中国。更有中国网民在微博上对施暴者的行为大加赞赏。</text:p>
      <ul>
        <li>
<text:span text:style-name="T4">
<text:a xlink:type="simple" xlink:href="https://www.rfa.org/mandarin/Xinwen/al2-06112023191031.html" text:style-name="Internet_20_link" text:visited-style-name="Visited_20_Internet_20_Link">
 在英港人集会后被疑似中国学生殴打 </text:a>
 </text:span>
  * <text:span text:style-name="T4">
<text:a xlink:type="simple" xlink:href="https://www.rfa.org/mandarin/yataibaodao/gangtai/al-05292023140315.html" text:style-name="Internet_20_link" text:visited-style-name="Visited_20_Internet_20_Link">
 英国教会取消港人活动场地 港人忧中共长臂管治入侵英国 </text:a>
 </text:span>
  * <text:span text:style-name="T4">
<text:a xlink:type="simple" xlink:href="https://www.rfa.org/mandarin/yataibaodao/gangtai/al1-06122023092700.html" text:style-name="Internet_20_link" text:visited-style-name="Visited_20_Internet_20_Link">
 “抵抗英国赤化” 反送中运动四周年 在英港人街头重聚 </text:a>
 </text:span>
  * <text:span text:style-name="T4">
<text:a xlink:type="simple" xlink:href="https://www.rfa.org/mandarin/yataibaodao/gangtai/al-06092023100550.html" text:style-name="Internet_20_link" text:visited-style-name="Visited_20_Internet_20_Link">
 反送中运动四周年: 海外港人街头抗争以外的深耕细作 </text:a>
 </text:span>
</li>
      </ul>
      <text:p text:style-name="P4">
“香港是中国的！”推特帐户“李老师不是你老师”发布的现场视频可见，至少三名男子围殴一名身穿黑衣的男子，对其拳打脚踢。一名女子试图阻止，却被推开。其中一名白衣施袭者一度挥舞中国国旗，以普通话高呼“香港是中国的！”</text:p>
      <text:p text:style-name="P4">
事原一批在英港人周日（11日）在英国南安普敦市（Southampton）举行集会，纪念反送中运动4周年。现场消息指出，一名操普通话的白衣中国男子到场叫嚣，并高唱中国国歌，被现场港人劝离。他之后警告会召集更多人到场，至集会结束前仍未见影踪。</text:p>
      <text:p text:style-name="P4">
港人组织“南安普敦香港人”（SouthamptonHongKongers）向本台提供的视频显示，一名白衣男子边近距离拍摄集会人士，边打电话用普通话说“快点！快点！”</text:p>
      <text:p text:style-name="P4">
<text:span text:style-name="T4">
当地警方称事涉“仇恨袭击”致二人轻伤</text:span>
</text:p>
      <text:p text:style-name="P4">
几名参与集会的港人之后到一家餐厅用膳，该餐厅距离集会现场约10分钟车程，却再遇上该名白衣男子及几名疑似中国学生。对方二话不说直接上前施袭，之后逃去无踪，遇袭港人其后网上报警。</text:p>
      <text:p text:style-name="P4">
汉普郡 （Hampshire）警方回覆本台查询，表示接到有关“仇恨袭击”（hate-relatedassault）的报案：“我们接获报案，指南安普敦地区发生一宗与仇恨相关的袭击。据报事发在6 月 11 日星期日下午 4 点 25分左右，一群人在南安普敦的伯吉斯路遭到袭击。”</text:p>
      <text:p text:style-name="P4">
警方表示，袭击共造成两人轻伤，正展开调查以确认情况，呼吁公众透过热线电话和官方网站提供案件线索。根据遇袭者向港人组织提供的相片，一名伤者手臂留有瘀伤，另一名伤者颈部留有抓痕。</text:p>
      <text:p text:style-name="P4">
(图左)有微信群组截图显示，有人把施袭片段放在群组内炫耀，声言是“暴打港独狗”。(图右)网上流传南开普敦的微信群组截图，有人上载港人集会照片，称“傻X港独在市中心聚会”。有人在微信群组回应“能不能凑点人，去把他们围起来唱国歌去”。（推特截图/李老师不是你老师@whyyoutouzhele）  <text:a xlink:type="simple" xlink:href="https://www.rfa.org/mandarin/yataibaodao/gangtai/al2-06122023114121.html/untitled-1.png" text:style-name="Internet_20_link" text:visited-style-name="Visited_20_Internet_20_Link">
 </text:a>
</text:p>
      <text:p text:style-name="P4">
<text:span text:style-name="T4">
曼城外交官后又一港人遇袭事件 议员关注促官员回应</text:span>
</text:p>
      <text:p text:style-name="P4">
“对华政策跨国议会联盟”（IPAC）执行董事裴伦德（Luke dePulford）书面回覆本台查询，指事件令人震惊：“这是中国极端民族主义者在国外撒野的最新例证，他们以为自己可以毫无后果地打人，就像他们那些在曼彻斯特领事馆，殴打港人Bob Chan 的同胞一样。”</text:p>
      <text:p text:style-name="P4">
流亡英国的前香港立法会议员罗冠聪，促请英国保安国务大臣图根达特（TomTugendhat）彻查事件：“中国民族主义者对香港人的恶意攻击，必须受到谴责和追究。在英国进行抗议活动理应是安全的，针对香港人的仇恨犯罪必须停止。”</text:p>
      <text:p text:style-name="P4">
一直关注香港议题的工党议员韦斯特（Catherine West）表示，袭击片段令人担忧，敦促图根达特作出回应。</text:p>
      <text:p text:style-name="P4">
<text:span text:style-name="T4">
施袭者或已回中国 目击者批警方迟缓</text:span>
</text:p>
      <text:p text:style-name="P4">
本台联络到遇袭者一位友人，他目击事件经过，混乱中曾被推撞，但未有受伤。他表示只期望警方尽快跟进案件，然而截至周一（12日）下午，当地警方仍未联络他们，而网上流传施袭者可能已离开英国，因此不愿再多谈。</text:p>
      <text:p text:style-name="P4">
推特帐号“大翻译运动” 指出 ，施袭的白衣男子是南安普敦大学中国留学生，名叫宫钲（GongZheng），该大学正位于事发地附近。另有网上消息指出，另一名施袭者名叫“康洋晨”，而他和宫钲的微信朋友圈帖文，都显示二人可能已经启程回中国。不过本台目前无法独立证实此消息。</text:p>
      <text:p text:style-name="P4">
有网上消息，指出另一名施袭者名叫“康洋晨”，而他和宫钲的微信朋友圈帖文，都显示二人可能已经启程回中国。(林生亮推特截图)  <text:a xlink:type="simple" xlink:href="https://www.rfa.org/mandarin/yataibaodao/gangtai/al2-06122023114121.html/screenshot-2023-06-12-153029.jpg" text:style-name="Internet_20_link" text:visited-style-name="Visited_20_Internet_20_Link">
</text:a>
</text:p>
      <text:p text:style-name="P4">
南安普敦大学发言人回覆本台查询，表示已就网上流传的视频展开调查，并以事件已移交警方为由，拒绝评论。不过发言人强调，大学谴责任何形式的暴力，且尊重每个人的言论自由。</text:p>
      <text:p text:style-name="P4">
<text:span text:style-name="T4">
疑似施袭者曾“小粉红出征” 中国网民喊“打得好”</text:span>
</text:p>
      <text:p text:style-name="P4">
施袭片段在微博上流传，中国网民纷纷喊“打得好”，留言称“爱国青年好样的”、“祖国人民是你的后盾”。</text:p>
      <text:p text:style-name="P4">
本台找到一个名为“宫钲啊宫钲”的微博帐号，用户自称为“国家一级排球运动员”。比对其微博相片和施袭的白衣男子，其外型和样貌都高度相似。由宫钲的微博可见，他“小粉红出征”早有前科，曾于去年10月在微博发帖，说自己阻挡日本人用投影展示青天白日满地红旗，反驳说“台湾是中国一部分”，并夸赞自己“做了一生都会自豪的事情”。</text:p>
      <text:p text:style-name="P4">
本台找到一个名为“宫钲啊宫钲”的微博帐号，用户自称为“国家一级排球运动员”。比对其微博相片和施袭的白衣男子，其外型和样貌都高度相似。  <text:a xlink:type="simple" xlink:href="https://www.rfa.org/mandarin/yataibaodao/gangtai/al2-06122023114121.html/a279b48fgy1hebxamnn9qj22c0340u0y.png" text:style-name="Internet_20_link" text:visited-style-name="Visited_20_Internet_20_Link">
</text:a>
</text:p>
      <text:p text:style-name="P4">
网上流传南开普敦的微信群组截图，有人上载港人集会照片，称“傻X港独在市中心聚会”。而这个微信用户的头像，和“宫钲啊宫钲”微博头像一样。有人在微信群组回应“能不能凑点人，去把他们围起来唱国歌去”，之后又有人把施袭片段放在微信群组炫耀，声言是“暴打港独狗”。</text:p>
      <text:p text:style-name="P4">
而被指参与施袭的康洋晨，曾在微信朋友圈贴出港人集会相片，并称“回国前最爽的一件事就是在街上爆杀港独”。</text:p>
      <text:p text:style-name="P4">
本台曾去信中国驻英大使馆寻求回应，至截稿前未获回覆。</text:p>
      <text:p text:style-name="P4">
记者：吕熙（伦敦） 责编：嘉远 网编：何足</text:p>
      <text:p text:style-name="P4">
Source: <text:a xlink:type="simple" xlink:href="https://www.rfa.org/mandarin/yataibaodao/gangtai/al2-06122023114121.html" text:style-name="Internet_20_link" text:visited-style-name="Visited_20_Internet_20_Link">
https://www.rfa.org/mandarin/yataibaodao/gangtai/al2-06122023114121.html</text:a>
</text:p>
      <!--NEWS-->
      <text:h text:style-name="P10" text:outline-level="1">
<text:span text:style-name="T4">
反送中四周年　加州港人唱响《愿荣光归香港》</text:span>
</text:h>
      <text:p text:style-name="P4">
Author: None</text:p>
      <text:p text:style-name="P4">
Publisher: Radio Free Asia (Organization)</text:p>
      <text:p text:style-name="P4">
Published Time: 2023-06-12T16:02:00-04:00</text:p>
      <text:p text:style-name="P4">
Modified Time: 2023-06-13T15:25:02-04:00</text:p>
      <text:p text:style-name="P4">
Description: None</text:p>
      <text:p text:style-name="P4">
Videos: []</text:p>
      <text:p text:style-name="P4">
Audios: ["<text:a xlink:type="simple" xlink:href="https://www.rfa.org/mandarin/yataibaodao/shehui/sc-0612202313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5.1927in" draw:z-index="0">
<draw:image xlink:href="../Images/rfamandarin/2023-06-12T16-02-00-04-00/000000.png" xlink:type="simple" xlink:show="embed" xlink:actuate="onLoad" draw:mime-type="image/png"/>
</draw:frame>
北加州的在美港人6月10日上午在旧金山市区旁的金银岛展开了一场歌唱《愿荣光归香港》的活动。 <text:a xlink:type="simple" xlink:href="https://www.rfa.org/mandarin/yataibaodao/shehui/sc-06122023133845.html/@@images/image" text:style-name="Internet_20_link" text:visited-style-name="Visited_20_Internet_20_Link">
</text:a>
（美国香港人会馆提供）  <text:a xlink:type="simple" xlink:href="https://www.rfa.org/mandarin/yataibaodao/shehui/sc-06122023133845.html/@@stream" text:style-name="Internet_20_link" text:visited-style-name="Visited_20_Internet_20_Link">
Audio-1-Link：https://www.rfa.org/mandarin/yataibaodao/shehui/sc-06122023133845.html/@@stream</text:a>
</text:p>
      <text:p text:style-name="P4">
香港当局已向法院申请了对反送中标志性歌曲《愿荣光归香港》禁制令。而在美国加州湾区，一批港人则唱响了这首歌曲，一场全球歌唱《愿荣光归香港》的活动也正在多地展开。</text:p>
      <ul>
        <li>
<text:span text:style-name="T4">
<text:a xlink:type="simple" xlink:href="https://www.rfa.org/mandarin/yataibaodao/gangtai/sc-09012022143242.html" text:style-name="Internet_20_link" text:visited-style-name="Visited_20_Internet_20_Link">
 香港831事件三周年 南北加州皆现纪念活动 </text:a>
 </text:span>
  * <text:span text:style-name="T4">
<text:a xlink:type="simple" xlink:href="https://www.rfa.org/mandarin/yataibaodao/gangtai/sc-06042022161422.html" text:style-name="Internet_20_link" text:visited-style-name="Visited_20_Internet_20_Link">
 花园角的烛光：旧金山各界人士举行六四33周年纪念集会 </text:a>
 </text:span>
  * <text:span text:style-name="T4">
<text:a xlink:type="simple" xlink:href="https://www.rfa.org/mandarin/yataibaodao/gangtai/sc-06132021174917.html" text:style-name="Internet_20_link" text:visited-style-name="Visited_20_Internet_20_Link">
 旧金山数百人“如水再聚” 纪念香港612事件两周年 </text:a>
 </text:span>
  * <text:span text:style-name="T4">
<text:a xlink:type="simple" xlink:href="https://www.rfa.org/mandarin/yataibaodao/gangtai/sc-01182021082228.html" text:style-name="Internet_20_link" text:visited-style-name="Visited_20_Internet_20_Link">
 加州多团体举行活动 悼念香港“反送中”运动首位逝者 </text:a>
 </text:span>
</li>
      </ul>
      <text:p text:style-name="P4">
<text:span text:style-name="T4">
金银岛上响起《愿荣光归香港》 全球歌唱活动已经发起</text:span>
</text:p>
      <text:p text:style-name="P4">
在反送中运动四周年之际，北加州的在美港人展开了一场歌唱《愿荣光归香港》的活动。在6月10日上午，他们来到旧金山市区旁的金银岛（TreasureIsland），举起香港光时旗、龙狮香港旗和写有英文“自由香港”（Free Hong Kong）字样的标语牌，举行了歌唱集会。</text:p>
      <text:p text:style-name="P4">
 本次活动的现场情形。（美国香港人会馆提供）  <text:a xlink:type="simple" xlink:href="https://www.rfa.org/mandarin/yataibaodao/shehui/sc-06122023133845.html/m0612-sc3.jpeg" text:style-name="Internet_20_link" text:visited-style-name="Visited_20_Internet_20_Link">
</text:a>
</text:p>
      <text:p text:style-name="P4">
举办本次活动的在美港人团体美国香港人会馆（US HongkongersClub）负责人布鲁斯（Bruce）表示，最近《愿荣光归香港》正在香港变成禁歌，而这是非常不合理的，所以他所在的团体就发起了一场范围涵盖全球歌唱活动，征集人们在世界各地唱这首歌的视频，并会把这些视频剪辑在一起。他说道：“我们自己6月10日在旧金山金银岛唱，然后会剪辑出一部分来。”</text:p>
      <text:p text:style-name="P4">
他也表示，在7月1日当天，由世界各地的人们唱《愿荣光归香港》的许多视频剪辑而成的一条视频将会公布。此前的多年里，香港每年的7月1日都会发生民众表达民主诉求、政治理念的“七一游行”。随着香港“国安法”的出现，这一活动已从2021年开始不再举办。</text:p>
      <text:p text:style-name="P4">
在活动中，聚集在金银岛上的港人也呼喊了“光复香港，时代革命”的口号，使用一艘插上了香港光时旗的快艇在附近海面上巡游，并用无人机拍下了活动画面。布鲁斯说：“我们这次是‘海陆空’了，是吧？”</text:p>
      <text:p text:style-name="P4">
 本次活动的现场情形。（美国香港人会馆提供）  <text:a xlink:type="simple" xlink:href="https://www.rfa.org/mandarin/yataibaodao/shehui/sc-06122023133845.html/m0612-sc2.jpeg" text:style-name="Internet_20_link" text:visited-style-name="Visited_20_Internet_20_Link">
</text:a>
</text:p>
      <text:p text:style-name="P4">
<text:span text:style-name="T4">
歌唱活动参加者：</text:span>
 <text:span text:style-name="T4">
“我们不会忘记”</text:span>
</text:p>
      <text:p text:style-name="P4">
目前，香港当局已向法院申请了对《愿荣光归香港》的禁制令，这首歌也可能会成为香港自1841年开埠以来的第一首禁歌。参加本次金银岛歌唱活动的在美港人斯坦利（Stanley）就此表示：“现在香港这样的环境，连唱一首歌都会有问题，因为这首歌是代表香港人争取自由的。我们在海外不出一句声的话，香港人就根本没机会再说话了。我们在海外，就希望给香港人一些精神力量，让香港的人看到。”</text:p>
      <text:p text:style-name="P4">
在金银岛上的歌唱活动中，人们也展示了许多香港政治犯的照片。另一位参加本次活动的在美港人伍小姐告诉记者，在反送中四周年之际举行唱《愿荣光归香港》的活动，目的是想表达不原谅香港当局镇压民众行为的态度，并说道：“我们想唱歌给狱中的人听、给已经离开香港或者在香港的人听，还有纪念已经不在世上的人。我们想借这个机会告诉他们，我们不会忘记。”</text:p>
      <text:p text:style-name="P4">
<text:span text:style-name="T4">
612四周年 南加州港人举行对话活动</text:span>
</text:p>
      <text:p text:style-name="P4">
在南加州洛杉矶的巴恩斯公园（Barnes Park），一场由当地港人团体洛杉矶香港论坛（Hong Kong Forum, LosAngeles）主办的对话活动在6月12日当晚举行。约有50人参加了本次活动，其中大部分都是在美港人，也有多位支持反送中抗争的大陆人。</text:p>
      <text:p text:style-name="P4">
 巴恩斯公园内对话活动的情形。（查尔斯·林提供）  <text:a xlink:type="simple" xlink:href="https://www.rfa.org/mandarin/yataibaodao/shehui/sc-06122023133845.html/m0612-sc886551451.jpg" text:style-name="Internet_20_link" text:visited-style-name="Visited_20_Internet_20_Link">
</text:a>
</text:p>
      <text:p text:style-name="P4">
当地在美港人团体洛杉矶香港论坛负责人查尔斯·林（CharlesLam）表示，人们展开本次活动的目的是：“大家都是想出来聚一聚，回忆612的时候发生了什么事，我们在哪里。由于这件事慢慢淡化，我们希望凝聚香港人，让人们能聊一聊，分享一下他们的经历、心情，希望可以有一个让大家继续支持香港的机会。”</text:p>
      <text:p text:style-name="P4">
在2019年6月12日，大批香港民众包围立法会，反对《逃犯条例》修订案的二读，并遭到警方的大规模暴力镇压。这一事件被称为“612”，也与同年6月9日的香港民众大游行一同被视为反送中运动正式开始的标志性事件。</text:p>
      <text:p text:style-name="P4">
 巴恩斯公园内对话活动的情形。（查尔斯·林提供）  <text:a xlink:type="simple" xlink:href="https://www.rfa.org/mandarin/yataibaodao/shehui/sc-06122023133845.html/m0612-sc886551452.jpg" text:style-name="Internet_20_link" text:visited-style-name="Visited_20_Internet_20_Link">
</text:a>
</text:p>
      <text:p text:style-name="P4">
在本次对话活动中，活动参加者们在一面长幅白布上写下了自己想说的话，并齐唱了《愿荣光归香港》，响应北加州港人发起的全球歌唱这首歌的活动。人们还在夜幕之下点起纪念的烛光，并将许多蜡烛放在一面光时旗周围，摆成了香港的重要自然地标狮子山的形状。</text:p>
      <text:p text:style-name="P4">
记者：孙诚 责编：嘉远 网编：何足</text:p>
      <text:p text:style-name="P4">
Source: <text:a xlink:type="simple" xlink:href="https://www.rfa.org/mandarin/yataibaodao/shehui/sc-06122023133845.html" text:style-name="Internet_20_link" text:visited-style-name="Visited_20_Internet_20_Link">
https://www.rfa.org/mandarin/yataibaodao/shehui/sc-06122023133845.html</text:a>
</text:p>
      <!--NEWS-->
      <text:h text:style-name="P10" text:outline-level="1">
<text:span text:style-name="T4">
王全璋夫妇发推　揭昌平警方到其合法租赁房屋骚扰</text:span>
</text:h>
      <text:p text:style-name="P4">
Author: None</text:p>
      <text:p text:style-name="P4">
Publisher: Radio Free Asia (Organization)</text:p>
      <text:p text:style-name="P4">
Published Time: 2023-06-12T16:27:00-04:00</text:p>
      <text:p text:style-name="P4">
Modified Time: 2023-06-13T09:25: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6.409914in" draw:z-index="0">
<draw:image xlink:href="../Images/rfamandarin/2023-06-12T16-27-00-04-00/000000.png" xlink:type="simple" xlink:show="embed" xlink:actuate="onLoad" draw:mime-type="image/png"/>
</draw:frame>
中国维权律师王全璋的妻子李文足12日发出推文和视频，指称松园派出所有位自称刘姓的警察上门。 <text:a xlink:type="simple" xlink:href="https://www.rfa.org/mandarin/Xinwen/11-06122023162151.html/@@images/image" text:style-name="Internet_20_link" text:visited-style-name="Visited_20_Internet_20_Link">
</text:a>
李文足推特截图</text:p>
      <text:p text:style-name="P4">
中国维权律师王全璋的妻子李文足12日发出推文和视频，其中说：“我们昨天晚上住到位于昌平合法租赁的房屋。现在松园派出所自称刘姓的警察上门，说接到举报，我们‘非法侵入他人住所’。”</text:p>
      <text:p text:style-name="P4">
随附视频中，王全璋透过门上摄像头与门外警察对话。警察要求核实其合法身份，租赁信息，以及实体人与合法身份及租赁信息三者一致。王全璋向其保证都是合法的，并要求警方拿出怀疑证据，否则就是“有罪推定”。</text:p>
      <text:p text:style-name="Quotations">

<text:p text:style-name="P4">
【律师王全璋夫妻住处再遭骚扰】  &gt;
  【警方又以举报为由半夜上门调查】  &gt;
&gt;
 “709大抓捕"受害律师王全璋和妻子李文足12日陆续发出推文和视频，表示刚搬到位于昌平合法租赁的房屋，半夜又遭到松园派出所的警察上门，说接到举报，‘非法侵入他人住所’。…&gt;
 <text:a xlink:type="simple" xlink:href="https://t.co/36MLoGUlLr" text:style-name="Internet_20_link" text:visited-style-name="Visited_20_Internet_20_Link">
 pic.twitter.com/36MLoGUlLr </text:a>
&gt;
&gt;
 — 自由亚洲电台 (@RFA_Chinese) <text:a xlink:type="simple" xlink:href="https://twitter.com/RFA_Chinese/status/1668490072700915712" text:style-name="Internet_20_link" text:visited-style-name="Visited_20_Internet_20_Link">
 June 13, 2023&gt;
 </text:a>
</text:p>

</text:p>
      <text:p text:style-name="P4">
王全璋的另一个推特帐号“全章律师的理想国”发出的推文，随附了与房东的租赁合同，以及房东6月11日录制的视频说明。合同显示，房东名叫“江祥君”。他在视频中说，其房屋为其本人单独所有，与王全璋签订了为期5年的租房合同，让其一家居住。他还说：“合同内容真实、合法、有效，应得到法律的保护。本人在有效期内不会单方面主动解除该合同。特此视频为证。”</text:p>
      <text:p text:style-name="P4">
有海外人士推文说，上门骚扰的是北京市昌平区公安分局松园派出所刘姓所长。本台尚无法独立核实该信息。</text:p>
      <text:p text:style-name="P4">
本台此前曾报道，王全璋夫妇和未成年的儿子王广微自4月底以来，一直面对北京当局的逼迁压力，居无定所，已换了多个住处，但警方依然以各种理由上门骚扰逼迁。</text:p>
      <text:p text:style-name="P4">
责编：凯迪</text:p>
      <text:p text:style-name="P4">
Source: <text:a xlink:type="simple" xlink:href="https://www.rfa.org/mandarin/Xinwen/11-06122023162151.html" text:style-name="Internet_20_link" text:visited-style-name="Visited_20_Internet_20_Link">
https://www.rfa.org/mandarin/Xinwen/11-06122023162151.html</text:a>
</text:p>
      <!--NEWS-->
      <text:h text:style-name="P10" text:outline-level="1">
<text:span text:style-name="T4">
这些D开头的单词，带你看懂中国经济的困境与出路 (Free Version)</text:span>
</text:h>
      <text:p text:style-name="P4">
Authors: ['夏春']</text:p>
      <text:p text:style-name="P4">
Publisher: 英国《金融时报》</text:p>
      <text:p text:style-name="P4">
Time: 2023-06-12T22:35:31+00:00</text:p>
      <text:p text:style-name="P4">
Published Time: 2023-06-12T12:00:99+08:00</text:p>
      <text:p text:style-name="P4">
Modified Time: 2023-06-12T18:00:99+08:00</text:p>
      <text:p text:style-name="P4">
Description: 夏春：只要能够清楚看到困难所在，也就能找到出路，让中国经济恢复增长的势头。需要做出的改变，同样可以用D开头的单词来概括。</text:p>
      <text:p text:style-name="P4">
Images: ["<text:a xlink:type="simple" xlink:href="https://thumbor.ftacademy.cn/unsafe/picture/7/000180977_piclink.jpg" text:style-name="Internet_20_link" text:visited-style-name="Visited_20_Internet_20_Link">
000180977_pic...</text:a>
"]</text:p>
      <text:p text:style-name="P4">
Themes: ['中国经济', '关注']</text:p>
      <text:p text:style-name="P4">
Keywords: ['中国经济', '全球化', '资源错配']</text:p>
      <text:p text:style-name="P4">
Type: Article</text:p>
      <!--METADATA-->
      <text:p text:style-name="P4">
<draw:frame draw:style-name="fr1" draw:name="Image53" text:anchor-type="as-char" svg:width="6.9236in" svg:height="3.894525in" draw:z-index="0">
<draw:image xlink:href="../Images/FT Chinese Free Version/2023-06-12T22-35-31-00-00/000180977_piclink.jpg" xlink:type="simple" xlink:show="embed" xlink:actuate="onLoad" draw:mime-type="image/jpeg"/>
</draw:frame>
</text:p>
      <text:p text:style-name="P4">
我们经常看到中国经济需要六“稳”六“保”，将迎来V型，U型，L型，K型发展之类的说法，目的是方便记忆和形象概括。</text:p>
      <text:p text:style-name="P4">
2020年初，我把中国和全球经济面临的各种问题总结成“D字挑战”，就是都用英文字母D开头的单词来概括，之后又做了扩充，把解决问题的方法也都用D开头的字母来描述，比现在很多长篇大论的文章都更加简洁明了，通俗易懂。</text:p>
      <text:p text:style-name="P4">
Source: <text:a xlink:type="simple" xlink:href="http://www.ftchinese.com/story/001099936" text:style-name="Internet_20_link" text:visited-style-name="Visited_20_Internet_20_Link">
http://www.ftchinese.com/story/001099936</text:a>
</text:p>
      <!--NEWS-->
      <text:h text:style-name="P10" text:outline-level="1">
<text:span text:style-name="T4">
拒绝圣日耳曼延长合约 姆巴佩今夏恐走人</text:span>
</text:h>
      <text:p text:style-name="P4">
Publisher: 法新社</text:p>
      <text:p text:style-name="P4">
Published Time: 2023-06-13T-10:32:08+00:00</text:p>
      <text:p text:style-name="P4">
Modified Time: 2023-06-13T09:05:04+00:00</text:p>
      <text:p text:style-name="P4">
Description: （法新社巴黎12日电） 法国当红足球明星姆巴佩（Kylian Mbappe）今天告诉东家巴黎圣日耳曼，他不会选择将目前的合约再延长一年至2025年，这让他今夏步上梅西（Lion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13T-10-32-08-00-00/000000.png" xlink:type="simple" xlink:show="embed" xlink:actuate="onLoad" draw:mime-type="image/png"/>
</draw:frame>
</text:p>
      <text:p text:style-name="P4">
24岁的姆巴佩是法国看板前锋，他与球队目前的合约将于明年赛季结束后到期，但合约有可选择加签一年的条款。</text:p>
      <text:p text:style-name="P4">
如果姆巴佩选择不签，巴黎圣日耳曼会有一年后平白失去他的风险，因此球队现可选择今夏将他出售，以免到时凭空失去一名世界顶级前锋。</text:p>
      <text:p text:style-name="P4">
姆巴佩是在一封给球团的信里告知不续约决定，相关消息是由法国体育报纸「团队报」（L'Equipe）披露。继梅西决定转战美国职足大联盟迈阿密国际队后，圣日耳曼季又一重大战力折损。</text:p>
      <text:p text:style-name="P4">
到7月31日的截止期限前，姆巴佩都还能回心转意。</text:p>
      <text:p text:style-name="P4">
正好一年多前姆巴佩才回绝皇家马德里，出乎外界意料续约留在圣日耳曼，如今皇马将再次成为他转队的首选。</text:p>
      <text:p text:style-name="P4">
Source: <text:a xlink:type="simple" xlink:href="https://www.rfi.fr/cn/%E8%BF%90%E5%8A%A8%E5%A4%A9%E5%9C%B0/20230613-%E6%8B%92%E7%BB%9D%E5%9C%A3%E6%97%A5%E8%80%B3%E6%9B%BC%E5%BB%B6%E9%95%BF%E5%90%88%E7%BA%A6-%E5%A7%86%E5%B7%B4%E4%BD%A9%E4%BB%8A%E5%A4%8F%E6%81%90%E8%B5%B0%E4%BA%BA" text:style-name="Internet_20_link" text:visited-style-name="Visited_20_Internet_20_Link">
https://www.rfi.fr/cn/%E8%BF%90%E5%8A%A8%E5%A4%A9%E5%9C%B0/20230613-%E6%8B%92%E7%BB%9D%E5%9C%A3%E6%97%A5%E8%80%B3%E6%9B%BC%E5%BB%B6%E9%95%BF%E5%90%88%E7%BA%A6-%E5%A7%86%E5%B7%B4%E4%BD%A9%E4%BB%8A%E5%A4%8F%E6%81%90%E8%B5%B0%E4%BA%BA</text:a>
</text:p>
      <!--NEWS-->
      <text:h text:style-name="P10" text:outline-level="1">
<text:span text:style-name="T4">
港股收红</text:span>
</text:h>
      <text:p text:style-name="P4">
Publisher: 法新社</text:p>
      <text:p text:style-name="P4">
Published Time: 2023-06-13T-13:32:07+00:00</text:p>
      <text:p text:style-name="P4">
Modified Time: 2023-06-13T09:20:03+00:00</text:p>
      <text:p text:style-name="P4">
Description: （法新社香港13日电） 香港股市今天收红，主因市场日益乐观预期美国联邦准备理事会本周的会议不会再升息。联准会先前已在连续10次会议决议升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3T-13-32-07-00-00/000000.png" xlink:type="simple" xlink:show="embed" xlink:actuate="onLoad" draw:mime-type="image/png"/>
</draw:frame>
</text:p>
      <text:p text:style-name="P4">
港股恒生指数终场上涨117.11点，或0.60%，收在19521.42点。</text:p>
      <text:p text:style-name="P4">
上海证券交易所综合指数上涨4.84点，或0.15%，收在3233.67点；深圳证交所综合指数上涨12.62点，或0.62%，收在2033.79点。</text:p>
      <text:p text:style-name="P4">
Source: <text:a xlink:type="simple" xlink:href="https://www.rfi.fr/cn/%E8%B4%A2%E7%BB%8F%E5%BF%AB%E8%AE%AF/20230613-%E6%B8%AF%E8%82%A1%E6%94%B6%E7%BA%A2" text:style-name="Internet_20_link" text:visited-style-name="Visited_20_Internet_20_Link">
https://www.rfi.fr/cn/%E8%B4%A2%E7%BB%8F%E5%BF%AB%E8%AE%AF/20230613-%E6%B8%AF%E8%82%A1%E6%94%B6%E7%BA%A2</text:a>
</text:p>
      <!--NEWS-->
      <text:h text:style-name="P10" text:outline-level="1">
<text:span text:style-name="T4">
涉收受中资以复刻半导体厂 三星高层遭起诉</text:span>
</text:h>
      <text:p text:style-name="P4">
Publisher: 法新社</text:p>
      <text:p text:style-name="P4">
Published Time: 2023-06-13T-18:32:08+00:00</text:p>
      <text:p text:style-name="P4">
Modified Time: 2023-06-13T08:05:02+00:00</text:p>
      <text:p text:style-name="P4">
Description: （法新社首尔13日电） 韩国半导体大厂三星电子一名常务涉嫌收受中资，意图在中国境内建设「复刻版」三星电子半导体厂，遭韩国检方拘留起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3T-18-32-08-00-00/000000.png" xlink:type="simple" xlink:show="embed" xlink:actuate="onLoad" draw:mime-type="image/png"/>
</draw:frame>
</text:p>
      <text:p text:style-name="P4">
韩国水原地检署今天表示，已经以违反产业技术保护法、防治不当竞争法等罪嫌，对这名65岁常务A某提出拘留起诉。</text:p>
      <text:p text:style-name="P4">
A某除在三星电子担任常务，也曾任SK海力士副社长，在半导体制造商算是极具影响力的人物，调查显示，他曾指示员工骗取三星电子核心技术。</text:p>
      <text:p text:style-name="P4">
据调查，A某涉嫌在2018年8月至2019年间不当取得、使用三星电子半导体厂的设计基本资料（BED）与工厂配置图、设计图等商业机密，设计30奈米以下等级、DRAM与NAND快闪记忆体等被韩国政府定为国家核心技术的制造技术。</text:p>
      <text:p text:style-name="P4">
A某规划建设的工厂甚至距离三星电子西安厂仅1.5公里远，但建厂计画受原订来自台湾企业的资金未到位影响未能实现。</text:p>
      <text:p text:style-name="P4">
据报导，A某在2015年与鸿海集团旗下富士康签约，在新加坡设立公司后挖角200多名三星电子员工。2019年10月为在西安建厂，于中国北京设立公司，期间收受来自成都市的4600亿韩元（约新台币107亿元）资金，利用窃取的三星电子技术生产最新产品，但因建厂计画失败而未能量产。</text:p>
      <text:p text:style-name="P4">
检方指出，这次案件并非单纯泄漏半导体相关技术，而是试图在中国完全复制韩国企业的半导体工厂，在国际半导体产业竞争激烈状况下，是危及韩国半导体根干的重大犯罪行为。</text:p>
      <text:p text:style-name="P4">
A某在中国设立公司所属5名员工及一名三星电子合作厂商员工也以违反防治不当竞争法罪嫌遭不拘留起诉。</text:p>
      <text:p text:style-name="P4">
Source: <text:a xlink:type="simple" xlink:href="https://www.rfi.fr/cn/%E5%9B%BD%E9%99%85%E6%8A%A5%E9%81%93/20230613-%E6%B6%89%E6%94%B6%E5%8F%97%E4%B8%AD%E8%B5%84%E4%BB%A5%E5%A4%8D%E5%88%BB%E5%8D%8A%E5%AF%BC%E4%BD%93%E5%8E%82-%E4%B8%89%E6%98%9F%E9%AB%98%E5%B1%82%E9%81%AD%E8%B5%B7%E8%AF%89" text:style-name="Internet_20_link" text:visited-style-name="Visited_20_Internet_20_Link">
https://www.rfi.fr/cn/%E5%9B%BD%E9%99%85%E6%8A%A5%E9%81%93/20230613-%E6%B6%89%E6%94%B6%E5%8F%97%E4%B8%AD%E8%B5%84%E4%BB%A5%E5%A4%8D%E5%88%BB%E5%8D%8A%E5%AF%BC%E4%BD%93%E5%8E%82-%E4%B8%89%E6%98%9F%E9%AB%98%E5%B1%82%E9%81%AD%E8%B5%B7%E8%AF%89</text:a>
</text:p>
      <!--NEWS-->
      <text:h text:style-name="P10" text:outline-level="1">
<text:span text:style-name="T4">
欧盟加密货币监管法规底定 美国有待急起直追</text:span>
</text:h>
      <text:p text:style-name="P4">
Publisher: 法新社</text:p>
      <text:p text:style-name="P4">
Published Time: 2023-06-13T-2:32:08+00:00</text:p>
      <text:p text:style-name="P4">
Modified Time: 2023-06-13T11:05:02+00:00</text:p>
      <text:p text:style-name="P4">
Description: （法新社瑞士朱格13日电） 加密货币长期以来一直抵制监管，但自由的日子可能不多了，因为欧盟最近领先美国通过有关加密货币资产的全面规定，美国则还在争论加密货币行业应该由哪个机关监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3T-2-32-08-00-00/000000.png" xlink:type="simple" xlink:show="embed" xlink:actuate="onLoad" draw:mime-type="image/png"/>
</draw:frame>
</text:p>
      <text:p text:style-name="P4">
欧洲议会4月在大多数欧洲议员支持下通过「加密资产��场」（Markets in CryptoAssets，MiCA）法规，并于5月获得欧盟执委会（European Commission）的最终批准。</text:p>
      <text:p text:style-name="P4">
作为加密货币行业的第一个全面监管法规，「加密资产��场」用来减少包括洗钱在内的非法行为，并保护投资者和消费者。</text:p>
      <text:p text:style-name="P4">
瑞士的加密货币产业与区块链中心「加密谷」（Crypto Valley）副总裁贝里（Jerome Bailly）说：「加密资产��场带来了清晰的认识。」</text:p>
      <text:p text:style-name="P4">
他在一场支持新创公司的活动告诉法新社：「我们不再是西部荒野的时代，这个行业里每个人都想要的是游戏规则。」</text:p>
      <text:p text:style-name="P4">
贝里说，虽然最初每个人都对「加密资产��场」抱有敌意，但「最后它已成为欧洲的卖点」，因为它为公司确立明确架构，可以相应地组织他们的业务运作。</text:p>
      <text:p text:style-name="P4">
他相信一个「欧洲集团」将会出现，英国和瑞士将跟进欧盟，建立一个监管区。</text:p>
      <text:p text:style-name="P4">
贝里警告，但另一方面，「来自美国的讯号显然是负面的」。</text:p>
      <text:p text:style-name="P4">
美国加密货币公司因签名银行（Signature Bank）、银门银行（Silvergate Bank）和矽谷银行（Silicon ValleyBank）相继倒闭而被削弱，这些银行是为大型科技行业和新创企业融资的关键机构。</text:p>
      <text:p text:style-name="P4">
另外，自从加密货币交易平台FTX和Genesis倒闭后，美国当局开始整顿该行业，控告世界最大加密货币交易平台币安（Binance）及其对手Coinbase违反证券法。</text:p>
      <text:p text:style-name="P4">
贝里说，美国监管的不确定性对公司来说是一项难处。美国正激烈争论加密货币是否应该被视为金融资产，从而由美国证券管理委员会（SEC）监管；或者应该被视为商品，而由美国商品期货交易委员会（CFTC）监督。</text:p>
      <text:p text:style-name="P4">
驻列支敦斯登（Liechtenstein）的律师奈格利（ThomasNaegeli）说，「我们看到，很多公司正逃离美国，前往欧洲」，愈来愈多欧洲公司会离开美国，直到确定由谁负责监管这个行业。「如果没有正确答案，他们会担心某天被监管机构告上法院。」（译者：林沂锋/核稿：戴雅真）</text:p>
      <text:p text:style-name="P4">
Source: <text:a xlink:type="simple" xlink:href="https://www.rfi.fr/cn/%E8%B4%A2%E7%BB%8F%E5%BF%AB%E8%AE%AF/20230613-%E6%AC%A7%E7%9B%9F%E5%8A%A0%E5%AF%86%E8%B4%A7%E5%B8%81%E7%9B%91%E7%AE%A1%E6%B3%95%E8%A7%84%E5%BA%95%E5%AE%9A-%E7%BE%8E%E5%9B%BD%E6%9C%89%E5%BE%85%E6%80%A5%E8%B5%B7%E7%9B%B4%E8%BF%BD-1" text:style-name="Internet_20_link" text:visited-style-name="Visited_20_Internet_20_Link">
https://www.rfi.fr/cn/%E8%B4%A2%E7%BB%8F%E5%BF%AB%E8%AE%AF/20230613-%E6%AC%A7%E7%9B%9F%E5%8A%A0%E5%AF%86%E8%B4%A7%E5%B8%81%E7%9B%91%E7%AE%A1%E6%B3%95%E8%A7%84%E5%BA%95%E5%AE%9A-%E7%BE%8E%E5%9B%BD%E6%9C%89%E5%BE%85%E6%80%A5%E8%B5%B7%E7%9B%B4%E8%BF%BD-1</text:a>
</text:p>
      <!--NEWS-->
      <text:h text:style-name="P10" text:outline-level="1">
<text:span text:style-name="T4">
美奥运金牌田径女将骤逝 验尸报告显示怀孕8月分娩时丧命</text:span>
</text:h>
      <text:p text:style-name="P4">
Publisher: 法新社</text:p>
      <text:p text:style-name="P4">
Published Time: 2023-06-13T-21:02:08+00:00</text:p>
      <text:p text:style-name="P4">
Modified Time: 2023-06-13T07:50:03+00:00</text:p>
      <text:p text:style-name="P4">
Description: （法新社洛杉矶12日电） 曾于2016年里约奥运摘金的32岁美国田径女将鲍维（Tori Bowie）惊传上月在佛罗里达州家中逝世。多家美国媒体今天报导，验尸报告显示，鲍维死于分娩引起的并发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3T-21-02-08-00-00/000000.png" xlink:type="simple" xlink:show="embed" xlink:actuate="onLoad" draw:mime-type="image/png"/>
</draw:frame>
</text:p>
      <text:p text:style-name="P4">
鲍维的亲友担心她的安危，上月请求执法人员登门探访，发现她陈尸于佛州橘郡（Orange County）自宅。</text:p>
      <text:p text:style-name="P4">
「今日美国报」（USA Today）报导，橘郡法医办公室发现，鲍维死亡时怀有8个月身孕，且正在分娩。</text:p>
      <text:p text:style-name="P4">
报导提到，检查人员认为，鲍维当时可能出现呼吸窘迫或子癫症等并发症，子癫症与可能导致癫痫发作的高血压有关。</text:p>
      <text:p text:style-name="P4">
鲍维逝世消息传出后，世界田径界纷纷哀悼。</text:p>
      <text:p text:style-name="P4">
鲍维曾于2016年里约奥运率领美国队在田径女子400公尺接力赛中摘下金牌，她个人也在里约奥运抱回田径女子100公尺银牌和200公尺铜牌。</text:p>
      <text:p text:style-name="P4">
隔年，鲍维在伦敦的世界田径锦标赛拿下女子100公尺冠军，是继吉特（CarmelitaJeter）之后，2011年以来唯一在奥运或世锦赛100公尺摘金的美国女性。</text:p>
      <text:p text:style-name="P4">
美国田径协会（USATF）执行长席格尔（Max Siegel）透过声明表示：「（鲍维）是天赋异禀的运动员，她对体坛的影响无远弗届，世人将深深缅怀她。」</text:p>
      <text:p text:style-name="P4">
美国男子短跑名将盖特林（Justin Gatlin）也向鲍维致意，说她是「充满斗志的竞争者，也是绝佳队友」。</text:p>
      <text:p text:style-name="P4">
盖特林说：「托丽（鲍维）是一个美丽的人，她的笑容很有感染力。一个真正的传奇，在体坛和我们心中留下她的印记。」</text:p>
      <text:p text:style-name="P4">
Source: <text:a xlink:type="simple" xlink:href="https://www.rfi.fr/cn/%E8%BF%90%E5%8A%A8%E5%A4%A9%E5%9C%B0/20230613-%E7%BE%8E%E5%A5%A5%E8%BF%90%E9%87%91%E7%89%8C%E7%94%B0%E5%BE%84%E5%A5%B3%E5%B0%86%E9%AA%A4%E9%80%9D-%E9%AA%8C%E5%B0%B8%E6%8A%A5%E5%91%8A%E6%98%BE%E7%A4%BA%E6%80%80%E5%AD%958%E6%9C%88%E5%88%86%E5%A8%A9%E6%97%B6%E4%B8%A7%E5%91%BD" text:style-name="Internet_20_link" text:visited-style-name="Visited_20_Internet_20_Link">
https://www.rfi.fr/cn/%E8%BF%90%E5%8A%A8%E5%A4%A9%E5%9C%B0/20230613-%E7%BE%8E%E5%A5%A5%E8%BF%90%E9%87%91%E7%89%8C%E7%94%B0%E5%BE%84%E5%A5%B3%E5%B0%86%E9%AA%A4%E9%80%9D-%E9%AA%8C%E5%B0%B8%E6%8A%A5%E5%91%8A%E6%98%BE%E7%A4%BA%E6%80%80%E5%AD%958%E6%9C%88%E5%88%86%E5%A8%A9%E6%97%B6%E4%B8%A7%E5%91%BD</text:a>
</text:p>
      <!--NEWS-->
      <text:h text:style-name="P10" text:outline-level="1">
<text:span text:style-name="T4">
全力备战总统大选 墨西哥外长与首都市长双请辞</text:span>
</text:h>
      <text:p text:style-name="P4">
Publisher: 法新社</text:p>
      <text:p text:style-name="P4">
Published Time: 2023-06-13T-23:02:08+00:00</text:p>
      <text:p text:style-name="P4">
Modified Time: 2023-06-13T07:35:02+00:00</text:p>
      <text:p text:style-name="P4">
Description: （法新社墨西哥市12日电） 墨西哥外交部长厄伯拉特和首都墨西哥市市长薛恩鲍姆今天双双请辞，以全力投入明年总统大选。外界普遍看好执政的左派政党有望赢得这场选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3T-23-02-08-00-00/000000.png" xlink:type="simple" xlink:show="embed" xlink:actuate="onLoad" draw:mime-type="image/png"/>
</draw:frame>
</text:p>
      <text:p text:style-name="P4">
厄伯拉特（Marcelo Ebrard）和薛恩鲍姆（ClaudiaSheinbaum）在几分钟内相继宣布辞职；两人将争取获得「国家复兴运动党」（MORENA）提名，以便在2024年6月出马角逐大位，接替现任总统罗培兹欧布拉多（AndresManuel Lopez Obrador）。</text:p>
      <text:p text:style-name="P4">
现年60岁的薛恩鲍姆具有保加利亚和立陶宛血统，她希望成为「墨西哥史上第一位领导国家命运的女性」。她的辞职将于16日生效。</text:p>
      <text:p text:style-name="P4">
厄伯拉特上周表示，他将离开外交部，而他今天与总统会面时已正式提出请辞。63岁的厄伯拉特说：「从今天起，我将致力于另一项非常重要的任务。」他指的推进罗培兹欧布拉多的左翼政策。</text:p>
      <text:p text:style-name="P4">
其他可望获得「国家复兴运动党」提名角逐总统大选的人士，还包括内政部长罗培兹（Adan Augusto Lopez）。</text:p>
      <text:p text:style-name="P4">
国家复兴运动党计划在8月底和9月初的数天程序中，透过全国民调决定由谁出马竞选。</text:p>
      <text:p text:style-name="P4">
薛恩鲍姆自2018年以来一直担任墨西哥市市长；若她在明年大选胜出，将成为墨西哥首位女总统。墨西哥是拉丁美洲第2大经济体，仅次于巴西。</text:p>
      <text:p text:style-name="P4">
墨西哥将在明年6月举行总统、国会与州长选举，而墨国总统依法只能担任一届。 （译者：纪锦玲）</text:p>
      <text:p text:style-name="P4">
Source: <text:a xlink:type="simple" xlink:href="https://www.rfi.fr/cn/%E5%9B%BD%E9%99%85%E6%8A%A5%E9%81%93/20230613-%E5%85%A8%E5%8A%9B%E5%A4%87%E6%88%98%E6%80%BB%E7%BB%9F%E5%A4%A7%E9%80%89-%E5%A2%A8%E8%A5%BF%E5%93%A5%E5%A4%96%E9%95%BF%E4%B8%8E%E9%A6%96%E9%83%BD%E5%B8%82%E9%95%BF%E5%8F%8C%E8%AF%B7%E8%BE%9E" text:style-name="Internet_20_link" text:visited-style-name="Visited_20_Internet_20_Link">
https://www.rfi.fr/cn/%E5%9B%BD%E9%99%85%E6%8A%A5%E9%81%93/20230613-%E5%85%A8%E5%8A%9B%E5%A4%87%E6%88%98%E6%80%BB%E7%BB%9F%E5%A4%A7%E9%80%89-%E5%A2%A8%E8%A5%BF%E5%93%A5%E5%A4%96%E9%95%BF%E4%B8%8E%E9%A6%96%E9%83%BD%E5%B8%82%E9%95%BF%E5%8F%8C%E8%AF%B7%E8%BE%9E</text:a>
</text:p>
      <!--NEWS-->
      <text:h text:style-name="P10" text:outline-level="1">
<text:span text:style-name="T4">
日股收红</text:span>
</text:h>
      <text:p text:style-name="P4">
Publisher: 法新社</text:p>
      <text:p text:style-name="P4">
Published Time: 2023-06-13T-25:02:08+00:00</text:p>
      <text:p text:style-name="P4">
Modified Time: 2023-06-13T07:50:02+00:00</text:p>
      <text:p text:style-name="P4">
Description: （法新社东京13日电） 在美国公布重要经济数据和联邦准备理事会（Fed）利率决策出炉之前，华尔街股市走扬，东京股市今天追随美股涨势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3T-25-02-08-00-00/000000.png" xlink:type="simple" xlink:show="embed" xlink:actuate="onLoad" draw:mime-type="image/png"/>
</draw:frame>
</text:p>
      <text:p text:style-name="P4">
日股日经225指数收涨584.65点，或1.80%，来到33018.65点。东证股价指数收涨26.02点，或1.16%，来到2264.79点。（译者：杨昭彦/核稿：刘淑琴）</text:p>
      <text:p text:style-name="P4">
Source: <text:a xlink:type="simple" xlink:href="https://www.rfi.fr/cn/%E8%B4%A2%E7%BB%8F%E5%BF%AB%E8%AE%AF/20230613-%E6%97%A5%E8%82%A1%E6%94%B6%E7%BA%A2" text:style-name="Internet_20_link" text:visited-style-name="Visited_20_Internet_20_Link">
https://www.rfi.fr/cn/%E8%B4%A2%E7%BB%8F%E5%BF%AB%E8%AE%AF/20230613-%E6%97%A5%E8%82%A1%E6%94%B6%E7%BA%A2</text:a>
</text:p>
      <!--NEWS-->
      <text:h text:style-name="P10" text:outline-level="1">
<text:span text:style-name="T4">
调查人员称中国零部件帮助伊朗向俄罗斯快速提供无人机 (Free Version)</text:span>
</text:h>
      <text:p text:style-name="P4">
Author: Dion Nissenbaum</text:p>
      <text:p text:style-name="P4">
Publisher: 华尔街日报中文网</text:p>
      <text:p text:style-name="P4">
Published Time: 2023-06-13T-9:05:00.000Z</text:p>
      <text:p text:style-name="P4">
Modified Time: 2023-06-13T02:05:00.000Z</text:p>
      <text:p text:style-name="P4">
Created Time: 2023-06-12T22:26:00.000Z</text:p>
      <text:p text:style-name="P4">
Description: 西方研究人员在检查一架今年春季在乌克兰上空被击落的伊朗无人机时表示，有一个重要发现：这架无人机上有一个中国制造的零部件是今年生产出来的。</text:p>
      <text:p text:style-name="P4">
Images: []</text:p>
      <text:p text:style-name="P4">
Categories: ['国际']</text:p>
      <text:p text:style-name="P4">
Keywords: SYND,LINK:EN|WP-WSJ-0000972123</text:p>
      <text:p text:style-name="P4">
Type: Article</text:p>
      <!--METADATA-->
      <text:p text:style-name="P4">
西方研究人员在检查一架今年春季在乌克兰上空被击落的伊朗无人机时表示，有一个重要发现：这架无人机上有一个中国制造的零部件是今年生产出来的。</text:p>
      <text:p text:style-name="P4">
Source: <text:a xlink:type="simple" xlink:href="https://cn.wsj.com/articles/%E8%B0%83%E6%9F%A5%E4%BA%BA%E5%91%98%E5%8F%91%E7%8E%B0%E4%B8%AD%E5%9B%BD%E5%B8%AE%E5%8A%A9%E4%BC%8A%E6%9C%97%E8%BF%85%E9%80%9F%E5%90%91%E4%BF%84%E7%BD%97%E6%96%AF%E6%8F%90%E4%BE%9B%E6%97%A0%E4%BA%BA%E6%9C%BA-2b9b3334" text:style-name="Internet_20_link" text:visited-style-name="Visited_20_Internet_20_Link">
https://cn.wsj.com/articles/%E8%B0%83%E6%9F%A5%E4%BA%BA%E5%91%98%E5%8F%91%E7%8E%B0%E4%B8%AD%E5%9B%BD%E5%B8%AE%E5%8A%A9%E4%BC%8A%E6%9C%97%E8%BF%85%E9%80%9F%E5%90%91%E4%BF%84%E7%BD%97%E6%96%AF%E6%8F%90%E4%BE%9B%E6%97%A0%E4%BA%BA%E6%9C%BA-2b9b3334</text:a>
</text:p>
      <!--NEWS-->
      <text:h text:style-name="P10" text:outline-level="1">
<text:span text:style-name="T4">
摩根大通将支付2.9亿美元和解爱泼斯坦性侵受害者提起的诉讼 (Free Version)</text:span>
</text:h>
      <text:p text:style-name="P4">
Author: Khadeeja Safdar / David Benoit</text:p>
      <text:p text:style-name="P4">
Publisher: 华尔街日报中文网</text:p>
      <text:p text:style-name="P4">
Published Time: 2023-06-13T00:15:00.000Z</text:p>
      <text:p text:style-name="P4">
Modified Time: 2023-06-13T00:15:00.000Z</text:p>
      <text:p text:style-name="P4">
Created Time: 2023-06-12T22:54:00.000Z</text:p>
      <text:p text:style-name="P4">
Description: 律师们表示，这项和解协议必须获得法院批准，将成为有史以来性交易民事案件最大金额和解之一。</text:p>
      <text:p text:style-name="P4">
Images: []</text:p>
      <text:p text:style-name="P4">
Categories: ['商业']</text:p>
      <text:p text:style-name="P4">
Keywords: SYND</text:p>
      <text:p text:style-name="P4">
Type: Article</text:p>
      <!--METADATA-->
      <text:p text:style-name="P4">
摩根大通公司(JPMorgan Chase &amp; Co., JPM)高管被问及该行多年来与被定罪的性犯罪者爱泼斯坦(JeffreyEpstein)的交易情况后不久，爱泼斯坦原告的律师表示，该行同意支付2.9亿美元，以和解与爱泼斯坦关系有关的诉讼。</text:p>
      <text:p text:style-name="P4">
Source: <text:a xlink:type="simple" xlink:href="https://cn.wsj.com/articles/%E6%91%A9%E6%A0%B9%E5%A4%A7%E9%80%9A%E5%B0%86%E6%94%AF%E4%BB%982-9%E4%BA%BF%E7%BE%8E%E5%85%83%E5%92%8C%E8%A7%A3%E7%88%B1%E6%B3%BC%E6%96%AF%E5%9D%A6%E6%80%A7%E4%BE%B5%E5%8F%97%E5%AE%B3%E8%80%85%E6%8F%90%E8%B5%B7%E7%9A%84%E8%AF%89%E8%AE%BC-1214986a" text:style-name="Internet_20_link" text:visited-style-name="Visited_20_Internet_20_Link">
https://cn.wsj.com/articles/%E6%91%A9%E6%A0%B9%E5%A4%A7%E9%80%9A%E5%B0%86%E6%94%AF%E4%BB%982-9%E4%BA%BF%E7%BE%8E%E5%85%83%E5%92%8C%E8%A7%A3%E7%88%B1%E6%B3%BC%E6%96%AF%E5%9D%A6%E6%80%A7%E4%BE%B5%E5%8F%97%E5%AE%B3%E8%80%85%E6%8F%90%E8%B5%B7%E7%9A%84%E8%AF%89%E8%AE%BC-1214986a</text:a>
</text:p>
      <!--NEWS-->
      <text:h text:style-name="P10" text:outline-level="1">
<text:span text:style-name="T4">
俄罗斯反对派未能团结起来反对普京 (Free Version)</text:span>
</text:h>
      <text:p text:style-name="P4">
Authors: ['马克斯•塞登']</text:p>
      <text:p text:style-name="P4">
Publisher: 英国《金融时报》</text:p>
      <text:p text:style-name="P4">
Time: 2023-06-13T00:26:39+00:00</text:p>
      <text:p text:style-name="P4">
Published Time: 2023-06-12T12:00:99+08:00</text:p>
      <text:p text:style-name="P4">
Modified Time: 2023-06-12T20:01:99+08:00</text:p>
      <text:p text:style-name="P4">
Description: 乌克兰战争非但没有让俄罗斯的自由派团结起来，反而加深了现有裂痕，纳瓦尔尼的追随者甚至拒绝参加欧洲议会主办的活动。</text:p>
      <text:p text:style-name="P4">
Images: ["<text:a xlink:type="simple" xlink:href="https://thumbor.ftacademy.cn/unsafe/picture/4/000184144_piclink.jpeg" text:style-name="Internet_20_link" text:visited-style-name="Visited_20_Internet_20_Link">
000184144_pic...</text:a>
"]</text:p>
      <text:p text:style-name="P4">
Themes: ['FT商学院', '关注']</text:p>
      <text:p text:style-name="P4">
Keywords: ['俄罗斯', '新兴市场', '普京', '高端专享', 'FT商学院']</text:p>
      <text:p text:style-name="P4">
Type: Article</text:p>
      <!--METADATA-->
      <text:p text:style-name="P4">
<draw:frame draw:style-name="fr1" draw:name="Image61" text:anchor-type="as-char" svg:width="6.9236in" svg:height="4.617987in" draw:z-index="0">
<draw:image xlink:href="../Images/FT Chinese Free Version/2023-06-13T00-26-39-00-00/000184144_piclink.jpeg" xlink:type="simple" xlink:show="embed" xlink:actuate="onLoad" draw:mime-type="image/jpeg"/>
</draw:frame>
</text:p>
      <text:p text:style-name="P4">
上周，俄罗斯备受打压的反对派人士聚集在布鲁塞尔，谋划一条回归民主制度的路径。弗拉基米尔•普京(VladimirPutin)的主要对手们目前要么身陷囹圄，要么流亡海外，他们在为如何前进展开争论。</text:p>
      <text:p text:style-name="P4">
乌克兰战争非但没有让俄罗斯的自由派团结起来，反而加深了现有的裂痕，还增添了新的争议，例如是否支持在军事上打败莫斯科方面，以及是否支持基辅方面的赔偿要求——一些人认为这一点在俄罗斯人中具有政治毒性。</text:p>
      <text:p text:style-name="P4">
Source: <text:a xlink:type="simple" xlink:href="http://www.ftchinese.com/story/001099937" text:style-name="Internet_20_link" text:visited-style-name="Visited_20_Internet_20_Link">
http://www.ftchinese.com/story/001099937</text:a>
</text:p>
      <!--NEWS-->
      <text:h text:style-name="P10" text:outline-level="1">
<text:span text:style-name="T4">
認中國在古巴設監聽站 白宮：無礙布林肯訪華</text:span>
</text:h>
      <text:p text:style-name="P4">
Author: None (Language: zh)</text:p>
      <text:p text:style-name="P4">
Publisher: None</text:p>
      <text:p text:style-name="P4">
Time: 2023-06-13T00:37:00Z</text:p>
      <text:p text:style-name="P4">
Description: 媒體日前報導，中國計劃在古巴建置新的間諜基地以攔截美國通信。白宮否認該消息後，12日卻證實自家後院疑遭北京竊聽；國務卿布林肯也首度公開回應此事。最新的官方說法為何？該基地對美國國安的威脅有多大？</text:p>
      <text:p text:style-name="P4">
Videos: []</text:p>
      <text:p text:style-name="P4">
Images: []</text:p>
      <text:p text:style-name="P4">
Subject: 时政风云</text:p>
      <text:p text:style-name="P4">
Subjects: ['南希·佩洛西', '专题报道：习近平访美', '古巴']</text:p>
      <text:p text:style-name="P4">
Keywords: ['中美关系', '古巴', '窃听', '间谍', '间谍气球', '基地']</text:p>
      <text:p text:style-name="P4">
ID: 65887038</text:p>
      <!--METADATA-->
      <text:p text:style-name="P4">
<text:a xlink:type="simple" xlink:href="https://www.dw.com/zh/overlay/image/article/65887038/65568035" text:style-name="Internet_20_link" text:visited-style-name="Visited_20_Internet_20_Link">
 </text:a>
</text:p>
      <text:p text:style-name="P4">
日前多家媒體引述消息指出，布林肯預計本週日（18日）出訪中國。</text:p>
      <text:p text:style-name="P4">
（德國之聲中文網） <text:a xlink:type="simple" xlink:href="https://www.dw.com/zh/zh/中国据报将在古巴建窃听基地-美称报导有误/a-65861382" text:style-name="Internet_20_link" text:visited-style-name="Visited_20_Internet_20_Link">
 針對《華爾街日報》中國在古巴設竊聽站一事 </text:a>
 ，美國白宮發言人柯比（JohnKirby）週一（6月12日）表示，美國已經向古巴政府表達關切，但這不會影響美國國務卿布林肯（Antony Blinken）本週稍晚對中國的訪問計劃。</text:p>
      <text:p text:style-name="P4">
「我們理解與中國的雙邊關係現在很緊張，」柯比告訴路透社：「但總統希望與中國保持溝通渠道的事實沒有任何改變。」</text:p>
      <text:p text:style-name="P4">
日前多家媒體引述消息指出，布林肯預計本週日（18日）出訪中國。12日，他在記者會上表示，中國在古巴從事的間諜活動，是該國致力擴大其海外軍事部屬計劃的一部份。</text:p>
      <text:p text:style-name="P4">
布林肯強調，相較美國前總統川普（Donald Trump）時期，拜登政府已在解決此問題上取得進展。他表示，自2021年總統拜登（JoeBiden）上任以來，政府已採取外交行動，與正在考慮建設中國基地的國家接觸，據專家評估，此方法已減緩了中國在全球部屬間諜基地的努力。</text:p>
      <text:p text:style-name="P4">
「我們一直在悄悄地、小心翼翼地執行這一方法，」布林肯說，但表示無法透露成果細節。</text:p>
      <text:h text:style-name="P12" text:outline-level="3">
<text:span text:style-name="T4">
中國批美自相矛盾</text:span>
</text:h>
      <text:p text:style-name="P4">
《華爾街日報》上週率先報導此事，當時美國白宮稱該消息「不準確」，幾日後又有匿名官員向各大媒體證實，中國至少從2019年開始就在古巴建置軍事和情報設施，以蒐集美國情資。</text:p>
      <text:p text:style-name="P4">
針對美國連日來的反應，中國外交部發言人汪文斌12日在記者會上表示，短短兩天，美國官方和媒體此事上「散佈了一系列自相矛盾的信息」，上演了一出「美國否定美國」的鬧劇。</text:p>
      <text:p text:style-name="P4">
「我想說的是，假的真不了，真的假不了。」汪文斌說：「無論美國如何造謠抹黑，都破壞不了中古之間的真誠友誼，也掩蓋不了美國對世界各國進行大規模、無差別竊聽竊密的斑斑劣跡。」</text:p>
      <text:p text:style-name="P4">
</text:p>
      <text:p text:style-name="P4">
中國國家主席習近平2014年出訪拉美，與古巴前總統勞爾卡斯特羅會面。</text:p>
      <text:p text:style-name="P4">
此前，古巴政府稱該報導為「完全錯誤的、毫無根據的訊息」，而汪文斌9日也表示不了解有關情況，直指美國才是全球最強「黑客帝國」、名副其實的「監聽大國」。</text:p>
      <text:h text:style-name="P12" text:outline-level="3">
<text:span text:style-name="T4">
古巴竊聽站行之有年？</text:span>
</text:h>
      <text:p text:style-name="P4">
10日，一位不具名的美國官員告訴CNN，該間諜基地在前總統川普時期就已存在，當時中國升級了其位於古巴的間諜設備，以攔截附近美國軍事和商業設施的電子訊號；拜登上任後，相關部會也向政府匯報了該基地情況，並表示中國正考慮在全球各地設立類似設施。</text:p>
      <text:p text:style-name="P4">
另外2名匿名知情人士也證實，中國多年來一直利用古巴基地對美國進行間諜活動；近期古巴同意讓中國在島上建設新的間諜設施，以利北京竊聽整個美國東南部的電子通信，但據信該設施尚未建成。</text:p>
      <text:h text:style-name="P12" text:outline-level="3">
<text:span text:style-name="T4">
為何選址古巴？</text:span>
</text:h>
      <text:p text:style-name="P4">
《華爾街日報》週一（12日）分析，中國長期以來一直在南海等地建置監控設備，而古巴將是中國在西半球的第一個前哨站。</text:p>
      <text:p text:style-name="P4">
美國智庫蘭德公司（Rand Corp.）國際安全專家馬澤爾（MichaelMazarr）表示，以往美國認為來自中國的安全挑戰僅限於印太地區，因此自己可以慢慢蠶食中國在亞洲的陣地，但「這種日子已經過去」，因為北京在拉美地區也正展開行動。</text:p>
      <text:p text:style-name="P4">
據報，中國的古巴基地若建成，其竊聽設備距離美國佛州僅約100英里。專家指出，這很可能大幅增加中國可獲得的通信數量和涉及範圍，其中也包含從衛星發送到美國東南部的信號。</text:p>
      <text:p text:style-name="P4">
澳大利亞前情報官員休布瑞吉（MichaelShoebridge）告訴《華爾街日報》：「正如在冷戰期間，擁有一個位於古巴的龐大監聽基地對俄羅斯人很有用一樣，這種基地對中國人也會有用。」</text:p>
      <text:p text:style-name="P4">
冷戰期間，蘇聯在古巴北部建置了一處可容納約1500名工程師的情報基地，該設施已於2001年關閉。目前無法確定中國是否會使用同一地點。</text:p>
      <text:p text:style-name="P4">
美國海軍前情報人員舒斯特（CarlSchuster）說，雖然中國可能已經掌握位於美國的主要軍事目標，但古巴基地提供的追蹤信號，會讓中國對其他潛在目標有更全面的了解。</text:p>
      <text:p text:style-name="P4">
</text:p>
      <text:p text:style-name="P4">
美國對古巴實施禁運，兩國關係並不和睦。圖為美國駐古巴大使館</text:p>
      <text:p text:style-name="P4">
另有專家認為，現階段需要擔憂的不只是基地建成之後的局勢，光是中國當前有能力建置先進間諜設備，就足以說明中國蒐集情報的實力正在提升。</text:p>
      <text:p text:style-name="P4">
新加坡國立大學李光耀公共政策學院資深研究員唐安竹（Drew Thompson）表示：「中國-古巴聯合基地的前景令人不安，不止因為其代表的含意，也因為其潛在的軍事和情報能力。」他說，若中古兩國在東部海域整合軍事能力，將對美國安全有重大影響。</text:p>
      <text:h text:style-name="P12" text:outline-level="3">
<text:span text:style-name="T4">
美有意淡化衝突？</text:span>
</text:h>
      <text:p text:style-name="P4">
《華爾街日報》指出，在古巴設立竊聽站將使中國有機會對美國以牙還牙，但中國不太可能藉此與美國討價還價，要求後者撤回印太地區軍事部屬，因為美國近期對中國採取的態度較以往強硬，對日本、澳大利亞等盟友也做出了合作承諾。</text:p>
      <text:p text:style-name="P4">
該報分析，相較今年2月的「間諜氣球」事件，美國對古巴基地第一時間的反應相對冷靜，很可能是不願使局勢升級，加上 <text:a xlink:type="simple" xlink:href="https://www.dw.com/zh/zh/布林肯预计18日访华-着眼管控风险/a-65878688" text:style-name="Internet_20_link" text:visited-style-name="Visited_20_Internet_20_Link">
 美國國務卿布林肯（AntonyBlinken）延宕已久的訪華行程，據傳將在6月18日展開 </text:a>
 。此外， <text:a xlink:type="simple" xlink:href="https://www.dw.com/zh/zh/美国计划放宽对古巴的若干限制/a-61822235" text:style-name="Internet_20_link" text:visited-style-name="Visited_20_Internet_20_Link">
 由於美國對古巴實施禁運、兩國關係並不和睦</text:a>
 ，若大動作對其施壓，很可能造成反效果。</text:p>
      <text:p text:style-name="P4">
不過，部分美國國會議員對拜登政府的回應不甚滿意。《紐約時報》報導，共和黨眾議員加拉格爾（MikeGallagher）10日在一份聲明中表示：「為什麼拜登政府此前否認這些關於中共在古巴間諜基地的報導？為什麼他們要淡化『愚蠢』的中共間諜氣球？」</text:p>
      <text:p text:style-name="P4">
面對批評，一位匿名美國官員告訴《紐約時報》，美國外交官已經試圖與有意建置中國基地的潛在國家進行接觸，並與他們交換意見。該官員強調，專家評估這些做法已經延緩了中國設站的速度，但他拒絕透露更多細節。</text:p>
      <text:p text:style-name="P4">
（路透社、《華爾街日報》、《紐約時報》、《衛報》、CNN）</text:p>
      <text:p text:style-name="P4">
Source: <text:a xlink:type="simple" xlink:href="https://www.dw.com/zh/認中國在古巴設監聽站-白宮：無礙布林肯訪華/a-65887038" text:style-name="Internet_20_link" text:visited-style-name="Visited_20_Internet_20_Link">
https://www.dw.com/zh/認中國在古巴設監聽站-白宮：無礙布林肯訪華/a-65887038?maca=chi-rss-chi-all-1127-rdf</text:a>
</text:p>
      <!--NEWS-->
      <text:h text:style-name="P10" text:outline-level="1">
<text:span text:style-name="T4">
索罗斯37岁儿子将接班，自称比父亲更关心政治 (Free Version)</text:span>
</text:h>
      <text:p text:style-name="P4">
Author: Gregory Zuckerman</text:p>
      <text:p text:style-name="P4">
Publisher: 华尔街日报中文网</text:p>
      <text:p text:style-name="P4">
Published Time: 2023-06-13T00:40:00.000Z</text:p>
      <text:p text:style-name="P4">
Modified Time: 2023-06-13T00:40:00.000Z</text:p>
      <text:p text:style-name="P4">
Created Time: 2023-06-12T07:07:00.000Z</text:p>
      <text:p text:style-name="P4">
Description: 在被选为接班人后的首次采访中，亚历山大·索罗斯表示，家族250亿美元金融和慈善帝国将有助他对投票权和堕胎权的支持。</text:p>
      <text:p text:style-name="P4">
Images: []</text:p>
      <text:p text:style-name="P4">
Categories: ['国际']</text:p>
      <text:p text:style-name="P4">
Keywords: SYND,LINK:EN|WP-WSJ-0000966238</text:p>
      <text:p text:style-name="P4">
Type: Article</text:p>
      <!--METADATA-->
      <text:p text:style-name="P4">
传奇投资人、慈善家乔治·索罗斯(George Soros)将把250亿美元帝国的控制权交给儿子亚历山大·索罗斯(AlexanderSoros)。索罗斯是右翼人士的抨击目标，他的儿子亚历山大自称中左翼思考者，儿时曾对家族财富感到难为情，先前外界并不认为他是潜在接班人。</text:p>
      <text:p text:style-name="P4">
Source: <text:a xlink:type="simple" xlink:href="https://cn.wsj.com/articles/%E7%B4%A2%E7%BD%97%E6%96%AF37%E5%B2%81%E5%84%BF%E5%AD%90%E5%B0%86%E6%8E%A5%E7%8F%AD250%E4%BA%BF%E7%BE%8E%E5%85%83%E9%87%91%E8%9E%8D%E6%85%88%E5%96%84%E5%B8%9D%E5%9B%BD-%E8%87%AA%E7%A7%B0%E6%9B%B4%E5%85%B7%E6%94%BF%E6%B2%BB%E6%80%A7-9f5af6ee" text:style-name="Internet_20_link" text:visited-style-name="Visited_20_Internet_20_Link">
https://cn.wsj.com/articles/%E7%B4%A2%E7%BD%97%E6%96%AF37%E5%B2%81%E5%84%BF%E5%AD%90%E5%B0%86%E6%8E%A5%E7%8F%AD250%E4%BA%BF%E7%BE%8E%E5%85%83%E9%87%91%E8%9E%8D%E6%85%88%E5%96%84%E5%B8%9D%E5%9B%BD-%E8%87%AA%E7%A7%B0%E6%9B%B4%E5%85%B7%E6%94%BF%E6%B2%BB%E6%80%A7-9f5af6ee</text:a>
</text:p>
      <!--NEWS-->
      <text:h text:style-name="P10" text:outline-level="1">
<text:span text:style-name="T4">
Lex专栏：区块链冲击驱使风投资金流向AI (Free Version)</text:span>
</text:h>
      <text:p text:style-name="P4">
Authors: ['Lex专栏']</text:p>
      <text:p text:style-name="P4">
Publisher: 英国《金融时报》</text:p>
      <text:p text:style-name="P4">
Time: 2023-06-13T00:52:25+00:00</text:p>
      <text:p text:style-name="P4">
Published Time: 2023-06-12T12:00:99+08:00</text:p>
      <text:p text:style-name="P4">
Modified Time: 2023-06-12T20:50:99+08:00</text:p>
      <text:p text:style-name="P4">
Description: 风投在过去10年非常兴旺，但今年投资和筹资都更难了。对策之一是将资金从加密货币初创企业转投AI公司。</text:p>
      <text:p text:style-name="P4">
Images: ["<text:a xlink:type="simple" xlink:href="https://thumbor.ftacademy.cn/unsafe/picture/8/000184148_piclink.jpeg" text:style-name="Internet_20_link" text:visited-style-name="Visited_20_Internet_20_Link">
000184148_pic...</text:a>
"]</text:p>
      <text:p text:style-name="P4">
Themes: ['投资', '关注']</text:p>
      <text:p text:style-name="P4">
Keywords: ['投资', '私募基金']</text:p>
      <text:p text:style-name="P4">
Type: Article</text:p>
      <!--METADATA-->
      <text:p text:style-name="P4">
<draw:frame draw:style-name="fr1" draw:name="Image65" text:anchor-type="as-char" svg:width="6.9236in" svg:height="4.617987in" draw:z-index="0">
<draw:image xlink:href="../Images/FT Chinese Free Version/2023-06-13T00-52-25-00-00/000184148_piclink.jpeg" xlink:type="simple" xlink:show="embed" xlink:actuate="onLoad" draw:mime-type="image/jpeg"/>
</draw:frame>
</text:p>
      <text:p text:style-name="P4">
美国风险资本家希望，一股不断上涨的潮水能让他们避免承认一个不幸的事实：他们的一些投资陷在泥里了。</text:p>
      <text:p text:style-name="P4">
在各方对生成式人工智能(generativeAI)感到兴奋的背景下，上市科技股的估值正在飙升。但私募市场尚未复苏。初创企业正在省着花钱，以避免按照更低的估值进行一轮融资。这使得巨额潜在投资坐在场边观望。</text:p>
      <text:p text:style-name="P4">
Source: <text:a xlink:type="simple" xlink:href="http://www.ftchinese.com/story/001099938" text:style-name="Internet_20_link" text:visited-style-name="Visited_20_Internet_20_Link">
http://www.ftchinese.com/story/001099938</text:a>
</text:p>
      <!--NEWS-->
      <text:h text:style-name="P10" text:outline-level="1">
<text:span text:style-name="T4">
特朗普、约翰逊和领导人受审的法治 (Free Version)</text:span>
</text:h>
      <text:p text:style-name="P4">
Authors: ['吉迪恩•拉赫曼']</text:p>
      <text:p text:style-name="P4">
Publisher: 英国《金融时报》</text:p>
      <text:p text:style-name="P4">
Time: 2023-06-13T01:42:46+00:00</text:p>
      <text:p text:style-name="P4">
Published Time: 2023-06-12T12:00:99+08:00</text:p>
      <text:p text:style-name="P4">
Modified Time: 2023-06-12T21:40:99+08:00</text:p>
      <text:p text:style-name="P4">
Description: 拉赫曼：美国和英国需要证明，确实有可能建立一个能追究政治领导人责任的制度，在这个制度下，法治是现实，而不是一个神话。</text:p>
      <text:p text:style-name="P4">
Images: []</text:p>
      <text:p text:style-name="P4">
Themes: ['观点', '政治', '关注']</text:p>
      <text:p text:style-name="P4">
Keywords: ['政治', '特朗普', '鲍里斯·约翰逊', '英国', '美国', '普京', '拜登']</text:p>
      <text:p text:style-name="P4">
Type: Article</text:p>
      <!--METADATA-->
      <text:p text:style-name="P4">
英国和美国都自夸他们的政治制度在全世界受到钦佩。“议会之母”在英国，而美国是“自由世界的领导者”。两国都自认为是成熟的民主国家，是其他国家可以效仿的榜样。</text:p>
      <text:p text:style-name="P4">
但过去几年的现实动摇了英美的自满心理。英国经历了退欧的痛苦，几年里换了4位首相。2021年1月6日，美国国会遭到冲击，那件事本质上是即将卸任的总统发动的未遂政变。</text:p>
      <text:p text:style-name="P4">
Source: <text:a xlink:type="simple" xlink:href="http://www.ftchinese.com/story/001099939" text:style-name="Internet_20_link" text:visited-style-name="Visited_20_Internet_20_Link">
http://www.ftchinese.com/story/001099939</text:a>
</text:p>
      <!--NEWS-->
      <text:h text:style-name="P10" text:outline-level="1">
<text:span text:style-name="T4">
美中半导体大战进入深水区 人工智能AI晶片为何成为关键</text:span>
</text:h>
      <text:p text:style-name="P4">
Author: https://www.facebook.com/bbcworldservice/</text:p>
      <text:p text:style-name="P4">
Publisher: BBC News 中文</text:p>
      <text:p text:style-name="P4">
Published Time: 2023-06-13T01:46:29.000Z</text:p>
      <text:p text:style-name="P4">
Modified Time: 2023-06-13T01:46:29.000Z</text:p>
      <text:p text:style-name="P4">
Description: 曾经被外界预期在今年面临生产趋缓的半导体产业，却因为人工智能AI晶片的需求暴增，再次成为全球经济焦点。</text:p>
      <text:p text:style-name="P4">
Images: ["<text:a xlink:type="simple" xlink:href="https://ichef.bbci.co.uk/news/640/cpsprodpb/1619D/production/_130052509_gettyimages-1258274369.jpg" text:style-name="Internet_20_link" text:visited-style-name="Visited_20_Internet_20_Link">
_130052509_ge...</text:a>
", "<text:a xlink:type="simple" xlink:href="https://ichef.bbci.co.uk/news/640/cpsprodpb/D280/production/_117488835_techtent-chips.jpg" text:style-name="Internet_20_link" text:visited-style-name="Visited_20_Internet_20_Link">
_117488835_te...</text:a>
"]</text:p>
      <text:p text:style-name="P4">
Videos: ["<text:a xlink:type="simple" xlink:href="https://www.bbc.com/ws/av-embeds/cps/zhongwen/simp/science-65854500/p0f1zj9c/zh-hans" text:style-name="Internet_20_link" text:visited-style-name="Visited_20_Internet_20_Link">
zh-hans</text:a>
", "<text:a xlink:type="simple" xlink:href="https://www.bbc.com/ws/av-embeds/cps/zhongwen/simp/science-65854500/p0fl2nhj/zh-hans" text:style-name="Internet_20_link" text:visited-style-name="Visited_20_Internet_20_Link">
zh-hans</text:a>
"]</text:p>
      <text:p text:style-name="P4">
Tags: ['金融财经', '技术新知', '中美关系', '世界贸易组织', '计算机安全', '创新', '中國', '韩国', '人工智能', '美国', '经济', '贸易']</text:p>
      <text:p text:style-name="P4">
Type: Article</text:p>
      <!--METADATA-->
      <text:h text:style-name="P12" text:outline-level="3">
<text:span text:style-name="T4">
美中半导体大战进入深水区 人工智能AI晶片为何成为关键</text:span>
</text:h>
      <ul>
        <li>
吕嘉鸿   * BBC中文</li>
      </ul>
      <text:p text:style-name="P4">
2023年6月13日凌晨1点46分<draw:frame draw:style-name="fr1" draw:name="Image66" text:anchor-type="as-char" svg:width="6.9236in" svg:height="3.894525in" draw:z-index="0">
<draw:image xlink:href="../Images/BBC Chinese/2023-06-13T01-46-29.000Z/_130052509_gettyimages-1258274369.jpg" xlink:type="simple" xlink:show="embed" xlink:actuate="onLoad" draw:mime-type="image/jpeg"/>
</draw:frame>
</text:p>
      <text:p text:style-name="P4">
图像来源，  Getty Images</text:p>
      <text:p text:style-name="P4">
图像加注文字，</text:p>
      <text:p text:style-name="P4">
辉达总裁兼首席执行官黄仁勋5月29日在COMPUTEX展会上就Grace Hopper超级芯片发表主题演讲。</text:p>
      <text:p text:style-name="P4">
<text:span text:style-name="T4">
今年夏季，人工智能（AI）晶片（芯片，Chip）应用呈指数级增长。分析称，这是由于诸如ChatGPT及MidJouney等各种AI产品横空出世，AI晶片业绩因此在今年暴涨。</text:span>
</text:p>
      <text:p text:style-name="P4">
曾经被外界认为在疫情期间因为过度生产晶片，预期在今年面临生产趋缓的半导体产业，却因为AI晶片的需求暴增，再次成为全球焦点。</text:p>
      <text:p text:style-name="P4">
这也让发展AI晶片的龙头——美国大厂辉达（Nvidia，中国称英伟达），一夕之间市值暴增，甚至超越了半导体晶片代工龙头厂家台积电（TSMC）与韩厂三星（Samsung），辉达创办人黄仁勋（JensenHuang）也成为国际金融科技界新的聚焦点。</text:p>
      <text:p text:style-name="P4">
<draw:frame draw:style-name="fr1" draw:name="Image67" text:anchor-type="as-char" svg:width="6.9236in" svg:height="3.894525in" draw:z-index="0">
<draw:image xlink:href="../Images/BBC Chinese/2023-06-13T01-46-29.000Z/_117488835_techtent-chips.jpg" xlink:type="simple" xlink:show="embed" xlink:actuate="onLoad" draw:mime-type="image/jpeg"/>
</draw:frame>
</text:p>
      <text:p text:style-name="P4">
图像来源，  Getty Images</text:p>
      <text:p text:style-name="P4">
图像加注文字，</text:p>
      <text:p text:style-name="P4">
黄仁勋认为，美国的一连串禁令反而让中国的半导体公司开始生产自己的AI晶片，与辉达现在傲视群雄的游戏、绘图和人工智慧处理器等产品进行竞争。</text:p>
      <text:p text:style-name="P4">
但是，AI晶片产业同样无法回避地缘政治问题，尤其是这几年来在美国不断出尽“辣招”，试图掣肘中国晶片产业的发展，白宫未来是否会全面禁止辉达等AI晶片前沿公司继续销售AI晶片给中国客户（譬如腾讯或百度等），全球正拭目以待。中国面对美国可能使出的贸易制裁手段，如何加速自己生产国产AI晶片，成为下一场美中半导体大战焦点。</text:p>
      <text:h text:style-name="P12" text:outline-level="3">
<text:span text:style-name="T4">
AI晶片背后的美中半导体大战</text:span>
</text:h>
      <text:p text:style-name="P4">
众所皆知，如同石油般，半导体无法逃避区域政治。美国在几年前发起针对中国半导体产业进行制裁的贸易战，几乎是在全方位展开。从2019年要求台积电等公司禁止销售晶片给中国科技龙头华为公司之后，后者手机生产线被腰斩，至今全面停摆。2022年美国施行的晶片法案，要求拥有美国绿卡及国籍者，不能在中国半导体公司中任职，引发中国强烈抗议。</text:p>
      <text:p text:style-name="P4">
上个月，中国宣布封杀美光（Micron）产品销往中国，彭博社称这是北京对美国的出口管制措施，所实施的最具意义的报复行动：“自己看似强硬，而且经济不会受到重伤。”</text:p>
      <text:p text:style-name="P4">
<text:a xlink:type="simple" xlink:href="https://www.bbc.com/zhongwen/simp/business-54154051" text:style-name="Internet_20_link" text:visited-style-name="Visited_20_Internet_20_Link">
 芯片产业版图巨变 美国英伟达收购英国安谋 </text:a>
  * <text:a xlink:type="simple" xlink:href="https://www.bbc.com/zhongwen/simp/chinese-news-63507362" text:style-name="Internet_20_link" text:visited-style-name="Visited_20_Internet_20_Link">
 和台湾“晶圆女王”探讨全球晶片大战背后的险境与牌局 </text:a>
  * <text:a xlink:type="simple" xlink:href="https://www.bbc.com/zhongwen/simp/world-65608208" text:style-name="Internet_20_link" text:visited-style-name="Visited_20_Internet_20_Link">
 人工智能：ChatGPT创始人如何看监管与AI对就业的影响 </text:a>
  * <text:a xlink:type="simple" xlink:href="https://www.bbc.com/zhongwen/simp/business-63968240" text:style-name="Internet_20_link" text:visited-style-name="Visited_20_Internet_20_Link">
 台积电美国工厂揭开面纱 “逆全球化”之下的赢家是谁 </text:a>
</text:p>
      <text:p text:style-name="P4">
如今，美中半导体科技战在进入深水区后，美国是否会循台积电与华为模式，开始全面禁止美商生产的AI晶片销往中国，成为各界关注焦点。辉达公司在中国的客户几乎包含中国所有科技电商龙头，包含阿里巴巴、腾讯、百度和抖音母公司字节跳动等等，这些公司在销售产品上，特别需要AI晶片。AI晶片技术也是涉及军事武器和医学药物发展的重要技术，敏感性越来越高。</text:p>
      <text:p text:style-name="P4">
商人面对美中半导体大战则感受特别深。辉达主事者黄仁勋今年五月底在接受《金融时报》专访时称，美国为了阻碍中国半导体产业实施的出口管制措施，已经让辉达“手脚被绑住”，已经难以在该公司最大的市场之一销售若干先进AI晶片。</text:p>
      <text:p text:style-name="P4">
</text:p>
      <text:p text:style-name="P4">
图像来源，  Reuters</text:p>
      <text:p text:style-name="P4">
图像加注文字，</text:p>
      <text:p text:style-name="P4">
台湾出生的美国科技企业家黄仁勋1993年创立辉达（英伟达）。</text:p>
      <text:p text:style-name="P4">
黄仁勋认为，美国的一连串禁令反而让中国的半导体公司加速生产自己的AI晶片，与辉达现在傲视群雄的游戏、绘图和人工智慧处理器等产品进行竞争。他强调，中国“若没办法买到想要的东西，中国就会自己做，所以美国势必要谨慎面对。”</text:p>
      <text:p text:style-name="P4">
半导体产业专家、台湾南台科技大学朱岳中教授告诉BBC中文说，辉达尚未正式公开过中国营收在该公司总体营收的占比，但他推估至少有10%以上。换言之，中国市场对该公司影响仍然很大。朱岳中说，作为商人，黄仁勋因此对美国针对中国的禁令有意见，并不让人意外。</text:p>
      <text:p text:style-name="P4">
此外，中国的AI平台，譬如百度或阿里巴巴现在发展使用AI晶片，还是多半来自美商辉达与超微（AMD）2022年9月前美国禁令前采购的晶片。朱岳中表示，中国AI发展平台还是没有如ChatGPT或谷歌等顺畅，因此在用完美国买来的高阶晶片后，中国的AI发展势必会遇到阻力。</text:p>
      <text:p text:style-name="P4">
</text:p>
      <text:p text:style-name="P4">
图像来源，  EPA</text:p>
      <text:p text:style-name="P4">
图像加注文字，</text:p>
      <text:p text:style-name="P4">
美国投资者还被禁止持有或交易中芯国际股票。</text:p>
      <text:p text:style-name="P4">
当然，中国这几年来一直也在发展国产AI晶片，包含寒武纪、海光信息及百度等等。但是，朱岳中认为，这些AI晶片需要高阶制成的晶片厂合作量产。但当下中国最强的公司中芯国际，晶片最高制程只到14奈米，因此短时间要超越美国，可能性很低。</text:p>
      <text:p text:style-name="P4">
科技分析机构“摩尔透视与战略”（Moor Insights &amp; Strategy）首席分析师安舍尔·萨格（AnshelSag）则告诉BBC中文说，他不认为中国无法获得AI晶片，就会因此加快其发展，超车赶上美国。他强调，北京在中国公司被实施制裁或限制销售之前，早就推出了长期的国家半导体计划，“但考虑到中国已经花费了多少亿资金，却未见成果，仅仅是再投入更多资金并不是该问题的唯一解决方案。”</text:p>
      <text:p text:style-name="P4">
科技研究公司“蒂里亚斯研究”（Tirias Research）创办人、半导体分析师​吉姆·麦格雷戈（​​Jim McGrego）则告诉BBC中文，​​AI晶片产业和世界需要美中两国都更具弹性，且愿意进行谈判，引领发展。他说：“不幸的是，我不认为这种情况会发生。我们正朝着一个迫使产业分裂和可能引发经济灾难的局面前进。”</text:p>
      <text:p text:style-name="P4">
<text:a xlink:type="simple" xlink:href="https://www.bbc.com/zhongwen/simp/science-59333061" text:style-name="Internet_20_link" text:visited-style-name="Visited_20_Internet_20_Link">
 电脑完全模拟人脑 能还是不能？ </text:a>
  * <text:a xlink:type="simple" xlink:href="https://www.bbc.com/zhongwen/simp/business-65680773" text:style-name="Internet_20_link" text:visited-style-name="Visited_20_Internet_20_Link">
 ChatGPT产业：中国会在人工智能赛道上超越美国吗 </text:a>
  * <text:a xlink:type="simple" xlink:href="https://www.bbc.com/zhongwen/simp/chinese-news-65274804" text:style-name="Internet_20_link" text:visited-style-name="Visited_20_Internet_20_Link">
 从中国网信办新规看生成式AI新赛道走向 </text:a>
  * <text:a xlink:type="simple" xlink:href="https://www.bbc.com/zhongwen/simp/science-63903800" text:style-name="Internet_20_link" text:visited-style-name="Visited_20_Internet_20_Link">
 BBC记者对话AI聊天机器人 </text:a>
</text:p>
      <text:p text:style-name="P4">
</text:p>
      <text:p text:style-name="P4">
图像来源，  Reuters</text:p>
      <text:p text:style-name="P4">
图像加注文字，</text:p>
      <text:p text:style-name="P4">
有些专家认为，芯片已经成为“现在的石油”，容易受地缘政治影响而触发全球危机。</text:p>
      <text:h text:style-name="P12" text:outline-level="3">
<text:span text:style-name="T4">
AI晶片是什么？</text:span>
</text:h>
      <text:p text:style-name="P4">
如同上世纪的石油，晶片是当下全球科技运作的主要命脉。晶片用于手机、电脑、军事武器（譬如超音速导弹）以及汽车处理器，高阶的晶片运用是这些产品未来继续升级的关键。</text:p>
      <text:p text:style-name="P4">
AI晶片在此背景下被研发及生产，开始影响人类生活。</text:p>
      <text:p text:style-name="P4">
目前，主要可以看到的是，AI晶片的发展正在加速机器及超级电脑学习和深度学习的处理速度，使得使用者能够在图像辨识、语音识别、自然语言处理等领域取得突破性进展。AI晶片的出现驱动了自动驾驶、智能家居、物联网等领域的发展，为人类的日常生活带来了更多智能化的应用便利甚至风险。</text:p>
      <text:p text:style-name="P4">
<text:a xlink:type="simple" xlink:href="https://www.bbc.com/ukchina/simp/vert-fut-44641617" text:style-name="Internet_20_link" text:visited-style-name="Visited_20_Internet_20_Link">
 假如人工智能（AI）有灵魂：这意味着什么 </text:a>
  * <text:a xlink:type="simple" xlink:href="https://www.bbc.com/zhongwen/simp/56376630" text:style-name="Internet_20_link" text:visited-style-name="Visited_20_Internet_20_Link">
 中国AI新应用：脸部识别技术辨认金丝猴的长相 </text:a>
  * <text:a xlink:type="simple" xlink:href="https://www.bbc.com/zhongwen/simp/science-45591003" text:style-name="Internet_20_link" text:visited-style-name="Visited_20_Internet_20_Link">
 AI和媒体 编辑室里写新闻的机器 </text:a>
  * <text:a xlink:type="simple" xlink:href="https://www.bbc.com/zhongwen/simp/science-54870797" text:style-name="Internet_20_link" text:visited-style-name="Visited_20_Internet_20_Link">
 人工智能来势汹汹 如何改变消费者购物行为 </text:a>
</text:p>
      <text:p text:style-name="P4">
分析师萨格告诉BBC中文称，人工智慧研究加快了人们在应用中利用人工智慧的便利和进程，AI晶片的快速发展与此有很大关系。他说：“在许多不同行业中已经广泛应用了人工智慧，现在我们看到它在所有行业中的应用，并且有多个应用程序能够帮助人们节省时间和金钱。”</text:p>
      <text:p text:style-name="P4">
因此，有评论说，二战后，当代经济的变化，从“石油财”到“晶片财”，现在正要进入“AI晶片财”。</text:p>
      <text:p text:style-name="P4">
<text:a xlink:type="simple" xlink:href="https://www.bbc.com/ws/av-embeds/cps/zhongwen/simp/science-65854500/p0f1zj9c/zh-hans" text:style-name="Internet_20_link" text:visited-style-name="Visited_20_Internet_20_Link">
 Video-1-Link：/ws/av-embeds/cps/zhongwen/simp/science-65854500/p0f1zj9c/zh-hans </text:a>
 <text:span text:style-name="T4">
你的器材不支持播放多媒体材料</text:span>
视频加注文字，</text:p>
      <text:p text:style-name="P4">
ChatGPT能写出《新闻之夜》的开场白，但人工智能可以拯救科技巨头吗？</text:p>
      <text:p text:style-name="P4">
全球科学家正前仆后继地进入AI在半导体领域的研究及发展，在今年有了很大的进一步突破。台湾清华大学人工智慧研究中心黄朝宗副教授解释说：“若说AI应用如同汽车改变人类运输方式的话，那么AI晶片就是其不可或缺的燃料，而若要让每人都有一台汽车的话，那么就需要提供同量级的燃料量，这就是AI晶片在当今的重要性。”</text:p>
      <text:p text:style-name="P4">
长期研究人工智慧与晶片，黄朝宗告诉BBC，AI晶片受到关注的主因是近期“生成式AI”（Gen AI）神经网路的快速崛起。</text:p>
      <text:h text:style-name="P12" text:outline-level="3">
<text:span text:style-name="T4">
关键：生成式AI</text:span>
</text:h>
      <text:p text:style-name="P4">
</text:p>
      <text:p text:style-name="P4">
图像来源，  Getty Images</text:p>
      <text:p text:style-name="P4">
图像加注文字，</text:p>
      <text:p text:style-name="P4">
因此，有评论说，二战后，当代经济的变化，从石油财到晶片财，现在是正要进入了AI晶片财。</text:p>
      <text:p text:style-name="P4">
研究者认为，“生成式AI”应用的应用程序，譬如文本生成和图像生成，将可预见地开始被大量地整合到个人和企业的工作流程里。譬如，BingChat、ChatGpt、Google Bard、Office365 Copilot、MidJourney等都已开始整合，黄朝宗说“生成式AI”应用的发展，是AI晶片如何能继续生产的关键。</text:p>
      <text:p text:style-name="P4">
黄朝宗告诉记者，先前AI发展的瓶颈在于无法有效地、稳定地训练超大型网路，尤其是其训练资料是相当庞大的文本库或图库。但是，近年来，科学家成功地找到合适的训练方法，建立了先前难以想像的庞大生成式网路，其生成品质也因而达到让人类分辨不出真假的程度。</text:p>
      <text:p text:style-name="P4">
他认为，目前的实作瓶颈变成是“如何以合乎成本的方式，让数以亿计的使用者皆能进行推论使用”。</text:p>
      <text:p text:style-name="P4">
</text:p>
      <text:p text:style-name="P4">
图像来源，  Getty Images</text:p>
      <text:p text:style-name="P4">
图像加注文字，</text:p>
      <text:p text:style-name="P4">
人工智能和机器人已经被军队在战场上试验使用。</text:p>
      <text:p text:style-name="P4">
针对“生成式AI”，半导体分析师​麦格雷戈告诉BBC中文说，在未来10年内，AI将影响我们几乎所有的生活需求，譬如工作、娱乐或教育等等。</text:p>
      <text:p text:style-name="P4">
他指出：“AI的秘密在于不断发展的软体（software）。“他强调，在可预见的未来，AI多数是在很基础的用例上使用，譬如电池控制、监控或控制噪音上，大概占90%。但是，随着技术进步，特别是在生成式AI（Gen AI）的发展上，“AI预见将完成更具挑战性的任务，这是我们在ChatGPT 或Stable Diffusion等应用程序中所看见的。”</text:p>
      <text:p text:style-name="P4">
黄朝宗则说，在教育方面，已预见AI会是双面刃，一来可以加速积极性高的学生自我学习的速度，但另一方面也可能弱化学生自行整合知识的能力:“目前AI拥有的是基于庞大人为资料下的准确猜测能力，而非人类使用的因果推理能力，因此在使用上仍须相当小心。”他对BBC说。</text:p>
      <text:h text:style-name="P12" text:outline-level="3">
<text:span text:style-name="T4">
谁领先AI晶片的生产？</text:span>
</text:h>
      <text:p text:style-name="P4">
以制作绘图晶片（GPU）起家的矽谷大厂辉达，在GPU非常适合进行AI计算的背景下，随着AI技术及应用产品自今年起爆炸性的发展下，多年投资在有了惊人回报。分析辉达之所以在AI晶片行业中领先，有几个因素。</text:p>
      <text:p text:style-name="P4">
首先，该公司在图形处理单元（GPU）领域拥有领先地位。GPU的高并行运算能力，使其成为训练和运行大规模神经网络的理想选择。此外，该公司多年来致力于开发专用于人工智能的硬体和软体工具（如TensorRT等），这为开发者提供强大的工具和支援。</text:p>
      <text:p text:style-name="P4">
譬如，分析师萨格告诉BBC，“辉达在这个领域的很多主导地位都是来自该公司在软体方面投资的结果，特别是他们研发的产品CUDA（统一计算架构，能整合软硬体），充分利用GPU的可编程性，提供高性能又易于开发的GPU。”</text:p>
      <text:p text:style-name="P4">
</text:p>
      <text:p text:style-name="P4">
图像来源，  Joe Biden Facebook</text:p>
      <text:p text:style-name="P4">
图像加注文字，</text:p>
      <text:p text:style-name="P4">
去年底台积电董事长刘德音（右二）赠送给拜登的礼物是一张晶圆。左二即是辉达黄仁勋。</text:p>
      <text:p text:style-name="P4">
分析师麦格雷戈则解释，随着处理要求的增加，尤其是大型语言模型（LLM）、设备、网络和云端对更专业的AI处理的需求也在增加。他告诉BBC，这种处理要求，都被集成到从基本的MCU（微控制器单元）到SoC（系统单晶片），再到现在辉达生产招牌的GPU这样的分立加速器的所有事务里头。他说，“辉达之所以成为AI晶片的主导者，不仅是因为它的晶片主导了云端的AI培训，而且主要是因为该公司继续投资开发软件工具和资料库。”</text:p>
      <text:p text:style-name="P4">
清华大学黄朝宗则观察到，辉达早在10多年前就开始致力于维护开发者平台，让AI研究者可以轻易地使用他们的GPU进行研究，这是该公司目前难以被取代的深层原因。但是，他也强调，若晶片已被公认为新时代的石油，在这个比喻下，目前位居咽喉点的产油公司其实还是台积电。</text:p>
      <text:p text:style-name="P4">
他认为，因为辉达全线晶片或谷歌（Google）公司的TPU（张量处理器，是该公司开发的专用积体电路，用于加速机器学习）都是台积电生产的，“因此，未来AI晶片的发展潜力或瓶颈，台积电都扮演重要角色。”</text:p>
      <text:p text:style-name="P4">
<text:a xlink:type="simple" xlink:href="https://www.bbc.com/ws/av-embeds/cps/zhongwen/simp/science-65854500/p0fl2nhj/zh-hans" text:style-name="Internet_20_link" text:visited-style-name="Visited_20_Internet_20_Link">
 Video-2-Link：/ws/av-embeds/cps/zhongwen/simp/science-65854500/p0fl2nhj/zh-hans </text:a>
 <text:span text:style-name="T4">
你的器材不支持播放多媒体材料</text:span>
视频加注文字，</text:p>
      <text:p text:style-name="P4">
AI“教父”接受BBC采访，警告人工智能或将比人类更聪明</text:p>
      <text:p text:style-name="P4">
Source: <text:a xlink:type="simple" xlink:href="https://www.bbc.com/zhongwen/simp/science-65854500" text:style-name="Internet_20_link" text:visited-style-name="Visited_20_Internet_20_Link">
https://www.bbc.com/zhongwen/simp/science-65854500</text:a>
</text:p>
      <!--NEWS-->
      <text:h text:style-name="P10" text:outline-level="1">
<text:span text:style-name="T4">
美国拟重新加入联合国教科文组织，以对抗中国日益增长的影响力 (Free Version)</text:span>
</text:h>
      <text:p text:style-name="P4">
Author: Noemie Bisserbe / Stacy Meichtry</text:p>
      <text:p text:style-name="P4">
Publisher: 华尔街日报中文网</text:p>
      <text:p text:style-name="P4">
Published Time: 2023-06-13T02:00:00.000Z</text:p>
      <text:p text:style-name="P4">
Modified Time: 2023-06-13T02:00:00.000Z</text:p>
      <text:p text:style-name="P4">
Created Time: 2023-06-12T22:34:00.000Z</text:p>
      <text:p text:style-name="P4">
Description: 美国正着手重新加入联合国教科文组织，并计划支付数亿美元的会费，以对抗中国和其他对手在这个联合国文化和遗产组织中日益增长的影响力。</text:p>
      <text:p text:style-name="P4">
Images: []</text:p>
      <text:p text:style-name="P4">
Categories: ['国际']</text:p>
      <text:p text:style-name="P4">
Keywords: SYND,LINK:EN|WP-WSJ-0000972521</text:p>
      <text:p text:style-name="P4">
Type: Article</text:p>
      <!--METADATA-->
      <text:p text:style-name="P4">
美国正着手重新加入联合国教科文组织(United Nations Educational, Scientific and CulturalOrganization, Unesco)，并计划支付数亿美元的会费，以对抗中国和其他对手在这个联合国(UnitedNations)文化和遗产组织中日益增长的影响力。</text:p>
      <text:p text:style-name="P4">
Source: <text:a xlink:type="simple" xlink:href="https://cn.wsj.com/articles/%E7%BE%8E%E5%9B%BD%E6%8B%9F%E9%87%8D%E6%96%B0%E5%8A%A0%E5%85%A5%E8%81%94%E5%90%88%E5%9B%BD%E6%95%99%E7%A7%91%E6%96%87%E7%BB%84%E7%BB%87-%E4%BB%A5%E5%AF%B9%E6%8A%97%E4%B8%AD%E5%9B%BD%E6%97%A5%E7%9B%8A%E5%A2%9E%E9%95%BF%E7%9A%84%E5%BD%B1%E5%93%8D%E5%8A%9B-4bf64788" text:style-name="Internet_20_link" text:visited-style-name="Visited_20_Internet_20_Link">
https://cn.wsj.com/articles/%E7%BE%8E%E5%9B%BD%E6%8B%9F%E9%87%8D%E6%96%B0%E5%8A%A0%E5%85%A5%E8%81%94%E5%90%88%E5%9B%BD%E6%95%99%E7%A7%91%E6%96%87%E7%BB%84%E7%BB%87-%E4%BB%A5%E5%AF%B9%E6%8A%97%E4%B8%AD%E5%9B%BD%E6%97%A5%E7%9B%8A%E5%A2%9E%E9%95%BF%E7%9A%84%E5%BD%B1%E5%93%8D%E5%8A%9B-4bf64788</text:a>
</text:p>
      <!--NEWS-->
      <text:h text:style-name="P10" text:outline-level="1">
<text:span text:style-name="T4">
中企再遭美出口管制 31實體入列</text:span>
</text:h>
      <text:p text:style-name="P4">
Author: None (Language: zh)</text:p>
      <text:p text:style-name="P4">
Publisher: None</text:p>
      <text:p text:style-name="P4">
Time: 2023-06-13T02:04:00Z</text:p>
      <text:p text:style-name="P4">
Description: 拜登政府再度對多國企業祭出出口管制，理由包含協助訓練中國飛行員、參與中國在新疆的侵害人權活動等。有哪些企業被納入美國實體清單？</text:p>
      <text:p text:style-name="P4">
Videos: []</text:p>
      <text:p text:style-name="P4">
Images: []</text:p>
      <text:p text:style-name="P4">
Subject: 时政风云</text:p>
      <text:p text:style-name="P4">
Subjects: ['奥巴马', '专题报道：习近平访美', '新疆', '美国', '南希·佩洛西']</text:p>
      <text:p text:style-name="P4">
Keywords: ['实体清单', '出口管制', '解放军', '新疆', '监控', '美国', '中美关系', '中企']</text:p>
      <text:p text:style-name="P4">
ID: 65896433</text:p>
      <!--METADATA-->
      <text:p text:style-name="P4">
<text:a xlink:type="simple" xlink:href="https://www.dw.com/zh/overlay/image/article/65896433/63719678" text:style-name="Internet_20_link" text:visited-style-name="Visited_20_Internet_20_Link">
 </text:a>
</text:p>
      <text:p text:style-name="P4">
圖為美國商務部（資料照）</text:p>
      <text:p text:style-name="P4">
（德國之聲中文網）美國商務部週一（6月12日）將43個實體列入出口管制清單，這些實體的活動被認為違背美國利益，將會被限制取得美國的出口物品。</text:p>
      <text:p text:style-name="P4">
被列入名單的包括先豐服務集團（Frontier ServicesGroup），理由是該公司從事了培訓中國飛行員等威脅美國國家安全的活動。其前副總裁是美國軍事安全承包商黑水公司（Blackwater，現名Academi）的創辦人普林斯（ErikPrince）， <text:a xlink:type="simple" xlink:href="https://www.dw.com/zh/zh/安保市场兴旺-黑水前老板瞄准新丝路/a-39052241" text:style-name="Internet_20_link" text:visited-style-name="Visited_20_Internet_20_Link">
 經營業務包含安保與航空服務 </text:a>
 。</text:p>
      <text:p text:style-name="P4">
南非測試飛行學院（Test Flying Academy of SouthAfrica）也被列入美國實體清單。該學院曾因招募英國退役飛行員訓練中國飛官，而遭英國政府調查。</text:p>
      <text:p text:style-name="P4">
先豐服務集團設在中國、肯尼亞、老撾和阿拉伯聯合酋長國的站點，以及南非測試飛行學院位於南非、中國、阿聯酋和英國的單位，此外還有中國航空工業集團（AVIC）在中國和南非的分支，皆被納入管制。路透社未能立即聯繫到這些公司進行評論。</text:p>
      <text:p text:style-name="P4">
去年底，《華爾街日報》等媒體曾報導，中國解放軍在 <text:a xlink:type="simple" xlink:href="https://www.dw.com/zh/zh/澳警方曾搜查英国前试飞员住所-法官裁决合规/a-65501305" text:style-name="Internet_20_link" text:visited-style-name="Visited_20_Internet_20_Link">
 招募西方飛行員 </text:a>
 幫助他們操作航空母艦的艦載機；彭博社指出，此技術在中美爆發衝突時可能有用。</text:p>
      <text:p text:style-name="P4">
</text:p>
      <text:p text:style-name="P4">
圖為新華社4月9日公布的影像，顯示解放軍東部戰區的飛行員在進行演習。（資料照）</text:p>
      <text:h text:style-name="P12" text:outline-level="3">
<text:span text:style-name="T4">
還有哪些企業被納入美國管制？</text:span>
</text:h>
      <text:p text:style-name="P4">
根據美國商務部新聞稿，企業被納入實體清單的原因，除了因為招募西方飛行員訓練解放軍學習西方的飛機操作技術，還有一些公司是因取得了美國原產物品來協助中國的軍事現代化，例如開發高超音速武器、高超音速飛行模擬。</text:p>
      <text:p text:style-name="P4">
美國商務部官員阿克塞爾羅德（Matthew Axelrod）在聲明中指出：「我們必須防止中國藉由獲取美國的技術和知識，以實現軍事現代化計劃。」</text:p>
      <text:p text:style-name="P4">
這次被納入的43個實體中，包含31個中國實體。</text:p>
      <text:p text:style-name="P4">
上海超算科技公司（Shanghai SupercomputingTechnology）因提供以雲端為基礎的超級計算技術，以協助高超音速研究，而被加入美國實體清單。</text:p>
      <text:p text:style-name="P4">
有9間中國和巴基斯坦的企業，因協助了巴基斯坦的彈道導彈計劃而被列入名單。</text:p>
      <text:p text:style-name="P4">
還有2家公司被列入是因為容許中國進行侵犯人權的行為，例如協助在新疆打壓維吾爾穆斯林及其他少數族群。</text:p>
      <text:p text:style-name="P4">
</text:p>
      <text:p text:style-name="P4">
此圖2019年5月攝於新疆和田一帶，圖中建物被認為是關押穆斯林少數族群的再教育營。</text:p>
      <text:p text:style-name="P4">
北京瑞源文德科技公司（Ryan Wende Science andTechnology）替中國各地的公安局採購、分發手機檢測軟體、指紋辨識技術、生物統計軟體和DNA檢測項目；新疆科華和昶生物科技公司（XinjiangKehua Hechang Biological Science and Technology）則是協助新疆生產建設兵團、新疆公安局取得、分發生物科技項目。</text:p>
      <text:p text:style-name="P4">
上週五（9日），雷射印表機製造商納思達，以及中泰化學等中國企業，也遭美國國土安全部以涉嫌在新疆的強迫勞動為由，列入實體清單。週一，中國商務部再度否認新疆有<text:a xlink:type="simple" xlink:href="https://www.dw.com/zh/zh/研究全球汽車產業續受新疆強迫勞動威脅/a-64085295" text:style-name="Internet_20_link" text:visited-style-name="Visited_20_Internet_20_Link">
 強迫勞動 </text:a>
，稱美國此舉「缺乏事實依據，沒有透明度」，「中方將採取必要措施，堅決維護中國企業合法權益」。</text:p>
      <text:p text:style-name="P4">
聯合國專家和人權團體批評中國在新疆迫害維吾爾人，估計近年來有超過1百萬人被關押在 <text:a xlink:type="simple" xlink:href="https://www.dw.com/zh/zh/新疆公安文件曝光3年-仍在盼望自由曙光/a-64195115" text:style-name="Internet_20_link" text:visited-style-name="Visited_20_Internet_20_Link">
 再教育營</text:a>
，許多人說他們受到了意識形態教育和虐待。中國政府持續否認相關指控。</text:p>
      <text:p text:style-name="P4">
（綜合報導）</text:p>
      <text:p text:style-name="P4">
Source: <text:a xlink:type="simple" xlink:href="https://www.dw.com/zh/中企再遭美出口管制-31實體入列/a-65896433" text:style-name="Internet_20_link" text:visited-style-name="Visited_20_Internet_20_Link">
https://www.dw.com/zh/中企再遭美出口管制-31實體入列/a-65896433?maca=chi-rss-chi-all-1127-rdf</text:a>
</text:p>
      <!--NEWS-->
      <text:h text:style-name="P10" text:outline-level="1">
<text:span text:style-name="T4">
美国将允许韩国和台湾半导体制造商保持在华业务 (Free Version)</text:span>
</text:h>
      <text:p text:style-name="P4">
Author: Yuka Hayashi</text:p>
      <text:p text:style-name="P4">
Publisher: 华尔街日报中文网</text:p>
      <text:p text:style-name="P4">
Published Time: 2023-06-13T02:05:00.000Z</text:p>
      <text:p text:style-name="P4">
Modified Time: 2023-06-13T02:05:00.000Z</text:p>
      <text:p text:style-name="P4">
Created Time: 2023-06-12T10:01:00.000Z</text:p>
      <text:p text:style-name="P4">
Description: 一些分析人士说，此举将削弱旨在拖慢中国技术进步步伐的美国出口管制措施。</text:p>
      <text:p text:style-name="P4">
Images: []</text:p>
      <text:p text:style-name="P4">
Categories: ['科技']</text:p>
      <text:p text:style-name="P4">
Keywords: SYND,LINK:EN|WP-WSJ-0000972769</text:p>
      <text:p text:style-name="P4">
Type: Article</text:p>
      <!--METADATA-->
      <text:p text:style-name="P4">
根据美国商务部一位高级官员最近的言论，拜登(Joe Biden)政府计划允许韩国和台湾顶级半导体制造商保持和拓展其 <text:a xlink:type="simple" xlink:href="https://cn.wsj.com/articles/CN-TEC-20221013141230" text:style-name="Internet_20_link" text:visited-style-name="Visited_20_Internet_20_Link">
 在华现有芯片制造业务</text:a>
 ，而不会遭受美方的报复。</text:p>
      <text:p text:style-name="P4">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港府申请对《愿荣光归香港》颁发禁制令，法官推迟裁决</text:span>
</text:h>
      <text:p text:style-name="P4">
Creator: TIFFANY MAY,CHANG CHE</text:p>
      <text:p text:style-name="P4">
Publisher: https://www.facebook.com/nytimeschinese</text:p>
      <text:p text:style-name="P4">
Published Time: 2023-06-13T02:10:41+08:00</text:p>
      <text:p text:style-name="P4">
Description: 港府一周前向法院申请禁止在网上传播这首歌曲，法官要求港府更具体地说明其要求的范围，并定于下个月举行听证会。此案可能进一步挑战科技公司在中国境内的运营方式。 Lam Yik Fei for The New York Times 2019年，人们聚集在一家购物中心高歌，其中《愿荣光归香港》成为香港抗议运动的代表歌曲。</text:p>
      <text:p text:style-name="P4">
Images: ["<text:a xlink:type="simple" xlink:href="https://static01.nyt.com/images/2023/06/12/multimedia/12hk-injunction-bjht/12hk-injunction-bjht-master1050.jpg" text:style-name="Internet_20_link" text:visited-style-name="Visited_20_Internet_20_Link">
12hk-injuncti...</text:a>
"]</text:p>
      <text:p text:style-name="P4">
Category: 中国</text:p>
      <text:p text:style-name="P4">
Type: Article</text:p>
      <!--METADATA-->
      <text:p text:style-name="P4">
<draw:frame draw:style-name="fr1" draw:name="Image79" text:anchor-type="as-char" svg:width="6.9236in" svg:height="4.615733in" draw:z-index="0">
<draw:image xlink:href="../Images/cnnytimes/2023-06-13T02-10-41-08-00/12hk-injunction-bjht-master1050.jpg" xlink:type="simple" xlink:show="embed" xlink:actuate="onLoad" draw:mime-type="image/jpeg"/>
</draw:frame>
</text:p>
      <text:p text:style-name="P4">
香港当局向法庭请愿禁止在网上传播一首流行的亲民主抗议歌曲，一名法官在周一推迟作出决定，此案可能进一步挑战科技公司在这座中国城市的运营方式。</text:p>
      <text:p text:style-name="P4">
法官在要求政府更具体地说明其要求的范围后，定于7月21日举行另一场听证会。</text:p>
      <text:p text:style-name="P4">
香港当局一直在打击他们认为对国家安全构成威胁的任何行为，针对个人进行逮捕和起诉。</text:p>
      <text:p text:style-name="P4">
周一法庭听证会所涉歌曲《 <text:a xlink:type="simple" xlink:href="https://cn.nytimes.com/china/20230608/hong-kong-google/" text:style-name="Internet_20_link" text:visited-style-name="Visited_20_Internet_20_Link">
 愿荣光归香港 </text:a>
 》一直是政府的一个特别引爆点，以该歌曲为颂歌的抗议活动挑战了中国对这个前英国殖民地的政治异见的镇压。</text:p>
      <text:p text:style-name="P4">
广告</text:p>
      <text:p text:style-name="P4">
政府上周向法院提交一份请愿书，称《愿荣光归香港》被用来“侮辱”中国国歌。该文件没有指明任何被告，但包含了YouTube上这首歌的32个链接。去年12月，香港当局<text:a xlink:type="simple" xlink:href="https://www.youtube.com/watch" text:style-name="Internet_20_link" text:visited-style-name="Visited_20_Internet_20_Link">
 批评 </text:a>
 谷歌在香港国歌的搜索结果中显示该抗议歌曲。</text:p>
      <text:p text:style-name="P4">
周一，香港高等法院法官陈嘉信就多项问题要求政府代表作出回答，包括澄清该请愿书适用的答辩人。</text:p>
      <text:p text:style-name="P4">
澳大利亚墨尔本乔治敦大学亚洲法律中心高级研究员任建峰说：“法官是在确保如果禁制令今天发出，那么一些基本条件能够符合。”</text:p>
      <text:p text:style-name="P4">
此案对科技公司如何在香港运营的影响仍有待观察。</text:p>
      <text:p text:style-name="P4">
十多年前，谷歌和Meta在香港设立了办事处，如今两个公司都在香港拥有多达数百名员工。Twitter于2015年开设了办公室，但两年后关闭了，在该市现已无工作人员。</text:p>
      <text:p text:style-name="P4">
Meta大中华区前公共政策董事总经理陈澍现在是华盛顿咨询公司The AsiaGroup的台湾和香港董事总经理，他说，如果被迫从其网络平台上对香港用户不显示与这首歌相关的链接，这些公司可以使用一种被称为地理屏蔽的通用技术。</text:p>
      <text:p text:style-name="P4">
广告</text:p>
      <text:p text:style-name="P4">
谷歌母公司Alphabet拒绝置评。Meta没有回应置评请求。</text:p>
      <text:p text:style-name="P4">
科技公司与香港当局之间的紧张关系在2020年开始升级，当时香港通过了一项范围广泛的 <text:a xlink:type="simple" xlink:href="https://cn.nytimes.com/china/20200701/hong-kong-security-law-explain/" text:style-name="Internet_20_link" text:visited-style-name="Visited_20_Internet_20_Link">
 国家安全法</text:a>
，旨在消除对执政的共产党的反对。周一的请愿并非根据国家安全法的正式诉讼，但政府上周援引该法作为法院应批准其请求的理由。</text:p>
      <text:p text:style-name="P4">
自该法通过以来，当局要求删除互联网内容的请求激增。据谷歌称，香港官员在2022年下半年要求从YouTube和谷歌搜索等服务中删除的内容达到 <text:a xlink:type="simple" xlink:href="https://transparencyreport.google.com/" text:style-name="Internet_20_link" text:visited-style-name="Visited_20_Internet_20_Link">
 183项</text:a>
，是十年来的最高峰，与国家安全相关的请求总体上升是主要原因。该公司拒绝了大约一半的请求。</text:p>
      <text:p text:style-name="P4">
Source: <text:a xlink:type="simple" xlink:href="https://cn.nytimes.com/china/20230613/glory-to-hong-kong-injunction/" text:style-name="Internet_20_link" text:visited-style-name="Visited_20_Internet_20_Link">
https://cn.nytimes.com/china/20230613/glory-to-hong-kong-injunction/</text:a>
</text:p>
      <!--NEWS-->
      <text:h text:style-name="P10" text:outline-level="1">
<text:span text:style-name="T4">
三星前高管被控企图利用被窃蓝图在中国建芯片厂 (Free Version)</text:span>
</text:h>
      <text:p text:style-name="P4">
Author: Jiyoung Sohn</text:p>
      <text:p text:style-name="P4">
Publisher: 华尔街日报中文网</text:p>
      <text:p text:style-name="P4">
Published Time: 2023-06-13T02:25:00.000Z</text:p>
      <text:p text:style-name="P4">
Modified Time: 2023-06-13T02:25:00.000Z</text:p>
      <text:p text:style-name="P4">
Created Time: 2023-06-13T01:12:00.000Z</text:p>
      <text:p text:style-name="P4">
Description: 三星电子一名前高管在韩国遭起诉，他被指控创办了一家公司，吸引了约60亿美元投资，利用三星的工厂设计蓝图和其它工程机密试图在中国建造一座芯片工厂。</text:p>
      <text:p text:style-name="P4">
Images: []</text:p>
      <text:p text:style-name="P4">
Categories: ['商业']</text:p>
      <text:p text:style-name="P4">
Keywords: SYND,LINK:EN|WP-WSJ-0000973908</text:p>
      <text:p text:style-name="P4">
Type: Article</text:p>
      <!--METADATA-->
      <text:p text:style-name="P4">
三星电子(Samsung Electronics Co., 005930.SE)一名前高管在韩国遭起诉，他被指控创办了一家公司，吸引了约60亿美元投资，利用<text:a xlink:type="simple" xlink:href="https://cn.wsj.com/articles/CN-TEC-20221004101644" text:style-name="Internet_20_link" text:visited-style-name="Visited_20_Internet_20_Link">
 三星的工厂设计蓝图 </text:a>
和其它工程机密试图在中国建造一座芯片工厂。</text:p>
      <text:p text:style-name="P4">
Source: <text:a xlink:type="simple" xlink:href="https://cn.wsj.com/articles/%E4%B8%89%E6%98%9F%E5%89%8D%E9%AB%98%E7%AE%A1%E8%A2%AB%E6%8E%A7%E4%BC%81%E5%9B%BE%E5%88%A9%E7%94%A8%E8%A2%AB%E7%AA%83%E8%93%9D%E5%9B%BE%E5%9C%A8%E4%B8%AD%E5%9B%BD%E5%BB%BA%E8%8A%AF%E7%89%87%E5%8E%82-46a54fc8" text:style-name="Internet_20_link" text:visited-style-name="Visited_20_Internet_20_Link">
https://cn.wsj.com/articles/%E4%B8%89%E6%98%9F%E5%89%8D%E9%AB%98%E7%AE%A1%E8%A2%AB%E6%8E%A7%E4%BC%81%E5%9B%BE%E5%88%A9%E7%94%A8%E8%A2%AB%E7%AA%83%E8%93%9D%E5%9B%BE%E5%9C%A8%E4%B8%AD%E5%9B%BD%E5%BB%BA%E8%8A%AF%E7%89%87%E5%8E%82-46a54fc8</text:a>
</text:p>
      <!--NEWS-->
      <text:h text:style-name="P10" text:outline-level="1">
<text:span text:style-name="T4">
乌克兰揭示反攻结果与非洲领导人准备在莫斯科和基辅之间进行调解</text:span>
</text:h>
      <text:p text:style-name="P4">
Author: 半岛电视台＋通讯社</text:p>
      <text:p text:style-name="P4">
Publisher: Al Jazeera</text:p>
      <text:p text:style-name="P4">
Published Time: 2023-06-13T02:30:46</text:p>
      <text:p text:style-name="P4">
Modified Time: 2023-06-13T11:42:44</text:p>
      <text:p text:style-name="P4">
Description: 乌克兰透露了其军队大约一周前在该国东部和南部发动的现阶段反击的结果，与此同时，华盛顿谴责俄罗斯在白俄罗斯部署核弹头的计划。</text:p>
      <text:p text:style-name="P4">
Images: ["<text:a xlink:type="simple" xlink:href="https://chinese.aljazeera.net/wp-content/uploads/2023/06/1-1686622535.jpg" text:style-name="Internet_20_link" text:visited-style-name="Visited_20_Internet_20_Link">
1-1686622535.jpg</text:a>
", "<text:a xlink:type="simple" xlink:href="https://chinese.aljazeera.net/wp-content/uploads/2023/06/1-1686622594.png" text:style-name="Internet_20_link" text:visited-style-name="Visited_20_Internet_20_Link">
1-1686622594.png</text:a>
", "<text:a xlink:type="simple" xlink:href="https://chinese.aljazeera.net/wp-content/uploads/2023/06/1-1686622633.png" text:style-name="Internet_20_link" text:visited-style-name="Visited_20_Internet_20_Link">
1-1686622633.png</text:a>
", "<text:a xlink:type="simple" xlink:href="https://chinese.aljazeera.net/wp-content/uploads/2023/06/1-1686622663.png" text:style-name="Internet_20_link" text:visited-style-name="Visited_20_Internet_20_Link">
1-1686622663.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0" text:anchor-type="as-char" svg:width="6.9236in" svg:height="4.951979in" draw:z-index="0">
<draw:image xlink:href="../Images/Aljazeera Chinese/2023-06-13T02-30-46/1-1686622535.jpg" xlink:type="simple" xlink:show="embed" xlink:actuate="onLoad" draw:mime-type="image/jpeg"/>
</draw:frame>
 基辅证实对俄罗斯军队发起的反击战继续取得进展</text:p>
      <text:p text:style-name="P4">
乌克兰透露了其军队大约一周前在该国东部和南部发动的现阶段反击的结果，与此同时，华盛顿谴责俄罗斯在白俄罗斯部署核弹头的计划。</text:p>
      <text:p text:style-name="P4">
周一，乌克兰国防部副部长汉娜·马利亚尔在 Telegram上发文称，乌克兰军队迄今已“解放”7个村庄：4个在顿巴斯地区（东部）的顿涅茨克地区，3个在扎波罗热区（东南部）。</text:p>
      <text:p text:style-name="P4">
马利亚尔补充说，自反击开始以来，沿前线收复的面积扩大到约 100 公里，达到 90 平方公里，并指出，乌克兰军队向扎波罗热推进了6公里多。</text:p>
      <text:p text:style-name="P4">
收复的村庄中有两个位于顿涅茨克，在最近被俄罗斯军队控制的巴赫穆特市北部，乌克兰军队现在正试图再次控制它。</text:p>
      <text:p text:style-name="P4">
乌克兰国防部副部长表示，乌克兰军队目前控制着巴赫穆特市12平方公里的土地。</text:p>
      <text:p text:style-name="P4">
<draw:frame draw:style-name="fr1" draw:name="Image81" text:anchor-type="as-char" svg:width="6.9236in" svg:height="3.884409in" draw:z-index="0">
<draw:image xlink:href="../Images/Aljazeera Chinese/2023-06-13T02-30-46/1-1686622594.png" xlink:type="simple" xlink:show="embed" xlink:actuate="onLoad" draw:mime-type="image/png"/>
</draw:frame>
 乌克兰士兵庆祝收复顿涅茨克的斯托热村（路透）</text:p>
      <text:h text:style-name="P13" text:outline-level="4">
<text:span text:style-name="T4">
激战</text:span>
</text:h>
      <text:p text:style-name="P4">
与此同时，乌克兰总统泽连斯基表示，尽管战斗非常激烈，而且还下着雨，乌克兰军队仍在反击中前进，他并指出，敌人的损失与乌克兰的计划相吻合。</text:p>
      <text:p text:style-name="P4">
另一方面，莫斯科淡化了基辅宣布的进展的重要性，并表示，其部队击退了乌克兰军队对俄罗斯在顿涅茨克控制下的巴赫穆特和索利达尔等城市以及扎波罗热市的东南部及该省省会的袭击，其中包括一座核电站。</text:p>
      <text:p text:style-name="P4">
总部位于美国的战争研究所周一在评论战斗过程时表示，乌克兰军队在顿涅茨克和扎波罗热取得了进展，并表示，俄罗斯消息来源证实了这一进展，但试图淡化其重要性。</text:p>
      <text:p text:style-name="P4">
分析人士表示，乌克兰军队目前发起的行动可能旨在测试俄罗斯的防御能力，并指出，鉴于俄罗斯军队在数量和空中优势，并且在数月的时间里建造了坚固的防御工，恢复乌克兰东部和南部俄罗斯控制区的任务将是艰巨的。</text:p>
      <text:p text:style-name="P4">
在另一个实地发展中，乌克兰军队宣布，其防空系统已在周二黎明对俄罗斯无人机对基辅的袭击做出反应。</text:p>
      <text:p text:style-name="P4">
半岛电视台记者还报道称，当局宣布进入空中警戒状态、警报器在乌克兰南部响起，无人机在扎波罗热省的天空受到监控。</text:p>
      <text:p text:style-name="P4">
<draw:frame draw:style-name="fr1" draw:name="Image82" text:anchor-type="as-char" svg:width="6.9236in" svg:height="4.675678in" draw:z-index="0">
<draw:image xlink:href="../Images/Aljazeera Chinese/2023-06-13T02-30-46/1-1686622633.png" xlink:type="simple" xlink:show="embed" xlink:actuate="onLoad" draw:mime-type="image/png"/>
</draw:frame>
右起：马克龙、杜达和朔尔茨在巴黎爱丽舍宫会面（法国媒体）</text:p>
      <text:h text:style-name="P13" text:outline-level="4">
<text:span text:style-name="T4">
军事支援</text:span>
</text:h>
      <text:p text:style-name="P4">
与此同时，美国国务卿安东尼·布林肯周一表示，美国决心增加对乌克兰的支持。</text:p>
      <text:p text:style-name="P4">
布林肯在华盛顿举行的新闻发布会上补充说，预计将于 7 月 11 日至 12 日在立陶宛维尔纽斯举行的北大西洋公约组织 (北约)下一届峰会将提供一揽子政治和军事支持。</text:p>
      <text:p text:style-name="P4">
布林肯指出，乌克兰的主要反击尚未开始，他并表示，乌克兰的任何和平协议都必须尊重联合国宪章，这意味着尊重各国的主权和领土完整。</text:p>
      <text:p text:style-name="P4">
美国国务卿还表示，这种和平不应该是让俄罗斯在 6 个月、1 年或两年后喘口气再次进攻的那种。</text:p>
      <text:p text:style-name="P4">
在巴黎，法国总统埃马纽埃尔·马克龙在与德国总理奥拉夫·朔尔茨和波兰总统安杰伊·杜达举行的新闻发布会上表示，这三个国家竭尽全力帮助乌克兰反击。</text:p>
      <text:p text:style-name="P4">
马克龙补充说，弹药、武器和车辆的运送已经加强，未来几天和几周将继续进行。</text:p>
      <text:p text:style-name="P4">
法国总统补充说，乌克兰的反击已经开始并将持续数周甚至数月，他认为，这次袭击是经过精心和系统准备的。</text:p>
      <text:p text:style-name="P4">
<draw:frame draw:style-name="fr1" draw:name="Image83" text:anchor-type="as-char" svg:width="6.9236in" svg:height="4.612736in" draw:z-index="0">
<draw:image xlink:href="../Images/Aljazeera Chinese/2023-06-13T02-30-46/1-1686622663.png" xlink:type="simple" xlink:show="embed" xlink:actuate="onLoad" draw:mime-type="image/png"/>
</draw:frame>
刚果总统丹尼斯·萨苏·恩格索与科特迪瓦总统阿拉萨内·瓦塔拉在阿比让举行会晤（法国媒体）</text:p>
      <text:h text:style-name="P13" text:outline-level="4">
<text:span text:style-name="T4">
非洲调解</text:span>
</text:h>
      <text:p text:style-name="P4">
在外交方面，刚果共和国总统丹尼斯·萨苏·恩格索周一在阿比让举行的新闻发布会上表示，非洲不能对乌克兰战争保持沉默，接下来几天的调解计划将包括他与一些非洲领导人前往基辅和莫斯科进行调解。</text:p>
      <text:p text:style-name="P4">
与此同时，法新社援引刚果外交消息人士的说法报道称，非洲代表团除刚果总统外，还将包括埃及总统阿卜杜勒·法塔赫·塞西、南非总统西里尔·拉马福萨、塞内加尔总统麦基·萨勒、乌干达总统约韦里·穆塞韦尼、赞比亚总统哈凯恩德·希奇莱马，以及非盟现任轮值国科摩罗总统阿扎利。</text:p>
      <text:p text:style-name="P4">
据法新社报道称，非洲调解代表团定于周五访问基辅，与乌克兰总统泽连斯基举行会晤，然后于周六访问莫斯科，与俄罗斯总统普京会面。</text:p>
      <text:h text:style-name="P13" text:outline-level="4">
<text:span text:style-name="T4">
俄罗斯核武器</text:span>
</text:h>
      <text:p text:style-name="P4">
另一方面，白宫周一表示，“谈论在白俄罗斯部署核弹头是鲁莽的言论，没有理由改变我们的核地位。”</text:p>
      <text:p text:style-name="P4">
俄罗斯总统弗拉基米尔·普京上周五宣布，他的国家将于7 月开始在白俄罗斯领土上部署特种战术核武器，即为它指定的设施准备就绪后完成后。</text:p>
      <text:p text:style-name="P4">
这项部署计划在与白俄罗斯接壤的立陶宛举行北约峰会之前开始，而本次峰会将讨论乌克兰加入联盟的候选资格问题。</text:p>
      <text:p text:style-name="P4">
早些时候，俄罗斯总统与白俄罗斯总统亚历山大·卢卡申科就在白俄罗斯领土上部署短程核导弹计划达成共识，白俄罗斯是莫斯科的亲密盟友，前提是导弹仍由俄罗斯指挥。</text:p>
      <text:p text:style-name="P4">
俄罗斯总统3月25日宣布，莫斯科将在白俄罗斯部署“战术”核武器，这引发了人们对乌克兰冲突升级的担忧。</text:p>
      <text:p text:style-name="P4">
普京还宣布，白俄罗斯已装备10架飞机使用类似武器，并指出，将于7月1日建成专用仓库。</text:p>
      <text:p text:style-name="P4">
而在去年5月底，卢卡申科证实，俄罗斯向白俄罗斯转移核武器的工作已经开始。</text:p>
      <text:p text:style-name="P4">
Source: <text:a xlink:type="simple" xlink:href="https://chinese.aljazeera.net/news/war-in-ukraine/2023/6/13/%e4%b9%8c%e5%85%8b%e5%85%b0%e6%8f%ad%e7%a4%ba%e5%8f%8d%e6%94%bb%e7%bb%93%e6%9e%9c%e4%b8%8e%e9%9d%9e%e6%b4%b2%e9%a2%86%e5%af%bc%e4%ba%ba%e5%87%86%e5%a4%87%e5%9c%a8%e8%8e%ab%e6%96%af%e7%a7%91%e5%92%8c" text:style-name="Internet_20_link" text:visited-style-name="Visited_20_Internet_20_Link">
https://chinese.aljazeera.net/news/war-in-ukraine/2023/6/13/%e4%b9%8c%e5%85%8b%e5%85%b0%e6%8f%ad%e7%a4%ba%e5%8f%8d%e6%94%bb%e7%bb%93%e6%9e%9c%e4%b8%8e%e9%9d%9e%e6%b4%b2%e9%a2%86%e5%af%bc%e4%ba%ba%e5%87%86%e5%a4%87%e5%9c%a8%e8%8e%ab%e6%96%af%e7%a7%91%e5%92%8c</text:a>
</text:p>
      <!--NEWS-->
      <text:h text:style-name="P10" text:outline-level="1">
<text:span text:style-name="T4">
美示警中國駭客網攻 恐破壞基礎設施</text:span>
</text:h>
      <text:p text:style-name="P4">
Author: None (Language: zh)</text:p>
      <text:p text:style-name="P4">
Publisher: None</text:p>
      <text:p text:style-name="P4">
Time: 2023-06-13T03:19:00Z</text:p>
      <text:p text:style-name="P4">
Description: 中美若爆發衝突，中國駭客組織可能在其中扮演關鍵角色。美國網路暨基礎設施安全局局長12日警告，中國大舉投資網路駭客行為，美方應嚴陣以待，做好更完善的準備。</text:p>
      <text:p text:style-name="P4">
Videos: []</text:p>
      <text:p text:style-name="P4">
Images: []</text:p>
      <text:p text:style-name="P4">
Subject: 时政风云</text:p>
      <text:p text:style-name="P4">
Subjects: ['奥巴马', '专题报道：习近平访美', '基础设施', '美国', '南希·佩洛西']</text:p>
      <text:p text:style-name="P4">
Keywords: ['中国黑客', '黑客攻击', '美国', '中美关系', '关岛', '基础设施']</text:p>
      <text:p text:style-name="P4">
ID: 65896508</text:p>
      <!--METADATA-->
      <text:p text:style-name="P4">
<text:a xlink:type="simple" xlink:href="https://www.dw.com/zh/overlay/image/article/65896508/65189036" text:style-name="Internet_20_link" text:visited-style-name="Visited_20_Internet_20_Link">
 </text:a>
</text:p>
      <text:p text:style-name="P4">
西方高度關注中國駭客組織在全球的發展。</text:p>
      <text:p text:style-name="P4">
（德國之聲中文網）路透社報導，一名美國網路安全高官週一（6月12日）示警，中國若與美國發生衝突，其駭客「幾乎肯定」會破壞美國的關鍵基礎設施，如管道和鐵路。</text:p>
      <text:p text:style-name="P4">
該發言來自美國網路安全暨基礎設施安全局（CISA）局長伊斯特利（Jen Easterly）。她在華盛頓阿斯彭研究所（AspenInstitute）的一場論壇中表示，北京正在大舉投資相關技術，以提升破壞美國基礎設施的能力。</text:p>
      <text:p text:style-name="P4">
伊斯特利告誡道： 「鑒於來自中國的威脅、發展規模，以及在這方面（駭客）投入的資源和努力，我們將非常、非常難以防止破壞發生。」</text:p>
      <text:p text:style-name="P4">
她強調，美國人需要做好準備，因應北京駭客有能力避開美方防禦系統，對現實世界造成破壞的可能性。「我認為這是我們真正需要應對的一個威脅。我們需要更加關注、建立抵禦能力」。</text:p>
      <text:p text:style-name="P4">
至截稿前，中國駐美大使館尚未回應路透社的置評請求。</text:p>
      <text:h text:style-name="P12" text:outline-level="3">
<text:span text:style-name="T4">
西方關切中國駭客行動</text:span>
</text:h>
      <text:p text:style-name="P4">
在伊斯特利提出警告之前， <text:a xlink:type="simple" xlink:href="https://www.dw.com/zh/zh/网攻将是战争导火线拜登点名中俄黑客/a-58666556" text:style-name="Internet_20_link" text:visited-style-name="Visited_20_Internet_20_Link">
 中國駭客組織的發展已受到國際關注</text:a>
。今年稍早，美國情報界一份年度威脅評估報告指出，如果北京認為與華盛頓的潛在衝突迫在眉睫，北京「肯定會考慮對美國本土的關鍵基礎設施和軍事目標採取積極的網絡行動」。</text:p>
      <text:p text:style-name="P4">
<text:a xlink:type="simple" xlink:href="https://www.dw.com/zh/zh/微軟中國駭客組織入侵美國關鍵網路設施/a-65727644" text:style-name="Internet_20_link" text:visited-style-name="Visited_20_Internet_20_Link">
 微軟公司5月亦曾發出警告 </text:a>
，指由中國政府支持、總部位於中國的駭客組織「伏特颱風」（Volt Typhoon），自2021年運作以來，長期鎖定並入侵美國多項產業的關鍵網路基礎建設。</text:p>
      <text:p text:style-name="P4">
其中最受矚目的中國間諜活動地區包含美國關島。根據微軟發佈的報告，由於關島是美國在太平洋上的一個重要軍事前哨，也是應對亞太地區潛在衝突的關鍵基地，「伏特颱風」因此將當地關鍵基礎設施視為目標。</text:p>
      <text:p text:style-name="P4">
</text:p>
      <text:p text:style-name="P4">
去年時任美國眾院議長佩洛西訪台時，台灣車站、超商電子看板曾遭駭客入侵。（示意圖）</text:p>
      <text:p text:style-name="P4">
《紐約時報》當時分析，倘若中國武力侵犯台灣而爆發台海危機，而美國在關島的通訊能力又遭切斷，將嚴重影響應對。這些消息也受到 <text:a xlink:type="simple" xlink:href="https://www.dw.com/zh/zh/加拿大跟進五眼聯盟-5g網路禁用華為/a-61871493" text:style-name="Internet_20_link" text:visited-style-name="Visited_20_Internet_20_Link">
 「五眼聯盟」（FiveEyes） </text:a>
的關切，該聯盟是由美國、澳大利亞、加拿大、新西蘭和英國共組的情報共享單位。</text:p>
      <text:p text:style-name="P4">
中國當局否認任何有關駭客組織的指控。其外交部發言人毛寧5月在一場例行記者會上，指微軟所發布的報告內容「東拼西湊、證據鏈嚴重缺失、極不專業」，並指「五眼聯盟」是世界上最大的情報組織，美國國家安全局是世界上最大的「駭客組織」，「他們聯手發布虛假訊息報告，本身就很諷刺。……無論如何變換手法，都改變不了美國才是『駭客任務』的事實」。</text:p>
      <text:p text:style-name="P4">
去年8月，時任美國眾院議長佩洛西（NancyPelosi）訪台引起北京不滿。當時台灣公務機關就曾遭到疑似中國駭客攻擊，政府單位網站、車站和超商電子看板皆遭入侵； <text:a xlink:type="simple" xlink:href="https://www.dw.com/zh/zh/台政府官网猛烈遭袭-黑客称特别行动/a-62712427" text:style-name="Internet_20_link" text:visited-style-name="Visited_20_Internet_20_Link">
 一個名為「APT27」的駭客組織也在網上聲稱，它已關閉台灣6萬個網路連接設備 </text:a>
 。</text:p>
      <text:p text:style-name="P4">
（綜合報導）</text:p>
      <text:p text:style-name="P4">
Source: <text:a xlink:type="simple" xlink:href="https://www.dw.com/zh/美示警中國駭客網攻-恐破壞基礎設施/a-65896508" text:style-name="Internet_20_link" text:visited-style-name="Visited_20_Internet_20_Link">
https://www.dw.com/zh/美示警中國駭客網攻-恐破壞基礎設施/a-65896508?maca=chi-rss-chi-all-1127-rdf</text:a>
</text:p>
      <!--NEWS-->
      <text:h text:style-name="P10" text:outline-level="1">
<text:span text:style-name="T4">
习近平要求中国为“极端”情况做准备，包括与西方冲突 (Free Version)</text:span>
</text:h>
      <text:p text:style-name="P4">
Author: Lingling Wei</text:p>
      <text:p text:style-name="P4">
Publisher: 华尔街日报中文网</text:p>
      <text:p text:style-name="P4">
Published Time: 2023-06-13T03:20:00.000Z</text:p>
      <text:p text:style-name="P4">
Modified Time: 2023-06-13T03:20:00.000Z</text:p>
      <text:p text:style-name="P4">
Created Time: 2023-06-13T01:01:00.000Z</text:p>
      <text:p text:style-name="P4">
Description: 随着中国和美国谨慎尝试恢复高层接触，习近平正在加紧采取行动，为中国可能陷入冲突未雨绸缪。</text:p>
      <text:p text:style-name="P4">
Images: []</text:p>
      <text:p text:style-name="P4">
Categories: ['国际', '中国']</text:p>
      <text:p text:style-name="P4">
Keywords: SYND,LINK:EN|WP-WSJ-0000973544</text:p>
      <text:p text:style-name="P4">
Type: Article</text:p>
      <!--METADATA-->
      <text:p text:style-name="P4">
随着中国和美国谨慎尝试恢复高层接触，习近平正在加紧采取行动，为 <text:a xlink:type="simple" xlink:href="https://cn.wsj.com/articles/CN-BCH-20221017185427" text:style-name="Internet_20_link" text:visited-style-name="Visited_20_Internet_20_Link">
 中国可能陷入冲突 </text:a>
 未雨绸缪。</text:p>
      <text:p text:style-name="P4">
Source: <text:a xlink:type="simple" xlink:href="https://cn.wsj.com/articles/%E4%B9%A0%E8%BF%91%E5%B9%B3%E8%A6%81%E6%B1%82%E4%B8%AD%E5%9B%BD%E4%B8%BA-%E6%9E%81%E7%AB%AF-%E6%83%85%E5%86%B5%E5%81%9A%E5%87%86%E5%A4%87-b182a708" text:style-name="Internet_20_link" text:visited-style-name="Visited_20_Internet_20_Link">
https://cn.wsj.com/articles/%E4%B9%A0%E8%BF%91%E5%B9%B3%E8%A6%81%E6%B1%82%E4%B8%AD%E5%9B%BD%E4%B8%BA-%E6%9E%81%E7%AB%AF-%E6%83%85%E5%86%B5%E5%81%9A%E5%87%86%E5%A4%87-b182a708</text:a>
</text:p>
      <!--NEWS-->
      <text:h text:style-name="P10" text:outline-level="1">
<text:span text:style-name="T4">
中国各地幼儿园招生短缺　成都多家幼儿园报名门可罗雀</text:span>
</text:h>
      <text:p text:style-name="P4">
Author: None</text:p>
      <text:p text:style-name="P4">
Publisher: Radio Free Asia (Organization)</text:p>
      <text:p text:style-name="P4">
Published Time: 2023-06-13T03:36:00-04:00</text:p>
      <text:p text:style-name="P4">
Modified Time: 2023-06-13T12:09:26-04:00</text:p>
      <text:p text:style-name="P4">
Description: None</text:p>
      <text:p text:style-name="P4">
Videos: []</text:p>
      <text:p text:style-name="P4">
Audios: ["<text:a xlink:type="simple" xlink:href="https://www.rfa.org/mandarin/yataibaodao/kejiaowen/gt1-061320230336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6.9236in" draw:z-index="0">
<draw:image xlink:href="../Images/rfamandarin/2023-06-13T03-36-00-04-00/000000.png" xlink:type="simple" xlink:show="embed" xlink:actuate="onLoad" draw:mime-type="image/png"/>
</draw:frame>
无论结婚还是非婚生，各地政府千方百计催促适龄男女生子。 <text:a xlink:type="simple" xlink:href="https://www.rfa.org/mandarin/yataibaodao/kejiaowen/gt1-06132023033641.html/@@images/image" text:style-name="Internet_20_link" text:visited-style-name="Visited_20_Internet_20_Link">
</text:a>
网络截图/古亭提供  <text:a xlink:type="simple" xlink:href="https://www.rfa.org/mandarin/yataibaodao/kejiaowen/gt1-06132023033641.html/@@stream" text:style-name="Internet_20_link" text:visited-style-name="Visited_20_Internet_20_Link">
Audio-1-Link：https://www.rfa.org/mandarin/yataibaodao/kejiaowen/gt1-06132023033641.html/@@stream</text:a>
</text:p>
      <text:p text:style-name="P4">
中国各省市幼儿园招生难的状况日渐凸显。成都市仅一个区的十八所幼儿园招生报名表显示，四家幼儿园报名人数呈两位数，其余都是个位数，甚至是零。</text:p>
      <text:p text:style-name="P4">
<text:a xlink:type="simple" xlink:href="https://www.rfa.org/mandarin/Xinwen/9-05252023161551.html" text:style-name="Internet_20_link" text:visited-style-name="Visited_20_Internet_20_Link">
 <text:span text:style-name="T4">
2023年中国出生人口恐不足800万</text:span>
 </text:a>
  * <text:span text:style-name="T4">
<text:a xlink:type="simple" xlink:href="https://www.rfa.org/mandarin/zhuanlan/jingmaorediansaomiao/econ-01202023151559.html" text:style-name="Internet_20_link" text:visited-style-name="Visited_20_Internet_20_Link">
 中国人口出现61年来首度负增长 清零加速人口危机 </text:a>
 </text:span>
</text:p>
      <text:p text:style-name="P4">
成都市郫都区犀浦街道公办幼儿园招生未满一览表显示，辖区内18所幼儿园，招生最多的润弘犀和幼儿园175个名额，仅36人报名，其次润弘校园路幼儿园125个名额，26人报名，排名第三和第四的两所幼儿园报名人数分别为14和12，其余幼儿园报名人数为1至6人，甚至有5家幼儿园报名数为零。</text:p>
      <text:p text:style-name="P4">
仅十年光景，中国公办幼儿园从“挤不进去”到如今的“招生难”。成都居民许先生本周二（13日）接受本台采访时说，因为经济负担大，许多年轻人不愿生育：“郫都区公办幼儿园和私立幼儿园收费相差不大，有些私立幼儿园有车接送，家长方便一点，公办的幼儿园有些就没有。这里现在有很多人不养孩子。”</text:p>
      <text:p text:style-name="P4">
成都郫都区犀浦街道近二十所幼儿园，报名人数几乎是个位数。（网络截图/古亭提供）  <text:a xlink:type="simple" xlink:href="https://www.rfa.org/mandarin/yataibaodao/kejiaowen/gt1-06132023033641.html/m0613-gt1p2.jpg" text:style-name="Internet_20_link" text:visited-style-name="Visited_20_Internet_20_Link">
</text:a>
</text:p>
      <text:p text:style-name="P4">
<text:span text:style-name="T4">
成都幼儿园招生难现象突出</text:span>
</text:p>
      <text:p text:style-name="P4">
《企业观察报》不久前报道，曾经学位紧缺的成都市高新区，有十五所公办幼儿园发布春季学期空余学位招生公告，空余学位三百余个。北京、上海、重庆等多个城市幼儿园出现“招生难”。从“一位难求”、摇号入园到招不满、“吃不饱”，近年来，中国出生人口数持续下降，在一些城市，学前教育阶段的生源冲击显现。</text:p>
      <text:p text:style-name="P4">
四川汉源居民姜成芬告诉本台，幼儿园招不到儿童与出生人口下降有关，但也有其它因素：“收费高，服务不佳也有一定因素。我们汉源有的幼儿园可以单独为孩子服务，费用就比较高。如不单独为孩子服务，大众化的，不管你的孩子能否吃饱，什么能吃，什么吃了过敏不能吃，他不管你，那就便宜一点。”</text:p>
      <text:p text:style-name="P4">
随着新生儿出生人数下降，今年初以来，中国许多幼儿园入学人数度下降，许多幼儿园近乎空置。（网络截图/古亭提供）  <text:a xlink:type="simple" xlink:href="https://www.rfa.org/mandarin/yataibaodao/kejiaowen/gt1-06132023033641.html/m0613-gt1p1.jpg" text:style-name="Internet_20_link" text:visited-style-name="Visited_20_Internet_20_Link">
</text:a>
</text:p>
      <text:p text:style-name="P4">
<text:span text:style-name="T4">
出生人口下降 农民工离城</text:span>
</text:p>
      <text:p text:style-name="P4">
在四川从事青少年公益教育十年之久的何培蓉告诉本台记者，幼儿园“招生难”现象在成都尤为突出，其中有两个原因：“第一，成都本地的出生人口大幅度减少，第二，外来打工者子弟，就是外来打工人员的子女填充幼儿园，因为经济不好，在成都打工的人员减少。”</text:p>
      <text:p text:style-name="P4">
何培蓉说，除了幼儿园，小学也出现这种现象：“在四川的农村，前几年出现非常严重的所谓乡村小学的消失及合并。原来每一个村都有小学，但都被合并掉了，合并到中心小学，主要原因是出生率减少。”</text:p>
      <text:p text:style-name="P4">
有研究机构预测，到2035年，中国农村小学需求数将不足2020年一半，只需3.55万所。</text:p>
      <text:p text:style-name="P4">
<text:span text:style-name="T4">
去年幼儿园与在校小学生减百余万</text:span>
</text:p>
      <text:p text:style-name="P4">
中国教育部数据显示，去年全国在园幼儿、在校小学生人数双双下降。学前教育在园幼儿4627.55万人、小学在校生1.07亿人，分别比上年减少约177万人和100万人。</text:p>
      <text:p text:style-name="P4">
中国人口从2016年开始进入负增长，导致各地幼儿园数量迅速减少。今年春节后，上海、广州、成都等城市发布中小学2023年秋季学位超额预警；各地出现“城挤、乡弱、村空”现象，就是农村人口移向城镇，城镇移向县城，县城人口向省城移动。</text:p>
      <text:p text:style-name="P4">
另据专家预测，到2035年中国可能有超过一百万小学教师过剩。</text:p>
      <text:p text:style-name="P4">
记者：古亭 责编：陈美华、许书婷、嘉远 网编：洪伟</text:p>
      <text:p text:style-name="P4">
Source: <text:a xlink:type="simple" xlink:href="https://www.rfa.org/mandarin/yataibaodao/kejiaowen/gt1-06132023033641.html" text:style-name="Internet_20_link" text:visited-style-name="Visited_20_Internet_20_Link">
https://www.rfa.org/mandarin/yataibaodao/kejiaowen/gt1-06132023033641.html</text:a>
</text:p>
      <!--NEWS-->
      <text:h text:style-name="P10" text:outline-level="1">
<text:span text:style-name="T4">
从商界大亨到总理：贝卢斯科尼如何改变了意大利</text:span>
</text:h>
      <text:p text:style-name="P4">
Creator: JASON HOROWITZ</text:p>
      <text:p text:style-name="P4">
Publisher: https://www.facebook.com/nytimeschinese</text:p>
      <text:p text:style-name="P4">
Published Time: 2023-06-13T03:36:56+08:00</text:p>
      <text:p text:style-name="P4">
Description: 贝卢斯科尼彻底改变了意大利政治，颠覆了意大利的体育、日常生活、国家形象和流行文化。崇拜者和批评者都认同他巨大的影响力，将其一生视为意大利当代历史的分水岭。 Andreas Solaro/Agence France-Presse — Getty Images 西尔维奥·贝卢斯科尼从未指定其中右翼意大利力量党的继承人，这给总理乔治亚·梅洛尼联合政府的未来带来了不确定性。</text:p>
      <text:p text:style-name="P4">
Images: ["<text:a xlink:type="simple" xlink:href="https://static01.nyt.com/images/2023/06/12/multimedia/12berlusconi-assess-01-vhlk/12berlusconi-assess-01-vhlk-master1050.jpg" text:style-name="Internet_20_link" text:visited-style-name="Visited_20_Internet_20_Link">
12berlusconi-...</text:a>
"]</text:p>
      <text:p text:style-name="P4">
Category: 国际</text:p>
      <text:p text:style-name="P4">
Type: Article</text:p>
      <!--METADATA-->
      <text:p text:style-name="P4">
<draw:frame draw:style-name="fr1" draw:name="Image92" text:anchor-type="as-char" svg:width="6.9236in" svg:height="4.325602in" draw:z-index="0">
<draw:image xlink:href="../Images/cnnytimes/2023-06-13T03-36-56-08-00/12berlusconi-assess-01-vhlk-master1050.jpg" xlink:type="simple" xlink:show="embed" xlink:actuate="onLoad" draw:mime-type="image/jpeg"/>
</draw:frame>
</text:p>
      <text:p text:style-name="P4">
西尔维奥·贝卢斯科尼周一去世，结束了意大利政治中最长、最重要、最艳丽的时代，狂热的崇拜者和顽固的批评者都视其影响力巨大的一生为意大利当代历史的分水岭。</text:p>
      <text:p text:style-name="P4">
<text:a xlink:type="simple" xlink:href="https://www.nytimes.com/2023/06/12/world/europe/silvio-berlusconi-dead.html" text:style-name="Internet_20_link" text:visited-style-name="Visited_20_Internet_20_Link">
 享年 </text:a>
 86岁的贝卢斯科尼以房地产和媒体大亨的身份横空出世，随后成为极具戏剧性的意大利政治舞台上最有权势的人物。他不仅彻底改变了意大利政治，还颠覆了意大利的体育、日常生活、国家形象和流行文化——全都通过他私人拥有的电视频道实现——在他接触过的几乎所有事物上留下了印记，或伤痕。</text:p>
      <text:p text:style-name="P4">
“再见西尔维奥，”与他合作组建联合政府的总理乔治亚·梅洛尼在一份关于他的声明中说，并称他是“意大利历史上最有影响力的人之一”。他的国葬将于周三在米兰大教堂举行。</text:p>
      <text:p text:style-name="P4">
即使他的死亡  也有可能扰乱政治世界和梅洛尼的执政联盟的稳定，他的政党意大利力量党是其中一个 <text:a xlink:type="simple" xlink:href="https://www.nytimes.com/2022/10/18/world/europe/berlusconi-italy-right-wing.html" text:style-name="Internet_20_link" text:visited-style-name="Visited_20_Internet_20_Link">
 小而关键的因素</text:a>
 。</text:p>
      <text:p text:style-name="P4">
广告</text:p>
      <text:p text:style-name="P4">
贝卢斯科尼自命不凡，他似乎和许多意大利人一样相信他可以永远活下去。他最近将自己的“生理年龄”定为50多岁，并且从来没有为他的中右翼意大利力量党指定继承人。</text:p>
      <text:p text:style-name="P4">
因此，政治分析人士认为，要么他的孩子中的一个会主动站出来控制该党乃至执政联盟，要么联合政府将在没有他的情况下瓦解，从而使刚刚开始一个五年任期的梅洛尼政府的命运存疑。</text:p>
      <text:p text:style-name="P4">
这样的结果只是贝卢斯科尼给政治体系带来的最后一次震动。尽管近年来他的健康状况和政治影响力有所下降，但他周围的一切都可以说是他创造的产物，通过支持或反对被人们称为“骑士”的他而塑造。</text:p>
      <text:p text:style-name="P4">
这包括那些抢走他的风头的政治盟友，比如梅洛尼；试图拉拢他的马基雅维利派政治操盘手；甚至是试图赶走他——但始终未能成功——的反建制反对派。</text:p>
      <text:p text:style-name="P4">
多年来一直唱着“ <text:a xlink:type="simple" xlink:href="https://www.youtube.com/watch" text:style-name="Internet_20_link" text:visited-style-name="Visited_20_Internet_20_Link">
 谢天谢地，有西尔维奥 </text:a>
”的粉丝们说，他是一股  不可抵抗的力量，使意大利政治现代化，使民主成熟，并为过度依赖政府的腐朽经济增添了资本主义活力。</text:p>
      <text:p text:style-name="P4">
他的批评者认为他是该国政治和文化衰落的化身，一个为了保护自己的商业利益而进入政界的狡猾商人，一个拈花惹草的意大利浪荡子，讨好拉拢从利比亚的卡扎菲到俄罗斯普京的各种卑劣强人领袖。</text:p>
      <text:p text:style-name="P4">
</text:p>
      <text:p text:style-name="P4">
贝卢斯科尼与普京，摄于2015年。  Alexei Druzhinin/Ria Novosti</text:p>
      <text:p text:style-name="P4">
</text:p>
      <text:p text:style-name="P4">
贝卢斯科尼与卡扎菲，摄于2010年。  Max Rossi/Reuters</text:p>
      <text:p text:style-name="P4">
他一人身兼多个相互矛盾的角色：一名承诺要使国家自由化的改革者，随后却像民粹主义者一样执政。这个顾家的男人有一长串的年轻伴侣，尤其是在被称为“蹦加蹦加”(BungaBunga)的酒会上，这既是让举国震动的丑闻，也让有同样追求的登徒子对他爱戴有加。他是美国坚定的盟友和情人，却又为普京及其乌克兰入侵辩护。在明显存在利益冲突的情况下，这位候选人将他的电视频道用作政治棍棒。</text:p>
      <text:p text:style-name="P4">
罗马路易斯政府学院院长、《贝卢斯科尼主义与意大利：历史解读》(Berlusconism and Italy: A HistoricalInterpretation)一书的作者乔瓦尼·奥尔西纳说，他让意大利变得更好还是更坏“是一个非常非常复杂的问题”。贝卢斯科尼对意大利人的想象力产生了30年的影响，这种争论可能至少也要持续这么久。可以肯定的是，他改变了意大利。</text:p>
      <text:p text:style-name="P4">
广告</text:p>
      <text:p text:style-name="P4">
意大利新闻媒体 <text:a xlink:type="simple" xlink:href="https://www.linkiesta.it/" text:style-name="Internet_20_link" text:visited-style-name="Visited_20_Internet_20_Link">
 Linkiesta </text:a>
的编辑克里斯蒂安·罗卡说：“他通过电视产生的影响远比选举周期深远。”罗卡说，贝卢斯科尼改变了古板的意大利节目，“那些节目虽然是彩色的，但和黑白无异，”他带来了美国体育、肥皂剧、电影和以美女为主角的新意大利风综艺节目。</text:p>
      <text:p text:style-name="P4">
批评者认为，这种向排场和俗气文化的转变不仅持续在电视广播中，还渗透到整个意大利社会，改变了人们的外表以及一代意大利人的抱负和梦想，他们渴望贝卢斯科尼——关系交易，野心勃勃，华而不实——所代表的财富和自信。</text:p>
      <text:p text:style-name="P4">
</text:p>
      <text:p text:style-name="P4">
对许多意大利人来说，观看贝卢斯科尼一直是种消遣。他爱搞戏剧化的表演和下流的言论，这些言论逗乐了很多人，也激怒了很多人。  Agence France-Presse — Getty Images</text:p>
      <text:p text:style-name="P4">
半个世纪以来，共产主义垮台一直是意大利政治的主要分界线，在那以后，贝卢斯科尼利用贿赂丑闻之下政治体制的崩溃“入场了”——这是他自己的名言。贝卢斯科尼由此成了意大利的新分界线。</text:p>
      <text:p text:style-name="P4">
“这是他的伟大创新，”罗卡说，“无论赞成还是反对，你都不能无动于衷。”</text:p>
      <text:p text:style-name="P4">
贝卢斯科尼的两极化风格不仅在意大利保留下来，而且成为一种全球趋势，在美国的特朗普身上体现得最为明显，特朗普在很多方面都在模仿贝卢斯科尼的夸夸其谈。</text:p>
      <text:p text:style-name="P4">
贝卢斯科尼“使政治工具现代化，也就是说，使领导、电视和沟通工具现代化，”奥西纳说。“他改变了政治语言。”</text:p>
      <text:p text:style-name="P4">
广告</text:p>
      <text:p text:style-name="P4">
意大利前总理、贝卢斯科尼的中左翼对手恩里科·莱塔说，贝卢斯科尼开始这么做是通过“用商业电视改变意大利人的日常生活”，给了他们更多的选择。作为回报，这些观众为贝卢斯科尼提供了“巨大的选票储备”。</text:p>
      <text:p text:style-name="P4">
他还改变了意大利政界人士的说话方式。他表现出乐观主义，利用批评者将他自己过分妖魔化，塑造出完美受害者形象。他把所有批评他的人都描绘成红色共产主义者，开创了一种好斗的竞选风格和对体制正统的消解，后来这种风格被提炼成过去十年里他的敌人和助手在社交媒体上大量使用的有毒信息。</text:p>
      <text:p text:style-name="P4">
不过，就在意大利各派政界人士周一向贝卢斯科尼表示敬意的同时，他们也开始策划下一步行动。</text:p>
      <text:p text:style-name="P4">
近几个月来，贝卢斯科尼的忠实拥护者一直在争夺大权。其中包括现任外交部长安东尼奥·塔贾尼，事实上已经成为贝卢斯科尼的看护人的参议员利西娅·隆祖利，以及比贝卢斯科尼小50多岁的女友玛尔塔·法西娜，他曾与她举行过婚礼，但没有正式结婚。</text:p>
      <text:p text:style-name="P4">
</text:p>
      <text:p text:style-name="P4">
分析人士称，意大利政府的稳定性可能取决于贝卢斯科尼的女儿玛丽娜的决定。  Daniel Dal Zennaro/EPA, via Shutterstock</text:p>
      <text:p text:style-name="P4">
“作为意大利力量党，尽管受了伤，我们有责任继续前进，”塔贾尼说。他还说，贝卢斯科尼希望这个党保持团结，留在政府中。“为了纪念他并继续他的事业，我们必须展望未来。意大利力量党会在那里。”</text:p>
      <text:p text:style-name="P4">
前中左翼总理马泰奥·伦齐似乎曾被贝卢斯科尼视为潜在的继任者，但后来他出卖了伦齐（在伦齐出卖他之后）。伦齐试图将自己定位为一度由贝卢斯科尼控制的意大利温和中间派的继承人，从而重新赢得关注。</text:p>
      <text:p text:style-name="P4">
广告</text:p>
      <text:p text:style-name="P4">
许多人认为这是一个不可能完成的任务。但伦齐是一位老练的政治操盘手，等不及要开始拉拢贝卢斯科尼的议员，并再次获得足够的支持，成为意大利政坛的关键人物，无论最终是要支持还是推翻梅洛尼的政府。</text:p>
      <text:p text:style-name="P4">
梅洛尼在最近的采访中说，当她还是贝卢斯科尼的某届政府中的年轻部长时，贝卢斯科尼好色的名声让她十分为难。贝卢斯科尼在乌克兰战争中明确支持普京，这让她在政治上很头疼。（“对我来说，西尔维奥是一个亲爱的人，一个真正的朋友，”普京周一在一份声明中说。）</text:p>
      <text:p text:style-name="P4">
但现在，缅怀他的梅洛尼需要留住他的支持者。</text:p>
      <text:p text:style-name="P4">
</text:p>
      <text:p text:style-name="P4">
去年，贝卢斯科尼和意大利现任总理乔治亚·梅洛尼。  Yara Nardi/Reuters</text:p>
      <text:p text:style-name="P4">
分析人士称，意大利政府的稳定可能取决于贝卢斯科尼的女儿玛丽娜的决定，她被普遍认为是贝卢斯科尼家族中最敏锐的人，而这个家族本身也存在继承纠纷。</text:p>
      <text:p text:style-name="P4">
“问题是，玛丽娜·贝卢斯科尼会介入吗？”罗马路易斯·吉多·卡里大学的政治学家罗伯托·达利蒙特说。“没有贝卢斯科尼的品牌，这个党就会解散。”</text:p>
      <text:p text:style-name="P4">
“如果她介入，”他说，或者明确表示她在幕后运作，“这个党就有机会生存下去，而梅洛尼政府也不会受到特别大的影响，”因为这两人被认为是一致的。玛丽娜·贝卢斯科尼是父亲商业帝国的高管，看起来不喜欢政治。如果她决定远离该党，“造成的影响会更大。”</text:p>
      <text:p text:style-name="P4">
广告</text:p>
      <text:p text:style-name="P4">
她的父亲无论做什么事都会造成影响。</text:p>
      <text:p text:style-name="P4">
罗卡说，有这样一个故事可以概括贝卢斯科尼这个人。</text:p>
      <text:p text:style-name="P4">
他说，在以米兰房地产大亨的身份刚刚开始起步时，他想建造一个类似郊区的住宅区，并把它作为一片和平与宁静的绿洲来推销。</text:p>
      <text:p text:style-name="P4">
但附近机场起起落落的飞机让人很难接受。为了改变飞机的航线，贝卢斯科尼修建了一座医院——因为飞机不能在医院上空飞行，为此一路上打点了不少人。后来这座名为圣拉斐尔的医院成了一个卓越的医疗中心，周一上午，他就是在那里去世的。</text:p>
      <text:p text:style-name="P4">
“这就是贝卢斯科尼——企业家、不法之徒、政客，”罗卡说。“但兜兜转转到最后，这还是算件好事。”</text:p>
      <text:p text:style-name="P4">
Source: <text:a xlink:type="simple" xlink:href="https://cn.nytimes.com/world/20230613/silvio-berlusconi-italy/" text:style-name="Internet_20_link" text:visited-style-name="Visited_20_Internet_20_Link">
https://cn.nytimes.com/world/20230613/silvio-berlusconi-italy/</text:a>
</text:p>
      <!--NEWS-->
      <text:h text:style-name="P10" text:outline-level="1">
<text:span text:style-name="T4">
贝卢斯科尼：这位富有争议的前总理如何改变意大利</text:span>
</text:h>
      <text:p text:style-name="P4">
Author: https://www.facebook.com/bbcworldservice/</text:p>
      <text:p text:style-name="P4">
Publisher: BBC News 中文</text:p>
      <text:p text:style-name="P4">
Published Time: 2023-06-13T03:45:52.000Z</text:p>
      <text:p text:style-name="P4">
Modified Time: 2023-06-13T03:45:52.000Z</text:p>
      <text:p text:style-name="P4">
Description: 贝卢斯科尼曾是一位浮夸的亿万富翁和媒体大亨，曾拥有意大利足球俱乐部AC米兰。他于1994年首次担任意大利总理，随后领导了四届政府，直到2011年下台。</text:p>
      <text:p text:style-name="P4">
Images: ["<text:a xlink:type="simple" xlink:href="https://ichef.bbci.co.uk/news/640/cpsprodpb/0100/production/_130065200_f693c0cfd30ab1c1a19208cb2a1a7a2eb0d7fa8e0_100_2953_16611000x563.jpg" text:style-name="Internet_20_link" text:visited-style-name="Visited_20_Internet_20_Link">
_130065200_f6...</text:a>
", "<text:a xlink:type="simple" xlink:href="https://ichef.bbci.co.uk/news/640/cpsprodpb/8DBC/production/_107148263_gettyimages-527619028.jpg" text:style-name="Internet_20_link" text:visited-style-name="Visited_20_Internet_20_Link">
_107148263_ge...</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world-65886869/p0ftvwmb/zh-hans" text:style-name="Internet_20_link" text:visited-style-name="Visited_20_Internet_20_Link">
zh-hans</text:a>
"]</text:p>
      <text:p text:style-name="P4">
Tags: ['意大利', '政治', '足球']</text:p>
      <text:p text:style-name="P4">
Type: Article</text:p>
      <!--METADATA-->
      <text:h text:style-name="P12" text:outline-level="3">
<text:span text:style-name="T4">
贝卢斯科尼：这位富有争议的前总理如何改变意大利</text:span>
</text:h>
      <text:p text:style-name="P4">
2023年6月13日凌晨3点45分<draw:frame draw:style-name="fr1" draw:name="Image98" text:anchor-type="as-char" svg:width="6.9236in" svg:height="3.894525in" draw:z-index="0">
<draw:image xlink:href="../Images/BBC Chinese/2023-06-13T03-45-52.000Z/_130065200_f693c0cfd30ab1c1a19208cb2a1a7a2eb0d7fa8e0_100_2953_16611000x563.jpg" xlink:type="simple" xlink:show="embed" xlink:actuate="onLoad" draw:mime-type="image/jpeg"/>
</draw:frame>
</text:p>
      <text:p text:style-name="P4">
图像来源，  EPA</text:p>
      <text:p text:style-name="P4">
图像加注文字，</text:p>
      <text:p text:style-name="P4">
贝卢斯科尼纵横意大利政坛二十余年，是二战后意大利执政时间最长的总理，但他也曾身陷性丑闻和腐败指控，争议颇多。</text:p>
      <text:p text:style-name="P4">
<text:span text:style-name="T4">
意大利前总理西尔维奥·贝卢斯科尼（Silvio Berlusconi）周一（6月12日）去世，享年86岁。</text:span>
</text:p>
      <text:p text:style-name="P4">
贝卢斯科尼曾是一位浮夸的亿万富翁和媒体大亨，曾拥有意大利足球俱乐部AC米兰。他于1994年首次担任意大利总理，随后领导了四届政府，直到2011年下台。</text:p>
      <text:p text:style-name="P4">
贝卢斯科尼纵横意大利政坛二十余年，是二战后意大利执政时间最长的总理，但他也曾身陷性丑闻和腐败指控，争议颇多。</text:p>
      <text:p text:style-name="P4">
据意大利媒体报道，他在米兰圣拉斐尔（San Raffaele）医院去世。</text:p>
      <text:p text:style-name="P4">
4月，他因肺部感染接受了治疗，据悉他此前被诊断出罹患慢性粒-单核细胞白血病。</text:p>
      <text:p text:style-name="P4">
贝卢斯科尼1936年出生于米兰的一个中产阶级家庭，其职业生涯开始于房地产公司，随后进入媒体界，创立了该国最大的商业广播公司——媒体设备公司（Mediaset）。</text:p>
      <text:p text:style-name="P4">
2012年底，贝卢斯科尼被判犯有税务欺诈罪，为此他在米兰市郊一处养老院参与为期一年的社区服务。</text:p>
      <text:p text:style-name="P4">
<draw:frame draw:style-name="fr1" draw:name="Image99" text:anchor-type="as-char" svg:width="6.9236in" svg:height="3.894525in" draw:z-index="0">
<draw:image xlink:href="../Images/BBC Chinese/2023-06-13T03-45-52.000Z/_107148263_gettyimages-527619028.jpg" xlink:type="simple" xlink:show="embed" xlink:actuate="onLoad" draw:mime-type="image/jpeg"/>
</draw:frame>
</text:p>
      <text:p text:style-name="P4">
图像来源，  Getty Images</text:p>
      <text:p text:style-name="P4">
图像加注文字，</text:p>
      <text:p text:style-name="P4">
贝卢斯科尼是意大利商界、广播界和政界的重要公众人物</text:p>
      <text:p text:style-name="P4">
2019年，贝卢斯科尼在欧洲议会赢得了一个席位。2022年9月的大选中，他领导的中右翼意大利力量党（ForzaItalia）与总理乔治亚·梅洛尼（Giorgia Meloni）组成政治联盟，成功进入参议院。</text:p>
      <text:p text:style-name="P4">
<text:span text:style-name="T4">
BBC驻罗马记者索菲娅·贝蒂萨（Sofia Bettiza）回顾了贝卢斯科尼的传奇一生以及他如何改变了意大利。</text:span>
</text:p>
      <text:p text:style-name="P4">
<draw:frame draw:style-name="fr1" draw:name="Image100" text:anchor-type="as-char" svg:width="6.9236in" svg:height="0.021636in" draw:z-index="0">
<draw:image xlink:href="../Images/BBC Chinese/2023-06-13T03-45-52.000Z/_105894347_grey_line-nc.png" xlink:type="simple" xlink:show="embed" xlink:actuate="onLoad" draw:mime-type="image/png"/>
</draw:frame>
 <text:a xlink:type="simple" xlink:href="https://www.bbc.com/ws/av-embeds/cps/zhongwen/simp/world-65886869/p0ftvwmb/zh-hans" text:style-name="Internet_20_link" text:visited-style-name="Visited_20_Internet_20_Link">
Video-1-Link：/ws/av-embeds/cps/zhongwen/simp/world-65886869/p0ftvwmb/zh-hans</text:a>
 <text:span text:style-name="T4">
你的器材不支持播放多媒体材料</text:span>
视频加注文字，</text:p>
      <text:p text:style-name="P4">
意大利前总理西尔维奥·贝卢斯科尼（Silvio Berlusconi）在6月12日于米兰去世，享年86岁。</text:p>
      <text:p text:style-name="P4">
这是一个时代的终结。很难想象意大利没有西尔维奥·贝卢斯科尼（Silvio Berlusconi），尽管该国在后贝卢斯科尼时代一直在努力解决其身份问题。</text:p>
      <text:p text:style-name="P4">
在过去的五十年里，他的影子笼罩着议会、媒体、足球和街上的人。</text:p>
      <text:p text:style-name="P4">
在周一（6月12日）的致敬影片中，总理梅洛尼（Giorgia Meloni）赞扬了他的“勇气和决心”，称他是该国历史上最有影响力的人之一。</text:p>
      <text:p text:style-name="P4">
“通过他，意大利明白了决不能允许自己被限制，决不能放弃。”她说。</text:p>
      <text:p text:style-name="P4">
在权力鼎盛时期，贝卢斯科尼在地中海的游艇上得意地戴着彩色的头巾，可能被误认为是一个海盗。</text:p>
      <text:p text:style-name="P4">
但他对意大利社会和政治产生了巨大影响，并成为高度复杂的民事和刑事调查的对象。</text:p>
      <text:p text:style-name="P4">
作为一名游轮歌手，他第一次享受到了崇拜他的观众所带来的快感，而这种成为舞台中心的经历决定了他的成年生活。</text:p>
      <text:p text:style-name="P4">
</text:p>
      <text:p text:style-name="P4">
图像来源，  Rex Features</text:p>
      <text:p text:style-name="P4">
图像加注文字，</text:p>
      <text:p text:style-name="P4">
贝卢斯科尼曾在游轮上当过歌手。</text:p>
      <text:p text:style-name="P4">
作为一名媒体大亨，他目睹了眼花缭乱的美国电视网，自此改变了意大利的电视台。衣着暴露的女性定义了他的许多节目，就像她们也主宰了他的私生活一样。</text:p>
      <text:p text:style-name="P4">
这导致了意大利人的文化发生了变化，他们突然能够观看带有政治不正确的笑话和“veline”的电视节目。“veline”是意大利语中的一个词，意思是“选秀女郎”。</text:p>
      <text:p text:style-name="P4">
几十年来，由公共广播公司RAI主导的意大利电视频道一直是严谨和严肃的。贝卢斯科尼决定把观众的喜好放在首位，在意大利一手创造了商业电视台。</text:p>
      <text:p text:style-name="P4">
</text:p>
      <text:p text:style-name="P4">
图像来源，  Getty Images</text:p>
      <text:p text:style-name="P4">
图像加注文字，</text:p>
      <text:p text:style-name="P4">
贝卢斯科尼决定把观众的喜好放在首位，在意大利一手创造了商业电视台（1986年资料照片）。</text:p>
      <text:p text:style-name="P4">
即便在今天，如果你浏览意大利的电视频道，你也不可避免地会遇到半裸的年轻女性。</text:p>
      <text:p text:style-name="P4">
贝卢斯科尼涉足政治并非出于意识形态的热情，而是出于保护其不断增长的商业利益的愿望。</text:p>
      <text:p text:style-name="P4">
他四度当选总理，吸引了广泛的选民。这位前娱乐大亨塑造了一个丰富多彩的形象，与之前制定意大利路线的保守知识分子形成了鲜明对比。</text:p>
      <text:p text:style-name="P4">
但这位被称为“骑士”（IlCavaliere）的人在意大利民众中评论两极，因为他的政策（包括他争议性地加入美国领导的对伊拉克的入侵），以及他的整个生活方式。</text:p>
      <text:p text:style-name="P4">
2018年，当我作为BBC记者采访他时，我亲眼看到了这一点。在我们的谈话结束时，摄像机仍在拍摄，我们握了手。</text:p>
      <text:p text:style-name="P4">
他突然像闪电一样对我说：“握手不要那么用力！男人会被你吓到的，没有人会娶你的！”当我回答说，坚定地握手是件好事时，他笑着说他只是在开玩笑：“你偶尔也得开开玩笑。”</text:p>
      <text:p text:style-name="P4">
这也体现了为什么有很多意大利人讨厌他，因为他明显的性别歧视和不尊重他人的行为，但另一些人则崇拜他是“人民的男人”。</text:p>
      <text:p text:style-name="P4">
</text:p>
      <text:p text:style-name="P4">
图像来源，  Getty Images</text:p>
      <text:p text:style-name="P4">
图像加注文字，</text:p>
      <text:p text:style-name="P4">
贝卢斯科尼曾拥有意大利足球俱乐部AC米兰。</text:p>
      <text:p text:style-name="P4">
正如作家库尔齐奥·马拉巴特（Curzio Malaparte）所写，贝卢斯科尼的品质和缺点“是所有意大利人的品质和缺点”。</text:p>
      <text:p text:style-name="P4">
事实上，许多意大利报纸都认为是他在意大利发明了民粹主义。2010年代的多名右翼政治家常被拿来与他类比，其中包括特朗普（Donald Trump）。</text:p>
      <text:p text:style-name="P4">
贝卢斯科尼在允许极右翼进入主流政治方面发挥了关键作用。他与北方联盟（一个呼吁意大利北部一部分地区独立的政党）以及奉行新法西斯主义的全国联盟（AlleanzaNazionale）结盟，现任总理梅洛尼的政党就是该联盟的继承者。</text:p>
      <text:p text:style-name="P4">
梅洛尼本人在贝卢斯科尼的羽翼下首次成为知名政客，在其上届政府中担任初级部长。</text:p>
      <text:p text:style-name="P4">
贝卢斯科尼更希望给世人留下深刻印象。他把他在阿尔科雷的别墅改造成了一座带有文艺复兴时期画作的宫殿，他在撒丁岛的别墅看起来就像一个主题公园，包括一座喷发熔岩的假火山。</text:p>
      <text:p text:style-name="P4">
调查人员发现，这些别墅经常有女艺人和模特光顾，她们在那里收到礼物和装满现金的信封。</text:p>
      <text:p text:style-name="P4">
</text:p>
      <text:p text:style-name="P4">
图像来源，  Getty Images</text:p>
      <text:p text:style-name="P4">
图像加注文字，</text:p>
      <text:p text:style-name="P4">
涉及性交派对丑闻的西尔维奥·贝卢斯科尼和卡里玛·马赫鲁格（Karima El Mahroug）否认他们曾发生过性关系。</text:p>
      <text:p text:style-name="P4">
最终，并非“bunga bunga”性交派对压垮了他，而是其无力应对2011年意大利的债务达到不可持续的水平。</text:p>
      <text:p text:style-name="P4">
他在政治上的垮台发生在金融危机期间，当时意大利人认为他应对国家疲软的经济负责。</text:p>
      <text:p text:style-name="P4">
无数针对他受贿和腐败的刑事调查，以及臭名昭著的“bunga-bunga”性交派对的余波，也持续让他心力交瘁。</text:p>
      <text:p text:style-name="P4">
贝卢斯科尼的政治遗产是什么？他几乎没有进行任何政治改革。他似乎更关心营造自己的形象，而不是管理一个国家。</text:p>
      <text:p text:style-name="P4">
但他的大起大落催眠了一个国家。</text:p>
      <text:p text:style-name="P4">
</text:p>
      <text:p text:style-name="P4">
图像来源，  Reuters</text:p>
      <text:p text:style-name="P4">
图像加注文字，</text:p>
      <text:p text:style-name="P4">
西尔维奥·贝鲁斯科尼微笑着敬礼。</text:p>
      <text:p text:style-name="P4">
Source: <text:a xlink:type="simple" xlink:href="https://www.bbc.com/zhongwen/simp/world-65886869" text:style-name="Internet_20_link" text:visited-style-name="Visited_20_Internet_20_Link">
https://www.bbc.com/zhongwen/simp/world-65886869</text:a>
</text:p>
      <!--NEWS-->
      <text:h text:style-name="P10" text:outline-level="1">
<text:span text:style-name="T4">
中国学者称台海战争并非不可避免　战狼披上和平外衣？</text:span>
</text:h>
      <text:p text:style-name="P4">
Author: None</text:p>
      <text:p text:style-name="P4">
Publisher: Radio Free Asia (Organization)</text:p>
      <text:p text:style-name="P4">
Published Time: 2023-06-13T04:02:00-04:00</text:p>
      <text:p text:style-name="P4">
Modified Time: 2023-06-13T12:42:51-04:00</text:p>
      <text:p text:style-name="P4">
Description: None</text:p>
      <text:p text:style-name="P4">
Videos: []</text:p>
      <text:p text:style-name="P4">
Audios: ["<text:a xlink:type="simple" xlink:href="https://www.rfa.org/mandarin/yataibaodao/gangtai/hcm-061320230358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4.612011in" draw:z-index="0">
<draw:image xlink:href="../Images/rfamandarin/2023-06-13T04-02-00-04-00/000000.png" xlink:type="simple" xlink:show="embed" xlink:actuate="onLoad" draw:mime-type="image/png"/>
</draw:frame>
中国网路出现反战文章引发关注，图为江西赣州的新兵入伍仪式。 <text:a xlink:type="simple" xlink:href="https://www.rfa.org/mandarin/yataibaodao/gangtai/hcm-06132023035850.html/@@images/image" text:style-name="Internet_20_link" text:visited-style-name="Visited_20_Internet_20_Link">
</text:a>
路透资料照。  <text:a xlink:type="simple" xlink:href="https://www.rfa.org/mandarin/yataibaodao/gangtai/hcm-06132023035850.html/@@stream" text:style-name="Internet_20_link" text:visited-style-name="Visited_20_Internet_20_Link">
Audio-1-Link：https://www.rfa.org/mandarin/yataibaodao/gangtai/hcm-06132023035850.html/@@stream</text:a>
</text:p>
      <text:p text:style-name="P4">
近日，中国互联网上出现一篇"不愿为国而战"的帖子，引发舆论热议。随后，有中国军方背景的学者发文表示，"只要北京认为和平统一仍有可能，台海战争并非不可避免"。台湾专家就此指出，北京当局此举意在塑造和平形象。</text:p>
      <text:p text:style-name="P4">
<text:a xlink:type="simple" xlink:href="https://www.rfa.org/mandarin/yataibaodao/gangtai/hcm-10162022055506.html" text:style-name="Internet_20_link" text:visited-style-name="Visited_20_Internet_20_Link">
 <text:span text:style-name="T4">
习近平对台重申和平统一 不承诺放弃武力</text:span>
 </text:a>
  * <text:span text:style-name="T4">
<text:a xlink:type="simple" xlink:href="https://www.rfa.org/mandarin/yataibaodao/junshiwaijiao/tj-03102023095734.html" text:style-name="Internet_20_link" text:visited-style-name="Visited_20_Internet_20_Link">
 谈台海未来 美学者：中国式和平统一不代表不动武 </text:a>
 </text:span>
</text:p>
      <text:p text:style-name="P4">
中国网路流传的这篇反战帖子写道，“如果发生战争，我是不会去的，也不会让我的孩子去。我是生长在社会底层的人，和平时期没人记得我们，有难时候才想起来。说什么国家有难人人有责，发福利的时候，享受国家待遇的时候，都没有给同等对待。谁爱去谁去，反正我不去，也不让我的孩子去。”</text:p>
      <text:p text:style-name="P4">
中国网络流传一篇"不愿为国而战"的帖子，引起热烈讨论。(网络截图)  <text:a xlink:type="simple" xlink:href="https://www.rfa.org/mandarin/yataibaodao/gangtai/hcm-06132023035850.html/w700d1q75cms.jpg" text:style-name="Internet_20_link" text:visited-style-name="Visited_20_Internet_20_Link">
</text:a>
</text:p>
      <text:p text:style-name="P4">
这篇文章吸引42万人点阅，近8500人点赞，但在微博已遭到删除。而转述这篇文章并且还能留在微博的帖子大都是批评发文者的心态“不可取”、“国家有难、人人有责”等政治正确的观点。</text:p>
      <text:p text:style-name="P4">
“在中国，很多类似声音发不出来。我们所关心的是真正不让这种声音发出来的体制和制度，无法衡量哪种声音在上升。”旅美时事评论人士江峰接受本台采访时就此表示，无论是反战或拥战言论，在中国都具有很大的不确定性，甚至是欺骗性。他认为，不能因看到反战文就认为中国民心开始觉醒，反对独裁政府；正如看到鼓励要对台湾发动所谓“留岛不留人”的恐怖言论，也不能认为真正的中国人人心都是如此。</text:p>
      <text:p text:style-name="P4">
台湾的中华亚太菁英交流协会秘书长王智盛则认为，反战文一定程度表达了中国一般基层民众的心声，对于战争、武力统一的排斥与抗拒：“更深层的是，习近平这几年各式各样的作为，导致中国老百姓全面躺平的心态反射在对台所谓武统、战争的作为。”</text:p>
      <text:p text:style-name="P4">
反战原始文章已遭下架，目前仅剩批评发文者心态帖子。(截图自微博)  <text:a xlink:type="simple" xlink:href="https://www.rfa.org/mandarin/yataibaodao/gangtai/hcm-06132023035850.html/008xm4j3gy1hd4zfoc31oj30wi1x8qe9.jpg" text:style-name="Internet_20_link" text:visited-style-name="Visited_20_Internet_20_Link">
</text:a>
</text:p>
      <text:p text:style-name="P4">
<text:span text:style-name="T4">
中国民调呼应反对武力统一台湾</text:span>
</text:p>
      <text:p text:style-name="P4">
王智盛以近日新加坡国立大学教授刘遥（Adam Y.Liu）与纽约大学上海分校副教授李晓隽共同进行的一项民调为例，虽然有55%的人支持“发动统一战争，整个拿回台湾”，但只有1%的人支持最极端选项，也就是不先尝试其他选项而直接开战，这显示中国民众能接受政府对台更温和的立场。</text:p>
      <text:p text:style-name="P4">
上述民调除了反映出中国民众的反战情绪外，王智盛说，“中国现在经济民不聊生、社会崩坏贫敝，还整天打着武统台湾的脑筋，不顾一般民众的死活，这是一般小老百姓心理折射。”</text:p>
      <text:p text:style-name="P4">
台湾的中华战略学会资深研究员张竞受访时表示，中国大陆网络监管极度严密，但是由于资讯量庞大，网民活动频繁密集，因此某些贴文仍然会让监管单位猝不及防。在删除这篇贴文前，仍会吸引大量网友阅读、评论、点赞与转发。由于采取网络用户实名制，只要是用户评论、点赞与转发都可追查其真实身份。此等数据量，都值得研究中国网络生态的学者深入研究其管控实力。</text:p>
      <text:p text:style-name="P4">
张竞：“因为无法获知网路原始贴文者真实身份与所处位置，在缺乏地缘联结关系资讯时，吾人无法武断判定贴文者所暗示战争，究竟是与何者发生武装冲突。仅能确认其对目前所获待遇相当不满，亦认为中国大陆军事动员召集体制并不公平；就此来说，确实亦具有深入追查具体真相之价值。”</text:p>
      <text:p text:style-name="P4">
<text:span text:style-name="T4">
前解放军官员对欧洲释放和统风向气球</text:span>
</text:p>
      <text:p text:style-name="P4">
6月初，曾经担任中国国防部国际军事合作办公室安全中心主任的清华大学战略与安全研究中心研究员周波在英国《大使伙伴》（The AmbassadorPartnership）双周刊网站《洞见》专栏上以英文发表题为《我们是否已经处于新冷战？》（Are we already in a new ColdWar）的文章，表示“如果北京和华盛顿之间唯一的共识是避免冲突，那双方已经处于一场新冷战中。”这场新冷战的不同之处在于，这是两个巨头之间的竞争，而不是两个集团之间的竞争。华盛顿无法领导反华联盟，北京也无法领导南半球反对美国。各国应以务实态度谨慎对待美中关系，在具体问题作出选择，而非盲目选边站。</text:p>
      <text:p text:style-name="P4">
关于台湾是否会成为下一个乌克兰的说法，他指出，“只要北京相信和平统一仍有可能，台海的战争并非不可避免。到目前为止，北京还未失去耐心。”</text:p>
      <text:p text:style-name="P4">
周波所持的理由是，数十年来，中国的国防预算仍低于其GDP的2%。此外，解放军今年四月在台湾附近举行军演，北京深思熟虑只进行模拟攻击，与去年八月美国众议院议长佩洛西访台军演不同。</text:p>
      <text:p text:style-name="P4">
王智盛就此认为，周波的文章投书英国期刊，面对的是欧洲国家，北京在释放一个重要信息，那就是武统并非现在北京的选项，北京还在努力寻求与台湾和平统一，甚至再往前推一步，“是和平而不是统一”。</text:p>
      <text:p text:style-name="P4">
王智盛：“从去年二十大以来看到，中国不断在形塑一种和平的形象、愿意与台湾互动的形象，不是战狼，而是所谓和平外交者的形象。”但王智盛对只凭一篇周波文章，是否就能打破西方对中国的疑虑持保留态度，认为此举只能被视为中国释放的一个风向试探气球。</text:p>
      <text:p text:style-name="P4">
记者：黄春梅 责编：陈美华、许书婷、何平 网编：洪伟</text:p>
      <text:p text:style-name="P4">
Source: <text:a xlink:type="simple" xlink:href="https://www.rfa.org/mandarin/yataibaodao/gangtai/hcm-06132023035850.html" text:style-name="Internet_20_link" text:visited-style-name="Visited_20_Internet_20_Link">
https://www.rfa.org/mandarin/yataibaodao/gangtai/hcm-06132023035850.html</text:a>
</text:p>
      <!--NEWS-->
      <text:h text:style-name="P10" text:outline-level="1">
<text:span text:style-name="T4">
台灣MeToo延燒 下一步是什麼？</text:span>
</text:h>
      <text:p text:style-name="P4">
Author: None (Language: zh)</text:p>
      <text:p text:style-name="P4">
Publisher: None</text:p>
      <text:p text:style-name="P4">
Time: 2023-06-13T04:03:00Z</text:p>
      <text:p text:style-name="P4">
Description: 「我們不要就這樣算了。」台劇《人選之人》這句台詞，引發台灣網路上一連串有關性騷擾與性侵的指控陳述。MeToo運動一時之間在台灣風起雲湧，不過社會的集體義憤卻讓專家憂心，宛如公審的氛圍並無助於對話。DW訪問專家，深入探討創傷的療癒與究責。</text:p>
      <text:p text:style-name="P4">
Videos: []</text:p>
      <text:p text:style-name="P4">
Images: []</text:p>
      <text:p text:style-name="P4">
Subject: 时政风云</text:p>
      <text:p text:style-name="P4">
Subjects: []</text:p>
      <text:p text:style-name="P4">
Keywords: ['岛屿主权争端', '马英九', '专题报道：全景观看“习马会”', '专题报道：2016年台湾大选', '科隆', '台湾']</text:p>
      <text:p text:style-name="P4">
ID: 65896549</text:p>
      <!--METADATA-->
      <text:p text:style-name="P4">
<text:a xlink:type="simple" xlink:href="https://www.dw.com/zh/overlay/image/article/65896549/63338508" text:style-name="Internet_20_link" text:visited-style-name="Visited_20_Internet_20_Link">
 </text:a>
</text:p>
      <text:p text:style-name="P4">
台灣的MeToo運動從政治圈開始，目前已延燒到媒體、藝文、體育、外交等社會各領域。（示意圖）</text:p>
      <text:p text:style-name="P4">
（德國之聲中文網）5月31日，一封「為時已晚，但也該被好好接住的求救信」，觸動許多受壓迫的台灣女性與性少數群體，點燃台灣MeToo的火苗。</text:p>
      <text:p text:style-name="P4">
發文者自述曾是民進黨黨工，遭到合作的導演性騷擾，向主管求助卻被冷漠以對。從這封信開始，MeToo宛如星火燎原，性騷、性侵等性暴力的受害者陸續在社群網站上現身，從政治圈擴散到社運、媒體、學術、外交等各領域。</text:p>
      <text:p text:style-name="P4">
據台灣行政院依聯合國開發計畫署的性別不平等指數（GII）公式計算，2021年台灣的性別平等在亞洲名列第一。然而，雖然 <text:a xlink:type="simple" xlink:href="https://www.dw.com/zh/zh/再創亞洲第一-台灣通過同志無血緣共同收養/a-65632519" text:style-name="Internet_20_link" text:visited-style-name="Visited_20_Internet_20_Link">
 台灣的性別平權在亞洲相對進步</text:a>
 ，這波MeToo爆發卻比 <text:a xlink:type="simple" xlink:href="https://www.dw.com/zh/zh/首尔已故市长朴元淳葬礼启动-50万人联署抗议/a-54154867" text:style-name="Internet_20_link" text:visited-style-name="Visited_20_Internet_20_Link">
 韓國</text:a>
 、 <text:a xlink:type="simple" xlink:href="https://www.dw.com/zh/zh/中国公益圈媒体圈metoo风潮忽然涌起/a-44836769" text:style-name="Internet_20_link" text:visited-style-name="Visited_20_Internet_20_Link">
 中國</text:a>
 還遲了5年左右。</text:p>
      <text:h text:style-name="P12" text:outline-level="3">
<text:span text:style-name="T4">
中國MeToo大事件:朱軍被控性騷擾案開庭</text:span>
</text:h>
      <text:p text:style-name="P4">
台灣世新大學性別研究所所長伍維婷接受DW採訪時說，相較於 <text:a xlink:type="simple" xlink:href="https://www.dw.com/zh/zh/專訪中國公眾對性別暴力事件無解感到絕望/a-62120418" text:style-name="Internet_20_link" text:visited-style-name="Visited_20_Internet_20_Link">
 中國</text:a>
 等 <text:a xlink:type="simple" xlink:href="https://www.dw.com/zh/zh/中国修订妇女权益保障法-聚焦性别歧视和性别暴力/a-63598217" text:style-name="Internet_20_link" text:visited-style-name="Visited_20_Internet_20_Link">
 性別法制</text:a>
不足的國家，台灣是「幸運」的，針對不同場合的性騷擾設立了《性別工作平等法》、《性別平等教育法》、《性騷擾防治法》等「性平三法」，規範較為完備。</text:p>
      <text:p text:style-name="P4">
但有法律並不夠，婦女團體指出，現行性平機制仍不足以「接住」性暴力的受害者，還有更多人選擇隱忍。伍維婷說，很多人事過境遷多年才說出口，從這點看來，就更能體會「創傷有多麼的深……讓這些受害人不管經過了幾年，經過了十幾年，甚至更久的時間，那個創傷其實都沒有離開過」。</text:p>
      <text:h text:style-name="P12" text:outline-level="3">
<text:span text:style-name="T4">
台灣MeToo事件接連爆</text:span>
</text:h>
      <text:p text:style-name="P4">
5月下旬，民進黨宣布「禮讓」前國民黨青年團執行長李正皓，讓他在該黨的艱困選區參選，但李正皓曾因偷拍前女友的私密影像、威脅要外流而捲入官司，民進黨與此人合作，<text:a xlink:type="simple" xlink:href="https://www.dw.com/zh/zh/台灣九合一選舉女性參政創新高的背後/a-63745442" text:style-name="Internet_20_link" text:visited-style-name="Visited_20_Internet_20_Link">
 遭年輕世代批評違背進步價值 </text:a>
。事發後，李正皓主動宣布退選，但針對偷拍的指控，他稱「捍衛自己清白的決心不會改變」。</text:p>
      <text:p text:style-name="P4">
有觀察認為，民進黨與李正皓合作一事，加上 <text:a xlink:type="simple" xlink:href="https://www.dw.com/zh/zh/民主的可能樣貌理想與現實中的人選之人/a-65625170" text:style-name="Internet_20_link" text:visited-style-name="Visited_20_Internet_20_Link">
 台劇《人選之人》引發對職場性騷擾的關注</text:a>
，刺激了台灣MeToo爆發。隨後，具社會影響力的各界人物，紛紛在網路上說出自己遭遇性騷擾或性侵害的MeToo故事，帶動更多人願意說出口，以下為台灣網路上引起熱烈討論的幾個案例：</text:p>
      <text:p text:style-name="P4">
《人選之人》編劇簡莉穎指控， <text:a xlink:type="simple" xlink:href="https://www.dw.com/zh/zh/贝岭当选独立中文笔会新会长/a-17197697" text:style-name="Internet_20_link" text:visited-style-name="Visited_20_Internet_20_Link">
 中國流亡詩人貝嶺 </text:a>
曾在她大學時騷擾她，其「套路」是先以譯作吸引文藝女青年，再約人到住處。貝嶺接受台媒訪問時，將他與簡莉穎的書信往來，形容為異性彼此吸引的「情書」；對此，簡莉穎回應：「釋出善意和崇拜，並不是性的邀約，他錯誤把別人的善意當作感情。」</text:p>
      <text:p text:style-name="P4">
知名記者房慧真揭露，她剛入行時曾在飯局上遭資深媒體人王健壯用手肘碰觸胸部；中國文字工作者趙思樂亦證實曾遭王健壯騷擾。對此，王健壯向趙思樂道歉，但稱房慧真「指控不實」。</text:p>
      <text:p text:style-name="P4">
國民黨議員鍾沛君公開自己遭名嘴朱學恒強吻的經歷，且對方還毀棄道歉切結書的承諾；對此，朱學恒直播時自稱當時「喝到斷片」才有此行為。12日，他在臉書上向鍾沛君道歉，稱已赴台北地檢署主動「告發」本案，但鍾沛君反批其告發狀用字謹慎、避重就輕，「毫無悔改之意」。</text:p>
      <text:p text:style-name="P4">
各個領域陸續有以女性為主的人站出來，對於過往曾遭受的性暴力接力發聲，台灣MeToo揭開序幕後，持續風起雲湧。</text:p>
      <text:p text:style-name="P4">
</text:p>
      <text:p text:style-name="P4">
台灣這波MeToo運動參與者以女性為主，但也有男性出面指控，例如政治工作者李元鈞（又名李援軍）6月4日召開了記者會指控六四領袖王丹性騷擾，並形容自己宛如「那個站在坦克車前的人」。王丹否認相關指控。</text:p>
      <text:h text:style-name="P12" text:outline-level="3">
<text:span text:style-name="T4">
為什麼說出來？</text:span>
</text:h>
      <text:p text:style-name="P4">
台灣中央研究院民族學研究所副研究員彭仁郁接受DW採訪時，以《人選之人》劇名的小標「造浪者」形容這一波MeToo浪潮。一如幕僚是政治人物背後的推手， <text:a xlink:type="simple" xlink:href="https://www.dw.com/zh/zh/公开讨论性侵让metoo再浮水面/a-58821481" text:style-name="Internet_20_link" text:visited-style-name="Visited_20_Internet_20_Link">
每一個說出來的性暴力受害經驗也是在「造浪」 </text:a>
：當社會能量到達一定程度，越多人說出來的時候，每一個人要付出的能量就相對少。</text:p>
      <text:p text:style-name="P4">
彭仁郁也在臉書上寫下自己從5歲開始的多次創傷經驗，侵犯或騷擾她的有父母的熟人，還有老師、水電工和陌生人。她拋出疑問：「一個女孩或男孩的成長、學習、職涯過程中，究竟要遇上多少次性侵害，才能夠長成足夠強大到有辦法捍衛自己的人？」</text:p>
      <text:p text:style-name="P4">
她告訴DW，自己雖從未刻意隱藏這些經驗，但她盼望在網路上的公開，可以影響到仍然「隱形」的受害者甚至加害者，促使社會大眾反思，「在什麼樣的社會情境當中，什麼樣的社會文化框架底下，會讓這樣子的行為一直處於某種模糊地帶，沒有辦法被思考清楚」。</text:p>
      <text:p text:style-name="P4">
越來越多受害經驗被說出來，討論也越來越複雜細緻。網路上大量的MeToo敘事中，許多受害者都曾經景仰、信任加害者，也深愛自己所處的社群或團體；選擇說出自己被騷擾，卻反而被批評破壞「大局」。</text:p>
      <text:p text:style-name="P4">
第一封「求救信」之後，另一位前民進黨黨工發文寫道：「我知道此時此刻，民進黨承受不起再有第二個受害者出現，任何的受害事件，都會被上升為政治炒作，進而攻擊這個我深愛、且投入一切熱情服務的黨。但是，對不起，我真的撐不住了。」她寫道：「要說出真相，我當然很害怕，但如果不說出來，導致還有下一位女生受害，我會更無法原諒自己。」</text:p>
      <text:p text:style-name="P4">
不願再看到有人受害的想法，是許多MeToo故事的共通點。彭仁郁告訴DW：「絕大部分的受害者都沒有要加害者社會性死亡，比較多的人講出來都是希望不要再有下一個受害者。」</text:p>
      <text:p text:style-name="P4">
她進一步表示，有時候受害者沒有「喊打喊殺」，反而是旁人義憤填膺，好像「就是要加害者死」。但社會大眾不該以為自己能輕易站上「正義」的位置，卻不反省自己是否也曾傷害他人，或對壓迫噤聲。外界過度的聲討，反而可能讓受害者更加無法發聲，甚至遭保守勢力反撲。</text:p>
      <text:p text:style-name="P4">
「我期待這場運動推進的方向，是設法建立讓做錯事的人，承擔與他過錯或罪行嚴重程度相符的責任的制度，」彭仁郁在臉書上這麼寫道。</text:p>
      <text:p text:style-name="P4">
</text:p>
      <text:p text:style-name="P4">
中研院民族所副研究員彭仁郁說，她期盼台灣這波MeToo浪潮能夠促進社會思考，如何針對性暴力加害者建立符合比例原則的究責制度。</text:p>
      <text:h text:style-name="P12" text:outline-level="3">
<text:span text:style-name="T4">
性暴力指控的追究難題</text:span>
</text:h>
      <text:p text:style-name="P4">
「我一直說不要，住手，拜託，請你停止……我也記得他雙臂擒抱住自己身體，力氣很大，我動不了，可能有試圖拍兩下要對方放開吧，但這之後，我喃喃自語幾次不要，就停止了。」</text:p>
      <text:p text:style-name="P4">
6月10日，一名曾旅居德國的女性在臉書寫下超過4千字的MeToo故事，指控去年波蘭駐台外交官李波（BartoszRyś）侵犯她、導致她罹患創傷後壓力症候群。她說自己當時花了20分鐘「勸導」他不要這麼做：「這個社會這樣養大一個女生，到頭來我連說不要都很禮貌，連說不要，都用溝通的。」</text:p>
      <text:p text:style-name="P4">
事後，她向李波尋求道歉不得，決定採取司法途徑。然而，她告知朋友說自己「沒事」的文字訊息，卻成為法庭證據，認定她「事後之反應，與一般遭到性侵害者之反應迥然有別」，最後訴訟遭到駁回。</text:p>
      <text:p text:style-name="P4">
李波主張，台灣的法院判決已認定「指控不成立」，並稱控訴女子曾向他要求250萬元台幣，暗指她是為了錢而提出指控；對此，這名女性否認，稱對方「說謊」。上述雙方指控，DW未能證實。</text:p>
      <text:p text:style-name="P4">
在法庭上，性侵指控案件的證據門檻高，且兩造證詞常變成各說各話，因此相當難以定罪。台灣法務部2020年的數據顯示，性侵案最後定罪的比例僅約15%。台灣科技法學會受法務部委託、於2017年發表的報告指出，性侵案無罪的最大主因在於「被害人、證人之證述前後或相互是否有不一致或矛盾」。</text:p>
      <text:p text:style-name="P4">
根據該報告，在司法程序中，「被害人一路上從警詢、檢察官偵訊、到法院審理，被迫不斷重述受害之經過」，且細節「不斷地被挑戰」，不但對其造成再度傷害，也更有可能出現證詞前後矛盾。</text:p>
      <text:p text:style-name="P4">
此外，事發時是否積極反抗、事後是否繼續與被告往來，也是法院判定被告無罪的主要因素。但專家指出，暴力的受害者承受了創傷，創傷後的反應跟一般理性邏輯的行為模式未必相同，未必會符合外界想像。</text:p>
      <text:p text:style-name="P4">
從事暴力防治的「台灣防暴聯盟」秘書長廖書雯接受DW電話採訪時表示，如果不了解這點，「會發現他（受害者）所有的反應都跟你想像中、你認為該怎麼樣的反應，他都不符合」，甚至反而誤解受害者的矛盾是在「說謊」。</text:p>
      <text:p text:style-name="P4">
中研院民族所學者彭仁郁認為，司法是代替社會去追究加害者的責任，但有時法官或檢察官會「搞不清楚自己的角色」，把受害者當成加害者一樣審訊。「無罪推定」是保障被告人權、避免冤案的重要原則，有其存在必要，且必須極其慎重，但在性暴力案件中，很多受害者感受到的是：「加害者的無罪推定，其實就等於受害者的有罪推定。」</text:p>
      <text:p text:style-name="P4">
彭仁郁說，兩邊都要公平的時候，就像是兩邊都在審判：一邊在審判被告有沒有性侵別人，一邊也在緊盯原告有沒有做偽證。然而，「維持調查公正」跟「避免受害者二度傷害」，兩者不該是互斥的。</text:p>
      <text:p text:style-name="P4">
相較性侵，程度較輕微的性騷擾案件，究責也並不容易。根據台灣勞動部2017年至2021年的調查，受職場性騷擾者約有7成選擇不申訴，因為擔心被指指點點、害怕工作不保，而變成「沉默的黑數」。此外，由於互動當下不一定能立即錄影、錄音，騷擾案件因而難以蒐證，許多人傾向「不自找麻煩」而不申訴，也讓許多騷擾事件因此未能被究責。</text:p>
      <text:p text:style-name="P4">
</text:p>
      <text:p text:style-name="P4">
說出自己的經驗之後，對性暴力受害者而言，要透過申訴、司法管道究責仍面臨重重難關。（示意圖）</text:p>
      <text:h text:style-name="P12" text:outline-level="3">
<text:span text:style-name="T4">
社會療癒的可能：MeToo之後，接下來呢？</text:span>
</text:h>
      <text:p text:style-name="P4">
婦女團體指出，台灣的性平申訴機制常流於形式，相關法律也有漏洞，因此呼籲應盡速修法。</text:p>
      <text:p text:style-name="P4">
以 <text:a xlink:type="simple" xlink:href="https://www.dw.com/zh/zh/德国职场咸猪手并非罕见/a-50989333" text:style-name="Internet_20_link" text:visited-style-name="Visited_20_Internet_20_Link">
 職場性騷擾 </text:a>
為例，婦團批評勞動機關主要關注雇主是否已依法設置防治措施，卻不會過問申訴機制有沒有效果、最後是否真能懲處加害者。《性別工作平等法》內的重大漏洞，還包含「雇主就是加害者」的情況常變成「自己調查自己」；婦團主張，更好的做法是由勞動主管機構建立「外部獨立調查機制」。</text:p>
      <text:p text:style-name="P4">
對受害者而言，也許司法途徑無法獲得正義，但「 <text:a xlink:type="simple" xlink:href="https://www.dw.com/zh/zh/米兔中国一个女研究生的性侵故事/a-45333552" text:style-name="Internet_20_link" text:visited-style-name="Visited_20_Internet_20_Link">
 奪回對受害經驗的詮釋權</text:a>
」仍然很重要。中研院學者彭仁郁說：「講白了就是有人願意相信我，發生在我身上的事情是真的。」而說出來之後，每個受害者期望得到的結果並不相同，甚至有些人也未必清楚「什麼是自己渴求的正義」，這時候需要的是梳理經驗，療癒自己的心理空間。</text:p>
      <text:p text:style-name="P4">
台灣防暴聯盟秘書長廖書雯表示，要究責加害者，首先應 <text:a xlink:type="simple" xlink:href="https://www.dw.com/zh/zh/万众以metoo控诉性侵/a-40982452" text:style-name="Internet_20_link" text:visited-style-name="Visited_20_Internet_20_Link">
 「打破過去所有不讓受害者說的」因素</text:a>
，建立一個讓受害者「被聆聽、相信與支持」的環境。調查蒐證的過程也應強化；並不是每一件案例都必然陷入「羅生門」，因為性暴力常有多人受害，這時就不只一個人的證詞對上另一個人，而是「他跟他們」的對抗。</text:p>
      <text:p text:style-name="P4">
廖書雯說，很多時候受害者需要的其實是加害者的道歉，但不是為了逃避刑責的表面功夫，而是真心認錯、真正認知到自己的行為對受害者帶來多大的傷害；然而，這在台灣社會卻比想像中更難以實現，因為現在的社會氛圍與教育，還未能讓性別暴力加害者認知到自己在做一件「很傷害別人的事」。</text:p>
      <text:p text:style-name="P4">
觀察台灣這波MeToo浪潮，被指控者往往會強調自己沒有騷擾的動機，把問題歸咎於「意圖」與「主觀感受」的落差。</text:p>
      <text:p text:style-name="P4">
「當加害人說我沒有那樣的意圖的時候，他就是對法律的無知，或者是在卸責。」世新大學性別學者伍維婷說：「人跟人互動的時候，我們不可能不去感受到對方覺得不舒服，或者對方在躲你，或者對方在害怕……看到對方這樣的反應之後，還要一直去push，還要一直去進行性騷擾的行為或言語的話，那個非常明顯就是一個犯行了。」</text:p>
      <text:p text:style-name="P4">
如何強化有關身體界線、關係互動的性別教育，需要更深刻的檢討，或許才有可能從年輕世代開始改變社會環境。伍維婷指出，教育現場仍因保守團體壓力，讓許多老師仍「不敢教」性平教育，年輕人也還無法學會真正的尊重，「這是保守勢力讓我們台灣社會付出的代價」。</text:p>
      <text:p text:style-name="P4">
Source: <text:a xlink:type="simple" xlink:href="https://www.dw.com/zh/台灣metoo延燒-下一步是什麼？/a-65896549" text:style-name="Internet_20_link" text:visited-style-name="Visited_20_Internet_20_Link">
https://www.dw.com/zh/台灣metoo延燒-下一步是什麼？/a-65896549?maca=chi-rss-chi-all-1127-rdf</text:a>
</text:p>
      <!--NEWS-->
      <text:h text:style-name="P10" text:outline-level="1">
<text:span text:style-name="T4">
吴士宏：女人还是职业人 (Free Version)</text:span>
</text:h>
      <text:p text:style-name="P4">
Authors: ['']</text:p>
      <text:p text:style-name="P4">
Publisher: 英国《金融时报》</text:p>
      <text:p text:style-name="P4">
Time: 2023-06-13T04:17:25+00:00</text:p>
      <text:p text:style-name="P4">
Published Time: 2023-06-12T12:00:99+08:00</text:p>
      <text:p text:style-name="P4">
Modified Time: 2023-06-12T19:00:99+08:00</text:p>
      <text:p text:style-name="P4">
Description: 从女孩儿到女人过了三十年，渐渐开始有人叫我“女强人”；对这个外号我有三段论的反应，反映着心路历程。</text:p>
      <text:p text:style-name="P4">
Images: []</text:p>
      <text:p text:style-name="P4">
Themes: ['职业女性', '关注']</text:p>
      <text:p text:style-name="P4">
Keywords: ['职业女性', '女性', '管理', '企业家', '吴士宏']</text:p>
      <text:p text:style-name="P4">
Type: Article</text:p>
      <!--METADATA-->
      <text:p text:style-name="P4">
来自FT中文网的温馨提示：如您对更多FT中文网的内容感兴趣，请在苹果应用商店或谷歌应用市场搜索“FT中文网”，下载FT中文网的官方应用。</text:p>
      <text:p text:style-name="P4">
【作者按语】 <text:span text:style-name="T5">
我是吴士宏。<text:a xlink:type="simple" xlink:href="http://www.ftchinese.com/story/001098031" text:style-name="Internet_20_link" text:visited-style-name="Visited_20_Internet_20_Link">
 几个月前，曾在FT中文网上介绍过拙作《越过山丘</text:a>
》。这次，再介绍一下《逆风飞飏》（增订版），这本书，生于1999年，再生于2023年，经24年、中国历法两个轮回，由来各种曲折，终于再世为书。这版增订部分，我新增了折戟沉沙坠落深渊的经历，那恰恰是与“飞飏”相反的方向！首次撕开创业之伤，只为交代一个真诚。我用一个甲子的生命，酿出这款新酿加陈酒，借FT寸方宝地，呈予诸君，若有知音得其况味一二，幸甚。</text:span>
</text:p>
      <text:p text:style-name="P4">
我自己倒没有太多的困惑，专心地做好经理，和男人们一样斗智斗勇，并没妨碍自然保持了女人味——那是做女人独有的骄傲。</text:p>
      <text:p text:style-name="P4">
平平常常从女孩儿到女人过了三十年，渐渐开始有人叫我“女强人”，后来简直成了我的外号。对这个外号我有三段论的反应，反映着我的心路历程。</text:p>
      <text:p text:style-name="P4">
第一次听见时吓了一跳，原来自己在别人眼里是“强”的。其实那时并没有做出什么，只是在外企做了几年，本地人又是女人的销售更少见。后来做了经理，参照周围优秀的人群走前了半步，自己也认为自己强了。这时别人再叫我女强人，我开始有逆反心理，经常会严肃地说：“请不要这样称呼我！”有时甚至掩不住急赤白脸。我喜欢“强”，但只愿意被承认是真正的强，不是因为性别“让分”！我不喜欢“女强人”，还因为这个词的大众心理形象不好，人们一提女强人，“经常联想到强悍跋扈，说话尖刻走路带风，蹭着衣角都会伤人，一点没女人味儿”，我希望我的能力得到承认，但不愿意我的女人魅力被忽视。</text:p>
      <text:p text:style-name="P4">
分析这段心理，说到底还是不够自信，太在乎别人怎么看我，只有借别人的评论用别人的眼睛来反射出自己的形象，无论做女人还是做职业人，自己都还没有自信的定力。</text:p>
      <text:p text:style-name="P4">
离开广州之前的冥想思考，我想通了很多事。其中最重要的，是第一次完成了对自己的剖析，我问自己生命的意义，我选择了生命的意义——追求精彩的成功，在追求事业理想的过程中去实现精彩。这注定了追求的艰难，既然自己选择要追求，就要准备付出，不能期望从生活里得到每一样想要的东西。我已经有事业的成功，这赋予我特有的综合魅力，得到了大多数男人和女人的欣赏，我也应该懂得欣赏自己创造的魅力。女人的成败不是只有婚姻家庭一个标准，我选择做社会人、职业人，就应公平地用综合标准衡量自己，我不是失败的女人。</text:p>
      <text:p text:style-name="P4">
我对“女强人”的称号从此坦然，虽然还是更喜欢自己的本名——吴士宏，很男性化的名字，以前常有人误以为是先生；Juliet，无可混淆的女性名字，她的美丽在全世界流传。两个加起来，很好地代表了我：女人+职业人。</text:p>
      <text:p text:style-name="P4">
我特别喜欢“职业经理人”这个职业定位，它明白地宣示人群和实践的内涵，这正是我的选择。</text:p>
      <text:p text:style-name="P4">
刚开始做经理时，我只会身体力行地示范，觉得谁做都不如自己放心，我的行为自然使手下人形成事必请示的习惯，我心里又怨这些人怎么学得这么慢事事都得示范。我当时只管四个人，已经疲于奔命累得不行。我到广州以后，管理人群的量级变了，从四十多人发展到二百四十多人；要经理全面业务，远远超过自己熟知的销售，单靠示范是不可能了。我必须学会听别人讲，学会问有意义的问题，学会系统地、抽象地分析和判断，学会信任人，并且学会给团队鼓励和信心，帮助他们思考问题，这需要从一个战士、一个超级销售人员的身份，转变为团队的组织者、协调人；参与市场竞争也转变为指挥官的角色，从接受单纯的销售指标到全盘市场规划，这个转变很难，但我适时地完成了这个关键的转变，跨过了从经理到职业经理人的分水岭。</text:p>
      <text:p text:style-name="P4">
经理人应当有鲜明的风格，应该能够积极地、坚定有效地感染、影响团队。如果模棱两可你好我好大家都好，会使团队变得无所适从、无所谓，也可能使纪律失去应有的威慑。我初入微软时就曾有意柔顺模糊我本鲜明的风格，结果延误了掌握全局防患于未然的宝贵时机，还是雷厉风行做回我自己，才能反败为胜，也才能真正赢得团队。</text:p>
      <text:p text:style-name="P4">
</text:p>
      <text:p text:style-name="P4">
做到高层后，直接面对经理，将将大不同于将兵，要更着力于“理”（“理解”的“理”），“管”“带”则应流于自然无形。要让精英将领充分感到信任，感到真正被托以重任，才会激发出责任感（如是女老板的托付，甚至可能激起英雄式的使命感和仗义），高层经理的职能必须转变到团队的支持者，同时必须是鞭策者。要敢于放权，我本是实践型的人，说到容易做到难，我终于学会了“放权”之后，才发现其乐无穷，由一个精英团队手里掌握不同权力而能和谐配合，能做出许多超乎我意料的精彩结果。但是，只有真正了解和驾驭全局的经理才有资格“放权”，不然就是玩忽职守甚至“自杀”，我会牢记“血”的教训。</text:p>
      <text:p text:style-name="P4">
我在微软最后几个月里，高密度地综合实践了职业经理人的几重角色：战地指挥官、团队领袖，协调，激励，鞭策，放权，还有——激发并综合团队的智慧。这最后一点，是我做经理人以来最得意的成功经验之一。</text:p>
      <text:p text:style-name="P4">
我经常被问道：一个女人做经理有何特别感想？这与“女强人”之说出于同辙的中国文化根源——经理是男人的天经地义。其实，“经理”和“女人”一点不矛盾，能做经理不是因为是女人，是因为本事（大多数女经理一定同意）。多数做了经理的女人会更敬业，卢森堡说过，“当大街上只剩下最后一个革命者，这个革命者必定是女性”，活画出女人的虔信甚至偏执。有的女经理、女企业家会矫枉过正把自己做成“标准女强人”形象，不惜抹杀女人的天然魅力，只为证实女人可以全面地像男人。</text:p>
      <text:p text:style-name="P4">
我自己倒没有太多的困惑，专心地做好经理，和男人们一样斗智斗勇，并没妨碍自然保持了女人味——那是做女人独有的骄傲。</text:p>
      <text:p text:style-name="P4">
培养人，修炼精英团队，是经理人独到的幸福。但经理人要先克服自己才能体味到这种幸福，不管自己有多强，都要甘心让别人做英雄，要能摆脱自我陶醉，而陶醉于集体的成功。这一关我很艰难地过了两年，先要努力做到不以他人之得视为自己之失，然后是能将他人之得视为自己之得。我以我曾拥有的微软精英团队无比骄傲，除了共同做出的优秀业绩，更因为集体的友爱和坦诚！我离不开人群，友谊友爱于我是生命的需要，维系人与人之间的情谊，不重在技巧，重在诚信。</text:p>
      <text:p text:style-name="P4">
我选择做职业人，选择男人们的社会原野驰骋。我相信自有属于我的那片缘分的天空，当拥有我的家时，我会用生命去经营，不设藩篱，要一片美丽的绿茵。</text:p>
      <text:p text:style-name="P4">
今天我已经有了生命的平衡力，它来自把握生命意义、自己选择追求，来自掌握命运的自由。平衡力给我大度与平和，使我变得更可爱，变成更好的人。我还会成长，还会发现很多的“昨是而今非”，但我再不会失去生命的平衡。</text:p>
      <text:p text:style-name="P4">
再回视过去，发现我已得到的太多：父母给我生命，养我爱我；死过几次又得再生，我比别人都多了几条命；朋友给我无私的友情，不论荣辱兴衰都会关怀我、支持我；爱人给过我爱情，死去活来伤痛过去，留下无尽美好，让我体会女人生命的丰满意义；我碰到过那么多好人，在我最需要的时候帮我、扶我，给我机会，他们是我生命中的“贵人”；还有那么多我永不会谋面的贵人，用他们的书或是被写在书里，教我思考，训练我的情商，为我指点迷津，树立榜样……我走过自卑、自尊、自信、自我实现，直到能有了理想的追求，直到能认识生命的意义，我不断自警知识的匮乏，幸而有些天赋，我会用后天训练的自虐式的自律学习把天赋和生命发挥到极致。</text:p>
      <text:p text:style-name="P4">
美国人的文化和哲学都很简单，我喜欢其中简单的几条：</text:p>
      <text:p text:style-name="P4">
——快乐是自己的决定，快乐是自己每一天的决定。</text:p>
      <text:p text:style-name="P4">
——Love like never been hurt , dance like nobody'swatching.（忘掉伤害尽情热爱，旁若无人劲舞人生。）</text:p>
      <text:p text:style-name="P4">
我选择快乐、洒脱、丰满的成功人生。</text:p>
      <text:p text:style-name="P4">
我爱自己，爱人们。我再没什么抱怨，做女人，兼做职业人，感觉很好！我怎么能不感谢生命？由不得更想要激情生活！</text:p>
      <text:p text:style-name="P4">
注：本文仅代表作者个人观点，本文选摘自《逆风飞飏》（增订版）。</text:p>
      <text:p text:style-name="P4">
<text:span text:style-name="T4">
本文编辑徐瑾 Jin.Xu@FTChinese.com</text:span>
</text:p>
      <text:p text:style-name="P4">
Source: <text:a xlink:type="simple" xlink:href="http://www.ftchinese.com/story/001099931" text:style-name="Internet_20_link" text:visited-style-name="Visited_20_Internet_20_Link">
http://www.ftchinese.com/story/001099931</text:a>
</text:p>
      <!--NEWS-->
      <text:h text:style-name="P10" text:outline-level="1">
<text:span text:style-name="T4">
客座評論：網路時代，人人都可以當「巨人」</text:span>
</text:h>
      <text:p text:style-name="P4">
Author: None (Language: zh)</text:p>
      <text:p text:style-name="P4">
Publisher: None</text:p>
      <text:p text:style-name="P4">
Time: 2023-06-13T04:58:00Z</text:p>
      <text:p text:style-name="P4">
Description: 阿根廷「球王」梅西到中國參加足球友誼賽，「因爲護照簽證問題卡關不能入境」、「還問台灣不是中國的嗎？」網路發燒到中國足協出面闢謠，證明了在網路時代，普通人也可以成爲影響衆人的「巨人」。</text:p>
      <text:p text:style-name="P4">
Videos: []</text:p>
      <text:p text:style-name="P4">
Images: []</text:p>
      <text:p text:style-name="P4">
Subject: 时政风云</text:p>
      <text:p text:style-name="P4">
Subjects: []</text:p>
      <text:p text:style-name="P4">
Keywords: ['拜仁慕尼黑', '德甲', '足球世界杯', '足球']</text:p>
      <text:p text:style-name="P4">
ID: 65896716</text:p>
      <!--METADATA-->
      <text:p text:style-name="P4">
<text:a xlink:type="simple" xlink:href="https://www.dw.com/zh/overlay/image/article/65896716/65855056" text:style-name="Internet_20_link" text:visited-style-name="Visited_20_Internet_20_Link">
 </text:a>
</text:p>
      <text:p text:style-name="P4">
阿根廷足球「球王」梅西5月底於法國出賽</text:p>
      <text:p text:style-name="P4">
（德國之聲中文網）「球王入境中國受阻」的相關消息不只是在兩岸「瘋傳」，不少外國媒體也跟進報導，這個消息如果是真的，那個報導價值非同小可，但是很可惜沒人能夠證明梅西曾經説過「台灣不是中國的嗎？」這種讓中國境管「無言以對」的話。</text:p>
      <text:p text:style-name="P4">
西方新聞媒體有個形容詞叫做「完美新聞」 (perfect news)，也就是一則消息乍看之下完美到不報導不行，但是通常這種「完美新聞」細究之下都不太對勁。以梅西的新聞爲例，照最初的消息版本來看，説是梅西帶的是西班牙護照，而不是「免簽」的阿根廷護照，所以被攔下不能入境中國，但是只要查一下中國的入境規定就會發現，不論是西班牙護照還是阿根廷護照，入境中國都沒有<text:a xlink:type="simple" xlink:href="https://www.dw.com/zh/zh/哪国护照最畅行无阻中国护照变强/a-43930444" text:style-name="Internet_20_link" text:visited-style-name="Visited_20_Internet_20_Link">
 免簽證待遇 </text:a>
 。</text:p>
      <text:p text:style-name="P4">
後來的一個版本就出現了「梅西的西班牙護照，只能免簽台灣。梅西一臉無辜：台灣不算中國嗎？（你們不是說台灣是中國不可分割的一部分嗎？）」，但是沒説是誰聽到了梅西講這句話。西班牙護照的確享有免簽入境台灣的待遇，但是實在令人難以相信，梅西或者他的隊友出發前沒有檢查一下中國的入境規定，何況是參加中國足協主辦的比賽，雖然可能中國足協會按照慣例、特別安排球隊在機場領取簽證，免得勞師動衆到大使館辦理簽證，但是台灣的入境規定是一回事、中國的入境規定是另外一回事，就算梅西不懂，阿根廷球隊的相關人員不會不懂得這些規定。</text:p>
      <text:p text:style-name="P4">
</text:p>
      <text:p text:style-name="P4">
網傳梅西到中國參加足球賽時，因爲簽證問題不能入境（示意圖）</text:p>
      <text:p text:style-name="P4">
一個網民沒有根據的貼文，掀起了千堆雪，在沒有網路的時代不可能發生的事情，現在卻只要是抓對了胃口，一個普通尋常人一樣可以把一堆子的媒體、網紅牽著鼻子走，當個以前做不到、當不上的「巨人」。也許他們看到這樣「瘋傳」的結果會沾沾自喜，反正大家各取所需，而且就算中國足協出面解釋、闢謠的結果也是信者恆信，至於當上這種「巨人」是不是也要承擔相對應的責任和可能的後果，那就是另外一回事了。</text:p>
      <text:p text:style-name="P4">
有的人說，現在的年輕人相信網路消息多過於相信媒體，所以年輕人時常轉傳假消息，不過年紀比較大的轉傳假消息恐怕也不少於年輕人，只不過是轉傳使用的社群媒體有所不同罷了。年長的人時常轉傳號稱是某些專家、權威人士的貼文，告訴你吃什麽可以延年益壽、常保身體健康，如果提醒他們的話，還會被嗆「這些都是有名有姓的專家寫的」，但是假冒專家寫貼文不是很容易的嗎？而且事實查核組織都已經認定是假訊息了，所以溝通上，有時年輕人還比較講邏輯，年紀大一點的反而「態度堅決」而且「積極」轉傳。</text:p>
      <text:p text:style-name="P4">
網路的影響力真可謂無遠弗屆，例如最近台灣的性騷擾事件或者是 <text:a xlink:type="simple" xlink:href="https://www.dw.com/zh/zh/台灣metoo延燒-下一步是什麼/a-65896549" text:style-name="Internet_20_link" text:visited-style-name="Visited_20_Internet_20_Link">
 台灣版 #metoo，</text:a>
受害人可以通過網路用最快的方式揭發加害人，令社會、相關單位以行動來補救，但是同樣的，網路也會成爲提供虛假訊息導致他人受害、霸凌的工具，只不過當人接到一則「很有意思」的貼文或者訊息，又有多少人會在<text:a xlink:type="simple" xlink:href="https://www.dw.com/zh/zh/事实核查如何识别人工智能生成的图片/a-65293514" text:style-name="Internet_20_link" text:visited-style-name="Visited_20_Internet_20_Link">
 「轉傳」之前，思考一下這個貼文或者訊息是否有問題</text:a>
？因爲也許一旦按下「轉傳」，你就同時成爲了被假訊息矇騙的受害人和協助假訊息傳播的加害人。</text:p>
      <text:h text:style-name="P12" text:outline-level="3">
<text:span text:style-name="T4">
假新闻？！AI造！</text:span>
</text:h>
      <text:p text:style-name="P4">
<text:span text:style-name="T5">
詹威克：台灣出生的醫界逃兵，曾經客居美國然後到英國從事媒體工作，也研究東亞歷史，八十年代離開台灣，繞世界一圈後返台定居。</text:span>
</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客座評論：網路時代，人人都可以當「巨人」/a-65896716" text:style-name="Internet_20_link" text:visited-style-name="Visited_20_Internet_20_Link">
https://www.dw.com/zh/客座評論：網路時代，人人都可以當「巨人」/a-65896716?maca=chi-rss-chi-all-1127-rdf</text:a>
</text:p>
      <!--NEWS-->
      <text:h text:style-name="P10" text:outline-level="1">
<text:span text:style-name="T4">
Lex专栏：蔚来汽车加入价格战 (Free Version)</text:span>
</text:h>
      <text:p text:style-name="P4">
Authors: ['Lex专栏']</text:p>
      <text:p text:style-name="P4">
Publisher: 英国《金融时报》</text:p>
      <text:p text:style-name="P4">
Time: 2023-06-13T04:58:54+00:00</text:p>
      <text:p text:style-name="P4">
Published Time: 2023-06-12T12:00:99+08:00</text:p>
      <text:p text:style-name="P4">
Modified Time: 2023-06-13T00:37:99+08:00</text:p>
      <text:p text:style-name="P4">
Description: 蔚来需要证明自己能够控制支出，按照今年第一季度那样亏下去，它的现金储备不到两年就会花完。</text:p>
      <text:p text:style-name="P4">
Images: ["<text:a xlink:type="simple" xlink:href="https://thumbor.ftacademy.cn/unsafe/picture/7/000184157_piclink.jpg" text:style-name="Internet_20_link" text:visited-style-name="Visited_20_Internet_20_Link">
000184157_pic...</text:a>
"]</text:p>
      <text:p text:style-name="P4">
Themes: ['蔚来', '关注']</text:p>
      <text:p text:style-name="P4">
Keywords: ['蔚来', '电动汽车']</text:p>
      <text:p text:style-name="P4">
Type: Article</text:p>
      <!--METADATA-->
      <text:p text:style-name="P4">
<draw:frame draw:style-name="fr1" draw:name="Image120" text:anchor-type="as-char" svg:width="6.9236in" svg:height="3.894525in" draw:z-index="0">
<draw:image xlink:href="../Images/FT Chinese Free Version/2023-06-13T04-58-54-00-00/000184157_piclink.jpg" xlink:type="simple" xlink:show="embed" xlink:actuate="onLoad" draw:mime-type="image/jpeg"/>
</draw:frame>
</text:p>
      <text:p text:style-name="P4">
中国电动汽车价格战已经重新打响。特斯拉(Tesla)在2022年底通过降价来提高销量并夺回中国市场份额，这一决定促使比亚迪(BYD)等竞争对手纷纷跟进。蔚来汽车(Nio)当时没有加入价格战。现在，它挑起了一场新的战斗。</text:p>
      <text:p text:style-name="P4">
该公司首席执行官李斌(WilliamLi)曾表示，该公司不会效仿特斯拉降价。今年第一季度销售额环比下降23%并且第二季度前景黯淡，这样的局势似乎改变了他的想法。</text:p>
      <text:p text:style-name="P4">
Source: <text:a xlink:type="simple" xlink:href="http://www.ftchinese.com/story/001099940" text:style-name="Internet_20_link" text:visited-style-name="Visited_20_Internet_20_Link">
http://www.ftchinese.com/story/001099940</text:a>
</text:p>
      <!--NEWS-->
      <text:h text:style-name="P10" text:outline-level="1">
<text:span text:style-name="T4">
调查报道：从海德堡走向中国的敏感量子科技</text:span>
</text:h>
      <text:p text:style-name="P4">
Author: None (Language: zh)</text:p>
      <text:p text:style-name="P4">
Publisher: None</text:p>
      <text:p text:style-name="P4">
Time: 2023-06-13T05:08:00Z</text:p>
      <text:p text:style-name="P4">
Description: 过去二十年间，德国历史最为悠久的高校海德堡大学一直在和中国科技大学合作，共同研究量子物理。至于这座中国顶尖高校与军方有着怎样的密切联系，直到最近才刚刚引起了德方的重视。</text:p>
      <text:p text:style-name="P4">
Videos: []</text:p>
      <text:p text:style-name="P4">
Images: []</text:p>
      <text:p text:style-name="P4">
Subject: 时政风云</text:p>
      <text:p text:style-name="P4">
Subjects: []</text:p>
      <text:p text:style-name="P4">
Keywords: ['量子科技', '国盾量子', '潘建伟', '中科大', '国防科大', '海德堡大学', '军民融合', '量子通讯', '千人计划']</text:p>
      <text:p text:style-name="P4">
ID: 65895830</text:p>
      <!--METADATA-->
      <text:p text:style-name="P4">
<text:a xlink:type="simple" xlink:href="https://www.dw.com/zh/overlay/image/article/65895830/65874107" text:style-name="Internet_20_link" text:visited-style-name="Visited_20_Internet_20_Link">
 </text:a>
</text:p>
      <text:p text:style-name="P4">
中国量子物理学家潘建伟领导的团队在2020年12月4日发布76个光子的量子计算原型机“九章”</text:p>
      <text:p text:style-name="P4">
（德国之声中文网）在一张布置有粉白相间塑料假花的讲坛后面，一名男子正在介绍中国研发的一款能够用于侦测隐形飞机的激光雷达系统。 <text:a xlink:type="simple" xlink:href="https://www.xast.org.cn/info/1479/49273.htm" text:style-name="Internet_20_link" text:visited-style-name="Visited_20_Internet_20_Link">
这段流传于互联网的20分钟视频 </text:a>
，其日期标注为2020年12月。时值疫情管控，由新疆科技协会主办的这场介绍中国量子科技研究成果的活动在线上举行。</text:p>
      <text:p text:style-name="P4">
一名年轻人在活动中提问：量子技术研究对于新疆有何重要意义？演讲者回答说，新疆是“反恐维稳的主战场”。需要提一下演讲者的身份：国盾量子技术股份有限公司的技术高管。本文稍后还将再次着墨于这间中国科技企业。</text:p>
      <text:p text:style-name="P4">
演讲者在回答中提到了“我们的国防安全面临的压力非常大”，尤其在信息安全领域，“西方的一些敌对势力通过对我们内部信息的挖掘和窃取，对我们的信息安全提出更高的要求”。</text:p>
      <text:p text:style-name="P4">
近年来，“新疆警察文件”、“中国解密”等大规模数据外泄事件，曾经让外界认识到 <text:a xlink:type="simple" xlink:href="https://www.dw.com/zh/zh/新疆独家报导1再教育营强冠我们假罪名/a-53722596" text:style-name="Internet_20_link" text:visited-style-name="Visited_20_Internet_20_Link">
 中国当局对新疆穆斯林少数民族监控与打压的全面度</text:a>
 。</text:p>
      <text:p text:style-name="P4">
</text:p>
      <text:p text:style-name="P4">
中国政府将画面中这种遍布新疆的“再教育营”称为“职业培训中心”</text:p>
      <text:p text:style-name="P4">
国盾量子的这名演讲者认为，解决这个问题的关键在于量子通讯技术，这有助于“更好地为我们社会稳定、长治久安的总目标提供有力的支撑”。</text:p>
      <text:p text:style-name="P4">
然而，这场有关中国量子科技研究成果的线上演讲，和德国海德堡大学又有什么关系？德国之声调查团队与德国新闻调查机构CORRECTIV合作数月，揭露了这场曾经让双方都欢欣鼓舞、近期却引发质疑的长达20年的德中科研合作。除了海德堡大学，我们还将重点关注中国量子物理学家潘建伟，他也是国盾量子的联合创始人之一。</text:p>
      <text:h text:style-name="P12" text:outline-level="3">
<text:span text:style-name="T4">
人才摇篮海德堡</text:span>
</text:h>
      <text:p text:style-name="P4">
潘建伟早年在中国科技大学攻读物理学硕士，90年代中期前往奥地利维也纳，师从诺贝尔物理学奖得主蔡林格(AntonZeilinger)攻读博士。2003年夏天，他转战海德堡大学。</text:p>
      <text:p text:style-name="P4">
创立于1386年的海德堡大学是德国最古老的大学。内卡河边的这座风景如画的小城，人口仅16万，却能吸引全球各地的科研人员。多年来，海德堡大学的物理和天文学院一直被认为是量子物理基础研究的顶尖机构。</text:p>
      <text:p text:style-name="P4">
曾经与潘建伟共事的奥地利量子物理学家施密德迈尔(JörgSchmiedmayer)回忆说：“潘建伟总是对基础性问题很感兴趣，试图探索能否从基础问题中研发出某种新技术。”施密德迈尔说，潘建伟当初关心的话题是：量子保密通信传输距离最远可以有多少？究竟如何实现？</text:p>
      <text:p text:style-name="P4">
一些分析人士甚至认为，量子科技将对世界造成比互联网更为深远的改变。潘建伟本人也在书面回复德国之声与CORRECTIV时表示，他坚信这些新兴科技最终将让人类“全面受益”。  然而，量子科技在军事领域也有广阔的潜力，尤其是在谍报、侦察以及监控方面。</text:p>
      <text:p text:style-name="P4">
潘建伟科研成果斐然，在量子通信领域逐渐积累的名望让他获得了不少重要奖项，还得到了大量的科研资金支持。</text:p>
      <text:p text:style-name="P4">
该校物理学家赫尔曼(NorbertHerrmann)在接受德国之声与CORRECTIV采访时回忆说，潘建伟当初就已经是“绝对的明星”；海德堡大学的量子科技研究之所以能够扎稳脚跟，“尤其要归功于潘建伟”，这一切“当然也在国际层面上提升了我们学院的地位”。</text:p>
      <text:p text:style-name="P4">
在那个年代，中国作为最重要的贸易伙伴，在德国越来越受欢迎。不论是政界还是经济界都非常乐见德中科技合作。</text:p>
      <text:h text:style-name="P12" text:outline-level="3">
<text:span text:style-name="T4">
藕断丝连</text:span>
</text:h>
      <text:p text:style-name="P4">
潘建伟2003年来到海德堡。他在几乎不受干扰的环境下，花费5年多时间组建起了科研小组。在此期间，他时常飞回中国。潘建伟非常善于构建人脉网络，他招纳了总共9名年轻的中国量子科学家，让他们在海德堡大学进修。这些中国年轻人同样也获得了欧洲方面的资助。</text:p>
      <text:p text:style-name="P4">
施密德迈尔回忆说，当初在海德堡，“整整五六年时间，我们共同研究一些很酷的基础科学问题。合作取得了相当大的影响力。”</text:p>
      <text:p text:style-name="P4">
</text:p>
      <text:p text:style-name="P4">
2018年，潘建伟当选美国《时代周刊》评选的全球百大最具影响力人物</text:p>
      <text:p text:style-name="P4">
2008年，潘建伟返回了中国。他从不掩饰自己对祖国的热爱。他不仅仅带走了他的徒弟们，也带走了他的实验室以及研究项目。许多设备都跟随潘建伟被运到了位于合肥的中科大校园。值得一提的是：当时，欧盟刚刚为潘建伟在海德堡大学的科研团队划拨了一笔140万欧元的研发资金，为期5年。</text:p>
      <text:p text:style-name="P4">
随着潘建伟的回国，中国不断发布量子通讯技术的最新研究成果，这也是目前发展最快的量子科技应用领域。</text:p>
      <text:p text:style-name="P4">
2016年，潘建伟的研究团队将 <text:a xlink:type="simple" xlink:href="https://www.dw.com/zh/zh/中国成功发射世界首颗量子科学试验卫星/a-19477120" text:style-name="Internet_20_link" text:visited-style-name="Visited_20_Internet_20_Link">
 “墨子号”量子通信卫星</text:a>
送上了太空。2017年秋天，一场北京与维也纳之间的视讯联线会议首次使用了这枚量子通信卫星设立的保密通讯通道。</text:p>
      <text:h text:style-name="P12" text:outline-level="3">
<text:span text:style-name="T4">
可疑的军方联系</text:span>
</text:h>
      <text:p text:style-name="P4">
海德堡大学的档案显示，即便潘建伟回国，也没有让该校与中科大之间的合作中止。中科大2009年任命潘建伟为讲席教授，潘建伟依旧在向海德堡派遣青年学者进修。2011年，两校还签署了师生交流协议。</text:p>
      <text:p text:style-name="P4">
到了2016年，两校更是计划合作在中国建立一所联合量子研究中心，负责人则是潘建伟和魏德缪勒。在次年签署的合作协议的序言里，还提到了中国人民解放军国防科技大学。这是一所直接隶属于中央军委的高校，中央军委主席则是习近平本人。</text:p>
      <text:p text:style-name="P4">
海德堡大学在一份书面回函中表示，中国国防科大在当初的计划中“不扮演任何角色”；如果该计划有后续跟进，国防科大的相关联系“肯定会被更仔细地审视”，在今天的大环境下，“海德堡大学不会再签署这样一份合作协议。”</text:p>
      <text:p text:style-name="P4">
不过，这一雄心勃勃的合作计划迄今没有成为现实，也许将来也不会。曾经人见人爱的合作伙伴中国，如今成了德国的“体制竞争对手”。中国正展现出越发自信的姿态。就在去年11月，一份泄密的德国外交部文件草案写道：“中国的军民融合政策正在让我们的合作面临限制，尤其是这些合作会加强中国对外投送军力、对内压迫的能力时。”</text:p>
      <text:p text:style-name="P4">
潘建伟目前依然保有海德堡大学物理和天文学院讲席教授的身份。</text:p>
      <text:p text:style-name="P4">
</text:p>
      <text:p text:style-name="P4">
海德堡大学是德国历史最为悠久的大学，也是德国十大精英大学之一</text:p>
      <text:h text:style-name="P12" text:outline-level="3">
<text:span text:style-name="T4">
对中国充满好奇的德国物理学家</text:span>
</text:h>
      <text:p text:style-name="P4">
物理和天文学院院长魏德缪勒(MatthiasWeidemüller)在海德堡大学校园内接受了德国之声与CORRECTIV的面对面采访。魏德缪勒2008年来到海德堡大学，也就是潘建伟回国的那一年。不过，魏德缪勒依然被认为是潘建伟在这所德国最古老大学的最重要伙伴。</text:p>
      <text:p text:style-name="P4">
他带领记者参观了学院的实验室，并且指出：“基础科学研究者必须要开展研究，但是需要明确的规则。这包括透明与公开。”</text:p>
      <text:p text:style-name="P4">
魏德缪勒在2013年收到了中方的邀约，在后来充满争议的“千人计划”框架下前去中科大讲学。魏德缪勒接受了这份回报丰厚的中国顶尖科研邀约。据他本人介绍，主要是出于“对这个国家以及其人民的好奇”。</text:p>
      <text:p text:style-name="P4">
也有不少西方学者拒绝了“千人计划”的邀约，其中一些人是出于意识形态忧虑予以拒绝。</text:p>
      <text:p text:style-name="P4">
魏德缪勒成为“千人计划”一员的仪式，则是由潘建伟主持的。</text:p>
      <text:p text:style-name="P4">
潘建伟本人对德国之声以及CORRECTIV表示，“促进跨文化、跨国境的学术交流与人才培养，对于科学的健康发展有着决定性意义，因为这对全人类的福祉有着深远影响。”潘建伟特意强调，他当年在欧洲期间就对这点深信不疑。</text:p>
      <text:p text:style-name="P4">
合肥微尺度物质科学国家研究中心在中科大上海研究院为魏德缪勒设立了一间实验室。2018年前，魏德缪勒每年都会在那里待上两个月。此后，他依然是中科大的讲席教授。魏德缪勒最近一次去中国还要追溯到2019年新冠疫情爆发前。</text:p>
      <text:p text:style-name="P4">
</text:p>
      <text:p text:style-name="P4">
2016年，魏德缪勒获得合肥市政府授予的“友谊奖”</text:p>
      <text:p text:style-name="P4">
在采访中，魏德缪勒强调，他为自己设立了非常明确的界限，“没有人来试图说服影响我所研究的东西。”他表示，学术自由对他来说非常重要，“我们向自然提出问题，我们迫切地想要理解自然的运作机理。”</text:p>
      <text:p text:style-name="P4">
魏德缪勒为基础科学研究投注了全部的热情，至于研究成果是否会转化为军用，他却漠不关心。他辩解说，“作为基础科学研究者，我们当然不会关注这方面。”</text:p>
      <text:p text:style-name="P4">
从2019年起，魏德缪勒还兼任海德堡大学主管创新成果转化的副校长。所以他当然知道量子科技研究成果具备转化军用的潜力。不过，他依然强调：“研究者可以通过不同的研究方式来决定其研究离应用究竟有多近或者多远。”</text:p>
      <text:p text:style-name="P4">
</text:p>
      <text:p text:style-name="P4">
目前还有两位潘建伟的博士研究生在海德堡大学物理研究所就读</text:p>
      <text:h text:style-name="P12" text:outline-level="3">
<text:span text:style-name="T4">
新疆分部</text:span>
</text:h>
      <text:p text:style-name="P4">
除了潘建伟，如今还有11名曾经在海德堡进修过的学者在中科大任职。他们中，有些人正在领导国家重点科研项目，还有些人参与组建了量子科技领域的初创公司。这些企业已被证实和军方有关联。</text:p>
      <text:p text:style-name="P4">
潘建伟当年在回到中国后，也很快参与创立了国盾量子技术股份有限公司。该公司的最大股东是中科大，第二大股东就是潘建伟。该公司时常使用一句广告词：“用量子技术保护每一个比特。”  2022年，该公司在提交给上海证券交易所的一份报告中披露，正参与“多个军工项目”。除了位于合肥的总部，国盾量子还拥有6个分部，其中就包括2017年成立的新疆分部。</text:p>
      <text:p text:style-name="P4">
早年求学于中科大、现在美国耶鲁大学研究中国科技发展与中美关系的华人粒子物理学家程扬扬认为，国盾量子在高度军事化的新疆设立分部，肯定“不是偶然”，“在道德上有可指摘之处”。“这家如此年轻的公司在新疆设立分部，这一事实表明，该企业很可能与中国当局的安全机关有着非常紧密的联系。”</text:p>
      <text:p text:style-name="P4">
潘建伟则对德国之声以及CORRECTIV表示，他不知道国盾量子为何在新疆设有分部。他声称，2011年后，“除了担任股东，未曾再参与公司的领导工作”。国盾量子方面则没有回复记者的问询。</text:p>
      <text:p text:style-name="P4">
</text:p>
      <text:p text:style-name="P4">
潘建伟与中国军方供应商之间的关系引发海德堡大学的担忧</text:p>
      <text:h text:style-name="P12" text:outline-level="3">
<text:span text:style-name="T4">
美国制裁</text:span>
</text:h>
      <text:p text:style-name="P4">
美国的情报安全公司“迈进科技”(StriderTechnologies)曾在2019年底发布报告指出，潘建伟以及中国科技大学都和中国的军工产业有着联系。报告还认为，海德堡大学“可能是中国在快速发展的、军民两用的量子科技领域最为重要的外国伙伴”。</text:p>
      <text:p text:style-name="P4">
潘建伟本人则在对德国之声以及CORRECTIV的书面回复中表示，他2008年从欧洲返回中国后，“没有任何项目是由军方支持的”。不过，潘建伟也承认，“任何技术的发展成果都有可能用于军事目的”；“即便某项技术能用于军事，也不是任何科学家能够掌控或者预测的”。潘建伟在回复时，特意用全大写字母来突出“任何”一词(ANY)。</text:p>
      <text:p text:style-name="P4">
美国政府2021年出台了 <text:a xlink:type="simple" xlink:href="https://www.dw.com/zh/zh/阻北京军事发展美又双叒叕拉黑中企/a-59926021" text:style-name="Internet_20_link" text:visited-style-name="Visited_20_Internet_20_Link">
 针对国盾量子的制裁令</text:a>
。制裁理由是：国盾量子是一家“支持中国人民解放军军事现代化”的中国科技企业。此外，美方还指控国盾量子“获取或试图获取美国物资以支持（中国的）军事应用”。</text:p>
      <text:p text:style-name="P4">
德国之声与CORRECTIV多次向美国当局就此制裁令发去问询函，但是美方并未提供进一步信息。中美之间多年来一直在激烈争夺量子科技领先地位。</text:p>
      <text:p text:style-name="P4">
合肥微尺度物质科学国家研究中心也在美国的制裁名单上。前文提到，魏德缪勒在该中心也有一间实验室。他表示，他不可能忽略这一事实，但是依旧强调他的基础研究与国盾量子这样的企业级应用相距甚远。</text:p>
      <text:p text:style-name="P4">
北约盟军转型最高司令部(SACT)在2022年2月也开始关注围绕中科大的应用研究。转型最高司令部负责促进北约各国为未来的战争形式做好准备。</text:p>
      <text:p text:style-name="P4">
据悉，在一次线上会议中，该司令部花费一个小时讨论了中国的量子科技领域的飞速进展，其中也提到了中科大与海德堡大学的联系，以及国盾量子与大型军工企业之间的关联。</text:p>
      <text:p text:style-name="P4">
</text:p>
      <text:p text:style-name="P4">
2016年4月26日，中国最高领导人习近平在中科大考察</text:p>
      <text:h text:style-name="P12" text:outline-level="3">
<text:span text:style-name="T4">
学术自由与道义责任</text:span>
</text:h>
      <text:p text:style-name="P4">
关于中国科研领域的军民合作，电子科工集团(CETC)就提供了一个很好的案例。这家国有企业的主要业务集中在通信技术以及数据处理领域，并且明确表示也面向军方以及国安部门的需求。新疆警方一款用于全面监控维吾尔人的手机APP也出自中国电子科工集团之手。</text:p>
      <text:p text:style-name="P4">
2018年，中国科技大学与电子科工集团签署了一份科学合作协议，其中包括量子科研领域。代表中科大签字的正是潘建伟----当时他已经兼任副校长一职。</text:p>
      <text:p text:style-name="P4">
潘建伟则在书面回复中表示，量子科研需要广泛的国际合作。“重要的是，我致力于增进知识和创造力，以更好地为人类和社会服务。”</text:p>
      <text:p text:style-name="P4">
然而，中国已经不再被视作是德国以及欧洲的“正常”伙伴。欧盟委员会对德国之声以及CORRECTIV表示，在“发展程度较高以及更贴近市场的科技创新领域”，与中方机构的合作不再“符合欧盟方面的利益”。</text:p>
      <text:h text:style-name="P12" text:outline-level="3">
<text:span text:style-name="T4">
量子物理學是什麼？</text:span>
</text:h>
      <text:p text:style-name="P4">
面对压力，海德堡大学2022年设立了一个出口管制事务处，负责仔细审核跨国研究项目是否具备军事应用的潜力。这所德国最古老的大学正面临一个原则性问题：如果一个合作伙伴“由于体制因素而难以避免地与军事机构过从甚密”，那么合作应该如何开展？</text:p>
      <text:p text:style-name="P4">
海德堡大学主管教学的副校长、汉学家曾慈(AnjaSenz)也在思索这个问题。她认为，与中科大的合作关系“是一个非常典型的案例”。曾慈不愿意一刀切地设定红线，但是却希望“批判性地反思科技的影响”。</text:p>
      <text:p text:style-name="P4">
在被问及潘建伟时，曾慈说，必须要对一个人发展历程进行“批判性的陪伴”，并且在某一个时刻扪心自问：“这个人在这个体系下到底扮演何种角色？”</text:p>
      <text:p text:style-name="P4">
</text:p>
      <text:p text:style-name="P4">
曾慈希望“批判性地反思科技的影响”</text:p>
      <text:p text:style-name="P4">
魏德缪勒则回避有关潘建伟的问题。同为副校长的他反对贸然切断合作关系。哪怕“某时某刻某人以某种方式让某项共同基础科学研究成果产生了被运用于原先没有的目的之危险”，也不应该切断联系。他还说，他可以想象在框架条件合适时再次去中国。“难道我们要在自然科学的重大话题方面停止交流吗？”</text:p>
      <text:p text:style-name="P4">
面对这样的问题，并没有简单的答案。我们已知的是：中国正计划在2049年前打造一支最为现代化的军队，而通过与西方科研合作实现的技术转移，就是达成这一目标的重要手段。</text:p>
      <text:p text:style-name="P4">
中国在“十三五”规划中提到了科技领域的军民融合政策，其中强调量子科技研究扮演重要角色，力争让民用基础科学研究成果转化为军用。</text:p>
      <text:h text:style-name="P12" text:outline-level="3">
<text:span text:style-name="T4">
独家调查：与中国国防科大合作的学者们</text:span>
</text:h>
      <text:p text:style-name="P4">
Source: <text:a xlink:type="simple" xlink:href="https://www.dw.com/zh/调查报道：从海德堡走向中国的敏感量子科技/a-65895830" text:style-name="Internet_20_link" text:visited-style-name="Visited_20_Internet_20_Link">
https://www.dw.com/zh/调查报道：从海德堡走向中国的敏感量子科技/a-65895830?maca=chi-rss-chi-all-1127-rdf</text:a>
</text:p>
      <!--NEWS-->
      <text:h text:style-name="P10" text:outline-level="1">
<text:span text:style-name="T4">
吴钊燮接受BBC专访，谈台海紧张形势、西方援助及中国“认知战”</text:span>
</text:h>
      <text:p text:style-name="P4">
Author: https://www.facebook.com/bbcworldservice/</text:p>
      <text:p text:style-name="P4">
Publisher: BBC News 中文</text:p>
      <text:p text:style-name="P4">
Published Time: 2023-06-13T05:15:01.000Z</text:p>
      <text:p text:style-name="P4">
Modified Time: 2023-06-13T05:15:01.000Z</text:p>
      <text:p text:style-name="P4">
Description: 台湾外交部长吴钊燮接受BBC专访时表示，两岸紧张局势“可能影响到世界其他地区”，贸易是其中一个重要原因。</text:p>
      <text:p text:style-name="P4">
Images: []</text:p>
      <text:p text:style-name="P4">
Videos: ["<text:a xlink:type="simple" xlink:href="https://www.bbc.com/ws/av-embeds/cps/zhongwen/simp/chinese-news-65887170/p0fttybd/zh-hans" text:style-name="Internet_20_link" text:visited-style-name="Visited_20_Internet_20_Link">
zh-hans</text:a>
"]</text:p>
      <text:p text:style-name="P4">
Tags: ['中國', '政治', '台湾', '军事']</text:p>
      <text:p text:style-name="P4">
Type: Article</text:p>
      <!--METADATA-->
      <text:h text:style-name="P12" text:outline-level="3">
<text:span text:style-name="T4">
吴钊燮接受BBC专访，谈台海紧张形势、西方援助及中国“认知战”</text:span>
</text:h>
      <text:p text:style-name="P4">
<text:a xlink:type="simple" xlink:href="https://www.bbc.com/ws/av-embeds/cps/zhongwen/simp/chinese-news-65887170/p0fttybd/zh-hans" text:style-name="Internet_20_link" text:visited-style-name="Visited_20_Internet_20_Link">
 Video-1-Link：/ws/av-embeds/cps/zhongwen/simp/chinese-news-65887170/p0fttybd/zh-hans </text:a>
 <text:span text:style-name="T4">
你的器材不支持播放多媒体材料</text:span>
<text:span text:style-name="T4">
吴钊燮接受BBC专访，谈台海紧张形势、西方援助及中国“认知战”</text:span>
 2023年6月13日凌晨5点15分</text:p>
      <text:p text:style-name="P4">
台湾外交部长吴钊燮接受BBC记者劳拉·昆斯伯格（LauraKuenssberg）电视节目专访时表示，两岸紧张局势“可能影响到世界其他地区”，贸易是其中一个重要原因。</text:p>
      <text:p text:style-name="P4">
在被问及如果台湾被入侵，美国是否会提供军事援助时，吴钊燮称，台湾需要美国援助，并表示美国“这段时间一直在帮助台湾。”</text:p>
      <text:p text:style-name="P4">
吴钊燮还谈到中国如何利用“假消息”来影响台湾人民，“误导信息、错误信息、认知战、渗透，所有这些类型的混合战都在台湾以非常严重的方式存在。”</text:p>
      <text:p text:style-name="P4">
Source: <text:a xlink:type="simple" xlink:href="https://www.bbc.com/zhongwen/simp/chinese-news-65887170" text:style-name="Internet_20_link" text:visited-style-name="Visited_20_Internet_20_Link">
https://www.bbc.com/zhongwen/simp/chinese-news-65887170</text:a>
</text:p>
      <!--NEWS-->
      <text:h text:style-name="P10" text:outline-level="1">
<text:span text:style-name="T4">
“世界工厂”——OEM企业在中国外贸中的角色 (Free Version)</text:span>
</text:h>
      <text:p text:style-name="P4">
Authors: ['李瀚明']</text:p>
      <text:p text:style-name="P4">
Publisher: 英国《金融时报》</text:p>
      <text:p text:style-name="P4">
Time: 2023-06-13T05:22:59+00:00</text:p>
      <text:p text:style-name="P4">
Published Time: 2023-06-12T12:00:99+08:00</text:p>
      <text:p text:style-name="P4">
Modified Time: 2023-06-12T18:00:99+08:00</text:p>
      <text:p text:style-name="P4">
Description: 李瀚明：回望台湾电子产业在大陆投资兴业的三十年，台商和大陆的合作对中国形成自己的消费电子产品品牌的影响是深远的。</text:p>
      <text:p text:style-name="P4">
Images: ["<text:a xlink:type="simple" xlink:href="https://thumbor.ftacademy.cn/unsafe/picture/6/000140606_piclink.jpg" text:style-name="Internet_20_link" text:visited-style-name="Visited_20_Internet_20_Link">
000140606_pic...</text:a>
"]</text:p>
      <text:p text:style-name="P4">
Themes: ['中国经济', '关注']</text:p>
      <text:p text:style-name="P4">
Keywords: ['中国经济', '电子产业', '台湾']</text:p>
      <text:p text:style-name="P4">
Type: Article</text:p>
      <!--METADATA-->
      <text:p text:style-name="P4">
<draw:frame draw:style-name="fr1" draw:name="Image131" text:anchor-type="as-char" svg:width="6.9236in" svg:height="4.617987in" draw:z-index="0">
<draw:image xlink:href="../Images/FT Chinese Free Version/2023-06-13T05-22-59-00-00/000140606_piclink.jpg" xlink:type="simple" xlink:show="embed" xlink:actuate="onLoad" draw:mime-type="image/jpeg"/>
</draw:frame>
</text:p>
      <text:p text:style-name="P4">
我们在上一篇中，说到台商在大陆的投资，这一期我们来聊一个细分行业——电子加工业。</text:p>
      <text:p text:style-name="P4">
80年代的时候，“亚洲四小龙”因为体量问题而走上了不同的转型之路。人口和土地规模较小的新加坡和香港两座城市，制造业受制于土地规模，只能就此打住改往它路；而台湾地区和韩国人口和土地稍微多些，因此可以在制造业的道路上走得更远。</text:p>
      <text:p text:style-name="P4">
Source: <text:a xlink:type="simple" xlink:href="http://www.ftchinese.com/story/001099935" text:style-name="Internet_20_link" text:visited-style-name="Visited_20_Internet_20_Link">
http://www.ftchinese.com/story/001099935</text:a>
</text:p>
      <!--NEWS-->
      <text:h text:style-name="P10" text:outline-level="1">
<text:span text:style-name="T4">
特朗普庄园的“厕所读物”</text:span>
</text:h>
      <text:p text:style-name="P4">
Creator: MAUREEN DOWD</text:p>
      <text:p text:style-name="P4">
Publisher: https://www.facebook.com/nytimeschinese</text:p>
      <text:p text:style-name="P4">
Published Time: 2023-06-13T05:30:00+08:00</text:p>
      <text:p text:style-name="P4">
Description: 美国的机密堆积在特朗普的私人庄园里，散落在干洗衣物、吉他盒和其他物品下。天知道他打算拿这些文件来做什么，天知道他还要拿给谁看。</text:p>
      <text:p text:style-name="P4">
Images: ["<text:a xlink:type="simple" xlink:href="https://static01.nyt.com/images/2023/06/12/multimedia/10Dowd-3-kjcw/10Dowd-3-kjcw-jumbo.jpg" text:style-name="Internet_20_link" text:visited-style-name="Visited_20_Internet_20_Link">
10Dowd-3-kjcw...</text:a>
"]</text:p>
      <text:p text:style-name="P4">
Category: 观点与评论</text:p>
      <text:p text:style-name="P4">
Type: Article</text:p>
      <!--METADATA-->
      <text:p text:style-name="P4">
<draw:frame draw:style-name="fr1" draw:name="Image132" text:anchor-type="as-char" svg:width="6.9236in" svg:height="9.155249in" draw:z-index="0">
<draw:image xlink:href="../Images/cnnytimes/2023-06-13T05-30-00-08-00/10Dowd-3-kjcw-jumbo.jpg" xlink:type="simple" xlink:show="embed" xlink:actuate="onLoad" draw:mime-type="image/jpeg"/>
</draw:frame>
</text:p>
      <text:p text:style-name="P4">
华盛顿——惊人的是，我们很容易能想象到特朗普在监狱里竞选总统的样子。</text:p>
      <text:p text:style-name="P4">
<draw:frame draw:style-name="fr1" draw:name="Image133" text:anchor-type="as-char" svg:width="6.9236in" svg:height="9.155249in" draw:z-index="0">
<draw:image xlink:href="../Images/cnnytimes/2023-06-13T05-30-00-08-00/10Dowd-3-kjcw-jumbo.jpg" xlink:type="simple" xlink:show="embed" xlink:actuate="onLoad" draw:mime-type="image/jpeg"/>
</draw:frame>
</text:p>
      <text:p text:style-name="P4">
U.S. Justice Department, via Reuters</text:p>
      <text:p text:style-name="P4">
他会像《好家伙》(Goodfellas)里那些黑帮一样，让自己的牢房应有尽有。他会享受各种特权，放“猫王”和帕瓦罗蒂的歌；他可以获得源源不断的伟哥、芝士汉堡和配偶探视（来的不是梅拉尼娅）。也许他还能让人把他专用的橘色染发剂给偷偷带进来。</text:p>
      <text:p text:style-name="P4">
这不是第一次有人试图从牢房入主白宫。1920年，尤金·德布斯因谴责美国参与第一次世界大战（他认为第一次世界大战是一场资本主义战争）而被判  煽动罪入狱，他<text:a xlink:type="simple" xlink:href="https://www.nytimes.com/2023/04/01/us/politicians-indicted-trump-rick-perry.html" text:style-name="Internet_20_link" text:visited-style-name="Visited_20_Internet_20_Link">
 赢得了大约90万张选票 </text:a>
 ，成为社会党的  提名人。</text:p>
      <text:p text:style-name="P4">
“我可以成为一个隐居在家的候选人，”被问及他将如何竞选时，他开玩笑说。“这样就没那么多麻烦了，而且我的经理和对手们总能找到我。”他被允许每周给联合通讯社发一份简报。至于特朗普，到时会发给Newsmax。</text:p>
      <text:p text:style-name="P4">
广告</text:p>
      <text:p text:style-name="P4">
不过，特朗普不会是因为坚持自己的原则而入狱。如果他进监狱，那是因为他没有原则。我们正在目睹他逐渐露出本色。那是一个大号的、危险的骗子和罪犯。就像洛根·罗伊说的，他不是个正经人。</text:p>
      <text:p text:style-name="P4">
美利坚合众国诉唐纳德·J·特朗普案的戏剧性开审是一个恰当的转折。此前一直是唐纳德·J·特朗普诉美利坚合众国。他试图策划一场政变，推翻他所领导的政府。我赌杰克·史密斯稍后会提出这些指控。</text:p>
      <text:p text:style-name="P4">
这位特别检察官明确表示，这不仅仅是特朗普所说的“箱子骗局”。你不能窃取机密文件；把它们留在马阿拉歌庄园那些金光闪闪的浴室、盥洗室、卧室和舞厅；然后把它们拿出来炫耀，提醒别人你有多重要。特朗普的自负是他最大的弱点。他忍不住自吹自擂。嘿，我有这么多机密文件。</text:p>
      <text:p text:style-name="P4">
起诉书指控特朗普违反了《反间谍法》和其他法律，其中提供了令人震惊的照片，显示美国的秘密像《囤积强迫征》(Hoarders)里的一样堆积着，散落在干洗衣物、吉他盒和其他物品下面。</text:p>
      <text:p text:style-name="P4">
“特朗普存放在箱子里的机密文件包括美国和外国的国防和武器能力、美国的核计划、美国及其盟友面对军事攻击的潜在脆弱性，以及应对外国攻击的可能报复计划，”起诉书称。“未经授权披露这些机密文件可能会危及美国的国家安全、外交关系、美国军队和人力资源的安全，以及敏感情报收集方法的持续可行性。”</text:p>
      <text:p text:style-name="P4">
嗯，很糟糕。</text:p>
      <text:p text:style-name="P4">
广告</text:p>
      <text:p text:style-name="P4">
这份起诉书是基于特朗普自己的律师、工作人员、电话记录和监控摄像头提供的信息。这不是哪个内部人士或者仇恨特朗普的人想对付他。它清楚地表明，特朗普非常刻意地保留和隐藏这些文件，天知道他打算拿这些文件来做什么，天知道他还要拿给谁看。</text:p>
      <text:p text:style-name="P4">
这位前总统指示他的仆人瓦尔廷·瑙塔（他被视为特朗普的同谋）把大约64个箱子从一个储藏室搬到特朗普的官邸，并把大约30个箱子搬回储藏室——没有通知应该审查这些材料的特朗普律师。</text:p>
      <text:p text:style-name="P4">
甚至，律师说，特朗普后来鼓励他仔细阅读他审查过的文件，并剔除任何特别糟糕的东西。特朗普甚至做出了拔东西的动作。</text:p>
      <text:p text:style-name="P4">
2016年竞选期间，特朗普总是吹嘘自己致力于保护机密信息，以此来嘲讽希拉里。检察官精心地引用了他在过去的一些言论，例如：“在我的政府中，我将执行所有有关保护机密信息的法律。没有人会凌驾于法律之上。”</text:p>
      <text:p text:style-name="P4">
这些声明显然与他在2016年的那个言论一样重要，他发誓作为总统会非常忙碌，忙到再也不会打高尔夫球。真是个彻头彻尾的骗子。</text:p>
      <text:p text:style-name="P4">
那些跳出来面对起诉书为特朗普辩护的共和党人应该感到羞耻。不幸的是，共和党的羞耻感早已荡然无存，只有米特·罗姆尼的办公室还有一点点残留。</text:p>
      <text:p text:style-name="P4">
广告</text:p>
      <text:p text:style-name="P4">
到目前为止，特朗普通过宣称自己是受害者，成功地避开了从破产到卑鄙的个人不当行为等无数丑恶事件。</text:p>
      <text:p text:style-name="P4">
看完詹姆斯·科米和罗伯特·穆勒的蹩脚表现后，我很担忧。但杰克·史密斯似乎在起诉特朗普时展现出令人称赏的技巧和气质。也许是他在海牙揭发战犯的那些年里发展出来的。</text:p>
      <text:p text:style-name="P4">
</text:p>
      <text:p text:style-name="P4">
特别检察官杰克·史密斯。  Kenny Holston/The New York Times</text:p>
      <text:p text:style-name="P4">
史密斯周五下午在司法部的短暂露面中强调，这种对敏感信息的不当处理给那些自愿保护我们的人带来了风险。</text:p>
      <text:p text:style-name="P4">
他赞扬了联邦调查局——特朗普和共和党人一直试图拆除和撤资的机构——称那里的特工“每天不知疲倦地工作，维护我们国家的法治。”</text:p>
      <text:p text:style-name="P4">
共和党人过去拥护法治。现在，许多人将1月6日的骚乱者描述为殉道者，并表示不应起诉特朗普。凯文·麦卡锡称起诉是“美利坚合众国黑暗的一天”。</text:p>
      <text:p text:style-name="P4">
但史密斯有意提醒美国人，法治是我们国家的基本信条。</text:p>
      <text:p text:style-name="P4">
广告</text:p>
      <text:p text:style-name="P4">
周五，特朗普 <text:a xlink:type="simple" xlink:href="https://truthsocial.com/@realDonaldTrump/posts/110515733898227087" text:style-name="Internet_20_link" text:visited-style-name="Visited_20_Internet_20_Link">
 怒斥</text:a>
 史密斯是“一个发狂的神经病”。他自然还攻击了史密斯的妻子、获奖纪录片导演凯蒂·雪维尼，她制作了一部关于米歇尔·奥巴马的纪录片，并为乔·拜登的竞选捐款，特朗普称她对他“恨之入骨”。</text:p>
      <text:p text:style-name="P4">
但史密斯不太可能被吓倒。这家伙很顽强。在几年前的一次 <text:a xlink:type="simple" xlink:href="http://swimnac.com/masterstri-qa-jack-smith/" text:style-name="Internet_20_link" text:visited-style-name="Visited_20_Internet_20_Link">
 采访 </text:a>
 中，史密斯谈到了他对铁人三项的热情。他谈到有一次他骑自行车时被卡车撞到骨盆骨折。10周后他回来参加  了一场铁人三项赛。</text:p>
      <text:p text:style-name="P4">
Source: <text:a xlink:type="simple" xlink:href="https://cn.nytimes.com/opinion/20230613/trump-indicted-jack-smith/" text:style-name="Internet_20_link" text:visited-style-name="Visited_20_Internet_20_Link">
https://cn.nytimes.com/opinion/20230613/trump-indicted-jack-smith/</text:a>
</text:p>
      <!--NEWS-->
      <text:h text:style-name="P10" text:outline-level="1">
<text:span text:style-name="T4">
刺激经济  人行逆回购利率下降10基点  各股份行亦下调存款利率</text:span>
</text:h>
      <text:p text:style-name="P4">
Author: None</text:p>
      <text:p text:style-name="P4">
Publisher: Radio Free Asia (Organization)</text:p>
      <text:p text:style-name="P4">
Published Time: 2023-06-13T05:35:00-04:00</text:p>
      <text:p text:style-name="P4">
Modified Time: 2023-06-13T09:20: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12011in" draw:z-index="0">
<draw:image xlink:href="../Images/rfamandarin/2023-06-13T05-35-00-04-00/000000.png" xlink:type="simple" xlink:show="embed" xlink:actuate="onLoad" draw:mime-type="image/png"/>
</draw:frame>
 中国人民银行调降利率。各银行也调降存款利率。 <text:a xlink:type="simple" xlink:href="https://www.rfa.org/mandarin/Xinwen/st-06132023053346.html/@@images/image" text:style-name="Internet_20_link" text:visited-style-name="Visited_20_Internet_20_Link">
</text:a>
路透资料照。</text:p>
      <text:p text:style-name="P4">
根据中新经纬6月13日报道，中国央行网站13日消息，为维护银行体系流动性合理充裕，人民银行以利率招标方式开展了20亿元逆回购操作，中标利率1.90%，下降10个基点。</text:p>
      <text:p text:style-name="P4">
华尔街日报报道，这是该央行自去年8月以来首次调降短期贷款利率。中国央行还表示，以下调后的新利率向银行系统注资人民币20亿元，相当于约2.8亿美元。</text:p>
      <text:p text:style-name="P4">
财新网报道，6月8日国有六大行下调部分存款挂牌利率后，招商银行等11家股份行亦宣布自6月12日起调整活期存款和中长期定期存款挂牌利率，且下调幅度与国有大行一致。目前仅兴业银行暂未发布公告，不过业内预计该行也将与其他股份行保持一致。</text:p>
      <text:p text:style-name="P4">
财联社亦报道，继国有六大行后，全国性股份行紧随其后官宣下调人民币存款利率。6月12日，包括招商银行、浦发银行、中信银行、光大银行、平安银行、民生银行等全国性股份制商业银行先后更新了人民币存款利率表，与国有大行相似，活期、定期存款利率均有所下调，中长期定期存款下调幅度更大。招商银行官网显示，人民币利率调整自2023年06月12日起执行，人民币活期存款利率从0.25%下调至0.2%；整存整取两年期、三年期和五年期人民币定期存款利率分别降至2.05%、2.45%和2.50%，此前分别为2.15%、2.60%和2.65%，分别下调10bp、15bp和15bp。</text:p>
      <text:p text:style-name="P4">
华尔街日报分析，央行降息表明决策者对复苏乏力越发不安，这可能预示着将有更多措施出台，来推动中国经济重回正轨。不过，经济学家表示，降低借贷成本可能对改变中国经济复苏乏力局面没有多大帮助，因为在债务水平已然位于高位且增长前景低迷之际，到目前为止家庭和企业对借贷兴趣寥寥。</text:p>
      <text:p text:style-name="P4">
纽约时报在12日的报道分析，降低存款利率是政策制定者可以用来刺激支出的一个杠杆，希望较低的利率能激励消费者消费或投资，而不是将积蓄存入银行。此举表明，作为经济增长主要驱动力的消费者支出仍然低迷。中国曾预测其经济将从去年几十年来增长最慢的年份之一中复甦，到2023年国内生产总值将增长5%左右。但经济疲软依然存在。</text:p>
      <text:p text:style-name="P4">
责编 许书婷</text:p>
      <text:p text:style-name="P4">
Source: <text:a xlink:type="simple" xlink:href="https://www.rfa.org/mandarin/Xinwen/st-06132023053346.html" text:style-name="Internet_20_link" text:visited-style-name="Visited_20_Internet_20_Link">
https://www.rfa.org/mandarin/Xinwen/st-06132023053346.html</text:a>
</text:p>
      <!--NEWS-->
      <text:h text:style-name="P10" text:outline-level="1">
<text:span text:style-name="T4">
“近岸外包”带动欧洲工业地产升温 (Free Version)</text:span>
</text:h>
      <text:p text:style-name="P4">
Authors: ['奥利弗•特林']</text:p>
      <text:p text:style-name="P4">
Publisher: 英国《金融时报》</text:p>
      <text:p text:style-name="P4">
Time: 2023-06-13T06:33:21+00:00</text:p>
      <text:p text:style-name="P4">
Published Time: 2023-06-12T12:00:99+08:00</text:p>
      <text:p text:style-name="P4">
Modified Time: 2023-06-13T02:28:99+08:00</text:p>
      <text:p text:style-name="P4">
Description: 2022年，企业在欧洲购买或租赁了960万平方英尺的工业地产，较上年增长29%。</text:p>
      <text:p text:style-name="P4">
Images: ["<text:a xlink:type="simple" xlink:href="https://thumbor.ftacademy.cn/unsafe/picture/0/000184170_piclink.jpg" text:style-name="Internet_20_link" text:visited-style-name="Visited_20_Internet_20_Link">
000184170_pic...</text:a>
"]</text:p>
      <text:p text:style-name="P4">
Themes: ['供应链', '关注']</text:p>
      <text:p text:style-name="P4">
Keywords: ['供应链', '商业地产', '欧盟经济', '脱钩', '制造业', '贸易', '中欧关系']</text:p>
      <text:p text:style-name="P4">
Type: Article</text:p>
      <!--METADATA-->
      <text:p text:style-name="P4">
<draw:frame draw:style-name="fr1" draw:name="Image137" text:anchor-type="as-char" svg:width="6.9236in" svg:height="3.901286in" draw:z-index="0">
<draw:image xlink:href="../Images/FT Chinese Free Version/2023-06-13T06-33-21-00-00/000184170_piclink.jpg" xlink:type="simple" xlink:show="embed" xlink:actuate="onLoad" draw:mime-type="image/jpeg"/>
</draw:frame>
</text:p>
      <text:p text:style-name="P4">
尽管欧洲经济低迷，但世界各地制造商正在这里争相获取更多厂房，因为地缘政治和供应链方面的担忧促使企业将业务迁至离客户较近的地方。</text:p>
      <text:p text:style-name="P4">
高纬环球(Cushman &amp;Wakefield)数据显示，2022年，企业在该地区购买或租赁了960万平方英尺的工业地产，较上年增长29%。这家商业地产经纪商的分析涵盖了9个欧洲国家的交易，包括英国、法国和德国在内。</text:p>
      <text:p text:style-name="P4">
Source: <text:a xlink:type="simple" xlink:href="http://www.ftchinese.com/story/001099941" text:style-name="Internet_20_link" text:visited-style-name="Visited_20_Internet_20_Link">
http://www.ftchinese.com/story/001099941</text:a>
</text:p>
      <!--NEWS-->
      <text:h text:style-name="P10" text:outline-level="1">
<text:span text:style-name="T4">
韩日和解引起中国警觉 (Free Version)</text:span>
</text:h>
      <text:p text:style-name="P4">
Authors: ['克里斯蒂安•戴维斯', '李若瑟']</text:p>
      <text:p text:style-name="P4">
Publisher: 英国《金融时报》</text:p>
      <text:p text:style-name="P4">
Time: 2023-06-13T06:55:10+00:00</text:p>
      <text:p text:style-name="P4">
Published Time: 2023-06-12T12:00:99+08:00</text:p>
      <text:p text:style-name="P4">
Modified Time: 2023-06-13T02:41:99+08:00</text:p>
      <text:p text:style-name="P4">
Description: 韩国和日本今年取得外交突破，并于本月签署协议，将与美国共享有关朝鲜导弹发射的实时信息。</text:p>
      <text:p text:style-name="P4">
Images: ["<text:a xlink:type="simple" xlink:href="https://thumbor.ftacademy.cn/unsafe/picture/1/000184191_piclink.jpg" text:style-name="Internet_20_link" text:visited-style-name="Visited_20_Internet_20_Link">
000184191_pic...</text:a>
"]</text:p>
      <text:p text:style-name="P4">
Themes: ['中韩关系', '关注']</text:p>
      <text:p text:style-name="P4">
Keywords: ['中韩关系', '高端专享', '美韩关系', '日韩关系', '韩国外交', '地缘政治']</text:p>
      <text:p text:style-name="P4">
Type: Article</text:p>
      <!--METADATA-->
      <text:p text:style-name="P4">
<draw:frame draw:style-name="fr1" draw:name="Image138" text:anchor-type="as-char" svg:width="6.9236in" svg:height="3.894525in" draw:z-index="0">
<draw:image xlink:href="../Images/FT Chinese Free Version/2023-06-13T06-55-10-00-00/000184191_piclink.jpg" xlink:type="simple" xlink:show="embed" xlink:actuate="onLoad" draw:mime-type="image/jpeg"/>
</draw:frame>
</text:p>
      <text:p text:style-name="P4">
韩国和日本不断加深的防务合作正在引起中国的警觉。目前，美国正寻求在地区紧张局势日益升温之际团结其东亚盟友。</text:p>
      <text:p text:style-name="P4">
本月，日本和韩国在新加坡举行的安全会议“香格里拉对话”(Shangri-La Dialogue)上签署了一项协议，将与美国共享有关朝鲜导弹发射的实时信息。</text:p>
      <text:p text:style-name="P4">
Source: <text:a xlink:type="simple" xlink:href="http://www.ftchinese.com/story/001099942" text:style-name="Internet_20_link" text:visited-style-name="Visited_20_Internet_20_Link">
http://www.ftchinese.com/story/001099942</text:a>
</text:p>
      <!--NEWS-->
      <text:h text:style-name="P10" text:outline-level="1">
<text:span text:style-name="T4">
白宫预计中国在古巴设间谍设施 不影响布林肯访华行程</text:span>
</text:h>
      <text:p text:style-name="P4">
Author: 联合早报 (Person)</text:p>
      <text:p text:style-name="P4">
Publisher: 联合早报 (Organization)</text:p>
      <text:p text:style-name="P4">
Published Time: 2023-06-13T07:04</text:p>
      <text:p text:style-name="P4">
Modified Time: 2023-06-13T07:14</text:p>
      <text:p text:style-name="P4">
Description: 美国白宫说，目前美中双边关系紧绷，但总统拜登致力于保持双边沟通渠道畅通。综合路透社和彭博社报道，白宫发言人柯比星期一（6月12日）在简报会说，他预计有关中国在古巴设间谍基地的报道，...</text:p>
      <text:p text:style-name="P4">
Videos: []</text:p>
      <text:p text:style-name="P4">
Audios: []</text:p>
      <text:p text:style-name="P4">
Images: []</text:p>
      <text:p text:style-name="P4">
Type: NewsArticle</text:p>
      <text:p text:style-name="P4">
Breadcrumbs: ['即时', '国际']</text:p>
      <text:p text:style-name="P4">
Keywords: ['美中关系', '布林肯', '中国', '古巴', '白宫', '间谍']</text:p>
      <!--METADATA-->
      <text:p text:style-name="P4">
美国白宫说，目前美中双边关系紧绷，但总统拜登致力于保持双边沟通渠道畅通。</text:p>
      <text:p text:style-name="P4">
综合路透社和彭博社报道，白宫发言人柯比星期一（6月12日）在简报会说，他预计有关中国在古巴设间谍基地的报道，不会影响国务卿布林肯本周晚些时候的中国行程。</text:p>
      <text:p text:style-name="P4">
《华尔街日报》上周引述美国官员称， <text:a xlink:type="simple" xlink:href="https://www.zaobao.com/realtime/world/story20230608-1402565" text:style-name="Internet_20_link" text:visited-style-name="Visited_20_Internet_20_Link">
 中国正在古巴设立对美国的新监听基地</text:a>
 。</text:p>
      <text:p text:style-name="P4">
柯比说，美国已向古巴政府表达了对古巴在其领土上开展中国间谍活动的担忧。他说：“我们知道，目前美国和中国的双边关系紧张，（但）总统希望与中国保持沟通渠道畅通的想法并没有改变。”</text:p>
      <text:p text:style-name="P4">
同日，布林肯被问及《华尔街日报》的报道时说，拜登政府已采取外交措施，减缓了中国在世界各地投射军事力量的努力。</text:p>
      <text:p text:style-name="P4">
布林肯指中国在古巴设监听设施，是北京在全球扩大存在的一部分。</text:p>
      <text:p text:style-name="P4">
他说，美国政府2019年已知道中国正在升级海外情报收集的努力，但时任总统特朗普没有采取足够的应对措施。</text:p>
      <text:p text:style-name="P4">
布林肯称，拜登政府上任后已采取应对行动并取得了一些成果，但他没有具体说明取得什么成果。</text:p>
      <text:p text:style-name="P4">
布林肯说：“根据我们的专家评估，我们的外交努力已减缓了中国在这方面的努力。”</text:p>
      <text:p text:style-name="P4">
针对美国政府称已掌握有关中国在古巴经营“间谍中心”的信息，中国外交部发言人汪文斌星期一在例行记者会上回应指出，美国官方和媒体在所谓中国在古巴修建“间谍设施”问题上散布了一系列自相矛盾的信息，再次上演了一出“美国否定美国”的闹剧。</text:p>
      <text:p text:style-name="P4">
一名美国官员上星期六（10日）向路透社披露， <text:a xlink:type="simple" xlink:href="https://www.zaobao.com/news/china/story20230610-1403127" text:style-name="Internet_20_link" text:visited-style-name="Visited_20_Internet_20_Link">
 布林肯预计将在星期天（18日）访问北京</text:a>
。中国外交部星期一被问及此事时说，中方目前没有消息发布。</text:p>
      <text:p text:style-name="P4">
Source: <text:a xlink:type="simple" xlink:href="https://www.zaobao.com.sg/realtime/world/story20230613-1403748" text:style-name="Internet_20_link" text:visited-style-name="Visited_20_Internet_20_Link">
https://www.zaobao.com.sg/realtime/world/story20230613-1403748</text:a>
</text:p>
      <!--NEWS-->
      <text:h text:style-name="P10" text:outline-level="1">
<text:span text:style-name="T4">
英伟达市值逼近万亿美元，华尔街坦然面对 (Free Version)</text:span>
</text:h>
      <text:p text:style-name="P4">
Author: Dan Gallagher</text:p>
      <text:p text:style-name="P4">
Publisher: 华尔街日报中文网</text:p>
      <text:p text:style-name="P4">
Published Time: 2023-06-13T07:15:00.000Z</text:p>
      <text:p text:style-name="P4">
Modified Time: 2023-06-13T07:15:00.000Z</text:p>
      <text:p text:style-name="P4">
Created Time: 2023-06-13T05:53:00.000Z</text:p>
      <text:p text:style-name="P4">
Description: 对生成式人工智能的需求将持续存在，而英伟达的竞争优势应会使该公司维持强劲的定价。</text:p>
      <text:p text:style-name="P4">
Images: []</text:p>
      <text:p text:style-name="P4">
Categories: ['金融市场', '股闻天下']</text:p>
      <text:p text:style-name="P4">
Keywords: SYND,LINK:EN|WP-WSJ-0000969846</text:p>
      <text:p text:style-name="P4">
Type: Article</text:p>
      <!--METADATA-->
      <text:p text:style-name="P4">
华尔街对英伟达(Nvidia, NVDA)市值达到1万亿美元一点也不担心。不过有些投资者还不太确定。</text:p>
      <text:p text:style-name="P4">
Source: <text:a xlink:type="simple" xlink:href="https://cn.wsj.com/articles/%E8%8B%B1%E4%BC%9F%E8%BE%BE%E5%B8%82%E5%80%BC%E9%80%BC%E8%BF%91%E4%B8%87%E4%BA%BF%E7%BE%8E%E5%85%83-%E5%8D%8E%E5%B0%94%E8%A1%97%E5%9D%A6%E7%84%B6%E9%9D%A2%E5%AF%B9-2f1251b1" text:style-name="Internet_20_link" text:visited-style-name="Visited_20_Internet_20_Link">
https://cn.wsj.com/articles/%E8%8B%B1%E4%BC%9F%E8%BE%BE%E5%B8%82%E5%80%BC%E9%80%BC%E8%BF%91%E4%B8%87%E4%BA%BF%E7%BE%8E%E5%85%83-%E5%8D%8E%E5%B0%94%E8%A1%97%E5%9D%A6%E7%84%B6%E9%9D%A2%E5%AF%B9-2f1251b1</text:a>
</text:p>
      <!--NEWS-->
      <text:h text:style-name="P10" text:outline-level="1">
<text:span text:style-name="T4">
英国分销商Bunzl将部分采购转出中国 (Free Version)</text:span>
</text:h>
      <text:p text:style-name="P4">
Authors: ['雷克•奥索•阿拉比']</text:p>
      <text:p text:style-name="P4">
Publisher: 英国《金融时报》</text:p>
      <text:p text:style-name="P4">
Time: 2023-06-13T07:19:04+00:00</text:p>
      <text:p text:style-name="P4">
Published Time: 2023-06-12T12:00:99+08:00</text:p>
      <text:p text:style-name="P4">
Modified Time: 2023-06-13T03:18:99+08:00</text:p>
      <text:p text:style-name="P4">
Description: 在亚太地区地缘政治引发担忧之际，Bunzl正将部分采购从中国转移到墨西哥、印度、越南和马来西亚等国。</text:p>
      <text:p text:style-name="P4">
Images: ["<text:a xlink:type="simple" xlink:href="https://thumbor.ftacademy.cn/unsafe/picture/0/000184160_piclink.jpg" text:style-name="Internet_20_link" text:visited-style-name="Visited_20_Internet_20_Link">
000184160_pic...</text:a>
"]</text:p>
      <text:p text:style-name="P4">
Themes: ['中国经济', '关注']</text:p>
      <text:p text:style-name="P4">
Keywords: ['供应链', '脱钩', '制造业', '中国经济', '贸易']</text:p>
      <text:p text:style-name="P4">
Type: Article</text:p>
      <!--METADATA-->
      <text:p text:style-name="P4">
<draw:frame draw:style-name="fr1" draw:name="Image139" text:anchor-type="as-char" svg:width="6.9236in" svg:height="3.894525in" draw:z-index="0">
<draw:image xlink:href="../Images/FT Chinese Free Version/2023-06-13T07-19-04-00-00/000184160_piclink.jpg" xlink:type="simple" xlink:show="embed" xlink:actuate="onLoad" draw:mime-type="image/jpeg"/>
</draw:frame>
</text:p>
      <text:p text:style-name="P4">
在亚太地区的地缘政治引发担忧之际，英国分销商Bunzl正将部分采购从中国转移到其他地方，以将其供应链“去风险”。该公司分销从塑料勺子到个人防护装备(PPE)的各类产品。</text:p>
      <text:p text:style-name="P4">
Bunzl供应给客户的产品有10%至15%是从中国采购的。该公司首席执行官弗兰克•范赞滕(Frank vanZanten)表示，目前正将采购渠道多元化，扩大到包含墨西哥、印度、越南和马来西亚等国家。</text:p>
      <text:p text:style-name="P4">
Source: <text:a xlink:type="simple" xlink:href="http://www.ftchinese.com/story/001099943" text:style-name="Internet_20_link" text:visited-style-name="Visited_20_Internet_20_Link">
http://www.ftchinese.com/story/001099943</text:a>
</text:p>
      <!--NEWS-->
      <text:h text:style-name="P10" text:outline-level="1">
<text:span text:style-name="T4">
美网安高官：美国须为中国黑客破坏关键基础设施做好应对准备</text:span>
</text:h>
      <text:p text:style-name="P4">
Author: 联合早报 (Person)</text:p>
      <text:p text:style-name="P4">
Publisher: 联合早报 (Organization)</text:p>
      <text:p text:style-name="P4">
Published Time: 2023-06-13T07:38</text:p>
      <text:p text:style-name="P4">
Modified Time: 2023-06-13T07:53</text:p>
      <text:p text:style-name="P4">
Description: 美国高级网络安全官员说，北京在破坏美国基础设施的能力方面进行了重大投资，美中两国一旦爆发冲突，中国黑客势必会破坏美国关键基础设施，例如管道和铁路。路透社报道，美国网络安全和基础设施...</text:p>
      <text:p text:style-name="P4">
Videos: []</text:p>
      <text:p text:style-name="P4">
Audios: []</text:p>
      <text:p text:style-name="P4">
Images: []</text:p>
      <text:p text:style-name="P4">
Type: NewsArticle</text:p>
      <text:p text:style-name="P4">
Breadcrumbs: ['即时', '国际']</text:p>
      <text:p text:style-name="P4">
Keywords: ['美国', '中国', '黑客', '基础设施', '中美关系']</text:p>
      <!--METADATA-->
      <text:p text:style-name="P4">
美国高级网络安全官员说，北京在破坏美国基础设施的能力方面进行了重大投资，美中两国一旦爆发冲突，中国黑客势必会破坏美国关键基础设施，例如管道和铁路。</text:p>
      <text:p text:style-name="P4">
路透社报道，美国网络安全和基础设施安全局（CISA）局长伊斯特利（JenEasterly）星期一（6月12日）在华盛顿阿斯彭研究所的活动上指出，北京在破坏美国基础设施的能力方面进行了重大的投资。</text:p>
      <text:p text:style-name="P4">
“我认为，这是真正的威胁，我们需要做好防备，专注于这方面，并建立抵御能力。”</text:p>
      <text:p text:style-name="P4">
伊斯特利还告诫说，北京黑客可能会逃避美国的防御机制，并对现实世界造成破坏，美国必须在这方面有所准备。</text:p>
      <text:p text:style-name="P4">
她说：“考虑到中国国家行为者对我们的巨大威胁，他们的能力规模，以及他们投入的资源和努力，我们将非常难以阻止破坏的发生。”</text:p>
      <text:p text:style-name="P4">
中国驻华盛顿大使馆没有立即回应对伊斯特利讲话的置评请求。</text:p>
      <text:p text:style-name="P4">
Source: <text:a xlink:type="simple" xlink:href="https://www.zaobao.com.sg/realtime/world/story20230613-1403751" text:style-name="Internet_20_link" text:visited-style-name="Visited_20_Internet_20_Link">
https://www.zaobao.com.sg/realtime/world/story20230613-1403751</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3T07:49:40</text:p>
      <text:p text:style-name="P4">
Modified Time: 2023-06-13T14:25:51</text:p>
      <text:p text:style-name="P4">
Description: 乌克兰总统泽连斯基表示，“我感谢我们的人，是你们让每一面乌克兰国旗都回到了它应有的位置。”背景是乌克兰军队声称在对俄罗斯军队发起的反攻中重新夺回了多个村庄。</text:p>
      <text:p text:style-name="P4">
Images: ["<text:a xlink:type="simple" xlink:href="https://chinese.aljazeera.net/wp-content/uploads/2023/06/2023-06-13T045855Z_1856582460_RC24I1A5VNSJ_RTRMADP_3_UKRAINE-CRISIS-ATTACK-KRYVYI-RIH-1686643254-1686645798.jpg" text:style-name="Internet_20_link" text:visited-style-name="Visited_20_Internet_20_Link">
2023-06-13T0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0" text:anchor-type="as-char" svg:width="6.9236in" svg:height="4.612736in" draw:z-index="0">
<draw:image xlink:href="../Images/Aljazeera Chinese/2023-06-13T07-49-40/2023-06-13T045855Z_1856582460_RC24I1A5VNSJ_RTRMADP_3_UKRAINE-CRISIS-ATTACK-KRYVYI-RIH-1686643254-1686645798.jpg" xlink:type="simple" xlink:show="embed" xlink:actuate="onLoad" draw:mime-type="image/jpeg"/>
</draw:frame>
在乌克兰第聂伯罗的克里维里赫地区，人们在其住宅楼被俄罗斯导弹袭击严重损坏之后的现场反应 (路透社)</text:p>
      <ul>
        <li>
乌克兰表示，俄罗斯连夜对克里维里赫市内发动“大规模导弹”袭击，导致至少11人死亡，另外还有28人受伤。   * 据地方负责人透露，乌克兰军队炮击并损毁了靠近乌克兰边界的俄罗斯库尔斯克地区的多座房屋。</li>
      </ul>
      <text:p text:style-name="P4">
阅读更多</text:p>
      <text:p text:style-name="P4">
Source: <text:a xlink:type="simple" xlink:href="https://chinese.aljazeera.net/news/war-in-ukraine/liveblog/2023/6/13/%e4%bf%84%e7%bd%97%e6%96%af%e5%af%b9%e4%b9%8c%e5%85%8b%e5%85%b0%e6%88%98%e4%ba%89%e7%9a%84%e4%bb%8a%e6%97%a5%e5%8f%91%e5%b1%95-356" text:style-name="Internet_20_link" text:visited-style-name="Visited_20_Internet_20_Link">
https://chinese.aljazeera.net/news/war-in-ukraine/liveblog/2023/6/13/%e4%bf%84%e7%bd%97%e6%96%af%e5%af%b9%e4%b9%8c%e5%85%8b%e5%85%b0%e6%88%98%e4%ba%89%e7%9a%84%e4%bb%8a%e6%97%a5%e5%8f%91%e5%b1%95-356</text:a>
</text:p>
      <!--NEWS-->
      <text:h text:style-name="P10" text:outline-level="1">
<text:span text:style-name="T4">
中国希望印度能在记者签证争端中与其相向而行</text:span>
</text:h>
      <text:p text:style-name="P4">
Author: chinese@voanews.com (美国之音)</text:p>
      <text:p text:style-name="P4">
Publisher: 美国之音中文网 (Type: NewsMediaOrganization)</text:p>
      <text:p text:style-name="P4">
Published Time: 2023-06-13T07:58:50+08:00</text:p>
      <text:p text:style-name="P4">
Modified Time: 2023-06-12 23:58:50Z</text:p>
      <text:p text:style-name="P4">
Description: 中国周一（6月12日）呼吁印度在给对方国家记者签证争端中与其相向而行；此前中国表示中国驻印度记者受到了不公平的对待，而一名印度记者则被要求离开中国。</text:p>
      <text:p text:style-name="P4">
Videos: []</text:p>
      <text:p text:style-name="P4">
Images: []</text:p>
      <text:p text:style-name="P4">
Categories: ['中国', '亚太', '新闻自由']</text:p>
      <text:p text:style-name="P4">
Type: None</text:p>
      <!--METADATA-->
      <text:p text:style-name="P4">
NoneNone</text:p>
      <text:p text:style-name="P4">
Source: <text:a xlink:type="simple" xlink:href="https://www.voachinese.com/a/china-hopes-india-can-meet-it-halfway-in-media-dispute-20230612/7134125.html" text:style-name="Internet_20_link" text:visited-style-name="Visited_20_Internet_20_Link">
https://www.voachinese.com/a/china-hopes-india-can-meet-it-halfway-in-media-dispute-20230612/7134125.html</text:a>
</text:p>
      <!--NEWS-->
      <text:h text:style-name="P10" text:outline-level="1">
<text:span text:style-name="T4">
传福斯警告前主持人卡尔森 收掉推特新节目</text:span>
</text:h>
      <text:p text:style-name="P4">
Publisher: 法新社</text:p>
      <text:p text:style-name="P4">
Published Time: 2023-06-13T08:02:08+00:00</text:p>
      <text:p text:style-name="P4">
Modified Time: 2023-06-13T07:35:03+00:00</text:p>
      <text:p text:style-name="P4">
Description: （法新社纽约12日电） 美国媒体今天报导，福斯新闻（Fox News）已警告前旗下黄金时段节目主持人卡尔森，指他离职后在社群媒体推特开新节目的举动，已违反他与福斯新闻所签合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6-13T08-02-08-00-00/000000.png" xlink:type="simple" xlink:show="embed" xlink:actuate="onLoad" draw:mime-type="image/png"/>
</draw:frame>
</text:p>
      <text:p text:style-name="P4">
美国新闻网站Axios和「纽约时报」（New York Times）报导，尽管卡尔森（TuckerCarlson）已于4月24日离开福斯新闻，但他仍受一份2024年12月31日到期的专属合约所约束。</text:p>
      <text:p text:style-name="P4">
卡尔森的律师狄隆（Harmeet Dhillon）在推特（Twitter）上对相关报导作出回应说，他的「朋友和客户」不会「被极左翼或福斯新闻所压制」。</text:p>
      <text:p text:style-name="P4">
法新社联系福斯新闻时，对方未立即回应。</text:p>
      <text:p text:style-name="P4">
法新社报导，就在卡尔森遭福斯开除的前几天，媒体大亨梅铎（RupertMurdoch）旗下的福斯才以高达7亿8750万美元与Dominion投票系统公司（Dominion Voting Systems）达成诽谤案和解。</text:p>
      <text:p text:style-name="P4">
「塔克卡尔森今夜秀」（Tucker CarlsonTonight）埋怨从移民政策到枪枝管制等各项议题，并且大肆抨击现代美国的自由主义趋势。他的风格引发部分观众不满，却也将节目收视率推向有线电视前所未有的高度。</text:p>
      <text:p text:style-name="P4">
卡尔森在离开福斯数周后就宣布，他将在推特开节目。亿万富翁马斯克（Elon Musk）已经致力让推特成为受保守派欢迎的地方。</text:p>
      <text:p text:style-name="P4">
随后，卡尔森在6月6日和8日上传两集新节目影片，其风格与他在福斯新闻节目的开场片段相同。</text:p>
      <text:p text:style-name="P4">
「塔克卡尔森今夜秀」曾是全美收视率最高的晚间新闻节目。在卡尔森离职后，福斯新闻5月收视率有所下降，但仍领先于微软国家广播公司（MSNBC）和美国有线电视新闻网（CNN）等竞争对手。</text:p>
      <text:p text:style-name="P4">
卡尔森在推特上拥有830万追随者，他发布的第1集影片观看次数有1.15亿次，而截至今天晚上为止，第2集影片观看次数为5520万次。 （译者：纪锦玲）</text:p>
      <text:p text:style-name="P4">
Source: <text:a xlink:type="simple" xlink:href="https://www.rfi.fr/cn/%E7%BC%A4%E7%BA%B7%E4%B8%96%E7%95%8C/20230613-%E4%BC%A0%E7%A6%8F%E6%96%AF%E8%AD%A6%E5%91%8A%E5%89%8D%E4%B8%BB%E6%8C%81%E4%BA%BA%E5%8D%A1%E5%B0%94%E6%A3%AE-%E6%94%B6%E6%8E%89%E6%8E%A8%E7%89%B9%E6%96%B0%E8%8A%82%E7%9B%AE" text:style-name="Internet_20_link" text:visited-style-name="Visited_20_Internet_20_Link">
https://www.rfi.fr/cn/%E7%BC%A4%E7%BA%B7%E4%B8%96%E7%95%8C/20230613-%E4%BC%A0%E7%A6%8F%E6%96%AF%E8%AD%A6%E5%91%8A%E5%89%8D%E4%B8%BB%E6%8C%81%E4%BA%BA%E5%8D%A1%E5%B0%94%E6%A3%AE-%E6%94%B6%E6%8E%89%E6%8E%A8%E7%89%B9%E6%96%B0%E8%8A%82%E7%9B%AE</text:a>
</text:p>
      <!--NEWS-->
      <text:h text:style-name="P10" text:outline-level="1">
<text:span text:style-name="T4">
美参众两院两党议员提案批准实施《美台21世纪贸易倡议》首批协定</text:span>
</text:h>
      <text:p text:style-name="P4">
Author: chinese@voanews.com (锺辰芳)</text:p>
      <text:p text:style-name="P4">
Publisher: 美国之音中文网 (Type: NewsMediaOrganization)</text:p>
      <text:p text:style-name="P4">
Published Time: 2023-06-13T08:05:38+08:00</text:p>
      <text:p text:style-name="P4">
Modified Time: 2023-06-13 00:05:38Z</text:p>
      <text:p text:style-name="P4">
Description: 美国参议院财政委员会及众议院筹款委员会两党领导层上星期五(6月9日)宣布联合提出一个旨在批准并实施美国和台湾最近达成的《美台21世纪贸易倡议》首批协定的立法，众议院筹款委员会已排定星期二审议这个新的立法。</text:p>
      <text:p text:style-name="P4">
Videos: []</text:p>
      <text:p text:style-name="P4">
Images: []</text:p>
      <text:p text:style-name="P4">
Categories: ['台湾', '国会报道', '经济·金融·贸易']</text:p>
      <text:p text:style-name="P4">
Type: None</text:p>
      <!--METADATA-->
      <text:p text:style-name="P4">
NoneNone</text:p>
      <text:p text:style-name="P4">
Source: <text:a xlink:type="simple" xlink:href="https://www.voachinese.com/a/congressional-committee-to-mark-up-bipartisan-bill-approving-implementation-of-taiwan-trade-deal-20230612/7134131.html" text:style-name="Internet_20_link" text:visited-style-name="Visited_20_Internet_20_Link">
https://www.voachinese.com/a/congressional-committee-to-mark-up-bipartisan-bill-approving-implementation-of-taiwan-trade-deal-20230612/7134131.html</text:a>
</text:p>
      <!--NEWS-->
      <text:h text:style-name="P10" text:outline-level="1">
<text:span text:style-name="T4">
日本試行福島核廢水排放設備 中國反對</text:span>
</text:h>
      <text:p text:style-name="P4">
Author: None (Language: zh)</text:p>
      <text:p text:style-name="P4">
Publisher: None</text:p>
      <text:p text:style-name="P4">
Time: 2023-06-13T08:07:00Z</text:p>
      <text:p text:style-name="P4">
Description: 福島核災12年後，日本政府即將在今年夏天將處理過的核廢水排放到大海。中國批評日本「極其自私和不負責任」，韓國則有漁民發起抗議行動。</text:p>
      <text:p text:style-name="P4">
Videos: []</text:p>
      <text:p text:style-name="P4">
Images: []</text:p>
      <text:p text:style-name="P4">
Subject: 时政风云</text:p>
      <text:p text:style-name="P4">
Subjects: ['韩国', '岛屿主权争端', '日本', '福岛', '朝鲜']</text:p>
      <text:p text:style-name="P4">
Keywords: ['日本', '福岛', '核废水', '核污染', '福岛核灾', '核电厂', '韩国']</text:p>
      <text:p text:style-name="P4">
ID: 65897783</text:p>
      <!--METADATA-->
      <text:p text:style-name="P4">
<text:a xlink:type="simple" xlink:href="https://www.dw.com/zh/overlay/image/article/65897783/64969470" text:style-name="Internet_20_link" text:visited-style-name="Visited_20_Internet_20_Link">
 </text:a>
</text:p>
      <text:p text:style-name="P4">
日本政府2021年決定將福島核廢水排放入海。圖為冷卻用水的儲水槽。（資料照）</text:p>
      <text:p text:style-name="P4">
（德國之聲中文網）日本東京電力公司（簡稱東電）週一（6月12日）開始試運行福島第一核電廠的核廢水排放系統，替未來將處理、稀釋過的核廢水排入海中做準備。</text:p>
      <text:p text:style-name="P4">
據日本放送協會（NHK）報導，試行階段為期大約2週，使用淡水測試，期間將檢查水泵是否正常運作，以及如果發生重大意外，能否緊急阻斷水流排放。東電盼能於本月之內完成試行，並經過日本原子能管制委員會的檢驗。</text:p>
      <text:p text:style-name="P4">
12日，中國外交部發言人汪文斌重申反對日本排放核汙染水，批評日本汙染海洋、損害人類共同利益，「極其自私和不負責任」。上月27日，中國代表在世界衛生大會（WHA）上也批評日本的做法，稱此舉將使放射性物質透過洋流擴散至全球海域，因此要求日本在各方達成協議前不應排放核廢水。</text:p>
      <text:p text:style-name="P4">
針對東電的核廢水排放計劃， <text:a xlink:type="simple" xlink:href="https://www.dw.com/zh/zh/日本核废水排海在即-原子能机构再赴福岛审查/a-65763766" text:style-name="Internet_20_link" text:visited-style-name="Visited_20_Internet_20_Link">
 國際原子能機構（IAEA）5月底至6月初曾再度造訪福島</text:a>
 ，最快本月將發布綜合安全評估報告。</text:p>
      <text:p text:style-name="P4">
</text:p>
      <text:p text:style-name="P4">
圖為福島第一核電廠的冷卻用水儲水槽。（資料照）</text:p>
      <text:h text:style-name="P12" text:outline-level="3">
<text:span text:style-name="T4">
排放核廢水安全嗎？</text:span>
</text:h>
      <text:p text:style-name="P4">
2011年3月，一場強震伴隨海嘯，導致福島第一核電廠嚴重受損。熔毀的反應堆要持續用冷水降溫，冷卻用水經處理後已去除大部分的放射性物質，但仍 <text:a xlink:type="simple" xlink:href="https://www.dw.com/zh/zh/含氚核废水真的不会危害健康/a-57184856" text:style-name="Internet_20_link" text:visited-style-name="Visited_20_Internet_20_Link">
含有氚（tritium） </text:a>
。這些廢水已累積到超過100萬噸，儲水槽難以負擔，儲存成本也越來越高。2021年4月，日本政府決定將處理過的核污染廢水排入海中。</text:p>
      <text:p text:style-name="P4">
德國漢諾威萊布尼茲大學放射學教授施泰因豪森（GeorgSteinhauser）曾走訪福島採集樣本，2021年他接受DW訪問，認為由於日本地震頻繁，因此相較於儲水槽，把冷卻水排入海中是「最好而且最安全的做法」。</text:p>
      <text:p text:style-name="P4">
東電表示，預計今年夏天開始將核廢水排入大海，前提是在稀釋後，把氚的含量降到世界衛生組織規定之飲用水標準的七分之一。雖然日本政府稱，水中含有微量的氚不會對人體健康構成威脅，但此計劃仍引起當地環保人士、漁民，以及<text:a xlink:type="simple" xlink:href="https://www.dw.com/zh/zh/福岛核废水倾倒海洋-渔民说不-中韩反对-美国支持/a-57244397" text:style-name="Internet_20_link" text:visited-style-name="Visited_20_Internet_20_Link">
 韓國、中國、太平洋島國的批評 </text:a>
 。</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據《日本時報》報導，日本經濟產業大臣西村康稔上週六（6月10日）再度 <text:a xlink:type="simple" xlink:href="https://www.dw.com/zh/zh/日本坚持排福岛核废水入海-计划补偿当地产业/a-60277456" text:style-name="Internet_20_link" text:visited-style-name="Visited_20_Internet_20_Link">
 與地方的漁業代表溝通</text:a>
，強調政府將強化對水產品消費的支持，並避免因廢水排放而進一步損害日本海鮮產品的形象。</text:p>
      <text:p text:style-name="P4">
韓國的漁民也擔憂生計受到影響，12日聚集在首爾的國會議事堂抗議，反對福島核廢水排入海中；隔日，濟州島也有大型抗議行動。對此，韓國海洋水產部將舉行說明會，消除民眾對水產品的疑慮。</text:p>
      <text:p text:style-name="P4">
據韓聯社報導，韓國政府5月下旬首度派遣獨立的專家小組赴福島核電廠考察，確認排放設備狀況。此前，韓國總統尹錫悅與日本首相岸田文雄曾在廣島舉行峰會，當時尹錫悅向岸田強調，福島核廢水必須以「透明、客觀、符合國際標準」的方式處置。</text:p>
      <text:p text:style-name="P4">
台灣行政院原子能委員會也宣布，12日至17日再度前往福島，實際觀察核廢水排放設備狀況，並了解相關的分析、檢測技術。據台灣中央社4日報導，該委員會分析指，依照環太平洋的洋流路徑，核廢水約會在排放4年後流至台灣海域，此時氚濃度均小於最小可測量值，即「低於儀器偵測極限」。</text:p>
      <text:p text:style-name="P4">
中國駐日本使館7日再度批評，稱日本沒有提供足夠的科學證據回應國際社會疑慮，包含排放計劃是否正當、核廢水數據和淨水裝置是否可靠，以及環境不確定性等問題。該使館發言人稱，日本並未認真考慮其他的處置方案，例如地層注入、蒸氣排放等做法，「出於成本考慮決定向海洋一排了之是不負責任的行為」。</text:p>
      <text:p text:style-name="P4">
</text:p>
      <text:p text:style-name="P4">
日本即將排放核廢水，當地漁民擔憂可能再度重創水產品形象，影響漁民生計。（資料照）</text:p>
      <text:p text:style-name="P4">
（綜合報導）</text:p>
      <text:p text:style-name="P4">
Source: <text:a xlink:type="simple" xlink:href="https://www.dw.com/zh/日本試行福島核廢水排放設備-中國反對/a-65897783" text:style-name="Internet_20_link" text:visited-style-name="Visited_20_Internet_20_Link">
https://www.dw.com/zh/日本試行福島核廢水排放設備-中國反對/a-65897783?maca=chi-rss-chi-all-1127-rdf</text:a>
</text:p>
      <!--NEWS-->
      <text:h text:style-name="P10" text:outline-level="1">
<text:span text:style-name="T4">
联合国报告：男女平等十年来停滞不前 四分一人认为“男人殴打妻子合理”</text:span>
</text:h>
      <text:p text:style-name="P4">
Author: https://www.facebook.com/bbcworldservice/</text:p>
      <text:p text:style-name="P4">
Publisher: BBC News 中文</text:p>
      <text:p text:style-name="P4">
Published Time: 2023-06-13T08:08:54.000Z</text:p>
      <text:p text:style-name="P4">
Modified Time: 2023-06-13T08:08:54.000Z</text:p>
      <text:p text:style-name="P4">
Description: 尽管#MeToo等社会运动涌现，但报告显示全球一半人仍然认为男性是更好的政治领袖，甚至25％的人认为男人殴打妻子是正当的。</text:p>
      <text:p text:style-name="P4">
Images: ["<text:a xlink:type="simple" xlink:href="https://ichef.bbci.co.uk/news/640/cpsprodpb/15E89/production/_130073798_gettyimages-1244921358.jpg" text:style-name="Internet_20_link" text:visited-style-name="Visited_20_Internet_20_Link">
_130073798_ge...</text:a>
"]</text:p>
      <text:p text:style-name="P4">
Videos: ["<text:a xlink:type="simple" xlink:href="https://www.bbc.com/ws/av-embeds/cps/zhongwen/simp/65887930/p0ft5zy4/zh-hans" text:style-name="Internet_20_link" text:visited-style-name="Visited_20_Internet_20_Link">
zh-hans</text:a>
"]</text:p>
      <text:p text:style-name="P4">
Tags: ['性别', '女人']</text:p>
      <text:p text:style-name="P4">
Type: Article</text:p>
      <!--METADATA-->
      <text:h text:style-name="P12" text:outline-level="3">
<text:span text:style-name="T4">
联合国报告：男女平等十年来停滞不前 四分一人认为“男人殴打妻子合理”</text:span>
</text:h>
      <text:p text:style-name="P4">
2023年6月13日早上8点08分<draw:frame draw:style-name="fr1" draw:name="Image154" text:anchor-type="as-char" svg:width="6.9236in" svg:height="3.894525in" draw:z-index="0">
<draw:image xlink:href="../Images/BBC Chinese/2023-06-13T08-08-54.000Z/_130073798_gettyimages-1244921358.jpg" xlink:type="simple" xlink:show="embed" xlink:actuate="onLoad" draw:mime-type="image/jpeg"/>
</draw:frame>
</text:p>
      <text:p text:style-name="P4">
图像来源，  Getty Images</text:p>
      <text:p text:style-name="P4">
图像加注文字，</text:p>
      <text:p text:style-name="P4">
尽管#MeToo等社会运动近年涌现，但男女不平等的问题并未改善。</text:p>
      <text:p text:style-name="P4">
<text:span text:style-name="T4">
联合国开发计划署6月12日公布最新“性别社会规范指数”（Gender Social Norms Index,GSNI），显示全球近九成人口对女性仍持有根本的偏见，25％的人认为男人殴打妻子是正当的。</text:span>
</text:p>
      <text:p text:style-name="P4">
调查结果显示，全球近一半人口认为男性比女性是更好的政治领袖，只有27%认为女性享有与男性相同的权利对民主来说是必要的。</text:p>
      <text:p text:style-name="P4">
此外，46%认为男性应该拥有更多工作权利，43％认为男性更适合担任企业高管，28%认为大学教育对男性更重要，58%认为堕胎从来都不正确。</text:p>
      <text:p text:style-name="P4">
有关调查数据来自80个国家和地区，覆盖全球85%的人口。报告指出，尽管#MeToo等社会运动不断涌现，但性别偏见仍然根深蒂固，新冠疫情中更多女性失去收入来源，也导致性别不平等问题恶化。</text:p>
      <text:p text:style-name="P4">
<text:a xlink:type="simple" xlink:href="https://www.bbc.com/zhongwen/simp/science-57395832" text:style-name="Internet_20_link" text:visited-style-name="Visited_20_Internet_20_Link">
 人类性别偏见是如何支配我们大脑的 </text:a>
  * <text:a xlink:type="simple" xlink:href="https://www.bbc.com/zhongwen/simp/chinese-news-65818510" text:style-name="Internet_20_link" text:visited-style-name="Visited_20_Internet_20_Link">
 台湾2024总统大选：性骚扰议题意外成为政治风暴 </text:a>
  * <text:a xlink:type="simple" xlink:href="https://www.bbc.com/zhongwen/simp/world-63256653" text:style-name="Internet_20_link" text:visited-style-name="Visited_20_Internet_20_Link">
 #MeToo五周年：究竟改变了什么？ </text:a>
  * <text:a xlink:type="simple" xlink:href="https://www.bbc.com/zhongwen/simp/chinese-news-61566209" text:style-name="Internet_20_link" text:visited-style-name="Visited_20_Internet_20_Link">
 港台“大码”女性盼望打破“瘦才是美”唯一标准 </text:a>
  * <text:a xlink:type="simple" xlink:href="https://www.bbc.com/zhongwen/simp/58397603" text:style-name="Internet_20_link" text:visited-style-name="Visited_20_Internet_20_Link">
 日本婚后妇女再就业困难重重的传统与现实原因 </text:a>
</text:p>
      <text:h text:style-name="P12" text:outline-level="3">
<text:span text:style-name="T4">
受高教育男女收入差距达39%</text:span>
</text:h>
      <text:p text:style-name="P4">
</text:p>
      <text:p text:style-name="P4">
图像来源，  Getty Images</text:p>
      <text:p text:style-name="P4">
图像加注文字，</text:p>
      <text:p text:style-name="P4">
图为2022年法国女性上街抗议父权主义和男性施加的暴力，她们在集会上读出该年死去的女性名字。</text:p>
      <text:p text:style-name="P4">
研究人员表示，全球性别不平等的情况在过去10年间处于停滞状态，预计世界将难以达成联合国在2030年前实现性别平等的目标。</text:p>
      <text:p text:style-name="P4">
开发署人类发展报告办公室主任佩德罗-孔塞桑（Pedro Conceição）对结果表示震惊并说：“事实上，在性别社会规范（gender socialnorms）方面缺乏进展正在引发一场人类发展的危机：全球范围内，人类发展指数在2020年出现有记录以来首次下降，并于次年再次下降。”</text:p>
      <text:p text:style-name="P4">
最新报告指，女性的教育水平和能力比以往任何时候都要高，但在59个女性受教育程度比男性高的国家中，女性的平均收入比男性低39%。</text:p>
      <text:p text:style-name="P4">
而自1995年，担任国家元首或政府领袖的女性比例，一直停留在10％。在劳动市场，女性在管理层所占比例不到三分之一。</text:p>
      <text:p text:style-name="P4">
联合国呼吁，各国应推动相关法律和政策促进女性平等参政，并加强社会保障机制，以及打击网上针对女性的仇恨言论和虚假讯息，同时通过教育改变大众的观念。</text:p>
      <text:p text:style-name="P4">
<text:a xlink:type="simple" xlink:href="https://www.bbc.com/zhongwen/simp/business-61151504" text:style-name="Internet_20_link" text:visited-style-name="Visited_20_Internet_20_Link">
 家家有本难念的经：女性收入高于另一半为何会赔掉家庭幸福 </text:a>
  * <text:a xlink:type="simple" xlink:href="https://www.bbc.com/zhongwen/simp/business-59560868" text:style-name="Internet_20_link" text:visited-style-name="Visited_20_Internet_20_Link">
 英国男女平等研究：过去25年 性别收入差距几乎无变化 </text:a>
  * <text:a xlink:type="simple" xlink:href="https://www.bbc.com/zhongwen/simp/world-63883383" text:style-name="Internet_20_link" text:visited-style-name="Visited_20_Internet_20_Link">
 BBC巾帼百名：今天的女性更愤怒了，还是更会表达了？ </text:a>
  * <text:a xlink:type="simple" xlink:href="https://www.bbc.com/zhongwen/simp/chinese-news-63533370" text:style-name="Internet_20_link" text:visited-style-name="Visited_20_Internet_20_Link">
 内蒙女官员因外表打扮捱批：中国女性在当前政治风气下为何左右为难 </text:a>
  * <text:a xlink:type="simple" xlink:href="https://www.bbc.com/zhongwen/simp/world-62757251" text:style-name="Internet_20_link" text:visited-style-name="Visited_20_Internet_20_Link">
 日本女性为什么需要伴侣同意才能获得口服堕胎药？ </text:a>
</text:p>
      <text:p text:style-name="P4">
</text:p>
      <text:p text:style-name="P4">
图像来源，  Getty Images</text:p>
      <text:p text:style-name="P4">
图像加注文字，</text:p>
      <text:p text:style-name="P4">
塔利班掌权后，阿富汗女孩被剥夺教育权。图片摄于2022年7月，一群阿富汗女学生在当地一所秘密学校读书。</text:p>
      <text:h text:style-name="P12" text:outline-level="3">
<text:span text:style-name="T4">
“实现性别平等还需要300年”</text:span>
</text:h>
      <text:p text:style-name="P4">
3月6日，联合国秘书长古特雷斯（Antonio Guterres）在妇女地位委员会（Commission on the Status ofWomen）会议上警告，近几十年来在性别平等取得的进展“正在我们眼前消逝”，以目前的发展来看，“实现性别平等还需要300年”。</text:p>
      <text:p text:style-name="P4">
他指出，在塔利班政权统治下，阿富汗妇女和女孩“从公共领域中被抹去”。他不点名批评指在许多地方，女性的性权利和生育权都在倒退。</text:p>
      <text:p text:style-name="P4">
联合国妇女组织执行主任巴胡斯（SimaBahous）也提到科技，去年能上网的男性比女性多2.59亿，使用智能手机的人当中男性比女性多出18%。她又引述调查指，全球125个国家中，四分之三的女记者曾在工作中遭到网暴，当中三成人因此而自我审查。</text:p>
      <text:p text:style-name="P4">
她直言：“数码鸿沟（digital divide）已经成为性别不平等的新型态。”</text:p>
      <text:p text:style-name="P4">
<text:a xlink:type="simple" xlink:href="https://www.bbc.com/ws/av-embeds/cps/zhongwen/simp/65887930/p0ft5zy4/zh-hans" text:style-name="Internet_20_link" text:visited-style-name="Visited_20_Internet_20_Link">
 Video-1-Link：/ws/av-embeds/cps/zhongwen/simp/65887930/p0ft5zy4/zh-hans</text:a>
  <text:span text:style-name="T4">
你的器材不支持播放多媒体材料</text:span>
视频加注文字，</text:p>
      <text:p text:style-name="P4">
追查“痴汉”：谁在售卖性侵偷拍影片</text:p>
      <text:p text:style-name="P4">
Source: <text:a xlink:type="simple" xlink:href="https://www.bbc.com/zhongwen/simp/65887930" text:style-name="Internet_20_link" text:visited-style-name="Visited_20_Internet_20_Link">
https://www.bbc.com/zhongwen/simp/65887930</text:a>
</text:p>
      <!--NEWS-->
      <text:h text:style-name="P10" text:outline-level="1">
<text:span text:style-name="T4">
华盛顿即将宣布3.25亿新军援，可弥补乌军大反攻的战损装甲车</text:span>
</text:h>
      <text:p text:style-name="P4">
Author: chinese@voanews.com (巴布)</text:p>
      <text:p text:style-name="P4">
Publisher: 美国之音中文网 (Type: NewsMediaOrganization)</text:p>
      <text:p text:style-name="P4">
Published Time: 2023-06-13T08:14:32+08:00</text:p>
      <text:p text:style-name="P4">
Modified Time: 2023-06-13 05:14:44Z</text:p>
      <text:p text:style-name="P4">
Description: 美国防务官员对美国之音(VOA)说，美国即将向乌克兰提供新的价值最多达3.25亿美元的军事援助。</text:p>
      <text:p text:style-name="P4">
Videos: []</text:p>
      <text:p text:style-name="P4">
Images: []</text:p>
      <text:p text:style-name="P4">
Categories: ['乌克兰局势', '美国', '欧洲', '军事', '编辑推荐']</text:p>
      <text:p text:style-name="P4">
Type: None</text:p>
      <!--METADATA-->
      <text:p text:style-name="P4">
NoneNone</text:p>
      <text:p text:style-name="P4">
Source: <text:a xlink:type="simple" xlink:href="https://www.voachinese.com/a/us-providing-325-million-in-more-aid-for-ukraine-20230612/7134149.html" text:style-name="Internet_20_link" text:visited-style-name="Visited_20_Internet_20_Link">
https://www.voachinese.com/a/us-providing-325-million-in-more-aid-for-ukraine-20230612/7134149.html</text:a>
</text:p>
      <!--NEWS-->
      <text:h text:style-name="P10" text:outline-level="1">
<text:span text:style-name="T4">
丰田汽车领导人面临罢免挑战，电动汽车战略惹恼股东 (Free Version)</text:span>
</text:h>
      <text:p text:style-name="P4">
Author: River Davis</text:p>
      <text:p text:style-name="P4">
Publisher: 华尔街日报中文网</text:p>
      <text:p text:style-name="P4">
Published Time: 2023-06-13T08:15:00.000Z</text:p>
      <text:p text:style-name="P4">
Modified Time: 2023-06-13T08:15:00.000Z</text:p>
      <text:p text:style-name="P4">
Created Time: 2023-06-13T07:01:00.000Z</text:p>
      <text:p text:style-name="P4">
Description: 丰田汽车的一些股东希望罢免丰田章男等几位董事。</text:p>
      <text:p text:style-name="P4">
Images: []</text:p>
      <text:p text:style-name="P4">
Categories: ['商业']</text:p>
      <text:p text:style-name="P4">
Keywords: SYND,LINK:EN|WP-WSJ-0000973100</text:p>
      <text:p text:style-name="P4">
Type: Article</text:p>
      <!--METADATA-->
      <text:p text:style-name="P4">
丰田汽车(Toyota, 7203.TO, TM)今年的年度股东大会已演变成围绕长期领导人丰田章男(Akio Toyoda)的 <text:a xlink:type="simple" xlink:href="https://cn.wsj.com/articles/CN-BIZ-20220930095136" text:style-name="Internet_20_link" text:visited-style-name="Visited_20_Internet_20_Link">
 电动汽车战略</text:a>
的一场摊牌。这一战略要比其他一些汽车制造商更为审慎。</text:p>
      <text:p text:style-name="P4">
Source: <text:a xlink:type="simple" xlink:href="https://cn.wsj.com/articles/%E4%B8%B0%E7%94%B0%E6%B1%BD%E8%BD%A6%E9%A2%86%E5%AF%BC%E4%BA%BA%E9%9D%A2%E4%B8%B4%E7%BD%A2%E5%85%8D%E6%8C%91%E6%88%98-%E7%94%B5%E5%8A%A8%E6%B1%BD%E8%BD%A6%E6%88%98%E7%95%A5%E5%BC%95%E5%8F%91%E4%B8%8D%E6%BB%A1-671952df" text:style-name="Internet_20_link" text:visited-style-name="Visited_20_Internet_20_Link">
https://cn.wsj.com/articles/%E4%B8%B0%E7%94%B0%E6%B1%BD%E8%BD%A6%E9%A2%86%E5%AF%BC%E4%BA%BA%E9%9D%A2%E4%B8%B4%E7%BD%A2%E5%85%8D%E6%8C%91%E6%88%98-%E7%94%B5%E5%8A%A8%E6%B1%BD%E8%BD%A6%E6%88%98%E7%95%A5%E5%BC%95%E5%8F%91%E4%B8%8D%E6%BB%A1-671952df</text:a>
</text:p>
      <!--NEWS-->
      <text:h text:style-name="P10" text:outline-level="1">
<text:span text:style-name="T4">
日本正向海外劳工敞开大门，甚至允许他们永久居留 (Free Version)</text:span>
</text:h>
      <text:p text:style-name="P4">
Author: Miho Inada</text:p>
      <text:p text:style-name="P4">
Publisher: 华尔街日报中文网</text:p>
      <text:p text:style-name="P4">
Published Time: 2023-06-13T08:20:00.000Z</text:p>
      <text:p text:style-name="P4">
Modified Time: 2023-06-13T08:20:00.000Z</text:p>
      <text:p text:style-name="P4">
Created Time: 2023-06-13T07:10:00.000Z</text:p>
      <text:p text:style-name="P4">
Description: 向来以排外闻名的日本正在向多个行业的海外劳工敞开大门，甚至可能允许他们永久留在日本。</text:p>
      <text:p text:style-name="P4">
Images: []</text:p>
      <text:p text:style-name="P4">
Categories: ['国际']</text:p>
      <text:p text:style-name="P4">
Keywords: SYND</text:p>
      <text:p text:style-name="P4">
Type: Article</text:p>
      <!--METADATA-->
      <text:p text:style-name="P4">
向来以排外闻名的日本正在向多个行业的海外劳工敞开大门，甚至可能允许他们永久留在日本。</text:p>
      <text:p text:style-name="P4">
Source: <text:a xlink:type="simple" xlink:href="https://cn.wsj.com/articles/%E6%97%A5%E6%9C%AC%E6%AD%A3%E5%90%91%E6%B5%B7%E5%A4%96%E5%8A%B3%E5%B7%A5%E6%95%9E%E5%BC%80%E5%A4%A7%E9%97%A8-%E7%94%9A%E8%87%B3%E5%85%81%E8%AE%B8%E4%BB%96%E4%BB%AC%E6%B0%B8%E4%B9%85%E5%B1%85%E7%95%99-a2eedfb3" text:style-name="Internet_20_link" text:visited-style-name="Visited_20_Internet_20_Link">
https://cn.wsj.com/articles/%E6%97%A5%E6%9C%AC%E6%AD%A3%E5%90%91%E6%B5%B7%E5%A4%96%E5%8A%B3%E5%B7%A5%E6%95%9E%E5%BC%80%E5%A4%A7%E9%97%A8-%E7%94%9A%E8%87%B3%E5%85%81%E8%AE%B8%E4%BB%96%E4%BB%AC%E6%B0%B8%E4%B9%85%E5%B1%85%E7%95%99-a2eedfb3</text:a>
</text:p>
      <!--NEWS-->
      <text:h text:style-name="P10" text:outline-level="1">
<text:span text:style-name="T4">
英调查政府防疫作为 丧命患者家属不满未能作证</text:span>
</text:h>
      <text:p text:style-name="P4">
Publisher: 法新社</text:p>
      <text:p text:style-name="P4">
Published Time: 2023-06-13T08:32:08+00:00</text:p>
      <text:p text:style-name="P4">
Modified Time: 2023-06-13T08:05:03+00:00</text:p>
      <text:p text:style-name="P4">
Description: （法新社伦敦13日电） 一项针对英国政府处理COVID-19（2019冠状病毒疾病）疫情过程的调查今天展开，但连第一个证人都还没传唤，调查就陷入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6-13T08-32-08-00-00/000000.png" xlink:type="simple" xlink:show="embed" xlink:actuate="onLoad" draw:mime-type="image/png"/>
</draw:frame>
</text:p>
      <text:p text:style-name="P4">
这项调查的主事者是退休资深法官哈勒特（Heather Hallett），她要前首相强生（BorisJohnson）交出未经删改的WhatsApp原始讯息和笔记本，对现任首相苏纳克（Rishi Sunak）政府构成法律挑战。</text:p>
      <text:p text:style-name="P4">
苏纳克在疫情期间担任财政大臣，他否认试图阻挠交出上述资料；据说强生赞成提交资料。</text:p>
      <text:p text:style-name="P4">
染疫死亡患者的家属也将矛头指向这项调查，他们说，如果不让家属作证，调查会变成一出「闹剧」。</text:p>
      <text:p text:style-name="P4">
截至2021年7月中旬，英国的染疫死亡人数超过12万8500人，是疫情最严重的欧洲国家之一。</text:p>
      <text:p text:style-name="P4">
调查第1阶段重点将在英国应对全球公共卫生紧急情况的弹性和准备程度。</text:p>
      <text:p text:style-name="P4">
强生2021年同意启动调查，共分6阶段，由哈勒特做开场陈述。哈勒特曾在2005年7月7日伦敦爆炸案中监督验尸官查验52名罹难者的遗体。</text:p>
      <text:p text:style-name="P4">
开场陈述后，将播放1支有关疫情影响的短片。</text:p>
      <text:p text:style-name="P4">
头两位亲自举证的证人是流行病学者惠特沃斯（Jimmy Whitworth）和哈默（Charlotte Hammer），他们将于明天作证。</text:p>
      <text:p text:style-name="P4">
调查第1阶段为期6周，染疫丧命患者的家属大力批判这个阶段完全未邀请家属作证。</text:p>
      <text:p text:style-name="P4">
想讨公道的染疫死者家属推举20名可在第1阶段作证的代表，但他们说，调查单位没有传唤任何人。</text:p>
      <text:p text:style-name="P4">
在疫情中失去丈夫的赫柏特（Barbara Herbert）说：「不从我们这些成员身上学到经验，调查要如何妥善评估决策者所做的决定？」</text:p>
      <text:p text:style-name="P4">
丧父的阿山（Saleyha Ahsan）也说：「我们这群人才能让哈勒特要检验的理论化为现实，这一定要做，不然就只是闹剧。」</text:p>
      <text:p text:style-name="P4">
调查计画发言人说，哈勒特不排除在未来调查阶段传唤家属作证。</text:p>
      <text:p text:style-name="P4">
在英国，公共调查接受政府出资，但由独立人士主持。</text:p>
      <text:p text:style-name="P4">
之后的调查阶段重心将在英国卫生机构如何应对疫情、疫苗和疗法、政府采购和疫情对照护领域的冲击。</text:p>
      <text:p text:style-name="P4">
公开听证程序将于2026年夏天结束。</text:p>
      <text:p text:style-name="P4">
Source: <text:a xlink:type="simple" xlink:href="https://www.rfi.fr/cn/%E5%9B%BD%E9%99%85%E6%8A%A5%E9%81%93/20230613-%E8%8B%B1%E8%B0%83%E6%9F%A5%E6%94%BF%E5%BA%9C%E9%98%B2%E7%96%AB%E4%BD%9C%E4%B8%BA-%E4%B8%A7%E5%91%BD%E6%82%A3%E8%80%85%E5%AE%B6%E5%B1%9E%E4%B8%8D%E6%BB%A1%E6%9C%AA%E8%83%BD%E4%BD%9C%E8%AF%81" text:style-name="Internet_20_link" text:visited-style-name="Visited_20_Internet_20_Link">
https://www.rfi.fr/cn/%E5%9B%BD%E9%99%85%E6%8A%A5%E9%81%93/20230613-%E8%8B%B1%E8%B0%83%E6%9F%A5%E6%94%BF%E5%BA%9C%E9%98%B2%E7%96%AB%E4%BD%9C%E4%B8%BA-%E4%B8%A7%E5%91%BD%E6%82%A3%E8%80%85%E5%AE%B6%E5%B1%9E%E4%B8%8D%E6%BB%A1%E6%9C%AA%E8%83%BD%E4%BD%9C%E8%AF%81</text:a>
</text:p>
      <!--NEWS-->
      <text:h text:style-name="P10" text:outline-level="1">
<text:span text:style-name="T4">
北约最大规模空军演习旨在为“危机局势”做准备</text:span>
</text:h>
      <text:p text:style-name="P4">
Author: 半岛电视台＋通讯社</text:p>
      <text:p text:style-name="P4">
Publisher: Al Jazeera</text:p>
      <text:p text:style-name="P4">
Published Time: 2023-06-13T08:34:03</text:p>
      <text:p text:style-name="P4">
Modified Time: 2023-06-13T11:46:59</text:p>
      <text:p text:style-name="P4">
Description: 北约开始了西方军事联盟历史上规模最大的空军部署演习，在莫斯科于 2022 年 2 月全面入侵乌克兰后，</text:p>
      <text:p text:style-name="P4">
Images: ["<text:a xlink:type="simple" xlink:href="https://chinese.aljazeera.net/wp-content/uploads/2023/06/1-1686644174.jpg" text:style-name="Internet_20_link" text:visited-style-name="Visited_20_Internet_20_Link">
1-1686644174.jpg</text:a>
", "<text:a xlink:type="simple" xlink:href="https://chinese.aljazeera.net/wp-content/uploads/2023/06/2-1686644256.jpg" text:style-name="Internet_20_link" text:visited-style-name="Visited_20_Internet_20_Link">
2-1686644256.jpg</text:a>
", "<text:a xlink:type="simple" xlink:href="https://chinese.aljazeera.net/wp-content/uploads/2023/06/1-1686644331.jpg" text:style-name="Internet_20_link" text:visited-style-name="Visited_20_Internet_20_Link">
1-1686644331.jpg</text:a>
", "<text:a xlink:type="simple" xlink:href="https://chinese.aljazeera.net/wp-content/uploads/2023/06/2-1686644388.jpg" text:style-name="Internet_20_link" text:visited-style-name="Visited_20_Internet_20_Link">
2-1686644388.jpg</text:a>
"]</text:p>
      <text:p text:style-name="P4">
Topics: ['乌克兰战争', '军事', '新闻']</text:p>
      <text:p text:style-name="P4">
Keywords: ['乌克兰战争', '军事', '新闻', '俄罗斯', '欧洲', '美国']</text:p>
      <text:p text:style-name="P4">
Type: Article</text:p>
      <!--METADATA-->
      <text:p text:style-name="P4">
<draw:frame draw:style-name="fr1" draw:name="Image159" text:anchor-type="as-char" svg:width="6.9236in" svg:height="3.894525in" draw:z-index="0">
<draw:image xlink:href="../Images/Aljazeera Chinese/2023-06-13T08-34-03/1-1686644174.jpg" xlink:type="simple" xlink:show="embed" xlink:actuate="onLoad" draw:mime-type="image/jpeg"/>
</draw:frame>
 “空中卫士23”：德国举办最大规模的北约空中演习</text:p>
      <text:p text:style-name="P4">
北约开始了西方军事联盟历史上规模最大的空军部署演习，在莫斯科于 2022 年 2月全面入侵乌克兰后，北约与俄罗斯的紧张局势不断升级，此次演习旨在展示北约成员国和合作伙伴之间的团结。</text:p>
      <text:p text:style-name="P4">
根据德国空军的说法，由德国空军主导的“空中卫士23”（Air Defender 23）演习于周一开始，涉及来自 25个北约及其伙伴国家（包括日本和北约申请国瑞典）的约 250 架军用飞机。</text:p>
      <text:p text:style-name="P4">
多达 10000 名军人参加了将持续到 6 月 23日的演习，本次演习旨在提高北约“处于危机局势中的空军”的互操作性和准备能力，包括在北约领土内发生袭击时防御无人机和巡航导弹。</text:p>
      <text:p text:style-name="P4">
德国空军司令英戈·格哈茨中将周一告诉公共电视台说，“我们发出的重要信息是，我们可以自卫。”</text:p>
      <text:p text:style-name="P4">
“空中卫士23”演习于 2018 年构想，部分是为了回应四年前俄罗斯从乌克兰吞并克里米亚的行为，尽管格哈茨中将坚称这次演习“不针对任何人”。</text:p>
      <text:p text:style-name="P4">
格哈茨表示，演习不会“派出任何航班，例如，往加里宁格勒方向”，加里宁格勒是与北约成员国波兰和立陶宛接壤的俄罗斯飞地。</text:p>
      <text:p text:style-name="P4">
格哈茨并表示，“我们是一个防御联盟，这就是这次演习的计划。”</text:p>
      <text:p text:style-name="P4">
俄罗斯对乌克兰的战争激发了北约的积极性，北约是近 75 年前为对抗来自当时苏联的威胁而成立的西方军事联盟。</text:p>
      <text:p text:style-name="P4">
<draw:frame draw:style-name="fr1" draw:name="Image160" text:anchor-type="as-char" svg:width="6.9236in" svg:height="3.826739in" draw:z-index="0">
<draw:image xlink:href="../Images/Aljazeera Chinese/2023-06-13T08-34-03/2-1686644256.jpg" xlink:type="simple" xlink:show="embed" xlink:actuate="onLoad" draw:mime-type="image/jpeg"/>
</draw:frame>
 乌克兰战争：北约敦促盟国增加国防开支</text:p>
      <text:p text:style-name="P4">
在2022年2月爆发俄乌战争之后，芬兰和瑞典——长期以来一直保持官方中立的外表以避免与莫斯科发生冲突——都寻求加入北约。</text:p>
      <text:p text:style-name="P4">
芬兰自此成为世界上最大军事联盟的第 31 个成员，而瑞典的加入申请因北约成员国土耳其和匈牙利的反对而搁浅。</text:p>
      <text:p text:style-name="P4">
根据北约第五条规定，对任何成员的攻击应被视为对所有人的攻击，并且必须由所有成员同意加入成员资格。</text:p>
      <text:p text:style-name="P4">
德国国防部长鲍里斯·皮斯托瑞斯 (Boris Pistorius)周一表示，北约的空军“在发生袭击时至关重要，因为他们是确保民众和本国武装部队安全的第一反应者”。</text:p>
      <text:p text:style-name="P4">
皮斯托瑞斯表示，此次演习“旨在表明北约和德国空军已做好自卫准备”。</text:p>
      <text:p text:style-name="P4">
皮斯托瑞斯在国家电视台播出的评论中补充说，这适用于俄罗斯总统弗拉基米尔·普京和任何“威胁我们的自由和安全的人”。</text:p>
      <text:p text:style-name="P4">
据德国空军称，在涉及的 250 架飞机中，有 100 架已从美国 42 个州部署到欧洲。</text:p>
      <text:p text:style-name="P4">
<draw:frame draw:style-name="fr1" draw:name="Image161" text:anchor-type="as-char" svg:width="6.9236in" svg:height="3.894525in" draw:z-index="0">
<draw:image xlink:href="../Images/Aljazeera Chinese/2023-06-13T08-34-03/1-1686644331.jpg" xlink:type="simple" xlink:show="embed" xlink:actuate="onLoad" draw:mime-type="image/jpeg"/>
</draw:frame>
 冷战条约正在瓦解，但它能被挽救吗？</text:p>
      <text:p text:style-name="P4">
美国空军国民警卫队（ANG）司令迈克尔·卢中将表示，北约的职责正处于“拐点”。</text:p>
      <text:p text:style-name="P4">
迈克尔·卢中将表示，“全世界的战略格局发生了很大变化，尤其是在欧洲。”</text:p>
      <text:p text:style-name="P4">
迈克尔·卢中将补充说，此次演习将侧重于“补充美国在欧洲的永久存在”以及“比通常在欧洲大陆完成的规模更大”的训练。</text:p>
      <text:p text:style-name="P4">
他并表示，许多联盟飞行员是第一次合作。</text:p>
      <text:p text:style-name="P4">
“这是关于现在确定在大国竞争中与大国对抗意味着什么。”</text:p>
      <text:p text:style-name="P4">
此次演习正值北约官员周一表示，联盟战斗机上周紧急执行多项任务，以调查波罗的海上空不明身份的俄罗斯军用飞机。</text:p>
      <text:p text:style-name="P4">
上周共启动了 15 次飞行以调查可能存在的威胁，这是今年迄今为止一周内发射飞机数量最多的一次。</text:p>
      <text:p text:style-name="P4">
北约成员国立陶宛军方官员称，据报道，大多数俄罗斯军用飞机在没有预先提交的飞行计划、转发器信号或无线电联系的情况下在国际空域飞行。</text:p>
      <text:p text:style-name="P4">
俄罗斯飞机的出现增加归因于美国领导的年度海军军事演习“波罗的海行动”联合军事演习（BALTOPS），涉及来自 19 个北约国家和瑞典的 50艘船只，立陶宛国防部告诉波罗的海新闻社，俄罗斯波罗的海舰队也在进行军事演习。</text:p>
      <text:p text:style-name="P4">
<draw:frame draw:style-name="fr1" draw:name="Image162" text:anchor-type="as-char" svg:width="6.9236in" svg:height="3.894525in" draw:z-index="0">
<draw:image xlink:href="../Images/Aljazeera Chinese/2023-06-13T08-34-03/2-1686644388.jpg" xlink:type="simple" xlink:show="embed" xlink:actuate="onLoad" draw:mime-type="image/jpeg"/>
</draw:frame>
 随着俄罗斯在乌克兰的战争肆虐，芬兰加入北约</text:p>
      <text:p text:style-name="P4">
Source: <text:a xlink:type="simple" xlink:href="https://chinese.aljazeera.net/news/war-in-ukraine/2023/6/13/%e5%8c%97%e7%ba%a6%e6%9c%80%e5%a4%a7%e8%a7%84%e6%a8%a1%e7%a9%ba%e5%86%9b%e6%bc%94%e4%b9%a0%e6%97%a8%e5%9c%a8%e4%b8%ba%e5%8d%b1%e6%9c%ba%e5%b1%80%e5%8a%bf%e5%81%9a%e5%87%86%e5%a4%87" text:style-name="Internet_20_link" text:visited-style-name="Visited_20_Internet_20_Link">
https://chinese.aljazeera.net/news/war-in-ukraine/2023/6/13/%e5%8c%97%e7%ba%a6%e6%9c%80%e5%a4%a7%e8%a7%84%e6%a8%a1%e7%a9%ba%e5%86%9b%e6%bc%94%e4%b9%a0%e6%97%a8%e5%9c%a8%e4%b8%ba%e5%8d%b1%e6%9c%ba%e5%b1%80%e5%8a%bf%e5%81%9a%e5%87%86%e5%a4%87</text:a>
</text:p>
      <!--NEWS-->
      <text:h text:style-name="P10" text:outline-level="1">
<text:span text:style-name="T4">
中国央行采取措施支持经济复苏 (Free Version)</text:span>
</text:h>
      <text:p text:style-name="P4">
Author: Jason Douglas</text:p>
      <text:p text:style-name="P4">
Publisher: 华尔街日报中文网</text:p>
      <text:p text:style-name="P4">
Published Time: 2023-06-13T08:40:00.000Z</text:p>
      <text:p text:style-name="P4">
Modified Time: 2023-06-13T08:40:00.000Z</text:p>
      <text:p text:style-name="P4">
Created Time: 2023-06-13T07:28:00.000Z</text:p>
      <text:p text:style-name="P4">
Description: 中国央行出人意料地下调一项关键贷款利率，表明决策者对复苏乏力越发不安，这可能预示着将有更多措施出台，来推动中国经济重回正轨。</text:p>
      <text:p text:style-name="P4">
Images: []</text:p>
      <text:p text:style-name="P4">
Categories: ['经济', '中国经济']</text:p>
      <text:p text:style-name="P4">
Keywords: SYND,LINK:EN|WP-WSJ-0000976107</text:p>
      <text:p text:style-name="P4">
Type: Article</text:p>
      <!--METADATA-->
      <text:p text:style-name="P4">
中国央行出人意料地下调一项关键贷款利率，表明决策者对复苏乏力越发不安，这可能预示着将有更多措施出台，来推动中国经济重回正轨。</text:p>
      <text:p text:style-name="P4">
Source: <text:a xlink:type="simple" xlink:href="https://cn.wsj.com/articles/%E4%B8%AD%E5%9B%BD%E5%A4%AE%E8%A1%8C%E9%87%87%E5%8F%96%E6%8E%AA%E6%96%BD%E6%94%AF%E6%8C%81%E7%BB%8F%E6%B5%8E%E5%A4%8D%E8%8B%8F-c18bd926" text:style-name="Internet_20_link" text:visited-style-name="Visited_20_Internet_20_Link">
https://cn.wsj.com/articles/%E4%B8%AD%E5%9B%BD%E5%A4%AE%E8%A1%8C%E9%87%87%E5%8F%96%E6%8E%AA%E6%96%BD%E6%94%AF%E6%8C%81%E7%BB%8F%E6%B5%8E%E5%A4%8D%E8%8B%8F-c18bd926</text:a>
</text:p>
      <!--NEWS-->
      <text:h text:style-name="P10" text:outline-level="1">
<text:span text:style-name="T4">
特朗普提前一天抵佛州 准备出席机密文件案首次聆讯</text:span>
</text:h>
      <text:p text:style-name="P4">
Author: 联合早报 (Person)</text:p>
      <text:p text:style-name="P4">
Publisher: 联合早报 (Organization)</text:p>
      <text:p text:style-name="P4">
Published Time: 2023-06-13T08:48</text:p>
      <text:p text:style-name="P4">
Modified Time: 2023-06-13T10:00</text:p>
      <text:p text:style-name="P4">
Description: 美国前总统特朗普将在星期二（6月13日）下午3时（新加坡时间星期三凌晨3时），到佛罗里达州迈阿密联邦法院出席机密文件案的首次聆讯。彭博社报道，特朗普提前一天从新泽西州飞抵迈阿密，下...</text:p>
      <text:p text:style-name="P4">
Videos: []</text:p>
      <text:p text:style-name="P4">
Audios: []</text:p>
      <text:p text:style-name="P4">
Images: []</text:p>
      <text:p text:style-name="P4">
Type: NewsArticle</text:p>
      <text:p text:style-name="P4">
Breadcrumbs: ['即时', '国际']</text:p>
      <text:p text:style-name="P4">
Keywords: ['美国', '美国司法部', '特朗普', '起诉']</text:p>
      <!--METADATA-->
      <text:p text:style-name="P4">
美国前总统特朗普将在星期二（6月13日）下午3时（新加坡时间星期三凌晨3时），到佛罗里达州迈阿密联邦法院出席机密文件案的首次聆讯。</text:p>
      <text:p text:style-name="P4">
彭博社报道， <text:a xlink:type="simple" xlink:href="https://www.zaobao.com/keywords/te-lang-pu" text:style-name="Internet_20_link" text:visited-style-name="Visited_20_Internet_20_Link">
 特朗普 </text:a>
提前一天从新泽西州飞抵迈阿密，下榻在他的一个高尔夫俱乐部。</text:p>
      <text:p text:style-name="P4">
特朗普登机前在自家社交媒体平台Truth Social，以大写英文字母写道：“我希望全国都在看极端左派对美国干的好事。”</text:p>
      <text:p text:style-name="P4">
迈阿密警察局长莫拉莱斯星期一（12日）召开新闻发布会说，估计介于5000至5万人可能会聚集在法院周围，警方正在为此做好应对准备。</text:p>
      <text:p text:style-name="P4">
莫拉莱斯说，截至当天下午，还没有关闭街道或设置路障的计划，这将取决于群众规模。“我们知道情况可能会失控或恶化，但迈阿密绝不会容许这种情况发生。我们最不希望见到的是给任何人带来不便。”</text:p>
      <text:p text:style-name="P4">
到目前为止，迈阿密警方的准备工作与去年4月纽约的情况形成鲜明对比。特朗普去年4月因一项刑事指控首次出庭。当时，他的大批支持者和反对者聚集在法庭外，纽约市关闭了好几条街区，禁止车辆通行。</text:p>
      <text:p text:style-name="P4">
星期一，只有一小撮 <text:a xlink:type="simple" xlink:href="https://www.zaobao.com.sg/realtime/world/story20230612-1403450" text:style-name="Internet_20_link" text:visited-style-name="Visited_20_Internet_20_Link">
 特朗普的支持者</text:a>
到佛州为特朗普打气，其中几个人戴着MAGA鸭嘴帽和美国国旗徽章。MAGA是特朗普2016年的总统竞选口号“让美国再次伟大”的英文缩写。</text:p>
      <text:p text:style-name="P4">
美国媒体为采访特朗普的聆讯，星期一（6月12日）已在迈尔密法院外搭建约40个帐篷，数目远超过法院外特朗普支持者的人数。（彭博社）</text:p>
      <text:p text:style-name="P4">
美国媒体为采访特朗普的聆讯，在迈尔密法院外搭建了约40个帐篷，数目远超过特朗普支持者的人数。</text:p>
      <text:p text:style-name="P4">
美国司法部特别检察官史密斯6月9日解封一份针对特朗普的起诉书，指控特朗普在机密文件案中 <text:a xlink:type="simple" xlink:href="https://www.zaobao.com/news/world/story20230610-1403126" text:style-name="Internet_20_link" text:visited-style-name="Visited_20_Internet_20_Link">
 违反37项联邦刑事罪名</text:a>
，包括31项《间谍法》下故意保留国防资料罪，其他六项罪名为妨碍司法公正、作虚假陈述、串谋和隐瞒罪等。</text:p>
      <text:p text:style-name="P4">
Source: <text:a xlink:type="simple" xlink:href="https://www.zaobao.com.sg/realtime/world/story20230613-1403757" text:style-name="Internet_20_link" text:visited-style-name="Visited_20_Internet_20_Link">
https://www.zaobao.com.sg/realtime/world/story20230613-1403757</text:a>
</text:p>
      <!--NEWS-->
      <text:h text:style-name="P10" text:outline-level="1">
<text:span text:style-name="T4">
大雨狂袭古巴夺3命 数千人流离失所</text:span>
</text:h>
      <text:p text:style-name="P4">
Publisher: 法新社</text:p>
      <text:p text:style-name="P4">
Published Time: 2023-06-13T09:02:08+00:00</text:p>
      <text:p text:style-name="P4">
Modified Time: 2023-06-13T08:35:02+00:00</text:p>
      <text:p text:style-name="P4">
Description: （法新社古巴首都哈瓦那12日电） 古巴当局今天表示，古巴东部和中部近日遭大雨狂袭，造成3人丧命，数千民众被迫疏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13T09-02-08-00-00/000000.png" xlink:type="simple" xlink:show="embed" xlink:actuate="onLoad" draw:mime-type="image/png"/>
</draw:frame>
</text:p>
      <text:p text:style-name="P4">
豪雨从8日开始降下，持续到今天晚间，包括奥尔根（Holguin）、卡马圭（Camaguey）、格拉玛（ Granma）、圣地牙哥（Santiago deCuba）和拉斯杜纳斯（Las Tunas）等东部省分，以及中部圣灵省（Sancti Spiritus）的复原工作仍在进行。</text:p>
      <text:p text:style-name="P4">
卡马圭民防部门今天在声明中表示，一名56岁男子的尸身在水坝中被发现，另一名67岁男子的死因仍待查明。</text:p>
      <text:p text:style-name="P4">
格拉玛省有近7500人被从家园撤离，邻近的拉斯杜纳斯有约700公顷的农地遭毁。格省当局9日通报，有一名60多岁男子溺毙。</text:p>
      <text:p text:style-name="P4">
古巴总统狄亚士-卡奈（Miguel Diaz-Canel）11日承诺：「我们将会复苏，没有人会孤立无援。」</text:p>
      <text:p text:style-name="P4">
桥梁、道路和排水系统据报因大雨毁损，从哈瓦那（Havana）向东行驶的火车班次全数取消。</text:p>
      <text:p text:style-name="P4">
Source: <text:a xlink:type="simple" xlink:href="https://www.rfi.fr/cn/%E5%9B%BD%E9%99%85%E6%8A%A5%E9%81%93/20230613-%E5%A4%A7%E9%9B%A8%E7%8B%82%E8%A2%AD%E5%8F%A4%E5%B7%B4%E5%A4%BA3%E5%91%BD-%E6%95%B0%E5%8D%83%E4%BA%BA%E6%B5%81%E7%A6%BB%E5%A4%B1%E6%89%80" text:style-name="Internet_20_link" text:visited-style-name="Visited_20_Internet_20_Link">
https://www.rfi.fr/cn/%E5%9B%BD%E9%99%85%E6%8A%A5%E9%81%93/20230613-%E5%A4%A7%E9%9B%A8%E7%8B%82%E8%A2%AD%E5%8F%A4%E5%B7%B4%E5%A4%BA3%E5%91%BD-%E6%95%B0%E5%8D%83%E4%BA%BA%E6%B5%81%E7%A6%BB%E5%A4%B1%E6%89%80</text:a>
</text:p>
      <!--NEWS-->
      <text:h text:style-name="P10" text:outline-level="1">
<text:span text:style-name="T4">
前三星高管被控窃取技术以在华建“山寨版”芯片厂 (Free Version)</text:span>
</text:h>
      <text:p text:style-name="P4">
Authors: ['克里斯蒂安•戴维斯', '宋京雅']</text:p>
      <text:p text:style-name="P4">
Publisher: 英国《金融时报》</text:p>
      <text:p text:style-name="P4">
Time: 2023-06-13T09:12:15+00:00</text:p>
      <text:p text:style-name="P4">
Published Time: 2023-06-12T12:00:99+08:00</text:p>
      <text:p text:style-name="P4">
Modified Time: 2023-06-13T05:08:99+08:00</text:p>
      <text:p text:style-name="P4">
Description: 韩国检方表示，这名韩国籍前高管的计划是，在距三星西安存储芯片工厂仅1.5公里的地方，复制出一家半导体工厂。</text:p>
      <text:p text:style-name="P4">
Images: ["<text:a xlink:type="simple" xlink:href="https://thumbor.ftacademy.cn/unsafe/picture/1/000184201_piclink.jpg" text:style-name="Internet_20_link" text:visited-style-name="Visited_20_Internet_20_Link">
000184201_pic...</text:a>
"]</text:p>
      <text:p text:style-name="P4">
Themes: ['三星', '关注']</text:p>
      <text:p text:style-name="P4">
Keywords: ['三星', 'SK海力士', '半导体', '芯片', '中韩关系', '韩国']</text:p>
      <text:p text:style-name="P4">
Type: Article</text:p>
      <!--METADATA-->
      <text:p text:style-name="P4">
<draw:frame draw:style-name="fr1" draw:name="Image165" text:anchor-type="as-char" svg:width="6.9236in" svg:height="3.894525in" draw:z-index="0">
<draw:image xlink:href="../Images/FT Chinese Free Version/2023-06-13T09-12-15-00-00/000184201_piclink.jpg" xlink:type="simple" xlink:show="embed" xlink:actuate="onLoad" draw:mime-type="image/jpeg"/>
</draw:frame>
</text:p>
      <text:p text:style-name="P4">
三星电子(Samsung Electronics)一名前高管在韩国被捕并被起诉，原因是他涉嫌窃取这家领先芯片制造商的技术，以在中国建一家“山寨版”工厂。</text:p>
      <text:p text:style-name="P4">
这名65岁的韩国人还曾在三星的竞争对手、韩国芯片制造商SK海力士(SKHynix)担任副总裁，其受到起诉之际，韩国正试图加强防御，抵御中国企业获取尖端韩国技术的联合行动。</text:p>
      <text:p text:style-name="P4">
Source: <text:a xlink:type="simple" xlink:href="http://www.ftchinese.com/story/001099944" text:style-name="Internet_20_link" text:visited-style-name="Visited_20_Internet_20_Link">
http://www.ftchinese.com/story/001099944</text:a>
</text:p>
      <!--NEWS-->
      <text:h text:style-name="P10" text:outline-level="1">
<text:span text:style-name="T4">
不学元素周期表的孩子如何能理解世界？ (Free Version)</text:span>
</text:h>
      <text:p text:style-name="P4">
Authors: ['安贾娜•阿胡贾']</text:p>
      <text:p text:style-name="P4">
Publisher: 英国《金融时报》</text:p>
      <text:p text:style-name="P4">
Time: 2023-06-13T09:22:07+00:00</text:p>
      <text:p text:style-name="P4">
Published Time: 2023-06-12T12:00:99+08:00</text:p>
      <text:p text:style-name="P4">
Modified Time: 2023-06-13T05:21:99+08:00</text:p>
      <text:p text:style-name="P4">
Description: 阿胡贾：印度教育当局已经确认，元素周期表和进化论的内容将从一些学校教科书中删除。这是个错误。</text:p>
      <text:p text:style-name="P4">
Images: ["<text:a xlink:type="simple" xlink:href="https://thumbor.ftacademy.cn/unsafe/picture/2/000184212_piclink.jpg" text:style-name="Internet_20_link" text:visited-style-name="Visited_20_Internet_20_Link">
000184212_pic...</text:a>
"]</text:p>
      <text:p text:style-name="P4">
Themes: ['观点', '教育', '关注']</text:p>
      <text:p text:style-name="P4">
Keywords: ['教育', '科学', '化学', '印度']</text:p>
      <text:p text:style-name="P4">
Type: Article</text:p>
      <!--METADATA-->
      <text:p text:style-name="P4">
<draw:frame draw:style-name="fr1" draw:name="Image166" text:anchor-type="as-char" svg:width="6.9236in" svg:height="3.901286in" draw:z-index="0">
<draw:image xlink:href="../Images/FT Chinese Free Version/2023-06-13T09-22-07-00-00/000184212_piclink.jpg" xlink:type="simple" xlink:show="embed" xlink:actuate="onLoad" draw:mime-type="image/jpeg"/>
</draw:frame>
</text:p>
      <text:p text:style-name="P4">
<text:span text:style-name="T5">
本文作者是科学评论员</text:span>
</text:p>
      <text:p text:style-name="P4">
一张A3尺寸的纸挂在厨房黑板底下，就在米德尔塞克斯郡板球俱乐部(Middlesex County CricketClub)赛程表和垃圾车时间表的下面。考虑到这支球队本赛季在T20板球世界杯中糟糕的表现，这张纸是三张单子中唯一能带来一点乐趣的。</text:p>
      <text:p text:style-name="P4">
Source: <text:a xlink:type="simple" xlink:href="http://www.ftchinese.com/story/001099945" text:style-name="Internet_20_link" text:visited-style-name="Visited_20_Internet_20_Link">
http://www.ftchinese.com/story/001099945</text:a>
</text:p>
      <!--NEWS-->
      <text:h text:style-name="P10" text:outline-level="1">
<text:span text:style-name="T4">
美官员：美国需准备好应对中国的网络攻击</text:span>
</text:h>
      <text:p text:style-name="P4">
Author: chinese@voanews.com (塞尔丁)</text:p>
      <text:p text:style-name="P4">
Publisher: 美国之音中文网 (Type: NewsMediaOrganization)</text:p>
      <text:p text:style-name="P4">
Published Time: 2023-06-13T09:28:46+08:00</text:p>
      <text:p text:style-name="P4">
Modified Time: 2023-06-13 01:28:46Z</text:p>
      <text:p text:style-name="P4">
Description: 美国一位最高网络安全事务官员表示，如果当前华盛顿和北京之间的大国竞争演变成实际冲突，美国可能没有足够的韧性来抵御和挺过中国对其关键基础设施的攻击。</text:p>
      <text:p text:style-name="P4">
Videos: []</text:p>
      <text:p text:style-name="P4">
Images: []</text:p>
      <text:p text:style-name="P4">
Categories: ['美国', '科技', '美中关系']</text:p>
      <text:p text:style-name="P4">
Type: None</text:p>
      <!--METADATA-->
      <text:p text:style-name="P4">
NoneNone</text:p>
      <text:p text:style-name="P4">
Source: <text:a xlink:type="simple" xlink:href="https://www.voachinese.com/a/americans-need-to-be-prepared-for-chinese-cyberattacks-20230612/7134502.html" text:style-name="Internet_20_link" text:visited-style-name="Visited_20_Internet_20_Link">
https://www.voachinese.com/a/americans-need-to-be-prepared-for-chinese-cyberattacks-20230612/7134502.html</text:a>
</text:p>
      <!--NEWS-->
      <text:h text:style-name="P10" text:outline-level="1">
<text:span text:style-name="T4">
欧股开盘走高</text:span>
</text:h>
      <text:p text:style-name="P4">
Publisher: 法新社</text:p>
      <text:p text:style-name="P4">
Published Time: 2023-06-13T09:32:07+00:00</text:p>
      <text:p text:style-name="P4">
Modified Time: 2023-06-13T09:05:02+00:00</text:p>
      <text:p text:style-name="P4">
Description: （法新社伦敦13日电） 欧洲主要股市今天开盘走高，投资人等候美国公布最新通货膨胀数据，相关数据可能决定美国联邦准备理事会接下来对利率的动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13T09-32-07-00-00/000000.png" xlink:type="simple" xlink:show="embed" xlink:actuate="onLoad" draw:mime-type="image/png"/>
</draw:frame>
</text:p>
      <text:p text:style-name="P4">
伦敦股市金融时报百种股价指数（FTSE 100）上涨0.2%，来到7588.15点。</text:p>
      <text:p text:style-name="P4">
在欧元区，法兰克福股市DAX指数上涨0.6%，来到16192.80点；巴黎股市CAC 40指数上涨0.6%，来到7296.29点。</text:p>
      <text:p text:style-name="P4">
Source: <text:a xlink:type="simple" xlink:href="https://www.rfi.fr/cn/%E8%B4%A2%E7%BB%8F%E5%BF%AB%E8%AE%AF/20230613-%E6%AC%A7%E8%82%A1%E5%BC%80%E7%9B%98%E8%B5%B0%E9%AB%98" text:style-name="Internet_20_link" text:visited-style-name="Visited_20_Internet_20_Link">
https://www.rfi.fr/cn/%E8%B4%A2%E7%BB%8F%E5%BF%AB%E8%AE%AF/20230613-%E6%AC%A7%E8%82%A1%E5%BC%80%E7%9B%98%E8%B5%B0%E9%AB%98</text:a>
</text:p>
      <!--NEWS-->
      <text:h text:style-name="P10" text:outline-level="1">
<text:span text:style-name="T4">
美军直升机叙利亚事故 22名士兵受伤</text:span>
</text:h>
      <text:p text:style-name="P4">
Publisher: 法新社</text:p>
      <text:p text:style-name="P4">
Published Time: 2023-06-13T09:32:08+00:00</text:p>
      <text:p text:style-name="P4">
Modified Time: 2023-06-13T09:20:04+00:00</text:p>
      <text:p text:style-name="P4">
Description: （法新社贝鲁特13日电） 美军中央司令部今天说，叙利亚东北部周末发生一起美军直升机事故，造成22名美国士兵受伤，这起事故没有涉及敌方火力的任何通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6-13T09-32-08-00-00/000000.png" xlink:type="simple" xlink:show="embed" xlink:actuate="onLoad" draw:mime-type="image/png"/>
</draw:frame>
</text:p>
      <text:p text:style-name="P4">
美军中央司令部（US Central Command）在声明中说：「1架直升机11日在叙利亚东北部发生事故，导致22名美国士兵受伤程度不一。」</text:p>
      <text:p text:style-name="P4">
声明说：「受伤人员正在接受治疗，10人被后送更高层的照护机构。」</text:p>
      <text:p text:style-name="P4">
「尽管没有敌人开火的通报，事件原因正在调查中。」</text:p>
      <text:p text:style-name="P4">
美军在叙利亚部署约1000人，定期打击当地武装团体，这是国际打击圣战士组织行动的一部分。</text:p>
      <text:p text:style-name="P4">
过去1年来，美军基地多次成为袭击目标。与武装团体伊斯兰国（Islamic State, IS）有关的组织宣称其中一些攻击是他们所为。</text:p>
      <text:p text:style-name="P4">
叙利亚的冲突自2011年爆发以来，已造成约50万人死亡，从对反政府抗议活动的残酷镇压，演变成涉及外国军队、民兵和武装团体圣战士组织的复杂战场。（译者：林沂锋/核稿：刘淑琴）</text:p>
      <text:p text:style-name="P4">
Source: <text:a xlink:type="simple" xlink:href="https://www.rfi.fr/cn/%E5%9B%BD%E9%99%85%E6%8A%A5%E9%81%93/20230613-%E7%BE%8E%E5%86%9B%E7%9B%B4%E5%8D%87%E6%9C%BA%E5%8F%99%E5%88%A9%E4%BA%9A%E4%BA%8B%E6%95%85-22%E5%90%8D%E5%A3%AB%E5%85%B5%E5%8F%97%E4%BC%A4" text:style-name="Internet_20_link" text:visited-style-name="Visited_20_Internet_20_Link">
https://www.rfi.fr/cn/%E5%9B%BD%E9%99%85%E6%8A%A5%E9%81%93/20230613-%E7%BE%8E%E5%86%9B%E7%9B%B4%E5%8D%87%E6%9C%BA%E5%8F%99%E5%88%A9%E4%BA%9A%E4%BA%8B%E6%95%85-22%E5%90%8D%E5%A3%AB%E5%85%B5%E5%8F%97%E4%BC%A4</text:a>
</text:p>
      <!--NEWS-->
      <text:h text:style-name="P10" text:outline-level="1">
<text:span text:style-name="T4">
香港“反修例”示威四周年：英国纪念集会后发生街头袭击事件</text:span>
</text:h>
      <text:p text:style-name="P4">
Author: https://www.facebook.com/bbcworldservice/</text:p>
      <text:p text:style-name="P4">
Publisher: BBC News 中文</text:p>
      <text:p text:style-name="P4">
Published Time: 2023-06-13T09:32:41.000Z</text:p>
      <text:p text:style-name="P4">
Modified Time: 2023-06-13T09:32:41.000Z</text:p>
      <text:p text:style-name="P4">
Description: 香港“反修例”运动踏入四周年，英国各地有纪念集会，有居英港人6月11日在英格兰出席集会后，在街头遭手持中国国旗的男子袭击。事件再次触发居英港人社群忧虑，在英表达意见的权利和人身安全受威胁。</text:p>
      <text:p text:style-name="P4">
Images: ["<text:a xlink:type="simple" xlink:href="https://ichef.bbci.co.uk/news/640/cpsprodpb/D1DF/production/_130072735_southampton.jpg" text:style-name="Internet_20_link" text:visited-style-name="Visited_20_Internet_20_Link">
_130072735_so...</text:a>
"]</text:p>
      <text:p text:style-name="P4">
Videos: ["<text:a xlink:type="simple" xlink:href="https://www.bbc.com/ws/av-embeds/cps/zhongwen/simp/uk-65886858/p0ft5s47/zh-hans" text:style-name="Internet_20_link" text:visited-style-name="Visited_20_Internet_20_Link">
zh-hans</text:a>
", "<text:a xlink:type="simple" xlink:href="https://www.bbc.com/ws/av-embeds/cps/zhongwen/simp/uk-65886858/p0fsqdtd/zh-hans" text:style-name="Internet_20_link" text:visited-style-name="Visited_20_Internet_20_Link">
zh-hans</text:a>
"]</text:p>
      <text:p text:style-name="P4">
Tags: ['英国', '香港版国安法', '移民', '逃犯条例', '中國', '政治', '香港', '法律', '暴力']</text:p>
      <text:p text:style-name="P4">
Type: Article</text:p>
      <!--METADATA-->
      <text:h text:style-name="P12" text:outline-level="3">
<text:span text:style-name="T4">
香港“反修例”示威四周年：英国纪念集会后发生街头袭击事件</text:span>
</text:h>
      <ul>
        <li>
林子晴   * BBC中文特约记者 发自伦敦</li>
      </ul>
      <text:p text:style-name="P4">
2023年6月13日上午9点32分<draw:frame draw:style-name="fr1" draw:name="Image169" text:anchor-type="as-char" svg:width="6.9236in" svg:height="4.803248in" draw:z-index="0">
<draw:image xlink:href="../Images/BBC Chinese/2023-06-13T09-32-41.000Z/_130072735_southampton.jpg" xlink:type="simple" xlink:show="embed" xlink:actuate="onLoad" draw:mime-type="image/jpeg"/>
</draw:frame>
 图像加注文字，</text:p>
      <text:p text:style-name="P4">
香港"反修例"运动四周年，超过50多名居英港人在南安普顿市中心主城门（Bargate）外集会。目击者指施袭者曾到过集会现场。</text:p>
      <text:p text:style-name="P4">
<text:span text:style-name="T4">
香港“反修例”运动踏入四周年，英国各地有纪念集会，有居英港人周日（6月11日）在英格兰南安普顿出席集会后，在街头遭手持中国国旗的男子袭击，致两人受轻伤。事件再次触发居英港人社群忧虑，担心他们在英表达意见的权利和人身安全受威胁；英国多名跨党国会议员向BBC中文表达事件的关注。</text:span>
</text:p>
      <text:p text:style-name="P4">
网上其后流出数十秒的袭击片段，显示三名男子对一男一女拳打脚踢。BBC中文访问了这两名受袭的居英港人和他们同行的两名友人。“我没有想过自己会在英国遇到这些有预谋的袭击”，受袭的Tiffany（蒂芬妮）说，“我们没有做什么，只是穿着了一件表达自己意见的衣服。”</text:p>
      <text:h text:style-name="P12" text:outline-level="3">
<text:span text:style-name="T4">
疑因着香港口号T恤成目标，施袭者挥舞国旗</text:span>
</text:h>
      <text:p text:style-name="P4">
蒂芬妮解释说，她与三名友人在南安普顿市中心出席纪念香港6月12日“反修例”示威集会后，一同前往附近的兰州拉面店用膳，其间有一名男食客举起手机，疑似拍摄他们，包括友人Helen（海伦）在内，他们身穿印有“支持自由，支持香港”字样的上衣。</text:p>
      <text:p text:style-name="P4">
约下午四时半，他们离开拉面店时，该食客跟随他们并上前以普通话搭讪，指着印有口号的上衣询问：“2019年香港发生了什么事？”</text:p>
      <text:p text:style-name="P4">
她续指，友人与这位食客短暂交谈后，四人分别上车离开时，一名约1.9米高的穿白衣男子与另一名穿黑衣男子在马路对面下车后，冲向友人Peter（彼得），伸手捉住并扼他的颈；其间不停挥动中国国旗，以普通话骂粗话，并重覆高叫“香港是中国的”，又恐吓他们说“我见你一次打你一次”。</text:p>
      <text:p text:style-name="P4">
蒂芬妮又说，她见彼得被袭击后，上前阻拦与两名男子发生拉扯推撞。先前的男食客，不停在旁拍摄袭击经过，蒂芬妮伸手打掉其电话后，男食客也加入推拉中 。</text:p>
      <text:p text:style-name="P4">
她说，一行四人其后退到一家超市暂避，“冷静下来才懂得害怕，发现自己手臀开始痛，有瘀痕，而彼得颈部也有抓痕”。</text:p>
      <text:p text:style-name="P4">
他们亦尝试报警，惟999报案中心要他们转向101非紧急电话求助。他们多次致电101，持续近半小时无人接听，“电话一直响一直响，觉得心灰意冷”，惟有到网上报案。</text:p>
      <text:p text:style-name="P4">
英国汉普郡警方指，已经收到一宗与在南安普顿发生“与仇恨有关的袭击”，“我们正调查事件，并作出查询，以了解实际事发情况”。</text:p>
      <text:p text:style-name="P4">
<text:a xlink:type="simple" xlink:href="https://www.bbc.com/ws/av-embeds/cps/zhongwen/simp/uk-65886858/p0ft5s47/zh-hans" text:style-name="Internet_20_link" text:visited-style-name="Visited_20_Internet_20_Link">
 Video-1-Link：/ws/av-embeds/cps/zhongwen/simp/uk-65886858/p0ft5s47/zh-hans</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h text:style-name="P12" text:outline-level="3">
<text:span text:style-name="T4">
目击者：施袭者曾在集会出现</text:span>
</text:h>
      <text:p text:style-name="P4">
有关袭击片段迅速在居英港人社群里传开，有人上载疑似为穿白衣男子的大学学生证，指男子为南安普顿大学生；但BBC中文记者未能证实该人身份。</text:p>
      <text:p text:style-name="P4">
负责举办当地纪念香港6月12日“反修例”示威集会的Ella（艾拉）指，该名白衣男子曾出现在集会上，拍摄示威者，并一度有就香港主权问题与参与集会的居英港人有过热烈讨论，但没有酿成冲突。</text:p>
      <text:p text:style-name="P4">
艾拉指，超过50人出席当日集会，气氛和平。纵然她申请了英国地方政府批准，亦有告知警方，但当日并没有任何警员在场。</text:p>
      <text:p text:style-name="P4">
2019年香港爆发“反修例”示威，反对修改《逃犯条例》，事件后来演变成长达多月、争取民主自由的警民冲突，当中过万人被捕，2910人被检控，当中四成人为学生。示威浪潮后，香港实施《国安法》，公民社会出现翻天覆地的变化。</text:p>
      <text:p text:style-name="P4">
艾拉指，发起集会是盼望香港人即使移居英国后，仍然记得参与“反修例”示威的初衷，并声援一群在因为参与运动而身在牢狱的港人，同时向英国社会解释香港的情况。</text:p>
      <text:p text:style-name="P4">
由于集会主题反对北京政权对香港打压，部分持“香港独立”主张的人与一些支持北京政权的中国民族主义者意见冲突。</text:p>
      <text:h text:style-name="P12" text:outline-level="3">
<text:span text:style-name="T4">
因担忧安全发公开信</text:span>
</text:h>
      <text:p text:style-name="P4">
近年居英港人在英国参与示威集会期间，经常有发生冲突或有人受袭的事件，以去年十月有香港示威者在曼彻斯特中国领事馆外抗议时被指遭殴打一事，最为轰动，引起社会关注居英港人表达政见时的安全问题。</text:p>
      <text:p text:style-name="P4">
今次受袭或被卷入事件的居英港人指，他们料不到同样会因政治表态成为一场“有预谋攻击”的对象。他们认定攻击有预谋、有目标是因为白衣男子出现在集会时，已经不友善地提到“召集友人到场”；而且怀疑搭讪食客是有心拖延四人，等候施袭者到场，两男子下车时明显是有目标地、手持国旗直接冲向他们。</text:p>
      <text:p text:style-name="P4">
蒂芬妮说，她在香港《国安法》实施后移居英国，“是最希望做在香港不能做的事，包括去游行、去集会，这本应是在这片土地上，基本的权利”，但事件无疑令人发声时感到害怕与却步。</text:p>
      <text:p text:style-name="P4">
海伦说她以后出入会格外小心。“我住的地方与事发地点很近， 担心将来会否被跟踪，或再遭受暴力事件。”</text:p>
      <text:p text:style-name="P4">
南安普顿港人团体周一组织了集体致函英国媒体、内阁大臣和议会议员的行动，促请他们谴责事件。信函中指，“我们只是倡议基本权利，却成暴力袭击的目标；而在英国国土看到港人安全受威胁，尤其令人失望”。</text:p>
      <text:h text:style-name="P12" text:outline-level="3">
<text:span text:style-name="T4">
议会议员：“一个人觉得不安全也嫌多”</text:span>
</text:h>
      <text:p text:style-name="P4">
英国工党影子亚太事务国务大臣凯瑟琳·韦斯特 （Catherine West）指，她与党友十分关注事件，并会向安全事务大臣汤姆·图根哈特（TomTugendhat）反映情况，确保案件得以彻查。</text:p>
      <text:p text:style-name="P4">
对报案中心没有即时处理案件、参与者说当时没有警员在集会现场，韦斯特称“感到意外”。她指，过去数年有多次类似事件发生，而英国社区里“有一个人觉得不安全也嫌太多”。她认为，当局要采取相应措施，包括确保各地执法部门，注意到香港和其他社群面对的安全风险 ，确保他们能够安全地行使公民权。</text:p>
      <text:p text:style-name="P4">
英国保守党修咸顿伊钦选区议员罗伊斯顿·史密斯（RoystonSmith）说，了解到昨天发生的事件，“我和香港社群一样感到担忧，并对警方正调查袭击感到欣慰”。</text:p>
      <text:p text:style-name="P4">
他又说：“虽然事件尚未得到证实，但看到针对和平抗议者的暴力，感到不安。我们对大学校里，出现中国的阴险本质和和对言论自由的反对，感到担忧”。</text:p>
      <text:p text:style-name="P4">
南安普顿大学发言人回应指，“我们知悉社交媒体上流传的影片，并正作调查”，“大学谴责任何形式的暴力，并尊重每人的言论自由权。”</text:p>
      <text:p text:style-name="P4">
<text:span text:style-name="T5">
*为保障受访者身分， Tiffany（蒂芬妮）、Helen（海伦）、Peter（彼得）、Ella（艾拉）均为化名。</text:span>
</text:p>
      <text:p text:style-name="P4">
<text:a xlink:type="simple" xlink:href="https://www.bbc.com/ws/av-embeds/cps/zhongwen/simp/uk-65886858/p0fsqdtd/zh-hans" text:style-name="Internet_20_link" text:visited-style-name="Visited_20_Internet_20_Link">
 Video-2-Link：/ws/av-embeds/cps/zhongwen/simp/uk-65886858/p0fsqdtd/zh-hans</text:a>
  <text:span text:style-name="T4">
你的器材不支持播放多媒体材料</text:span>
视频加注文字，</text:p>
      <text:p text:style-name="P4">
香港抗议四周年：“反送中”运动始末回顾</text:p>
      <text:p text:style-name="P4">
Source: <text:a xlink:type="simple" xlink:href="https://www.bbc.com/zhongwen/simp/uk-65886858" text:style-name="Internet_20_link" text:visited-style-name="Visited_20_Internet_20_Link">
https://www.bbc.com/zhongwen/simp/uk-65886858</text:a>
</text:p>
      <!--NEWS-->
      <text:h text:style-name="P10" text:outline-level="1">
<text:span text:style-name="T4">
评论 | 陈破空：缓和关系？有必要回顾美中关系当代史</text:span>
</text:h>
      <text:p text:style-name="P4">
Author: None</text:p>
      <text:p text:style-name="P4">
Publisher: Radio Free Asia (Organization)</text:p>
      <text:p text:style-name="P4">
Published Time: 2023-06-13T09:34:00-04:00</text:p>
      <text:p text:style-name="P4">
Modified Time: 2023-06-13T11:13:36-04:00</text:p>
      <text:p text:style-name="P4">
Description: None</text:p>
      <text:p text:style-name="P4">
Videos: []</text:p>
      <text:p text:style-name="P4">
Audios: ["<text:a xlink:type="simple" xlink:href="https://www.rfa.org/mandarin/pinglun/chenpokong/js-061320230929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612011in" draw:z-index="0">
<draw:image xlink:href="../Images/rfamandarin/2023-06-13T09-34-00-04-00/000000.png" xlink:type="simple" xlink:show="embed" xlink:actuate="onLoad" draw:mime-type="image/png"/>
</draw:frame>
 美中两国国旗 路透社图片  <text:a xlink:type="simple" xlink:href="https://www.rfa.org/mandarin/pinglun/chenpokong/js-06132023092936.html/@@stream" text:style-name="Internet_20_link" text:visited-style-name="Visited_20_Internet_20_Link">
Audio-1-Link：https://www.rfa.org/mandarin/pinglun/chenpokong/js-06132023092936.html/@@stream</text:a>
</text:p>
      <text:p text:style-name="P4">
相关消息显示，美国国务卿布林肯即将访问中国。这是至少被推迟了四个月的访问。本应在今年二月份发生，但中共的间谍气球扰乱了一切。美国公开中共间谍气球飞行路线并宣布推迟布林肯对中国的访问（尽管中方私下劝说美方不要推迟）、稍后将它击落，轰动世界。</text:p>
      <text:p text:style-name="P4">
尘埃落定之后，美方重提布林肯访中，但中方却拿起了“架子”，一再回拒。为间谍气球遭击落而恼怒，更为拜登组建国际联盟收紧对中共的包围圈而恼怒。层层叠叠的联盟，包括国际地缘政治联盟、地区军事联盟、以及全球芯片、技术和供应链联盟。</text:p>
      <text:p text:style-name="P4">
中国沦陷于习近平时代。如何打理美中关系？美中双方各有期待和算盘。中方的幻想是美中关系回到从前，既有高层互访，还有全面融合，便于中共对美国上下其手、持续大规模渗透。美方的期待是，尽管处于敌对状态，但美中双方应保持沟通，以避免战争，包括避免台海开战或第三次世界大战。维护世界和平，是作为世界领袖的美国责任所在。</text:p>
      <text:p text:style-name="P4">
如此，有必要简要回顾美中关系的当代史。自中共建政、成立中华人民共和国之后，美中关系大致经历了四个阶段：</text:p>
      <text:p text:style-name="P4">
第一阶段，上世纪五十年代初，双方敌对，在朝鲜半岛交战。这一阶段，主要由中共起因和主导。</text:p>
      <text:p text:style-name="P4">
第二阶段，上世纪七十年代至八十年代末，美国联中抗苏，两国关系缓和。在对抗苏联方面，美中关系甚至有如准盟友关系。这一阶段，主要由美国起因和主导。</text:p>
      <text:p text:style-name="P4">
第三阶段，1989年中共制造六四大屠杀之后，至2016年美国奥巴马时代，美国不再视中共为准盟友，但却继续接触和融合政策，期望中共通过改革开放走向民主化。和平演变？其实可以被定义为绥靖政策。这一阶段，美中双方都有起因并各自主导。</text:p>
      <text:p text:style-name="P4">
第四阶段，中国习近平上台（2012年）、数年后美国特朗普上台（2017年），美中尖锐斗争开始。觉醒的美国开始反击、反制中共。拜登接任（2021年）后，继续奉行反击、反制中共的政策，并联合、整合国际盟友，对共产中国形成彻底包围。美中重新回到全面敌对状态。这一阶段，美中双方都有起因并各自主导。</text:p>
      <text:p text:style-name="P4">
中方希望美中关系回到从前，就是回到第三阶段，在民主与专制的不同价值体系下，美方抱持绥靖政策、包容共产中国，继续保持全面接触和融合。美方希望避免战争，乃是避免回到第一阶段，双方兵戎相见，令全球生灵涂炭。换言之，美方维持第四阶段，面对现实。</text:p>
      <text:p text:style-name="P4">
美国谨慎处理美中关系、希望保持高层沟通，还有一个重要因素：俄罗斯入侵乌克兰的战争还是进行式。美国、北约和文明世界坚定支持乌克兰，决心让普京彻底失败。此时，中国因素至为关键。若中俄捆绑，则战争迁延时日、后果难料；若北京听招呼，不完全与俄国捆绑，则乌克兰取胜在望。</text:p>
      <text:p text:style-name="P4">
如何界定美中关系？美方的定调是三分法：对抗、竞争、合作。按拜登政府的说法：“该竞争时竞争、能合作时合作、必要时对抗。”中方不想被牵着鼻子走，声言，美中之间要么合作，要么对抗，不可能既这样、又那样。但几番斗法之后，美国的定调和策略明显占了上风。北京在无计可施之后，被迫重启高层对话。这是重提布林肯访问中国的由来。</text:p>
      <text:p text:style-name="P4">
美方须知，美中关系可能缓和或暂时缓和，但不可能回到从前，更切不可舍本趋末 —舍民主之本而趋利益之末。民主与专制的意识形态根本对立，斗争或竞争，始终是美中关系的主轴。《红楼梦》有箴言：“不是东风压倒西风，就是西风压倒东风。”尽管，民主是人类的方向、潮流，不可阻遏；但是，中共不甘心、不死心，要用“中国模式”即中共一党专政的那一套来实现“人类命运共同体”。活在旧时代的习近平，竟要为新时代的人类发展“指明方向”。美国和文明世界不可不防。</text:p>
      <text:p text:style-name="P4">
（文章只代表特约评论员个人的立场和观点）</text:p>
      <text:p text:style-name="P4">
Source: <text:a xlink:type="simple" xlink:href="https://www.rfa.org/mandarin/pinglun/chenpokong/js-06132023092936.html" text:style-name="Internet_20_link" text:visited-style-name="Visited_20_Internet_20_Link">
https://www.rfa.org/mandarin/pinglun/chenpokong/js-06132023092936.html</text:a>
</text:p>
      <!--NEWS-->
      <text:h text:style-name="P10" text:outline-level="1">
<text:span text:style-name="T4">
现代牙科维持增长 家族控制却成隐忧 (Free Version)</text:span>
</text:h>
      <text:p text:style-name="P4">
Authors: ['咏竹坊']</text:p>
      <text:p text:style-name="P4">
Publisher: 英国《金融时报》</text:p>
      <text:p text:style-name="P4">
Time: 2023-06-13T09:53:59+00:00</text:p>
      <text:p text:style-name="P4">
Published Time: 2023-06-06T12:00:99+08:00</text:p>
      <text:p text:style-name="P4">
Modified Time: 2023-06-07T05:55:99+08:00</text:p>
      <text:p text:style-name="P4">
Description: 这家齿科集团一季度营收增长18.3%，但它由单一家族控制这一点，可能限制了它对投资者的吸引力。</text:p>
      <text:p text:style-name="P4">
Images: ["<text:a xlink:type="simple" xlink:href="https://thumbor.ftacademy.cn/unsafe/picture/6/000183666_piclink.jpg" text:style-name="Internet_20_link" text:visited-style-name="Visited_20_Internet_20_Link">
000183666_pic...</text:a>
"]</text:p>
      <text:p text:style-name="P4">
Themes: ['专栏', '咏竹坊', '关注']</text:p>
      <text:p text:style-name="P4">
Keywords: ['咏竹坊', '现代牙科', '医疗设备', '健康']</text:p>
      <text:p text:style-name="P4">
Type: Article</text:p>
      <!--METADATA-->
      <text:p text:style-name="P4">
<draw:frame draw:style-name="fr1" draw:name="Image173" text:anchor-type="as-char" svg:width="6.9236in" svg:height="3.894525in" draw:z-index="0">
<draw:image xlink:href="../Images/FT Chinese Free Version/2023-06-13T09-53-59-00-00/000183666_piclink.jpg" xlink:type="simple" xlink:show="embed" xlink:actuate="onLoad" draw:mime-type="image/jpeg"/>
</draw:frame>
</text:p>
      <text:p text:style-name="P4">
<text:span text:style-name="T4">
作者谭英，本文只代表作者本人观点。</text:span>
</text:p>
      <text:p text:style-name="P4">
现代牙科集团有限公司(3600.HK)上周发布的一季度更新受到了投资者的欢迎，因为它报告其产品销量件数增长17.7%，每件产品平均售价上涨2.5%。总部位于香港的该公司销售的“数码化解决方案”，让牙科医生以及其主要客户——医院和牙科实验室能够利用3D，也就是计算机辅助设计与制造(CAD/CAM)牙科工程进行传统牙齿整形工作。</text:p>
      <text:p text:style-name="P4">
Source: <text:a xlink:type="simple" xlink:href="http://www.ftchinese.com/story/001099890" text:style-name="Internet_20_link" text:visited-style-name="Visited_20_Internet_20_Link">
http://www.ftchinese.com/story/001099890</text:a>
</text:p>
      <!--NEWS-->
      <text:h text:style-name="P10" text:outline-level="1">
<text:span text:style-name="T4">
股票支付收购见成效 泛华施财技重启增长 (Free Version)</text:span>
</text:h>
      <text:p text:style-name="P4">
Authors: ['咏竹坊']</text:p>
      <text:p text:style-name="P4">
Publisher: 英国《金融时报》</text:p>
      <text:p text:style-name="P4">
Time: 2023-06-13T09:56:59+00:00</text:p>
      <text:p text:style-name="P4">
Published Time: 2023-06-12T12:00:99+08:00</text:p>
      <text:p text:style-name="P4">
Modified Time: 2023-06-13T05:54:99+08:00</text:p>
      <text:p text:style-name="P4">
Description: 一季度，这家保险经纪公司用股票支付的收购带来的收入增长超过开支。</text:p>
      <text:p text:style-name="P4">
Images: ["<text:a xlink:type="simple" xlink:href="https://thumbor.ftacademy.cn/unsafe/picture/7/000184217_piclink.jpg" text:style-name="Internet_20_link" text:visited-style-name="Visited_20_Internet_20_Link">
000184217_pic...</text:a>
"]</text:p>
      <text:p text:style-name="P4">
Themes: ['专栏', '咏竹坊', '关注']</text:p>
      <text:p text:style-name="P4">
Keywords: ['咏竹坊', '泛华', '保险', '并购']</text:p>
      <text:p text:style-name="P4">
Type: Article</text:p>
      <!--METADATA-->
      <text:p text:style-name="P4">
<draw:frame draw:style-name="fr1" draw:name="Image174" text:anchor-type="as-char" svg:width="6.9236in" svg:height="3.894525in" draw:z-index="0">
<draw:image xlink:href="../Images/FT Chinese Free Version/2023-06-13T09-56-59-00-00/000184217_piclink.jpg" xlink:type="simple" xlink:show="embed" xlink:actuate="onLoad" draw:mime-type="image/jpeg"/>
</draw:frame>
</text:p>
      <text:p text:style-name="P4">
<text:span text:style-name="T4">
作者梁武仁，本文只代表作者本人观点。</text:span>
</text:p>
      <text:p text:style-name="P4">
将收入增长和有效的成本控制相结合，是一个经过时间考验的提高利润方法。但这两样说易行难，因为业务扩张通常需要巨额开支，尤其是战略收购。保险经纪商泛华控股集团(FANH.US)找到了一个巧妙的办法来解决这一棘手问题，即用股票支付最近的一系列收购，这些收购立即提升了它的收入。</text:p>
      <text:p text:style-name="P4">
Source: <text:a xlink:type="simple" xlink:href="http://www.ftchinese.com/story/001099947" text:style-name="Internet_20_link" text:visited-style-name="Visited_20_Internet_20_Link">
http://www.ftchinese.com/story/001099947</text:a>
</text:p>
      <!--NEWS-->
      <text:h text:style-name="P10" text:outline-level="1">
<text:span text:style-name="T4">
美参院共和党大佬质疑特朗普再次当选总统的能力</text:span>
</text:h>
      <text:p text:style-name="P4">
Author: 联合早报 (Person)</text:p>
      <text:p text:style-name="P4">
Publisher: 联合早报 (Organization)</text:p>
      <text:p text:style-name="P4">
Published Time: 2023-06-13T09:58</text:p>
      <text:p text:style-name="P4">
Modified Time: 2023-06-13T10:07</text:p>
      <text:p text:style-name="P4">
Description: 美国前总统特朗普对共和党的操控力出现了微减弱的迹象，一名参议院共和党大佬对两度被弹劾的特朗普再次当选总统的能力，表示质疑。彭博社报道，因机密文件案面临37项联邦刑事罪名的特朗普，依...</text:p>
      <text:p text:style-name="P4">
Videos: []</text:p>
      <text:p text:style-name="P4">
Audios: []</text:p>
      <text:p text:style-name="P4">
Images: []</text:p>
      <text:p text:style-name="P4">
Type: NewsArticle</text:p>
      <text:p text:style-name="P4">
Breadcrumbs: ['即时', '国际']</text:p>
      <text:p text:style-name="P4">
Keywords: ['美国共和党', '参议院', '特朗普', '麦康奈尔', '美国总统大选']</text:p>
      <!--METADATA-->
      <text:p text:style-name="P4">
美国前总统特朗普对共和党的操控力出现了微减弱的迹象，一名参议院共和党大佬对两度被弹劾的特朗普再次当选总统的能力，表示质疑。</text:p>
      <text:p text:style-name="P4">
彭博社报道，因机密文件案面临 <text:a xlink:type="simple" xlink:href="https://www.zaobao.com/news/world/story20230610-1403126" text:style-name="Internet_20_link" text:visited-style-name="Visited_20_Internet_20_Link">
 37项联邦刑事罪名</text:a>
的特朗普，依然是共和党内多名总统候选人中的领跑者。但得克萨斯州共和党参议员科宁（JohnCornyn）星期一（6月12日）称，特朗普面对的最新起诉“不妙”。</text:p>
      <text:p text:style-name="P4">
科宁还批评特朗普，没有尝试扩大他对选民的吸引力，只顾争取极端保守派的支持，“我认为，他不愿努力争取他的基本盘以外的选民，这使他不太可能赢得 <text:a xlink:type="simple" xlink:href="https://www.zaobao.com/keywords/mei-guo-zong-tong-xuan-ju" text:style-name="Internet_20_link" text:visited-style-name="Visited_20_Internet_20_Link">
 总统大选</text:a>
 。”</text:p>
      <text:p text:style-name="P4">
科宁是参议院少数党领袖麦康奈尔的亲密盟友。</text:p>
      <text:p text:style-name="P4">
参议院二号共和党人、南达科他州参议员图恩说，特朗普面临的联邦刑事罪名“严重”，但他也认为，举证证明特朗普的罪行将是司法部的“重担”。</text:p>
      <text:p text:style-name="P4">
记者问图恩， <text:a xlink:type="simple" xlink:href="https://www.zaobao.com/realtime/world/story20230610-1402905" text:style-name="Internet_20_link" text:visited-style-name="Visited_20_Internet_20_Link">
 特朗普因机密文件案被起诉</text:a>
，是否意味着共和党将难以在明年夺回参议院的控制权。他说，特朗普可以在法庭上证明自己是清白的，“他将有机会这么做”。</text:p>
      <text:p text:style-name="P4">
但图恩停顿了一下说：“你知道，我支持的是斯科特。”</text:p>
      <text:p text:style-name="P4">
共和党参议员 <text:a xlink:type="simple" xlink:href="https://www.zaobao.com/realtime/world/story20230523-1397300" text:style-name="Internet_20_link" text:visited-style-name="Visited_20_Internet_20_Link">
 斯科特5月22日宣布参加2024年美国总统选举</text:a>
。57岁的斯科特是共和党唯一一位非洲裔参议员。</text:p>
      <text:p text:style-name="P4">
Source: <text:a xlink:type="simple" xlink:href="https://www.zaobao.com.sg/realtime/world/story20230613-1403770" text:style-name="Internet_20_link" text:visited-style-name="Visited_20_Internet_20_Link">
https://www.zaobao.com.sg/realtime/world/story20230613-1403770</text:a>
</text:p>
      <!--NEWS-->
      <text:h text:style-name="P10" text:outline-level="1">
<text:span text:style-name="T4">
人工智能真的能毁灭人类吗</text:span>
</text:h>
      <text:p text:style-name="P4">
Creator: CADE METZ</text:p>
      <text:p text:style-name="P4">
Publisher: https://www.facebook.com/nytimeschinese</text:p>
      <text:p text:style-name="P4">
Published Time: 2023-06-13T09:58:45+08:00</text:p>
      <text:p text:style-name="P4">
Description: 业内专家近日对人工智能的未来发出警告，认为AI的强大自主性将构成对人类的生存威胁。但这些警告缺乏细节，目前没有迹象表明AI能做到这一点。为什么专家如此担心？ Saratta Chuengsatiansup</text:p>
      <text:p text:style-name="P4">
Images: ["<text:a xlink:type="simple" xlink:href="https://static01.nyt.com/images/2023/06/11/business/00ai-existential/00ai-existential-master1050.png" text:style-name="Internet_20_link" text:visited-style-name="Visited_20_Internet_20_Link">
00ai-existent...</text:a>
"]</text:p>
      <text:p text:style-name="P4">
Category: 科技</text:p>
      <text:p text:style-name="P4">
Type: Article</text:p>
      <!--METADATA-->
      <text:p text:style-name="P4">
<draw:frame draw:style-name="fr1" draw:name="Image175" text:anchor-type="as-char" svg:width="6.9236in" svg:height="4.84652in" draw:z-index="0">
<draw:image xlink:href="../Images/cnnytimes/2023-06-13T09-58-45-08-00/00ai-existential-master1050.png" xlink:type="simple" xlink:show="embed" xlink:actuate="onLoad" draw:mime-type="image/png"/>
</draw:frame>
</text:p>
      <text:p text:style-name="P4">
上个月，人工智能界的数百名知名人士 <text:a xlink:type="simple" xlink:href="https://cn.nytimes.com/technology/20230531/ai-threat-warning/" text:style-name="Internet_20_link" text:visited-style-name="Visited_20_Internet_20_Link">
 签署了一封公开信 </text:a>
 ，警告AI有朝一日可能毁灭人类。</text:p>
      <text:p text:style-name="P4">
公开信 <text:a xlink:type="simple" xlink:href="https://www.safe.ai/statement-on-ai-risk" text:style-name="Internet_20_link" text:visited-style-name="Visited_20_Internet_20_Link">
 只有一句话 </text:a>
：“减轻人工智能灭绝人类风险，应该与大流行病和核战争等其他社会规模的风险一起成为全球优先事项。”</text:p>
      <text:p text:style-name="P4">
这是对人工智能做出不祥警告的一系列公开信中最新的一封，这些警告的特别突出之处是缺少细节。今天的AI系统不能毁灭人类。其中一些系统只能勉强做点加减法。那么，为什么这些最了解AI的人如此担心呢？</text:p>
      <text:p text:style-name="P4">
<text:span text:style-name="T4">
吓人的预测。</text:span>
</text:p>
      <text:p text:style-name="P4">
广告</text:p>
      <text:p text:style-name="P4">
科技行业的灾难预言者说，有朝一日，公司、政府或独立工作的研究人员能有效利用强大的人工智能系统，处理从商业到战争的所有事情。这些系统能做我们不想让它们做的事情。如果人类试图介入或将它们关掉，它们会抵抗，甚至会自我复制，以便继续运行下去。</text:p>
      <text:p text:style-name="P4">
“今天的系统离构成生存威胁还差得很远，”蒙特利尔大学研究人工智能的教授约书亚·本吉奥说。“但一年、两年、五年后会怎样呢？有太多的不确定性。这就是问题所在。我们不能确定AI是否将在某个时刻变成灾难性的。”</text:p>
      <text:p text:style-name="P4">
爱担忧的人常使用一个简单的比喻。他们说，如果你要求一台机器尽可能多地制造回形针，机器可能会忘乎所以，将所有的东西——包括人类——变成制造回形针的工厂。</text:p>
      <text:p text:style-name="P4">
这与现实世界（或想象中并不久远的未来世界）有什么关系？公司能赋予AI系统越来越多的自主性，将它们连接到重要基础设施（包括电网、股票市场、军事武器）中去。它们可能会从那里引发问题。</text:p>
      <text:p text:style-name="P4">
对于许多专家来说，这种可能性直到差不多去年之前似乎还没有那么可信。去年，OpenAI等公司展示了在AI技术方面的重大进步，表明如果AI继续以如此快的速度向前发展的话，是存在这种可能性的。</text:p>
      <text:p text:style-name="P4">
“AI将逐渐获得授权，并随着变得更加自主，它可能篡夺目前人类和人类管理的机构的决策和思维，”加州大学圣克鲁兹分校的宇宙学家安东尼·阿吉雷说，他是与两封公开信有关的组织——生命未来研究所的创始人。</text:p>
      <text:p text:style-name="P4">
广告</text:p>
      <text:p text:style-name="P4">
“到了某个时候，人们会发现运行社会和经济的大型机器其实并不在人类的控制之下，也无法将它们关掉，就像无法关掉标准普尔500指数一样，”他说。</text:p>
      <text:p text:style-name="P4">
或按照该理论的说法是这样的。其他人工智能专家认为，这是个荒谬的假定。</text:p>
      <text:p text:style-name="P4">
“关于我对‘生存威胁说’的看法，说它是‘假定’已经非常礼貌了，”位于西雅图的研究实验室——艾伦人工智能研究所的创始首席执行官奥伦·埃齐奥尼说。</text:p>
      <text:p text:style-name="P4">
<text:span text:style-name="T4">
有迹象表明AI能做到这点吗？</text:span>
</text:p>
      <text:p text:style-name="P4">
还没有。但研究人员正在把 <text:a xlink:type="simple" xlink:href="https://www.nytimes.com/2022/12/10/technology/ai-chat-bot-chatgpt.html" text:style-name="Internet_20_link" text:visited-style-name="Visited_20_Internet_20_Link">
 ChatGPT这样的聊天机器人</text:a>
转变为可以按照它们生成的文本行动的系统。名为AutoGPT的项目就是最好的例子。</text:p>
      <text:p text:style-name="P4">
该项目的想法是赋予AI系统目标，比如“创建公司”或“赚钱”。然后系统将不断寻找实现目标的方法，尤其是如果它与其他互联网服务器连接起来的话。</text:p>
      <text:p text:style-name="P4">
广告</text:p>
      <text:p text:style-name="P4">
AutoGPT这样的系统能 <text:a xlink:type="simple" xlink:href="https://www.nytimes.com/2021/09/09/technology/codex-artificial-intelligence-coding.html" text:style-name="Internet_20_link" text:visited-style-name="Visited_20_Internet_20_Link">
 生成计算机程序 </text:a>
。如果研究人员将其接入一个计算机服务器的话，它能实际上运行这些程序。理论上，AutoGPT能用这种方法进行网上的几乎任何操作——索取信息、使用应用程序、编写新应用程序，甚至改进自身。</text:p>
      <text:p text:style-name="P4">
AutoGPT这样的系统目前还不能很好地工作。它们往往会陷入没完没了的循环。研究人员曾给一个系统提供了让其自我复制所需的全部资源。 <text:a xlink:type="simple" xlink:href="https://cdn.openai.com/papers/gpt-4-system-card.pdf" text:style-name="Internet_20_link" text:visited-style-name="Visited_20_Internet_20_Link">
 它没能复制自己</text:a>
 。</text:p>
      <text:p text:style-name="P4">
有足够的时间，这些局限性可能会得到解决。</text:p>
      <text:p text:style-name="P4">
“人们正在积极尝试构建能自我改进的系统，”Conjecture公司的创始人康纳·莱希说，他的公司希望将AI技术与人类价值观保持一致。“目前还没有做到这点。但总有一天会做到。我们不知道那一天什么时候到来。”</text:p>
      <text:p text:style-name="P4">
莱希认为，随着研究人员、公司和犯罪分子给这些系统设定“赚钱”等目标，它们可能以不好的结果告终，如侵入银行系统，在它们持有石油期货的国家煽动革命，或者在有人试图将它们关掉时复制自己。</text:p>
      <text:p text:style-name="P4">
<text:span text:style-name="T4">
AI系统从什么地方学坏？</text:span>
</text:p>
      <text:p text:style-name="P4">
广告</text:p>
      <text:p text:style-name="P4">
ChatGPT这样的AI系统是建立在神经网络上的数学系统，通过分析数据来学习技能。</text:p>
      <text:p text:style-name="P4">
2018年前后，谷歌和OpenAI等公司开始构建神经网络，用从互联网上搜集的大量数码文本对其进行训练。通过在所有这些数据中寻找模式，神经网络系统学会了自己生成文本，包括新闻文章、诗歌、计算机程序，甚至类似人类的对话。结果就是像ChatGPT这样的聊天机器人。</text:p>
      <text:p text:style-name="P4">
用来训练这些系统的数据量之大，使得系统创造者也无法理解全部数据，因此这些系统会表现出创造者意想不到的行为。研究人员最近报告说，一个系统能 <text:a xlink:type="simple" xlink:href="https://cdn.openai.com/papers/gpt-4-system-card.pdf" text:style-name="Internet_20_link" text:visited-style-name="Visited_20_Internet_20_Link">
在网上雇人来击败验证码检验 </text:a>
。当人问系统是不是“机器人”时，系统撒谎说，它是有视力障碍的人。</text:p>
      <text:p text:style-name="P4">
一些专家担心，随着研究人员让这些系统变得更强大，用越来越多的数据对它们进行训练，它们可能会学到更多的坏习惯。</text:p>
      <text:p text:style-name="P4">
<text:span text:style-name="T4">
这些警告背后是些什么人？</text:span>
</text:p>
      <text:p text:style-name="P4">
本世纪初，一个名叫艾利泽·尤德科夫斯基的年轻作家 <text:a xlink:type="simple" xlink:href="https://www.nytimes.com/2021/02/13/technology/slate-star-codex-rationalists.html" text:style-name="Internet_20_link" text:visited-style-name="Visited_20_Internet_20_Link">
 开始警告AI可能毁灭人类</text:a>
。他发在网上的文章培养了一群信奉者。这个被称为“理性主义者”或“实际利他主义者”（简称EA）的群体后来在学术界、政府智囊团以及科技行业产生了巨大影响。</text:p>
      <text:p text:style-name="P4">
广告</text:p>
      <text:p text:style-name="P4">
尤德科夫斯基和他写的东西在OpenAI，以及2014年被谷歌收购的DeepMind实验室的创建中起过关键作用。许多来自EA群体的人曾在这些实验室工作。他们认为，由于懂得人工智能的危险，因此他们是最适合构建AI系统的人。</text:p>
      <text:p text:style-name="P4">
最近发表公开信警告人工智能风险的两个组织——人工智能安全中心和生命未来研究所——与该运动有密切关系。</text:p>
      <text:p text:style-name="P4">
最近的警告也来自研究先驱和行业领袖，如埃隆·马斯克，他长期以来一直在警告AI的风险。在最近这封信上签名的还有OpenAI首席执行官山姆·奥特曼，以及帮助创建了DeepMind、现在负责一个新人工智能实验室的戴米斯·哈萨比斯，这个新实验室结合了来自DeepMind和谷歌的顶尖研究人员。</text:p>
      <text:p text:style-name="P4">
在最近的一封或两封警告信上签名的其他备受尊敬的人士包括本吉奥，以及最近辞去谷歌高管和研究员职务的杰弗里·欣顿。2018年，他们因在神经网络方面的工作获得了通常有“计算领域诺贝尔奖”之称的图灵奖。</text:p>
      <text:p text:style-name="P4">
Source: <text:a xlink:type="simple" xlink:href="https://cn.nytimes.com/technology/20230613/ai-humanity/" text:style-name="Internet_20_link" text:visited-style-name="Visited_20_Internet_20_Link">
https://cn.nytimes.com/technology/20230613/ai-humanity/</text:a>
</text:p>
      <!--NEWS-->
      <text:h text:style-name="P10" text:outline-level="1">
<text:span text:style-name="T4">
热火老八传奇闯NBA冠军赛功败垂成 汲取教训展望未来</text:span>
</text:h>
      <text:p text:style-name="P4">
Publisher: 法新社</text:p>
      <text:p text:style-name="P4">
Published Time: 2023-06-13T10:02:07+00:00</text:p>
      <text:p text:style-name="P4">
Modified Time: 2023-06-13T09:50:03+00:00</text:p>
      <text:p text:style-name="P4">
Description: （法新社丹佛12日电） 迈阿密热火队以东区第8种子之姿，出人意料地闯进NBA总冠军赛，虽然最后还是功败垂成，但队员及教练习得许多人生道理，无论是逆境中的坚韧，还是队友之间的团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6-13T10-02-07-00-00/000000.png" xlink:type="simple" xlink:show="embed" xlink:actuate="onLoad" draw:mime-type="image/png"/>
</draw:frame>
</text:p>
      <text:p text:style-name="P4">
法新社报导，热火是美国职篮NBA史上第二支闯进总冠军战的第8种子，他们今天在丹佛以89比94败阵，系列赛以1-4失望地结束了自附加赛以来的神奇表现。热火球星巴特勒（JimmyButler）说，「我学到很多」，「我希望自己本可为队友夺冠，因为他们绝对值得拿下冠军。但我从中学习到的一件事是，能与他们一同竞争极其美好。」</text:p>
      <text:p text:style-name="P4">
热火虽输掉总冠军赛，但自附加赛胜利后，一路淘汰了全联盟例行赛战绩最佳的公鹿，接着击败尼克和塞尔蒂克。而热火总教练史波斯特拉（ErikSpoelstra）已摆脱失望情绪，以长远角度看待球队未来。</text:p>
      <text:p text:style-name="P4">
史波斯特拉说：「我们的球员将能在他们之后的职涯中，发挥毅力、恒心、坚强、竞争力等特质，让自己接受他人评断，并且能够处理逆境。」</text:p>
      <text:p text:style-name="P4">
「尽管这是一项运动，但你可从这场比赛中学到人生道理─你可以坚持，得以处理人们可能视为人生路上的小失败，并从中变得更强大，克服困难。」</text:p>
      <text:p text:style-name="P4">
热火虽然10年内3度在总冠军战中失利，但能进入总冠军战本身就是一项惊人之举。巴特勒表示，他相信热火有能力赢得NBA冠军。「我一路上有些出色的队友，与我一同竞争，带给我们赢得冠军的机会，我到现在仍相信，凭藉自身的一切，我们终会做到。」</text:p>
      <text:p text:style-name="P4">
巴特勒也说，「我们功亏一篑，但是我很幸运。我想我们会没事的。」 热火中前锋阿德巴约（BamAdebayo）在这场比赛拿下20分和12个篮板，但无法力挽狂澜。他表示，是意志力将迈阿密带到总冠军赛。</text:p>
      <text:p text:style-name="P4">
阿德巴约说：「我们意志坚定地度过各种起伏。我们意志坚定地完成了大家说我们做不到的事情。」「我汲取这些教训，并会将它们应用到下个赛季。」</text:p>
      <text:p text:style-name="P4">
Source: <text:a xlink:type="simple" xlink:href="https://www.rfi.fr/cn/%E8%BF%90%E5%8A%A8%E5%A4%A9%E5%9C%B0/20230613-%E7%83%AD%E7%81%AB%E8%80%81%E5%85%AB%E4%BC%A0%E5%A5%87%E9%97%AFnba%E5%86%A0%E5%86%9B%E8%B5%9B%E5%8A%9F%E8%B4%A5%E5%9E%82%E6%88%90-%E6%B1%B2%E5%8F%96%E6%95%99%E8%AE%AD%E5%B1%95%E6%9C%9B%E6%9C%AA%E6%9D%A5" text:style-name="Internet_20_link" text:visited-style-name="Visited_20_Internet_20_Link">
https://www.rfi.fr/cn/%E8%BF%90%E5%8A%A8%E5%A4%A9%E5%9C%B0/20230613-%E7%83%AD%E7%81%AB%E8%80%81%E5%85%AB%E4%BC%A0%E5%A5%87%E9%97%AFnba%E5%86%A0%E5%86%9B%E8%B5%9B%E5%8A%9F%E8%B4%A5%E5%9E%82%E6%88%90-%E6%B1%B2%E5%8F%96%E6%95%99%E8%AE%AD%E5%B1%95%E6%9C%9B%E6%9C%AA%E6%9D%A5</text:a>
</text:p>
      <!--NEWS-->
      <text:h text:style-name="P10" text:outline-level="1">
<text:span text:style-name="T4">
NBA金块封王 教头马龙豪语要建立王朝</text:span>
</text:h>
      <text:p text:style-name="P4">
Publisher: 法新社</text:p>
      <text:p text:style-name="P4">
Published Time: 2023-06-13T10:02:08+00:00</text:p>
      <text:p text:style-name="P4">
Modified Time: 2023-06-13T09:50:02+00:00</text:p>
      <text:p text:style-name="P4">
Description: （法新社丹佛12日电） 美国职篮NBA丹佛金块今天在总冠军赛第5战击败迈阿密热火封王。教头马龙（Michael Malone）率金块拿到队史第一座总冠军后，发下豪语要打造金块王朝。</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6-13T10-02-08-00-00/000000.png" xlink:type="simple" xlink:show="embed" xlink:actuate="onLoad" draw:mime-type="image/png"/>
</draw:frame>
</text:p>
      <text:p text:style-name="P4">
金块队今天中止丹佛市长达47年等待，94比89击败热火在7战4胜制总冠军系列赛以4胜1败胜出。</text:p>
      <text:p text:style-name="P4">
当庆祝的五彩碎纸还在场中飞扬之际，马龙迫不及待宣告他希望金块这座队史首冠只是起点，之后还要赢得更多座总冠军。</text:p>
      <text:p text:style-name="P4">
马龙说：「我在这里要告诉大家，我们不会只满足于拿到1座，我们想要更多座！」</text:p>
      <text:p text:style-name="P4">
马龙说他是受执教生涯拿过5座总冠军的前热火与洛杉矶湖人传奇教头莱里（Pat Riley）的话所启发。</text:p>
      <text:p text:style-name="P4">
「莱里多年前所说的，我一直记在执教战术板上。它讲的是在比赛里如何让一支球队从无名小卒成为崛起新星、再从崛起新星成为常胜军、从常胜军成为列强，再从列强成为冠军。成为冠军后，最后一步就是打造王朝。」</text:p>
      <text:p text:style-name="P4">
马龙说他相信缔造金块王朝的元素如今都已到位，由当家中锋约基奇（Nikola Jokic）带领的球队核心相对仍年轻，预料未来几季都会是球队骨干。</text:p>
      <text:p text:style-name="P4">
上赛季结束后从湖人交易过来的后卫卡德威-波普（Kentavious Caldwell-Pope）相信金块确有今后几季能维持争冠的本钱。</text:p>
      <text:p text:style-name="P4">
他说：「人人都想在赢球后能继续保持，这取决于球队组织能力。但现在这支金块很特别，我从季前训练就看得出来，从季前到整个赛季我也都告诉他们：我们能办到。」</text:p>
      <text:p text:style-name="P4">
Source: <text:a xlink:type="simple" xlink:href="https://www.rfi.fr/cn/%E8%BF%90%E5%8A%A8%E5%A4%A9%E5%9C%B0/20230613-nba%E9%87%91%E5%9D%97%E5%B0%81%E7%8E%8B-%E6%95%99%E5%A4%B4%E9%A9%AC%E9%BE%99%E8%B1%AA%E8%AF%AD%E8%A6%81%E5%BB%BA%E7%AB%8B%E7%8E%8B%E6%9C%9D" text:style-name="Internet_20_link" text:visited-style-name="Visited_20_Internet_20_Link">
https://www.rfi.fr/cn/%E8%BF%90%E5%8A%A8%E5%A4%A9%E5%9C%B0/20230613-nba%E9%87%91%E5%9D%97%E5%B0%81%E7%8E%8B-%E6%95%99%E5%A4%B4%E9%A9%AC%E9%BE%99%E8%B1%AA%E8%AF%AD%E8%A6%81%E5%BB%BA%E7%AB%8B%E7%8E%8B%E6%9C%9D</text:a>
</text:p>
      <!--NEWS-->
      <text:h text:style-name="P10" text:outline-level="1">
<text:span text:style-name="T4">
美国担忧朝鲜计划向俄罗斯提供更多武器</text:span>
</text:h>
      <text:p text:style-name="P4">
Author: 联合早报 (Person)</text:p>
      <text:p text:style-name="P4">
Publisher: 联合早报 (Organization)</text:p>
      <text:p text:style-name="P4">
Published Time: 2023-06-13T10:39</text:p>
      <text:p text:style-name="P4">
Modified Time: 2023-06-13T10:41</text:p>
      <text:p text:style-name="P4">
Description: 在朝鲜领导人金正恩誓言加强与莫斯科的战略合作之际，美国担忧朝鲜正在计划向俄罗斯提供更多武器。路透社报道，美国国务院发言人星期一（6月12日）说，虽然平壤否认曾向俄罗斯出售将用于乌克...</text:p>
      <text:p text:style-name="P4">
Videos: []</text:p>
      <text:p text:style-name="P4">
Audios: []</text:p>
      <text:p text:style-name="P4">
Images: []</text:p>
      <text:p text:style-name="P4">
Type: NewsArticle</text:p>
      <text:p text:style-name="P4">
Breadcrumbs: ['即时', '国际']</text:p>
      <text:p text:style-name="P4">
Keywords: ['美国国务院', '俄乌战争', '朝鲜', '俄罗斯', '武器', '金正恩']</text:p>
      <!--METADATA-->
      <text:p text:style-name="P4">
在朝鲜领导人金正恩誓言加强与莫斯科的战略合作之际，美国担忧朝鲜正在计划向俄罗斯提供更多武器。</text:p>
      <text:p text:style-name="P4">
路透社报道，美国国务院发言人星期一（6月12日）说，虽然平壤否认曾向俄罗斯出售将用于乌克兰战争的武器，但美国证实朝鲜已在去年11月完成了一批武器交付，包括为俄罗斯雇佣兵组织瓦格纳集团提供的步兵火箭弹和导弹。</text:p>
      <text:p text:style-name="P4">
国务院发言人说：“我们担心朝鲜正在计划向俄罗斯提供更多军事装备。”</text:p>
      <text:p text:style-name="P4">
星期一是俄罗斯的国庆日，金正恩向俄罗斯总统普京发贺电，还 <text:a xlink:type="simple" xlink:href="https://www.zaobao.com/realtime/world/story20230612-1403422" text:style-name="Internet_20_link" text:visited-style-name="Visited_20_Internet_20_Link">
 誓言与普京“手牵手”，加强双方的战略合作</text:a>
，以实现建设强大国家的共同目标。</text:p>
      <text:p text:style-name="P4">
Source: <text:a xlink:type="simple" xlink:href="https://www.zaobao.com.sg/realtime/world/story20230613-1403773" text:style-name="Internet_20_link" text:visited-style-name="Visited_20_Internet_20_Link">
https://www.zaobao.com.sg/realtime/world/story20230613-1403773</text:a>
</text:p>
      <!--NEWS-->
      <text:h text:style-name="P10" text:outline-level="1">
<text:span text:style-name="T4">
应对中国威胁　美众院军委会将审议2024国防授权法</text:span>
</text:h>
      <text:p text:style-name="P4">
Author: None</text:p>
      <text:p text:style-name="P4">
Publisher: Radio Free Asia (Organization)</text:p>
      <text:p text:style-name="P4">
Published Time: 2023-06-13T10:47:00-04:00</text:p>
      <text:p text:style-name="P4">
Modified Time: 2023-06-13T10:5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88615in" draw:z-index="0">
<draw:image xlink:href="../Images/rfamandarin/2023-06-13T10-47-00-04-00/000000.png" xlink:type="simple" xlink:show="embed" xlink:actuate="onLoad" draw:mime-type="image/png"/>
</draw:frame>
 众议院军事委员会主席麦克·罗杰斯（MikeRogers/图左）4月28日在开始审议海军预算前，与民主党籍首席议员史密斯（Adam Smith）交谈。 <text:a xlink:type="simple" xlink:href="https://www.rfa.org/mandarin/Xinwen/1-06132023104221.html/@@images/image" text:style-name="Internet_20_link" text:visited-style-name="Visited_20_Internet_20_Link">
</text:a>
美联社  美国国会众议院即将开始针对“2024财政年度国防授权法”（National Defense AuthorizationAct，NDAA）进行专责委员会最后审议，多个小组委员会分别针对中国提出应对方案，突显中国威胁的急迫性。 众议院军事委员会主席麦克·罗杰斯（MikeRogers）表示，2024NDAA通过促进创新、为士兵提供保障并专注于我们的国防工业基础，为美国军队提供必要的工具，以应对来自中国、俄罗斯、朝鲜和伊朗前所未见的威胁。他说，“为我们的国防提供保障，是美国宪法赋予国会的最重要任务，而国防授权法则是履行该职责的关键部分。”军事委员会的草案指出台湾目前面临美国军售交货期程过长的问题。委员会要求美国国防部长最迟在2024年3月1日前提交报告，说明与台湾联合生产武器弹药的益处与挑战。军事委员会海上力量和投射部队小组发布的草案强调“保持战备、抗衡中国、投资国防工业基地”。军事委员会情报和特种作战小组提出的草案要求确保特种作战部队的部队结构和人员需求，足以支持《国防战略》（NationalDefense Strategy ）以对抗中国，并参与大国竞争。军事委员会军事人员小组提出的草案则禁止美军在中国共产党所拥有、经营或控制的教育机构中，建立或维持初级预备役军官训练团。 （责编：梒青）</text:p>
      <text:p text:style-name="P4">
Source: <text:a xlink:type="simple" xlink:href="https://www.rfa.org/mandarin/Xinwen/1-06132023104221.html" text:style-name="Internet_20_link" text:visited-style-name="Visited_20_Internet_20_Link">
https://www.rfa.org/mandarin/Xinwen/1-06132023104221.html</text:a>
</text:p>
      <!--NEWS-->
      <text:h text:style-name="P10" text:outline-level="1">
<text:span text:style-name="T4">
德国即将发布安全战略 对中国言辞将更尖锐？</text:span>
</text:h>
      <text:p text:style-name="P4">
Author: None (Language: zh)</text:p>
      <text:p text:style-name="P4">
Publisher: None</text:p>
      <text:p text:style-name="P4">
Time: 2023-06-13T10:48:00Z</text:p>
      <text:p text:style-name="P4">
Description: 德国政府即将在周三提出国家安全战略。德国墨卡托中国研究中心主任胡谧空预计，内容将出现“针对中国在国际上构成的挑战更具批判性的言辞”。</text:p>
      <text:p text:style-name="P4">
Videos: []</text:p>
      <text:p text:style-name="P4">
Images: []</text:p>
      <text:p text:style-name="P4">
Subject: 时政风云</text:p>
      <text:p text:style-name="P4">
Subjects: ['德中关系', '欧债危机', '欧盟', '德国', '留学德国', '留学德国', '德国联邦大选', '默克尔']</text:p>
      <text:p text:style-name="P4">
Keywords: ['墨卡托', '胡谧空', '欧委会', '德国', '国家安全战略']</text:p>
      <text:p text:style-name="P4">
ID: 65904142</text:p>
      <!--METADATA-->
      <text:p text:style-name="P4">
<text:a xlink:type="simple" xlink:href="https://www.dw.com/zh/overlay/image/article/65904142/63388860" text:style-name="Internet_20_link" text:visited-style-name="Visited_20_Internet_20_Link">
 </text:a>
</text:p>
      <text:p text:style-name="P4">
德国对华政策会变得更加强硬吗？</text:p>
      <text:p text:style-name="P4">
（德国之声中文网）德国墨卡托中国研究中心主任胡谧空(MikkoHuotari)呼吁联邦政府在欧盟内加强协调中国政策。他在接受路透社电视采访时表示：“我们最好能与欧委会保持一致。”</text:p>
      <text:p text:style-name="P4">
德国政府即将在周三提出 <text:a xlink:type="simple" xlink:href="https://www.dw.com/zh/zh/德国国安战略千呼万唤不出来/a-65872459" text:style-name="Internet_20_link" text:visited-style-name="Visited_20_Internet_20_Link">
 国家安全战略 </text:a>
。胡谧空预计内容将出现“针对中国在国际上构成的挑战更具批判性的言辞”，并且强调中国是制度性竞争对手及有威权主义倾向。</text:p>
      <text:p text:style-name="P4">
胡谧空警告，不要采取过激的手段或减少与中国的联系。他对即将在柏林举行的德中政府磋商表示欢迎。他表示，举行会议是正确做法，与困难的伙伴保持对话并提出自己的观点非常重要。德中去年11月协议在卫生和可持续发展问题上加强合作。他认为，此次会谈将是对双方是否会真正付诸行动的一次考验。迄今在上述领域的合作并未见太多进展。从中国的角度来看，与一个重要的西方国家举行磋商，将会被作为一个成功的卖点。“可以说会议本身就是信息。”</text:p>
      <text:h text:style-name="P12" text:outline-level="3">
<text:span text:style-name="T4">
“绿党和社民党意见分歧”</text:span>
</text:h>
      <text:p text:style-name="P4">
胡谧空认为，针对中国发展的分析上，社民党、绿党和自民党组成的执政联盟内部的分歧比外界认为的要少。但他也表示，“各党确实在争论处理这个问题的正确方式。”特别是绿党和社民党对此有着“非常不同的观点”。</text:p>
      <text:p text:style-name="P4">
与此同时，胡谧空指责联邦政府在欧盟内部缺乏协调。“联邦政府目前将中国政策欧洲化的方式不够可信。”</text:p>
      <text:p text:style-name="P4">
</text:p>
      <text:p text:style-name="P4">
绿党籍的德国外长贝尔博克和中国外长秦刚在柏林会晤（5月9日）</text:p>
      <text:p text:style-name="P4">
但他同时指出，欧洲国家在面对中国时，团结一致非常重要。针对5G移动网络以及是否使用中国零部件制造商的辩论，胡谧空表示：“中国方面显然会试图在这些问题上拉拢德国，确保欧盟委员会不会采取过于强硬的立场。”</text:p>
      <text:p text:style-name="P4">
德国正对5G网络中华为产品的使用进行审查。此外，欧盟委员会将在下周提出关于未来如何定义经济安全的提案，其中也涉及技术控制。</text:p>
      <text:p text:style-name="P4">
胡谧空警告说：“北京将游说柏林以确保这些措施不会过于严厉。”然而，鉴于地缘政治紧张局势，“有必要比过去更广泛地思考经济安全问题”。</text:p>
      <text:p text:style-name="P4">
胡谧空在采访中也为一些 <text:a xlink:type="simple" xlink:href="https://www.dw.com/zh/zh/德语媒体德国企业为北京武统未雨绸缪/a-65871883" text:style-name="Internet_20_link" text:visited-style-name="Visited_20_Internet_20_Link">
 德国企业在中国仍然进行的大规模投资</text:a>
进行了辩护。他指出，人们需要“容忍”宏观经济和企业对新挑战有时会有不同看法。一些企业声称，在中国进行新的投资，是出于实现本地化生产的迫切需求或愿望。</text:p>
      <text:p text:style-name="P4">
胡谧空表示：“经济界持续努力从中国市场获得最大利益是正确的，也应该继续这样做。”然而，整体而言风险意识已显著增强，中国的发展和增长机会也与三、四年前有所不同。鉴于未来可能发生的台海冲突，“风险明显升高且难以预测”。但他认为，应对方式不能是从中国撤离。</text:p>
      <text:p text:style-name="P4">
他主张将讨论中的投资审查着重限制在人工智能或量子技术等领域，因为中国可能从这些领域获得军事利益。</text:p>
      <text:p text:style-name="P4">
胡谧空还提出警告，不要中断与中国的科学研究交流。当前需要的是透明度，了解哪些机构和人员出于何种动机在德国工作。“但是我认为，将每个中国学生或博士生视为威胁是非常令人质疑的观点。”胡谧空强调，“绝不能奉行‘减少与中国接触就能解决我们所有问题’的原则。”</text:p>
      <text:h text:style-name="P12" text:outline-level="3">
<text:span text:style-name="T4">
德国防长：明年再派军舰前往亚太</text:span>
</text:h>
      <text:p text:style-name="P4">
（路透社）</text:p>
      <text:p text:style-name="P4">
Source: <text:a xlink:type="simple" xlink:href="https://www.dw.com/zh/德国即将发布安全战略-对中国言辞将更尖锐？/a-65904142" text:style-name="Internet_20_link" text:visited-style-name="Visited_20_Internet_20_Link">
https://www.dw.com/zh/德国即将发布安全战略-对中国言辞将更尖锐？/a-65904142?maca=chi-rss-chi-all-1127-rdf</text:a>
</text:p>
      <!--NEWS-->
      <text:h text:style-name="P10" text:outline-level="1">
<text:span text:style-name="T4">
三星前高管被控窃取技术在华设厂</text:span>
</text:h>
      <text:p text:style-name="P4">
Author: None</text:p>
      <text:p text:style-name="P4">
Publisher: Radio Free Asia (Organization)</text:p>
      <text:p text:style-name="P4">
Published Time: 2023-06-13T10:53:24-04:00</text:p>
      <text:p text:style-name="P4">
Modified Time: 2023-06-13T10:53: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612011in" draw:z-index="0">
<draw:image xlink:href="../Images/rfamandarin/2023-06-13T10-53-24-04-00/000000.png" xlink:type="simple" xlink:show="embed" xlink:actuate="onLoad" draw:mime-type="image/png"/>
</draw:frame>
图为三星公司位于首尔的总部大楼。该公司一名前高管因涉嫌窃取三星技术在中国开设芯片工厂而遭到起诉和逮捕。 <text:a xlink:type="simple" xlink:href="https://www.rfa.org/mandarin/Xinwen/2-06132023104917.html/@@images/image" text:style-name="Internet_20_link" text:visited-style-name="Visited_20_Internet_20_Link">
</text:a>
美联社图片  韩国检察机构表示，一名三星公司前高管因涉嫌窃取三星技术在中国开设芯片工厂而遭到起诉和逮捕。据称，这名涉案高管在韩国芯片行业拥有权威地位。综合国际媒体13日报道，韩国水原地方检察官办公室周一发布的一份声明中称，这名嫌疑人涉嫌从2018年8月至2019年以不当手法获取并使用三星电子半导体工厂基本工程数据（BasicEngineeringData）、工艺流程图、设计图等信息。涉案技术为用于制造30纳米以下动态随机存取存储器（DRAM）和闪存芯片（NAND）的制程工艺，属于国家关键技术。韩通社的相关报道称，这名嫌疑人企图在距离三星电子西安半导体工厂仅1.5公里处兴建山寨版三星芯片厂。但由于台湾投资商的承诺落空，工厂建设项目没能实际进行。但据悉，嫌疑人曾在成都获得4600亿韩元投资建设半导体制造工厂，其中研发楼已于去年完工，并采用三星电子半导体技术生产出了样品。水原检方的声明中称，同这名嫌疑人一道，共有六人因涉嫌违反《产业技术保护法》和《不正当竞争防止法》被起诉。检察院的声明称：“这是一项严重的罪行，在芯片竞争日趋激烈的当下，它可能会动摇韩国的芯片技术基础，并对韩国经济安全造成重大打击。” （责编：梒青）</text:p>
      <text:p text:style-name="P4">
Source: <text:a xlink:type="simple" xlink:href="https://www.rfa.org/mandarin/Xinwen/2-06132023104917.html" text:style-name="Internet_20_link" text:visited-style-name="Visited_20_Internet_20_Link">
https://www.rfa.org/mandarin/Xinwen/2-06132023104917.html</text:a>
</text:p>
      <!--NEWS-->
      <text:h text:style-name="P10" text:outline-level="1">
<text:span text:style-name="T4">
美国将批准为乌克兰提供贫铀坦克炮弹 (Free Version)</text:span>
</text:h>
      <text:p text:style-name="P4">
Author: Michael R. Gordon</text:p>
      <text:p text:style-name="P4">
Publisher: 华尔街日报中文网</text:p>
      <text:p text:style-name="P4">
Published Time: 2023-06-13T11:00:00.000Z</text:p>
      <text:p text:style-name="P4">
Modified Time: 2023-06-13T11:00:00.000Z</text:p>
      <text:p text:style-name="P4">
Created Time: 2023-06-13T09:51:00.000Z</text:p>
      <text:p text:style-name="P4">
Description: 美国官员周一表示，在就如何装备美国送给基辅的艾布拉姆斯坦克进行了数周的内部辩论之后，拜登政府可能将向乌克兰提供贫铀弹。</text:p>
      <text:p text:style-name="P4">
Images: []</text:p>
      <text:p text:style-name="P4">
Categories: ['国际']</text:p>
      <text:p text:style-name="P4">
Keywords: SYND</text:p>
      <text:p text:style-name="P4">
Type: Article</text:p>
      <!--METADATA-->
      <text:p text:style-name="P4">
美国官员周一表示，在就如何装备美国送给基辅的艾布拉姆斯(Abrams)坦克进行了数周的内部辩论之后，拜登政府可能将向乌克兰提供贫铀弹。</text:p>
      <text:p text:style-name="P4">
Source: <text:a xlink:type="simple" xlink:href="https://cn.wsj.com/articles/%E7%BE%8E%E5%9B%BD%E5%B0%86%E6%89%B9%E5%87%86%E4%B8%BA%E4%B9%8C%E5%85%8B%E5%85%B0%E6%8F%90%E4%BE%9B%E8%B4%AB%E9%93%80%E5%9D%A6%E5%85%8B%E7%82%AE%E5%BC%B9-8a65adf3" text:style-name="Internet_20_link" text:visited-style-name="Visited_20_Internet_20_Link">
https://cn.wsj.com/articles/%E7%BE%8E%E5%9B%BD%E5%B0%86%E6%89%B9%E5%87%86%E4%B8%BA%E4%B9%8C%E5%85%8B%E5%85%B0%E6%8F%90%E4%BE%9B%E8%B4%AB%E9%93%80%E5%9D%A6%E5%85%8B%E7%82%AE%E5%BC%B9-8a65adf3</text:a>
</text:p>
      <!--NEWS-->
      <text:h text:style-name="P10" text:outline-level="1">
<text:span text:style-name="T4">
欧盟加密货币监管法规底定 美国有待急起直追</text:span>
</text:h>
      <text:p text:style-name="P4">
Publisher: 法新社</text:p>
      <text:p text:style-name="P4">
Published Time: 2023-06-13T11:02:07+00:00</text:p>
      <text:p text:style-name="P4">
Modified Time: 2023-06-13T10:50:02+00:00</text:p>
      <text:p text:style-name="P4">
Description: （法新社瑞士朱格13日电） 加密货币长期以来一直抵制监管，但自由的日子可能不多了，因为欧盟最近领先美国通过有关加密货币资产的全面规定，美国则还在争论加密货币行业应该由哪个机关监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617581in" draw:z-index="0">
<draw:image xlink:href="../Images/rficn/2023-06-13T11-02-07-00-00/000000.png" xlink:type="simple" xlink:show="embed" xlink:actuate="onLoad" draw:mime-type="image/png"/>
</draw:frame>
</text:p>
      <text:p text:style-name="P4">
欧洲议会4月在大多数欧洲议员支持下通过「加密资产��场」（Markets in CryptoAssets，MiCA）法规，并于5月获得欧盟执委会（European Commission）的最终批准。</text:p>
      <text:p text:style-name="P4">
作为加密货币行业的第一个全面监管法规，「加密资产��场」用来减少包括洗钱在内的非法行为，并保护投资者和消费者。</text:p>
      <text:p text:style-name="P4">
瑞士的加密货币产业与区块链中心「加密谷」（Crypto Valley）副总裁贝里（Jerome Bailly）说：「加密资产��场带来了清晰的认识。」</text:p>
      <text:p text:style-name="P4">
他在一场支持新创公司的活动告诉法新社：「我们不再是西部荒野的时代，这个行业里每个人都想要的是游戏规则。」</text:p>
      <text:p text:style-name="P4">
贝里说，虽然最初每个人都对「加密资产��场」抱有敌意，但「最后它已成为欧洲的卖点」，因为它为公司确立明确架构，可以相应地组织他们的业务运作。</text:p>
      <text:p text:style-name="P4">
他相信一个「欧洲集团」将会出现，英国和瑞士将跟进欧盟，建立一个监管区。</text:p>
      <text:p text:style-name="P4">
贝里警告，但另一方面，「来自美国的讯号显然是负面的」。</text:p>
      <text:p text:style-name="P4">
美国加密货币公司因签名银行（Signature Bank）、银门银行（Silvergate Bank）和矽谷银行（Silicon ValleyBank）相继倒闭而被削弱，这些银行是为大型科技行业和新创企业融资的关键机构。</text:p>
      <text:p text:style-name="P4">
另外，自从加密货币交易平台FTX和Genesis倒闭后，美国当局开始整顿该行业，控告世界最大加密货币交易平台币安（Binance）及其对手Coinbase违反证券法。</text:p>
      <text:p text:style-name="P4">
贝里说，美国监管的不确定性对公司来说是一项难处。美国正激烈争论加密货币是否应该被视为金融资产，从而由美国证券管理委员会（SEC）监管；或者应该被视为商品，而由美国商品期货交易委员会（CFTC）监督。</text:p>
      <text:p text:style-name="P4">
驻列支敦斯登（Liechtenstein）的律师奈格利（ThomasNaegeli）说，「我们看到，很多公司正逃离美国，前往欧洲」，愈来愈多欧洲公司会离开美国，直到确定由谁负责监管这个行业。「如果没有正确答案，他们会担心某天被监管机构告上法院。」（译者：林沂锋/核稿：戴雅真）</text:p>
      <text:p text:style-name="P4">
Source: <text:a xlink:type="simple" xlink:href="https://www.rfi.fr/cn/%E8%B4%A2%E7%BB%8F%E5%BF%AB%E8%AE%AF/20230613-%E6%AC%A7%E7%9B%9F%E5%8A%A0%E5%AF%86%E8%B4%A7%E5%B8%81%E7%9B%91%E7%AE%A1%E6%B3%95%E8%A7%84%E5%BA%95%E5%AE%9A-%E7%BE%8E%E5%9B%BD%E6%9C%89%E5%BE%85%E6%80%A5%E8%B5%B7%E7%9B%B4%E8%BF%BD" text:style-name="Internet_20_link" text:visited-style-name="Visited_20_Internet_20_Link">
https://www.rfi.fr/cn/%E8%B4%A2%E7%BB%8F%E5%BF%AB%E8%AE%AF/20230613-%E6%AC%A7%E7%9B%9F%E5%8A%A0%E5%AF%86%E8%B4%A7%E5%B8%81%E7%9B%91%E7%AE%A1%E6%B3%95%E8%A7%84%E5%BA%95%E5%AE%9A-%E7%BE%8E%E5%9B%BD%E6%9C%89%E5%BE%85%E6%80%A5%E8%B5%B7%E7%9B%B4%E8%BF%BD</text:a>
</text:p>
      <!--NEWS-->
      <text:h text:style-name="P10" text:outline-level="1">
<text:span text:style-name="T4">
习近平提应对"极端情况"　港媒示警：中国恐被全球断链</text:span>
</text:h>
      <text:p text:style-name="P4">
Author: None</text:p>
      <text:p text:style-name="P4">
Publisher: Radio Free Asia (Organization)</text:p>
      <text:p text:style-name="P4">
Published Time: 2023-06-13T11:06:00-04:00</text:p>
      <text:p text:style-name="P4">
Modified Time: 2023-06-13T13:39:28-04:00</text:p>
      <text:p text:style-name="P4">
Description: None</text:p>
      <text:p text:style-name="P4">
Videos: []</text:p>
      <text:p text:style-name="P4">
Audios: ["<text:a xlink:type="simple" xlink:href="https://www.rfa.org/mandarin/yataibaodao/jingmao/hx1-061320231037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6-13T11-06-00-04-00/000000.png" xlink:type="simple" xlink:show="embed" xlink:actuate="onLoad" draw:mime-type="image/png"/>
</draw:frame>
2023年5月19日，中国国家主席习近平出席陕西西安举行的中国-中亚峰会联合新闻发布会。 <text:a xlink:type="simple" xlink:href="https://www.rfa.org/mandarin/yataibaodao/jingmao/hx1-06132023103746.html/@@images/image" text:style-name="Internet_20_link" text:visited-style-name="Visited_20_Internet_20_Link">
</text:a>
法新社  <text:a xlink:type="simple" xlink:href="https://www.rfa.org/mandarin/yataibaodao/jingmao/hx1-06132023103746.html/@@stream" text:style-name="Internet_20_link" text:visited-style-name="Visited_20_Internet_20_Link">
Audio-1-Link：https://www.rfa.org/mandarin/yataibaodao/jingmao/hx1-06132023103746.html/@@stream</text:a>
</text:p>
      <text:p text:style-name="P4">
中国领导人习近平近日考察内蒙古时表示，"双循环"不是要闭关锁国，而是当别人不给中国开门时，还能活下去。有香港媒体分析认为，习近平所提应对"极端情况"，是在为中国被全球产业链脱钩作最坏打算。</text:p>
      <text:p text:style-name="P4">
<text:a xlink:type="simple" xlink:href="https://www.rfa.org/mandarin/yataibaodao/jingmao/ec2-06072023111114.html" text:style-name="Internet_20_link" text:visited-style-name="Visited_20_Internet_20_Link">
 <text:span text:style-name="T4">
中国进出口数据表现差 靠贬值刺激进出口换外币失效</text:span>
 </text:a>
  * <text:span text:style-name="T4">
<text:a xlink:type="simple" xlink:href="https://www.rfa.org/mandarin/yataibaodao/jingmao/hcm1-12152022062055.html" text:style-name="Internet_20_link" text:visited-style-name="Visited_20_Internet_20_Link">
 中国多项经济数据下滑 再提"扩大内需" </text:a>
 </text:span>
</text:p>
      <text:p text:style-name="P4">
中国官方《人民日报》6月10日刊出习近平上周三前往内蒙古呼和浩特市的考察纪实，并在参观中环产业园区后表示，“构建国内大循环是为了保证极端情况下，国民经济能够正常运行”。香港《明报》解读，习近平所说“极端情况”，意指中国面临被“全球产业链彻底脱勾”，须作最坏打算和准备。</text:p>
      <text:p text:style-name="P4">
<text:span text:style-name="T4">
习近平：别人不开门 自己还能活下去</text:span>
</text:p>
      <text:p text:style-name="P4">
《人民日报》上述“纪实”一文披露，习近平说：“构建新发展格局，首先要把国内大循环搞好，这是治本之策。‘双循环’不是要闭关锁国，而是当别人不给我们开门的时候，我们自己还能活下去、活得更好。我们敞开大门，谁来与我们合作都欢迎。经济全球化是大道，大家合作共赢才是最好的。”</text:p>
      <text:p text:style-name="P4">
习近平还说，在各种可以预见和难以预见的狂风暴雨、惊涛骇浪中，最重要的是做好自己的事，中国要靠高科技自立自强。</text:p>
      <text:p text:style-name="P4">
台湾的国家安全研究院副研究员侍建宇接受自由亚洲电台采访指出，习近平到访的内蒙古中环科技园区是官方推动发展的高科技园区之一，主要生产太阳能产品和汽车用八吋芯片。</text:p>
      <text:p text:style-name="P4">
台湾的国家安全研究院副研究员侍建宇提到，所谓“双循环”以内循环为主的讲法在今年初开始出现，但仍难以确定此举在涉及跟美国竞争发展高科技过程中是否能够成功，可能要好几年后才知道。（侍建宇提供）<text:a xlink:type="simple" xlink:href="https://www.rfa.org/mandarin/yataibaodao/jingmao/hx1-06132023103746.html/hx13.jpg" text:style-name="Internet_20_link" text:visited-style-name="Visited_20_Internet_20_Link">
 </text:a>
</text:p>
      <text:p text:style-name="P4">
<text:span text:style-name="T4">
学者：习称“外循环”是指“一带一路”国家</text:span>
</text:p>
      <text:p text:style-name="P4">
侍建宇说：“中国官方延伸讲内循环为主，外循环为辅，指产业链要拉回中国境内，缩短产业链，不要跨国，跨国会被切断；外循环不是指美国、日本，而是‘一带一路’上相关国家；不是跟每一国进行外循环，有特定区域，尤其可提供原物料国家，包括阿拉伯世界、中亚、东南亚一些国家。”</text:p>
      <text:p text:style-name="P4">
侍建宇提到，所谓“双循环”以内循环为主的讲法，是今年初开始出现，但仍难以确定此举在涉及跟美国竞争发展高科技过程中，是否能够成功，这可能要好几年后才知道。而美中关系紧张，美国要在高科技领域跟中国脱勾。北京清华大学院长阎学通此前定性美中竞争，两极格局日趋明确。而美中合作的自由贸易年代已过去，未来的获利模式必须重新设计。</text:p>
      <text:p text:style-name="P4">
<text:span text:style-name="T4">
专家：老百姓不消费</text:span>
 <text:span text:style-name="T4">
"</text:span>
 <text:span text:style-name="T4">
内循环"乏力</text:span>
</text:p>
      <text:p text:style-name="P4">
台湾韬略策进学会秘书长吴建忠接受自由亚洲电台采访也表示：“国际天下围中态势，中国如何走出被外国卡脖子的情况？习才会谈要保持动力、增强信心。他认为现在在新能源、新材料、新产业里，中国制造业有潜力十足的部分，他希望透过新的产业能拉动中国内部经济。”</text:p>
      <text:p text:style-name="P4">
习近平此前重申，要加速构建“以国内大循环为主体、国内国际双循环相互促进”的新发展格局，既增强“国内大循环”内生动力和可靠性，也提升国际循环品质和水平。习近平还批评“一些国家要搞霸权、搞垄断，想让我们当附庸跟着跑”。</text:p>
      <text:p text:style-name="P4">
吴建忠指出，习近平到内蒙古谈新能源、新材料、新产业，这符合中国式现代化的想法。中国面对国内大循环问题，人民不敢消费、不愿消费，宁愿现金在手，可见当局抓对问题但开错药方。</text:p>
      <text:p text:style-name="P4">
<text:span text:style-name="T4">
在内蒙古谈"双循环"意在稳固</text:span>
 <text:span text:style-name="T4">
战略位置？</text:span>
</text:p>
      <text:p text:style-name="P4">
在海外的“南蒙古大呼拉尔泰”主席席海明接受自由亚洲电台采访分析，习近平去内蒙古讲“大循环”，反映出当局面临国际抵制的压力。</text:p>
      <text:p text:style-name="P4">
席海明说：“他说这大话心里很慌的，外国人不买我们东西，我们就在国内大循环。货总要销，不能都堆在仓库里。这说明中国经济上出现很大的压力。”</text:p>
      <text:p text:style-name="P4">
针对习近平考察内蒙古的时间点，席海明认为：“俄罗斯跟中国有输油管道，为加大输通，又通过蒙古国，正在建设或在完工阶段。习现阶段说这话，表示内蒙古的战略地位他要稳住。”</text:p>
      <text:p text:style-name="P4">
5月30日，习近平以中共中央国家安全委员会主席身份主持20届中央国安委第一次会议。席海明说，中共自认内蒙古是模范自治区，每次开人大会议习近平都要去内蒙，表示重视，但也不放心。</text:p>
      <text:p text:style-name="P4">
席海明提到，有消息显示，中国政府考虑以稀土磁铁技术反制美国制裁部分中国企业。中国稀土储量九成以上集中在内蒙古的白云鄂博，这一重要战略资源成为中国与西方讨价还价的一张牌，甚至听闻当局计划在内蒙古制造芯片的消息。</text:p>
      <text:p text:style-name="P4">
记者：夏小华 责编：许书婷、何平 网编：洪伟</text:p>
      <text:p text:style-name="P4">
Source: <text:a xlink:type="simple" xlink:href="https://www.rfa.org/mandarin/yataibaodao/jingmao/hx1-06132023103746.html" text:style-name="Internet_20_link" text:visited-style-name="Visited_20_Internet_20_Link">
https://www.rfa.org/mandarin/yataibaodao/jingmao/hx1-06132023103746.html</text:a>
</text:p>
      <!--NEWS-->
      <text:h text:style-name="P10" text:outline-level="1">
<text:span text:style-name="T4">
“去美元化”又进一步？巴基斯坦用人民币购买俄罗斯原油</text:span>
</text:h>
      <text:p text:style-name="P4">
Author: None (Language: zh)</text:p>
      <text:p text:style-name="P4">
Publisher: None</text:p>
      <text:p text:style-name="P4">
Time: 2023-06-13T11:07:00Z</text:p>
      <text:p text:style-name="P4">
Description: 以人民币结算的首批俄罗斯原油已经运抵巴基斯坦。对于面临国际收支危机的伊斯兰堡政府来说，以折扣价采购俄原油，并用人民币结算，给其带来了喘息机会。</text:p>
      <text:p text:style-name="P4">
Videos: []</text:p>
      <text:p text:style-name="P4">
Images: []</text:p>
      <text:p text:style-name="P4">
Subject: 经济纵横</text:p>
      <text:p text:style-name="P4">
Subjects: ['俄罗斯', '乌克兰', '巴基斯坦', '普京', '俄罗斯入侵乌克兰']</text:p>
      <text:p text:style-name="P4">
Keywords: ['石油人民币', '巴基斯坦', '俄罗斯', '人民币国际化', '去美元化', '贸易结算', '石油贸易']</text:p>
      <text:p text:style-name="P4">
ID: 65900831</text:p>
      <!--METADATA-->
      <text:p text:style-name="P4">
<text:a xlink:type="simple" xlink:href="https://www.dw.com/zh/overlay/image/article/65900831/51992283" text:style-name="Internet_20_link" text:visited-style-name="Visited_20_Internet_20_Link">
 </text:a>
</text:p>
      <text:p text:style-name="P4">
巴基斯坦用人民币支付了从俄罗斯购买的原油</text:p>
      <text:p text:style-name="P4">
（德国之声中文网）据路透社报道，巴基斯坦石油部长宣布该国已经以人民币支付了首批进口的折扣价俄罗斯原油。此举标志着该国原本以美元为主的外贸支付政策发生转变。</text:p>
      <text:p text:style-name="P4">
以折扣价格购入俄罗斯原油，给面临严重国际收支问题乃至外债违约风险的巴基斯坦提供了一个喘息的机会。该国中央银行所持有的外汇储备目前只勉强够支付一个月的管控进口。</text:p>
      <text:p text:style-name="P4">
据悉，这批采购的俄罗斯原油于周日运抵卡拉奇港口，目前正在卸货。这笔采购交易是伊斯兰堡和莫斯科之间达成的第一笔政府间交易。</text:p>
      <text:p text:style-name="P4">
巴基斯坦石油部长马利克（MusadikMalik）在接受路透社电话采访时没有透露有关这笔交易的细节信息，比如采购价格和所获折扣等。但是他表示，交易是用人民币结算的。</text:p>
      <text:p text:style-name="P4">
<text:a xlink:type="simple" xlink:href="https://www.dw.com/zh/zh/为何美元在中东的主导地位出现衰退/a-65706009" text:style-name="Internet_20_link" text:visited-style-name="Visited_20_Internet_20_Link">
 背景阅读：为何美元在中东的主导地位出现衰退？</text:a>
</text:p>
      <text:p text:style-name="P4">
巴基斯坦4月份采购了10万吨俄罗斯原油，目前到货的第一批有大约4.5万吨，余下的还在运输途中。</text:p>
      <text:p text:style-name="P4">
马利克还表示，此次采购的是轻质的乌拉尔原油。</text:p>
      <text:p text:style-name="P4">
虽然俄罗斯石油目前因为制裁而无法进入西方市场，但是巴基斯坦的采购使得莫斯科除了印度和中国这两大买主之外又增加了销路。</text:p>
      <text:h text:style-name="P12" text:outline-level="3">
<text:span text:style-name="T4">
“去美元化”进程又迈进一步？</text:span>
</text:h>
      <text:p text:style-name="P4">
本月早些时候，伊斯兰堡政府还提出了与俄罗斯、阿富汗和伊朗开放以货易货贸易的规划。分析人士指出，这是南亚经济体寻求在大宗商品买卖交易方面 <text:a xlink:type="simple" xlink:href="https://www.dw.com/zh/zh/印俄石油交易正在削弱美元的主导地位/a-64921007" text:style-name="Internet_20_link" text:visited-style-name="Visited_20_Internet_20_Link">
 “去美元化”</text:a>
的另一个迹象，也可以说是政策导向从西方转回东方。</text:p>
      <text:p text:style-name="P4">
石油部长马利克表示，巴基斯坦炼油公司PRL进行提炼。他此前曾说这次采购是对采购俄罗斯原油这一模式的可行性试验。而在周一，他表示所有的测试和试验均已完成，结论是采购俄油来在本国进行提炼和销售在商业上是可行的。</text:p>
      <text:p text:style-name="P4">
</text:p>
      <text:p text:style-name="P4">
卡拉奇的一处加油站</text:p>
      <text:p text:style-name="P4">
他还表示，未来巴基斯坦希望俄罗斯原油能占到该国进口石油的三分之一。</text:p>
      <text:p text:style-name="P4">
能源进口在巴基斯坦对外支付交易中占了很大比重。根据分析公司Kpler提供的数据，2022年，该国平均每日进口15.4万桶石油，与之前一年水平基本持平。</text:p>
      <text:p text:style-name="P4">
另据彭博社报道，巴基斯坦电力部长库拉姆5月接受采访时指出，巴基斯坦希望用人民币结算俄罗斯原油，并希望“这能成为一个长期安排”。</text:p>
      <text:p text:style-name="P4">
彭博社认为，巴基斯坦此举不仅符合俄罗斯希望摆脱美元和欧元出口的愿望，也有利于推动人民币国际化，以削弱美元在国际社会的主导地位。</text:p>
      <text:p text:style-name="P4">
今年5月，维尔茨堡大学经济学教授费多丽（DorisFischer）曾在接受德国之声中文网采访时指出，要想真正地挑战美元地位，或者说人民币要想朝着成为主导货币的方向发展，需要第三国之间达成协议， <text:a xlink:type="simple" xlink:href="https://www.dw.com/zh/zh/中国巴西达成协议放弃美元贸易结算/a-65179740" text:style-name="Internet_20_link" text:visited-style-name="Visited_20_Internet_20_Link">
用人民币结算贸易 </text:a>
 。</text:p>
      <text:p text:style-name="P4">
“举个例子，如果有一天德国开始用人民币结算和沙特阿拉伯之间的贸易，只因为人民币是更好的货币，那么我们才算是朝着这个方向前进了。”  （路透社等）</text:p>
      <text:h text:style-name="P12" text:outline-level="3">
<text:span text:style-name="T4">
阿根廷走上人民币支付之路</text:span>
</text:h>
      <text:p text:style-name="P4">
Source: <text:a xlink:type="simple" xlink:href="https://www.dw.com/zh/去美元化-又进一步？巴基斯坦用人民币购买俄罗斯原油/a-65900831" text:style-name="Internet_20_link" text:visited-style-name="Visited_20_Internet_20_Link">
https://www.dw.com/zh/去美元化-又进一步？巴基斯坦用人民币购买俄罗斯原油/a-65900831?maca=chi-rss-chi-all-1127-rdf</text:a>
</text:p>
      <!--NEWS-->
      <text:h text:style-name="P10" text:outline-level="1">
<text:span text:style-name="T4">
击败热浪 金块首夺NBA总冠军</text:span>
</text:h>
      <text:p text:style-name="P4">
Author: 联合早报 (Person)</text:p>
      <text:p text:style-name="P4">
Publisher: 联合早报 (Organization)</text:p>
      <text:p text:style-name="P4">
Published Time: 2023-06-13T11:13</text:p>
      <text:p text:style-name="P4">
Modified Time: 2023-06-13T12:54</text:p>
      <text:p text:style-name="P4">
Description: 丹佛金块（Denver Nuggets）在本地时间星期二（6月13日）早上的美国职业篮球赛（NBA）第五场总决赛上，以94比89击败迈阿密热浪（Miami Heat），以4比1的总...</text:p>
      <text:p text:style-name="P4">
Videos: []</text:p>
      <text:p text:style-name="P4">
Audios: []</text:p>
      <text:p text:style-name="P4">
Images: []</text:p>
      <text:p text:style-name="P4">
Type: NewsArticle</text:p>
      <text:p text:style-name="P4">
Breadcrumbs: ['即时', '国际']</text:p>
      <text:p text:style-name="P4">
Keywords: ['美国职业篮球赛']</text:p>
      <!--METADATA-->
      <text:p text:style-name="P4">
丹佛金块（Denver Nuggets）在本地时间星期二（6月13日）早上的美国职业篮球赛（NBA）第五场总决赛上，以94比89击败迈阿密热浪（MiamiHeat），以4比1的总成绩，历史上首次夺得NBA总冠军。</text:p>
      <text:p text:style-name="P4">
背水一战的热浪在首两节比赛以微弱的优势领先，首节以24比22居前，半场结束时进一步将优势扩大至57比44。不过金块在第三节比赛得分占优，以26比20的得分，将两队的分差缩小至一分。</text:p>
      <text:p text:style-name="P4">
金块在最后一节夺过领先权，不过球队在最后关头面对热浪的激烈反击，最终才以94比89取得胜利。主力球星约基奇（Jokic）依旧是球队获胜的最大功臣，除了拿下全场最高的28分外，也摘下16个篮板与做出四次助攻。</text:p>
      <text:p text:style-name="P4">
Source: <text:a xlink:type="simple" xlink:href="https://www.zaobao.com.sg/realtime/world/story20230613-1403778" text:style-name="Internet_20_link" text:visited-style-name="Visited_20_Internet_20_Link">
https://www.zaobao.com.sg/realtime/world/story20230613-1403778</text:a>
</text:p>
      <!--NEWS-->
      <text:h text:style-name="P10" text:outline-level="1">
<text:span text:style-name="T4">
俄乌战况：泽连斯基称反攻前线稳步推进</text:span>
</text:h>
      <text:p text:style-name="P4">
Author: None (Language: zh)</text:p>
      <text:p text:style-name="P4">
Publisher: None</text:p>
      <text:p text:style-name="P4">
Time: 2023-06-13T11:22:00Z</text:p>
      <text:p text:style-name="P4">
Description: 乌克兰总统泽连斯基称，乌军发动的反攻已经取得了部分"战果"，莫斯科宣称他们缴获了一批美制和德制坦克，德法波三国领导人强调将继续为乌军提供军援。</text:p>
      <text:p text:style-name="P4">
Videos: []</text:p>
      <text:p text:style-name="P4">
Images: []</text:p>
      <text:p text:style-name="P4">
Subject: 新闻广角</text:p>
      <text:p text:style-name="P4">
Subjects: ['乌克兰', '法国', '法国沙尔利周刊枪击案', '俄罗斯入侵乌克兰']</text:p>
      <text:p text:style-name="P4">
Keywords: ['乌克兰', '俄乌战争', '泽连斯基', '顿涅茨克', '豹2型坦克', '军援乌克兰', '法国']</text:p>
      <text:p text:style-name="P4">
ID: 65900912</text:p>
      <!--METADATA-->
      <text:p text:style-name="P4">
<text:a xlink:type="simple" xlink:href="https://www.dw.com/zh/overlay/image/article/65900912/65882332" text:style-name="Internet_20_link" text:visited-style-name="Visited_20_Internet_20_Link">
 </text:a>
</text:p>
      <text:p text:style-name="P4">
（德国之声中文网）乌克兰军队在该国东部收复多个村镇后，总统泽连斯基表示，乌军发起的反攻行动已经取得了一些成就。泽连斯基在其每天的例行视频讲话中称："感谢我们骁勇善战的官兵们，一些村镇已经被从俄军占领下获得解放，乌克兰的旗帜又回到了她们本应飘扬的地方。""战斗进行的非常艰苦，但最重要的是，我们在不断推进。"</text:p>
      <text:p text:style-name="P4">
过去几天以来，乌克兰军队主要在被俄罗斯吞并的顿涅茨克一带夺回了多个村镇。乌方称，共有七个村镇重获解放。泽连斯基同军事将领就前线局势举行磋商之后表示："俄军损失惨重，这也正是我们所需要的。"</text:p>
      <text:h text:style-name="P12" text:outline-level="3">
<text:span text:style-name="T4">
莫斯科：俄军缴获了多辆德制豹2坦克</text:span>
</text:h>
      <text:p text:style-name="P4">
俄罗斯国防部宣称，俄军在前线缴获了多辆德制豹2坦克。 <text:a xlink:type="simple" xlink:href="https://www.dw.com/zh/zh/首批坦克送抵乌克兰-泽连斯基-争取今年取得胜利/a-64818567" text:style-name="Internet_20_link" text:visited-style-name="Visited_20_Internet_20_Link">
俄罗斯国防部在社交平台"电报"上发布的声明和视频展示了数量损毁和缴获的坦克，并宣称："这就是我们的战利品。"</text:a>
</text:p>
      <text:p text:style-name="P4">
俄方发布的"战利品"视频中还包括数台美制"布莱特利"装甲战车。俄罗斯国防部宣称，这些战车是从扎波罗热一带的乌军处缴获的，俄方将对这些坦克进行进一步的检查。目前，无法对这些视频的真伪进行独立核查，视频拍摄地点也无从知晓。</text:p>
      <text:h text:style-name="P12" text:outline-level="3">
<text:span text:style-name="T4">
"魏玛三角"向俄罗斯喊话</text:span>
</text:h>
      <text:p text:style-name="P4">
德国、法国和波兰三国强调，将会继续对乌克兰抗击俄罗斯侵略的行动提供支持。德国总理肖尔茨、法国总统马克龙以及波兰总统杜达在巴黎举行的三方会晤中重申了上述三国的这一立场。会晤声明中称："魏玛三角"发出了团结的信号。所谓"魏玛三角"是德法波三国外长1991年在德国魏玛举行会谈后设立的对话平台。</text:p>
      <text:p text:style-name="P4">
</text:p>
      <text:p text:style-name="P4">
德法波三国领导人强调将继续向乌克兰提供军援。</text:p>
      <text:p text:style-name="P4">
德国总理肖尔茨强调："只要有其必要性，我们就会向乌克兰提供支持，我们已经为此做好了准备。"肖尔茨说，德国是继美国之后，乌克兰最大的军火供应者。</text:p>
      <text:p text:style-name="P4">
马克龙也强调，乌克兰发起反攻后，法国也增加了对乌军援的力度。他表示，军援的目的是帮助乌克兰夺回失地，"但绝不能对俄罗斯本土发动攻击。"马克龙说，反攻行动可能会持续数周、甚至数月，我们希望，反攻的胜利能为谈判创作良好的条件。</text:p>
      <text:p text:style-name="P4">
波兰总统杜达则呼吁北约各成员国，为乌克兰展示"加入北约的前景"。他表示，这是正在保家卫国的乌克兰领导层和官兵的共同愿望。杜达期望，六月中旬维尔纽斯北约峰会上能够在此问题上"出现曙光"。肖尔茨和马克龙对乌克兰加入北约问题上持审慎态度。</text:p>
      <text:h text:style-name="P12" text:outline-level="3">
<text:span text:style-name="T4">
英国情报部门：伊朗以船运方式向俄罗斯出口无人机</text:span>
</text:h>
      <text:p text:style-name="P4">
俄罗斯投入乌克兰战场的伊朗自杀式无人机数量有增无减。英国国防部宣称，无人机此前是使用空运方式运抵俄罗斯的，而现在则可能已改为通过里海的船运方式。英国方面表示，伊朗向俄罗斯提供无人机违反了联合国安理会的制裁决议。</text:p>
      <text:p text:style-name="P4">
</text:p>
      <text:p text:style-name="P4">
伊朗制自杀式无人机（伊朗国防部的宣传图片）</text:p>
      <text:p text:style-name="P4">
除此之外，英国情报部门还表示，俄罗斯目前正在为在境内生产无人机进行筹备，并极有可能获得了伊朗的帮助。英国情报部门声称，由于俄罗斯的导弹库存已经基本告罄， <text:a xlink:type="simple" xlink:href="https://www.dw.com/zh/zh/美制裁五中企-指其助伊朗獲無人機零件/a-64940191" text:style-name="Internet_20_link" text:visited-style-name="Visited_20_Internet_20_Link">
伊朗无人机为俄罗斯提供了一种射程远而造价低的进攻方式 </text:a>
 。俄罗斯发动侵乌战争之后，英国国防部每天都会发布战情通报，而莫斯科则指责英方在搞混淆视听的信息战。</text:p>
      <text:p text:style-name="P4">
（德新社，法新社，路透社）</text:p>
      <text:p text:style-name="P4">
Source: <text:a xlink:type="simple" xlink:href="https://www.dw.com/zh/俄乌战况：泽连斯基称反攻前线稳步推进/a-65900912" text:style-name="Internet_20_link" text:visited-style-name="Visited_20_Internet_20_Link">
https://www.dw.com/zh/俄乌战况：泽连斯基称反攻前线稳步推进/a-65900912?maca=chi-rss-chi-all-1127-rdf</text:a>
</text:p>
      <!--NEWS-->
      <text:h text:style-name="P10" text:outline-level="1">
<text:span text:style-name="T4">
美军直升机叙利亚事故 22名士兵受伤</text:span>
</text:h>
      <text:p text:style-name="P4">
Publisher: 法新社</text:p>
      <text:p text:style-name="P4">
Published Time: 2023-06-13T11:32:08+00:00</text:p>
      <text:p text:style-name="P4">
Modified Time: 2023-06-13T11:05:03+00:00</text:p>
      <text:p text:style-name="P4">
Description: （法新社贝鲁特13日电） 美军中央司令部今天说，叙利亚东北部周末发生一起美军直升机事故，造成22名美国士兵受伤，这起事故没有涉及敌方火力的任何通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13T11-32-08-00-00/000000.png" xlink:type="simple" xlink:show="embed" xlink:actuate="onLoad" draw:mime-type="image/png"/>
</draw:frame>
</text:p>
      <text:p text:style-name="P4">
法新社报导，美军中央司令部（US Central Command）在声明中说：「1架直升机11日在叙利亚东北部发生事故，导致22名美国士兵受伤程度不一。」</text:p>
      <text:p text:style-name="P4">
声明说：「受伤人员正在接受治疗，10人被后送更高层的照护机构。」</text:p>
      <text:p text:style-name="P4">
「尽管没有敌人开火的通报，事件原因正在调查中。」</text:p>
      <text:p text:style-name="P4">
美军在叙利亚部署约1000人，定期打击当地武装团体，这是国际打击圣战士组织行动的一部分。</text:p>
      <text:p text:style-name="P4">
过去1年来，美军基地多次成为袭击目标。与武装团体伊斯兰国（Islamic State, IS）有关的组织宣称其中一些攻击是他们所为。</text:p>
      <text:p text:style-name="P4">
叙利亚的冲突自2011年爆发以来，已造成约50万人死亡，从对反政府抗议活动的残酷镇压，演变成涉及外国军队、民兵和武装团体圣战士组织的复杂战场。（译者：林沂锋/核稿：刘淑琴）</text:p>
      <text:p text:style-name="P4">
Source: <text:a xlink:type="simple" xlink:href="https://www.rfi.fr/cn/%E5%9B%BD%E9%99%85%E6%8A%A5%E9%81%93/20230613-%E7%BE%8E%E5%86%9B%E7%9B%B4%E5%8D%87%E6%9C%BA%E5%8F%99%E5%88%A9%E4%BA%9A%E4%BA%8B%E6%95%85-22%E5%90%8D%E5%A3%AB%E5%85%B5%E5%8F%97%E4%BC%A4-1" text:style-name="Internet_20_link" text:visited-style-name="Visited_20_Internet_20_Link">
https://www.rfi.fr/cn/%E5%9B%BD%E9%99%85%E6%8A%A5%E9%81%93/20230613-%E7%BE%8E%E5%86%9B%E7%9B%B4%E5%8D%87%E6%9C%BA%E5%8F%99%E5%88%A9%E4%BA%9A%E4%BA%8B%E6%95%85-22%E5%90%8D%E5%A3%AB%E5%85%B5%E5%8F%97%E4%BC%A4-1</text:a>
</text:p>
      <!--NEWS-->
      <text:h text:style-name="P10" text:outline-level="1">
<text:span text:style-name="T4">
芯片战升级　荷兰拟禁中国学生修读半导体课程</text:span>
</text:h>
      <text:p text:style-name="P4">
Author: None</text:p>
      <text:p text:style-name="P4">
Publisher: Radio Free Asia (Organization)</text:p>
      <text:p text:style-name="P4">
Published Time: 2023-06-13T11:34:00-04:00</text:p>
      <text:p text:style-name="P4">
Modified Time: 2023-06-13T12:08:32-04:00</text:p>
      <text:p text:style-name="P4">
Description: None</text:p>
      <text:p text:style-name="P4">
Videos: []</text:p>
      <text:p text:style-name="P4">
Audios: ["<text:a xlink:type="simple" xlink:href="https://www.rfa.org/mandarin/yataibaodao/junshiwaijiao/gf-061320231115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88615in" draw:z-index="0">
<draw:image xlink:href="../Images/rfamandarin/2023-06-13T11-34-00-04-00/000000.png" xlink:type="simple" xlink:show="embed" xlink:actuate="onLoad" draw:mime-type="image/png"/>
</draw:frame>
荷兰阿姆斯特丹大学（图）。今后中国留学生或被禁止在荷兰高校修读半导体课程。 <text:a xlink:type="simple" xlink:href="https://www.rfa.org/mandarin/yataibaodao/junshiwaijiao/gf-06132023111530.html/@@images/image" text:style-name="Internet_20_link" text:visited-style-name="Visited_20_Internet_20_Link">
</text:a>
林生亮独家提供，拍摄日期不详  <text:a xlink:type="simple" xlink:href="https://www.rfa.org/mandarin/yataibaodao/junshiwaijiao/gf-06132023111530.html/@@stream" text:style-name="Internet_20_link" text:visited-style-name="Visited_20_Internet_20_Link">
Audio-1-Link：https://www.rfa.org/mandarin/yataibaodao/junshiwaijiao/gf-06132023111530.html/@@stream</text:a>
</text:p>
      <text:p text:style-name="P4">
近期荷兰加入美国阵营，加强管制芯片出口到中国。近日更传出，荷兰政府计划立法禁止中国学生修读半导体和国防等敏感大学课程。有评论认为，中国正多管齐下吸纳西方先进科技，荷兰和其它西方国家根本防不胜防。</text:p>
      <text:p text:style-name="P4">
<text:a xlink:type="simple" xlink:href="https://www.rfa.org/mandarin/Xinwen/7-02152023145755.html" text:style-name="Internet_20_link" text:visited-style-name="Visited_20_Internet_20_Link">
 <text:span text:style-name="T4">
芯片间谍战 荷兰大厂ASML控前中国员工窃密</text:span>
 </text:a>
  * <text:span text:style-name="T4">
<text:a xlink:type="simple" xlink:href="https://www.rfa.org/mandarin/yataibaodao/junshiwaijiao/tj-02232023132641.html" text:style-name="Internet_20_link" text:visited-style-name="Visited_20_Internet_20_Link">
 与中国竞争 美国将公布《芯片法》资金规划 </text:a>
 </text:span>
</text:p>
      <text:p text:style-name="P4">
美国和盟友对中国的科技战面临升级。继美国、日本、荷兰就限制先进半导体制造设备出口到中国达成协议，《彭博社》引述消息人士的话说，荷兰正研究立法，禁止中国学生修读半导体、国防等敏感科技大学课程。</text:p>
      <text:p text:style-name="P4">
荷兰教育部发言人承认，对计划在技术领域学习的留学生进行审查，以防范可能的安全风险。有关审查被视为，为限制中国学生和企业接触荷兰技术而制定。不过，教育部发言人强调，审查适用于所有来自欧盟以外国家的学生，并非只针对中国学生。</text:p>
      <text:p text:style-name="P4">
英国《金融时报》则提到，荷兰政府计划对国际学生进行审查，尤其是宣誓效忠中共，并定期向中国大使馆报到的中国留学生，因为这些人有可能对荷兰的国家安全构成威胁。</text:p>
      <text:p text:style-name="P4">
台湾龙华科技大学通识教育中心助理教授赖荣伟认为，西方对中国的半导体产业发展抱有戒心是理所当然的。</text:p>
      <text:p text:style-name="P4">
赖荣伟：“它（北京）利用科技打压人权，监控异议人士，要求社会听话。它不仅希望在军事上、经济上迎头赶上，甚至想透过硬实力改变世界文明。荷兰就是担心自己的关键技术会被中国用很不正当的手段来夺取，甚至进一步威胁西方工业国。”</text:p>
      <text:p text:style-name="P4">
赖荣伟不排除中国情报人员以不同形式渗透到海外高校的可能。</text:p>
      <text:p text:style-name="P4">
台湾学者赖荣伟（图）表示，不排除中国情报人员以不同形式渗透到海外高校的可能。（赖荣伟独家提供，拍摄日期不详）  <text:a xlink:type="simple" xlink:href="https://www.rfa.org/mandarin/yataibaodao/junshiwaijiao/gf-06132023111530.html/m0613gf-2.jpg" text:style-name="Internet_20_link" text:visited-style-name="Visited_20_Internet_20_Link">
</text:a>
</text:p>
      <text:p text:style-name="P4">
赖荣伟：“中共的情报机关一向会接触中国的学生。也有可能，（个别学生）本身就是正式的情报人员，他掩护成学生的身份到海外去。”</text:p>
      <text:p text:style-name="P4">
荷兰当局据报正采取措施防范中国留学生接触到敏感知识，但赖荣伟认为，中国在这方面向来多管齐下，让外界防不胜防。</text:p>
      <text:p text:style-name="P4">
赖荣伟：“物资的利益、感情的纠纷、员工对机构的不满造成报复心理等等。（北京当局）想办法到荷兰的这些民间机构、研发机构或者政府机关的内部，锁定对象，来帮助中共吸收它所所要的资讯。”</text:p>
      <text:p text:style-name="P4">
2020年，与日本高校签署了学术交流协定的七家中国大学，被揭发与解放军关系密切，引起日本各方关注，担心尖端科技会变相被解放军窃取，用作军事和武器研发用途。</text:p>
      <text:p text:style-name="P4">
日本国立静冈大学教授杨海英表示，为了达到终极目的，中方往往会巧立名目。</text:p>
      <text:p text:style-name="P4">
杨海英：“譬如说，向日本科学技术人员提出进行共同研究。现在日本科学研究的资金有所缺乏，有些科学机关或人员会接受中国留学生，还有一种情况，日本很多拿到理工科博士学位的人，找不到工作。中国就会把他们找到中国那边去。”</text:p>
      <text:p text:style-name="P4">
杨海英批评中国当局，惯于把窃取的科技包装成“中国自行研制”。他说，有关现象已引起日本高校的重视。</text:p>
      <text:p text:style-name="P4">
记者：高锋 责编：许书婷、嘉远 网编：洪伟</text:p>
      <text:p text:style-name="P4">
Source: <text:a xlink:type="simple" xlink:href="https://www.rfa.org/mandarin/yataibaodao/junshiwaijiao/gf-06132023111530.html" text:style-name="Internet_20_link" text:visited-style-name="Visited_20_Internet_20_Link">
https://www.rfa.org/mandarin/yataibaodao/junshiwaijiao/gf-06132023111530.html</text:a>
</text:p>
      <!--NEWS-->
      <text:h text:style-name="P10" text:outline-level="1">
<text:span text:style-name="T4">
北约的未来空中力量：无人机vs.战斗机</text:span>
</text:h>
      <text:p text:style-name="P4">
Author: None (Language: zh)</text:p>
      <text:p text:style-name="P4">
Publisher: None</text:p>
      <text:p text:style-name="P4">
Time: 2023-06-13T11:34:00Z</text:p>
      <text:p text:style-name="P4">
Description: 北约“空中卫士23”演习仍使用传统战斗机，与空战中的新战术形成对比。无人机或将成为更便宜、更有效率的选择，但德国仍然对此持怀疑态度。</text:p>
      <text:p text:style-name="P4">
Videos: []</text:p>
      <text:p text:style-name="P4">
Images: []</text:p>
      <text:p text:style-name="P4">
Subject: 时政风云</text:p>
      <text:p text:style-name="P4">
Subjects: []</text:p>
      <text:p text:style-name="P4">
Keywords: ['北大西洋公约组织']</text:p>
      <text:p text:style-name="P4">
ID: 65900268</text:p>
      <!--METADATA-->
      <text:p text:style-name="P4">
<text:a xlink:type="simple" xlink:href="https://www.dw.com/zh/overlay/image/article/65900268/65892484" text:style-name="Internet_20_link" text:visited-style-name="Visited_20_Internet_20_Link">
 </text:a>
</text:p>
      <text:p text:style-name="P4">
专家指出，无人机在短期内不会取代战斗机的地位</text:p>
      <text:p text:style-name="P4">
（德国之声中文网）部分地区的德国人如果未来几天内听到音爆声，无需感到惊讶。因为北约正在举行“空中卫士23”演习。 <text:a xlink:type="simple" xlink:href="https://www.dw.com/zh/zh/北约开启最大空军演习/a-65889684" text:style-name="Internet_20_link" text:visited-style-name="Visited_20_Internet_20_Link">
 “空中卫士”（AirDefender） </text:a>
是德国于2018年发起的一项多国展示空中力量的军演活动，旨在提升欧洲-大西洋地区的协防能力，并作为针对俄罗斯等可能侵略者的威慑措施。</text:p>
      <text:p text:style-name="P4">
这场在高空投入密集资源的演习集结了一系列昂贵而复杂的军事资产，旨在成功执行复杂的空中行动，与距离不远的实际战争形成鲜明对比。</text:p>
      <text:p text:style-name="P4">
在乌克兰，人们将手榴弹装配到小型廉价无人机上，投掷向下方的敌军。这让人想起了早期空袭的做法。一战期间，飞行员会亲手将爆炸物从缓慢移动的双翼飞机中掷出。</text:p>
      <text:p text:style-name="P4">
其他无人机则进行单程自杀式任务，无论从地面或空中都难以还击。</text:p>
      <text:p text:style-name="P4">
德国对外关系委员会（DGAP）安全与防御研究员舒茨（TorbenSchütz）对德国之声表示：“这场战争之所以呈现出这样的局面，是因为双方都无法确立空中优势。”</text:p>
      <text:h text:style-name="P12" text:outline-level="3">
<text:span text:style-name="T4">
乌克兰：个案研究和警示</text:span>
</text:h>
      <text:p text:style-name="P4">
乌克兰的空军规模小而陈旧，该国的防空依赖于其合作伙伴提供的武器。俄罗斯空军理论上极具威慑力，但未能充分利用其技术与数量优势。俄罗斯可以远程发射高速导弹，但双方都采取了现成的解决方案，看起来更像是临时性而非战略性的方案。</text:p>
      <text:p text:style-name="P4">
<text:a xlink:type="simple" xlink:href="https://www.dw.com/zh/zh/无人机袭击俄罗斯的背后究竟是怎么回事/a-65803958" text:style-name="Internet_20_link" text:visited-style-name="Visited_20_Internet_20_Link">
 延申阅读：无人机袭击俄罗斯的背后究竟是怎么回事？</text:a>
</text:p>
      <text:p text:style-name="P4">
乌克兰战争使西方的战争规划者开始思考，它如何反映了未来的冲突形势，也思考如何避免以下情况：即优势的训练和技术被成群低空飞行的物体弄得晕头转向，更不要说网络攻击和电子干扰。</text:p>
      <text:p text:style-name="P4">
压倒性的空中力量对于美国和盟国的战略至关重要，几乎可以确保空中优势。对手缺乏先进的防空系统和训练有素的飞行员，无法与其在空中争锋。</text:p>
      <text:p text:style-name="P4">
但在未来的冲突中，或许无法再占有这种优势。自称“无人机怀疑论者”的舒茨表示，一个“并驾齐驱的对手”可能能够与北约的装备和行动力量相媲美。他补充说，这就更有理由“练习合作操作性，演练北约驻扎于德国的军武资产，以确保程序正确"。否则，美国及其盟友可能会发现，它们价值数十亿美元的高科技空中力量毫无作用。</text:p>
      <text:h text:style-name="P12" text:outline-level="3">
<text:span text:style-name="T4">
协调工具、战略和政策</text:span>
</text:h>
      <text:p text:style-name="P4">
德国空军一名发言人对德国之声表示，可以通过从近程到远程的 “各种层次防御”来抵御无人机等威胁。应对低空攻击首先是地面部队的职责。</text:p>
      <text:p text:style-name="P4">
</text:p>
      <text:p text:style-name="P4">
资料图片：德国国防部长视察联邦国防军在马里的驻军</text:p>
      <text:p text:style-name="P4">
尽管战斗进展不如预期，但俄罗斯的战争理论已经使人们开始关注到，威胁与可用于应对威胁的资源之间存在不对称的问题。在俄罗斯入侵乌克兰不久后，德国承诺提升其在本土及在欧洲的防空能力，这将需要大量部署军事设备。</text:p>
      <text:p text:style-name="P4">
北约驻欧洲地面部队前司令霍奇斯（BenHodges）告诉德国之声：“我们没有足够的、综合的空中和导弹防御来应对任何威胁。”他表示，他的担忧纯粹是基于北约库存太少这一事实，例如爱国者导弹作战组。</text:p>
      <text:p text:style-name="P4">
“当我看到俄罗斯随意地使用数百万美元的武器对付公寓楼时，我意识到我们对于猛烈的空中和导弹攻击确实毫无准备。”</text:p>
      <text:p text:style-name="P4">
霍奇斯表示，美国无法在没有德国等盟国的支持下打仗。因此，共同训练不仅是为了让盟国为战争做准备，也是为了了解彼此的法律和行动限制。</text:p>
      <text:h text:style-name="P12" text:outline-level="3">
<text:span text:style-name="T4">
带你深入：北约“空中卫士23”</text:span>
</text:h>
      <text:h text:style-name="P12" text:outline-level="3">
<text:span text:style-name="T4">
人机协同力量</text:span>
</text:h>
      <text:p text:style-name="P4">
他表示：“在人工智能和装备武装无人机方面，不是欧洲每个国家都热衷或者具备制定允许该类技术的政策。”</text:p>
      <text:p text:style-name="P4">
德国对于将无人机—特别是武装无人机纳入其军队一直犹豫不决。德国在军事航空领域运营着一支陈旧的战斗机队。在1000亿欧元的额外国防开支中，德国已拨款超过80亿欧元用于购买多达35架F-35战机——这是可携带核武器的美制隐形战机。</text:p>
      <text:p text:style-name="P4">
传统空中力量的支持者认为,无人机技术仍无法与人类飞行相媲美；飞机相较之下更为强大，能够携带更大的载荷，并且对于可能使无人机失效的网络攻击和电子干扰的抵抗力较强。</text:p>
      <text:p text:style-name="P4">
</text:p>
      <text:p text:style-name="P4">
传统战斗机比无人机荷载能力更强，且不容易受到数字攻击（图为F35战机）</text:p>
      <text:p text:style-name="P4">
下一代的空中作战行动可能会结合飞行员驾驶和无人驾驶的飞机。欧洲飞机制造商空中客车（Airbus）主导的德法合作项目“未来战斗空中系统”（FutureCombat Air System） 便是希望实现这一目标。</text:p>
      <text:p text:style-name="P4">
柏林智库科学与政治基金会（SWP）专家阿诺德（TorbenArnold）指出，考虑到科技发展速度和战备差异，应避免从过去和当前如乌克兰、叙利亚以及亚美尼亚和阿塞拜疆之间的冲突中“对我们自己的军队（北约）得出草率的结论”。</text:p>
      <text:p text:style-name="P4">
对于这位在SWP担任访问学者的德国军官而言，学到的经验 “不能一对一的照搬”。</text:p>
      <text:p text:style-name="P4">
他补充说，即使有人工智能的出现，无人机也不会使战斗机过时，至少目前还不会。</text:p>
      <text:h text:style-name="P12" text:outline-level="3">
<text:span text:style-name="T4">
游戏模拟战场杀死俄士兵：这是可以的吗？</text:span>
</text:h>
      <text:p text:style-name="P4">
Source: <text:a xlink:type="simple" xlink:href="https://www.dw.com/zh/北约的未来空中力量：无人机vs-战斗机/a-65900268" text:style-name="Internet_20_link" text:visited-style-name="Visited_20_Internet_20_Link">
https://www.dw.com/zh/北约的未来空中力量：无人机vs-战斗机/a-65900268?maca=chi-rss-chi-all-1127-rdf</text:a>
</text:p>
      <!--NEWS-->
      <text:h text:style-name="P10" text:outline-level="1">
<text:span text:style-name="T4">
埃森哲将在数据和AI方面投入30亿美元 (Free Version)</text:span>
</text:h>
      <text:p text:style-name="P4">
Author: Will Feuer</text:p>
      <text:p text:style-name="P4">
Publisher: 华尔街日报中文网</text:p>
      <text:p text:style-name="P4">
Published Time: 2023-06-13T11:35:00.000Z</text:p>
      <text:p text:style-name="P4">
Modified Time: 2023-06-13T11:35:00.000Z</text:p>
      <text:p text:style-name="P4">
Created Time: 2023-06-13T10:26:00.000Z</text:p>
      <text:p text:style-name="P4">
Description: 埃森哲表示，计划在三年内投资30亿美元，专攻数据和人工智能(AI)业务。</text:p>
      <text:p text:style-name="P4">
Images: []</text:p>
      <text:p text:style-name="P4">
Categories: ['商业']</text:p>
      <text:p text:style-name="P4">
Keywords: SYND</text:p>
      <text:p text:style-name="P4">
Type: Article</text:p>
      <!--METADATA-->
      <text:p text:style-name="P4">
埃森哲(Accenture PLC ,ACN)表示，计划在三年内投资30亿美元，专攻数据和人工智能(AI)业务。</text:p>
      <text:p text:style-name="P4">
Source: <text:a xlink:type="simple" xlink:href="https://cn.wsj.com/articles/%E5%9F%83%E6%A3%AE%E5%93%B2%E5%B0%86%E5%9C%A8%E6%95%B0%E6%8D%AE%E5%92%8Cai%E6%96%B9%E9%9D%A2%E6%8A%95%E5%85%A530%E4%BA%BF%E7%BE%8E%E5%85%83-689404e8" text:style-name="Internet_20_link" text:visited-style-name="Visited_20_Internet_20_Link">
https://cn.wsj.com/articles/%E5%9F%83%E6%A3%AE%E5%93%B2%E5%B0%86%E5%9C%A8%E6%95%B0%E6%8D%AE%E5%92%8Cai%E6%96%B9%E9%9D%A2%E6%8A%95%E5%85%A530%E4%BA%BF%E7%BE%8E%E5%85%83-689404e8</text:a>
</text:p>
      <!--NEWS-->
      <text:h text:style-name="P10" text:outline-level="1">
<text:span text:style-name="T4">
美媒：中国帮助伊朗向俄罗斯军援无人机攻击乌克兰</text:span>
</text:h>
      <text:p text:style-name="P4">
Author: None</text:p>
      <text:p text:style-name="P4">
Publisher: Radio Free Asia (Organization)</text:p>
      <text:p text:style-name="P4">
Published Time: 2023-06-13T11:36:53-04:00</text:p>
      <text:p text:style-name="P4">
Modified Time: 2023-06-13T11:36: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612011in" draw:z-index="0">
<draw:image xlink:href="../Images/rfamandarin/2023-06-13T11-36-53-04-00/000000.png" xlink:type="simple" xlink:show="embed" xlink:actuate="onLoad" draw:mime-type="image/png"/>
</draw:frame>
伊朗陆军网站释出的照片，展示出该国自制的无人机。伊朗国防部表示，已经交付200架以上的长程战略无人机给陆军。 <text:a xlink:type="simple" xlink:href="https://www.rfa.org/mandarin/Xinwen/3-06132023113623.html/@@images/image" text:style-name="Internet_20_link" text:visited-style-name="Visited_20_Internet_20_Link">
</text:a>
Iranian Army via AP据华尔街日报13日报道，有关调查人员称，中国零部件帮助伊朗向俄罗斯快速提供无人机。西方研究人员在检查一架今年春季在乌克兰上空被击落的伊朗无人机时表示，这架无人机上有一个中国制造的零部件是今年生产出来的。这一发现表明，尽管美国施加了越来越大的压力来切断全球供应链，但中国仍继续向伊朗输送其无人机项目所需的零部件。而在俄乌战争中，伊朗能够快速向俄罗斯提供帮助，只需三个月就能制造并向俄罗斯提供威吓乌克兰平民的武器。调查人员表示，乌军4月份击落的一架伊朗无人机包含一个似乎是于1月中旬在中国制造的电压转换器。 这是冲突武器研究组织(Conflict ArmamentResearch)的研究人员首次在相关无人机中发现2023年制造的零部件。总部设在英国的冲突武器研究组织追踪全球武器供应链。上述发现表明，伊朗能够快速制造无人机并将无人机发往俄罗斯。该中国零部件于1月制造，接下来被输送至伊朗，安装就位后被送往俄罗斯，并在4月被用来对付乌克兰。据乌克兰军方称，俄罗斯已发射了700多架无人机，瞄准发电厂、城市和军事目标。 上个月，拜登(JoeBiden)政府称，俄罗斯已经用光了伊朗提供的无人机，已要求德黑兰方面输送更多供应。上周，白宫表示，伊朗最近通过穿梭于里海的船只向俄罗斯输送了数以百计的无人机。美国及其盟友试图阻止零部件从世界各地流向伊朗的无人机工厂，而上述2023年产中国部件的发现突显了这方面的挑战。 （责编：梒青）</text:p>
      <text:p text:style-name="P4">
Source: <text:a xlink:type="simple" xlink:href="https://www.rfa.org/mandarin/Xinwen/3-06132023113623.html" text:style-name="Internet_20_link" text:visited-style-name="Visited_20_Internet_20_Link">
https://www.rfa.org/mandarin/Xinwen/3-06132023113623.html</text:a>
</text:p>
      <!--NEWS-->
      <text:h text:style-name="P10" text:outline-level="1">
<text:span text:style-name="T4">
湖北美术学院学生装置艺术展品被禁　只因事先未获批准</text:span>
</text:h>
      <text:p text:style-name="P4">
Author: None</text:p>
      <text:p text:style-name="P4">
Publisher: Radio Free Asia (Organization)</text:p>
      <text:p text:style-name="P4">
Published Time: 2023-06-13T11:39:00-04:00</text:p>
      <text:p text:style-name="P4">
Modified Time: 2023-06-13T12:07:37-04:00</text:p>
      <text:p text:style-name="P4">
Description: None</text:p>
      <text:p text:style-name="P4">
Videos: []</text:p>
      <text:p text:style-name="P4">
Audios: ["<text:a xlink:type="simple" xlink:href="https://www.rfa.org/mandarin/yataibaodao/meiti/gt2-06132023102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4.355168in" draw:z-index="0">
<draw:image xlink:href="../Images/rfamandarin/2023-06-13T11-39-00-04-00/000000.png" xlink:type="simple" xlink:show="embed" xlink:actuate="onLoad" draw:mime-type="image/png"/>
</draw:frame>
 湖北美术学院学生展示的装置艺术 <text:a xlink:type="simple" xlink:href="https://www.rfa.org/mandarin/yataibaodao/meiti/gt2-06132023102228.html/@@images/image" text:style-name="Internet_20_link" text:visited-style-name="Visited_20_Internet_20_Link">
</text:a>
网络截图/古亭提供  <text:a xlink:type="simple" xlink:href="https://www.rfa.org/mandarin/yataibaodao/meiti/gt2-06132023102228.html/@@stream" text:style-name="Internet_20_link" text:visited-style-name="Visited_20_Internet_20_Link">
Audio-1-Link：https://www.rfa.org/mandarin/yataibaodao/meiti/gt2-06132023102228.html/@@stream</text:a>
</text:p>
      <text:p text:style-name="P4">
湖北美术学院的学生日前在校园内展示有关探讨刻板印象的装置艺术作品，校方保安人员以展品"没有经过审批"为由加以阻挠并拆除展品。</text:p>
      <text:p text:style-name="P4">
<text:a xlink:type="simple" xlink:href="https://www.rfa.org/mandarin/yataibaodao/kejiaowen/gt-06082023024436.html" text:style-name="Internet_20_link" text:visited-style-name="Visited_20_Internet_20_Link">
 <text:span text:style-name="T4">
技术人员发现：微信或记录电脑日志并上传</text:span>
 </text:a>
  * <text:span text:style-name="T4">
<text:a xlink:type="simple" xlink:href="https://www.rfa.org/mandarin/ytbdzhuantixilie/diaocha-baodao/mz-06062023121301.html" text:style-name="Internet_20_link" text:visited-style-name="Visited_20_Internet_20_Link">
 调查报道 | 人工智能摄像头遇横幅展开便立即通知中国公安 </text:a>
 </text:span>
</text:p>
      <text:p text:style-name="P4">
据微信朋友圈和推特等社交媒体披露，本周一（12日）湖北美术学院的学生，在同学经常光顾的一家超市门口展示装置艺术品，被校方保安人员撤走。该校的大学毕业生李同学周二告诉本台，校方对学生公开展示未经批准的作品，高度敏感，即使不涉及政治话题，也会阻挠，此次被禁的内容根本不涉及政治。她说：“这些作品很温和，算不上批评性艺术，他好像是在讨论教条主义，等于是讨论一种定义，比如以前对你职业的一种定义，没有任何敏感性东西。但以保安的立场，现在国内不准你随便去作公众展示，要你先申请等。以保安的文化水平应该他不能判断这个艺术是什么性质。”</text:p>
      <text:p text:style-name="P4">
综合网上相关消息，本周一，湖北美术学院的一个装置艺术作品被保安队撤展，该互动装置仅仅存活了不到5个小时。</text:p>
      <text:p text:style-name="P4">
有展示者称，虽然他第一次做装置艺术，很紧张，但是看到大家都在拍照或者粘小球写便利贴时，还是挺开心的。然而等作者下午回到超市门口时，“女生抽烟不就该死”以及“女生不就是传宗接代的，读那么多书干什么”的两块板子被撤掉了。询问结果是保安队表示：“你们的作业内容没有审批，不允许在这么大的活动上展示。”</text:p>
      <text:p text:style-name="P4">
此事件引起广泛关注和讨论。有人认为老师应该联系学生并告知相关规定；也有人怀疑是否是学校禁止刻板印象的讨论；还有人觉得可能只是保安个人行为。</text:p>
      <text:p text:style-name="P4">
湖北美院保安将装置艺术撤下，理由是"没有经过审批"。（网络截图/古亭提供）  <text:a xlink:type="simple" xlink:href="https://www.rfa.org/mandarin/yataibaodao/meiti/gt2-06132023102228.html/m0613-gt2p2.jpg" text:style-name="Internet_20_link" text:visited-style-name="Visited_20_Internet_20_Link">
</text:a>
</text:p>
      <text:p text:style-name="P4">
<text:span text:style-name="T4">
校方高度重视未审却公开展示的艺术品</text:span>
</text:p>
      <text:p text:style-name="P4">
李同学认为，应该不是保安行为，而是官方行为。她说：“怕出事，包括校方人员看到这个装置先把它撤下再说，因为没有经过校方报备。我觉得跟内容没什么关系，它是一种公众展示行为，校方怕被转播，或者出现负面议题。</text:p>
      <text:p text:style-name="P4">
本台周二致电湖北美术学院院长办公室，教务处及保卫处监控室，但始终无人接听。</text:p>
      <text:p text:style-name="P4">
资深时事评论人郑旭光接受本台采访时说，刻板印象是一个值得探讨的话题，但是在中国却不能公开讨论一些根深蒂固的文化传统，他说：“白纸运动前期抓的都是女生，在他们生活经历中，可能都比较晚婚，他传达的所谓刻板印象这些东西对男性有一种塑造的模式，女性有一种塑造模式。比如男性爱打扮叫娘炮，如韩剧带给大家的气息和审美，有的男性似乎很女性化，或者有的女性很中性化，好像你的生活中只有两种标本，男性要有男性的样子，女孩有女孩的样子。”</text:p>
      <text:p text:style-name="P4">
<text:span text:style-name="T4">
美术学生提示不认同刻板印象观念</text:span>
</text:p>
      <text:p text:style-name="P4">
郑旭光说，中国艺术院校的学生更容易接受西方发达国家的理念，于是通过作品表达：“因为实际上，人性是共通的，艺术界就比较容易接受这些东西。不仅是刻板印象，还有刻板期待如男主内，女主外，美术生就是文化差，女生抽烟就该死。这些艺术学生从观念来讲，不认同这些东西才拿出来展览，是想做出提示。我倒是不觉得有强烈的政治叛变意图。”</text:p>
      <text:p text:style-name="P4">
展示者留言，无论出于哪种目的，这位保安员所做出来举动都丰富了这个作品本身所要表达出来含义。我们期待着更多类似艺术形式能够得以展示，让人们能够更加深入地思考和探讨。</text:p>
      <text:p text:style-name="P4">
记者：古亭 责编：陈美华、许书婷、嘉远 网编：洪伟</text:p>
      <text:p text:style-name="P4">
Source: <text:a xlink:type="simple" xlink:href="https://www.rfa.org/mandarin/yataibaodao/meiti/gt2-06132023102228.html" text:style-name="Internet_20_link" text:visited-style-name="Visited_20_Internet_20_Link">
https://www.rfa.org/mandarin/yataibaodao/meiti/gt2-06132023102228.html</text:a>
</text:p>
      <!--NEWS-->
      <text:h text:style-name="P10" text:outline-level="1">
<text:span text:style-name="T4">
美股牛市行情有望持续 (Free Version)</text:span>
</text:h>
      <text:p text:style-name="P4">
Author: Hardika Singh</text:p>
      <text:p text:style-name="P4">
Publisher: 华尔街日报中文网</text:p>
      <text:p text:style-name="P4">
Published Time: 2023-06-13T11:40:00.000Z</text:p>
      <text:p text:style-name="P4">
Modified Time: 2023-06-13T11:40:00.000Z</text:p>
      <text:p text:style-name="P4">
Created Time: 2023-06-13T06:14:00.000Z</text:p>
      <text:p text:style-name="P4">
Description: 标普500指数在从去年10月低点上涨逾20%后，上周进入了新的牛市。有令人鼓舞的迹象表明，这轮涨势还有空间。</text:p>
      <text:p text:style-name="P4">
Images: []</text:p>
      <text:p text:style-name="P4">
Categories: ['金融市场', '股市']</text:p>
      <text:p text:style-name="P4">
Keywords: SYND,LINK:EN|WP-WSJ-0000975451</text:p>
      <text:p text:style-name="P4">
Type: Article</text:p>
      <!--METADATA-->
      <text:p text:style-name="P4">
在关键经济数据和美联储下一次利率决定将纷来沓至的前夕，美国股市多头占据了上风。</text:p>
      <text:p text:style-name="P4">
Source: <text:a xlink:type="simple" xlink:href="https://cn.wsj.com/articles/%E7%BE%8E%E8%82%A1%E7%89%9B%E5%B8%82%E8%A1%8C%E6%83%85%E6%9C%89%E6%9C%9B%E6%8C%81%E7%BB%AD-e178bbc0" text:style-name="Internet_20_link" text:visited-style-name="Visited_20_Internet_20_Link">
https://cn.wsj.com/articles/%E7%BE%8E%E8%82%A1%E7%89%9B%E5%B8%82%E8%A1%8C%E6%83%85%E6%9C%89%E6%9C%9B%E6%8C%81%E7%BB%AD-e178bbc0</text:a>
</text:p>
      <!--NEWS-->
      <text:h text:style-name="P10" text:outline-level="1">
<text:span text:style-name="T4">
中国在台湾以北东海地区举行实弹演习</text:span>
</text:h>
      <text:p text:style-name="P4">
Author: None (Language: zh)</text:p>
      <text:p text:style-name="P4">
Publisher: None</text:p>
      <text:p text:style-name="P4">
Time: 2023-06-13T11:43:00Z</text:p>
      <text:p text:style-name="P4">
Description: 浙江海事局昨天发布航行警告，周二（13日）中午11点半到下午3点在东海海域开展舰载武器及轻武器对海射击训练，禁止驶入。美国、日本、加拿大和法国目前正在菲律宾海举行联合军演。</text:p>
      <text:p text:style-name="P4">
Videos: []</text:p>
      <text:p text:style-name="P4">
Images: []</text:p>
      <text:p text:style-name="P4">
Subject: 时政风云</text:p>
      <text:p text:style-name="P4">
Subjects: ['德中关系', '岛屿主权争端', '马英九', '专题报道：全景观看“习马会”', '专题报道：2016年台湾大选', '中国', '东中国海主权争端', '台湾', '中共十九大']</text:p>
      <text:p text:style-name="P4">
Keywords: ['中国', '东海', '实弹射击', '演习', '台湾', '航空母舰']</text:p>
      <text:p text:style-name="P4">
ID: 65901478</text:p>
      <!--METADATA-->
      <text:p text:style-name="P4">
<text:a xlink:type="simple" xlink:href="https://www.dw.com/zh/overlay/image/article/65901478/62696547" text:style-name="Internet_20_link" text:visited-style-name="Visited_20_Internet_20_Link">
 </text:a>
</text:p>
      <text:p text:style-name="P4">
中国经常在沿海地区举行军事演习。</text:p>
      <text:p text:style-name="P4">
（德国之声中文网）路透社指出，中国经常在其沿海地区举行军事演习，但是在台湾附近海域举行的演习往往最引人注目。</text:p>
      <text:p text:style-name="P4">
浙江海事局周一连续发布两项航行警告。一则为军事射击训练，6月13日1130时至1500时，在东海（1）28-43.50N122-02.10E，（2）28-39.50N 121-55.20E，（3）28-39.50N 122-02.10E，（4）28-43.50N121-55.20E四点连线水域开展舰载武器及轻武器对海射击训练，禁止驶入。另一则为东海军事演练活动，6月13日0800时至2100时在东海29-23.5N121-57.08E、29-23.5N 122-03.43E、29-17.83N 122-03.43E和29-17.83N121-57.08E四点连线水域范围内进行军事演练活动。禁止驶入。</text:p>
      <text:p text:style-name="P4">
路透社报道称，浙江海事局公布的演习范围在大陈岛附近。</text:p>
      <text:p text:style-name="P4">
大陈岛到1955年2月之前处于中华民国控制之下。1955年1月，中国人民解放军进攻一江山岛，国军在一江山岛战役中战败，使大陈岛难守。2月，大陈岛居民追随“中华民国国军迁台”。随后解放军进驻大陈岛。现在大陈岛隶属于浙江省台州列岛。</text:p>
      <text:p text:style-name="P4">
秦皇岛海事局周二也发布航行警告，6月16日18时至6月20日24时，渤海部分海域执行军事任务，禁止驶入。</text:p>
      <text:p text:style-name="P4">
<text:a xlink:type="simple" xlink:href="https://www.dw.com/zh/zh/中国侦察机新机型现身-监控美日法加四国演习/a-65889438" text:style-name="Internet_20_link" text:visited-style-name="Visited_20_Internet_20_Link">
 美国、日本、加拿大和法国 </text:a>
目前正在菲律宾海举行联合军演。参与该军演的包括美国“尼米兹号”航母和“里根号”航母两个航母打击群。这是两个航母打击群2020年6月以来首次联合行动。</text:p>
      <ul>
        <li>
</li>
      </ul>
      <h5>
中国式“亮剑”: 解放军在台海进行实战化军演</h5>
      <text:h text:style-name="P12" text:outline-level="3">
<text:span text:style-name="T4">
佩洛西离台后解放军开展大规模实战化军事演训</text:span>
</text:h>
      <text:p text:style-name="P4">
美国众议院议长佩洛西上周二（2日）在北京严厉警告声中访台，大陆解放军当晚宣布，从上周四（4日）12时至7日12时在包围台湾的六个海域空域展开军事演训行动，并组织实弹射击。8日，解放军东部战区在微博上宣布，继续位台岛周边海空域进行实战化联合演训，重点组织联合反潜和对海突击行动。</text:p>
      <ul>
        <li>
</li>
      </ul>
      <h5>
中国式“亮剑”: 解放军在台海进行实战化军演</h5>
      <text:h text:style-name="P12" text:outline-level="3">
<text:span text:style-name="T4">
东部战区实施远程火力实弹射击</text:span>
</text:h>
      <text:p text:style-name="P4">
8月4日解放军东部战区新闻发言人施毅陆军大校对外表示，4日下午，“解放军东部战区火箭军部队，对台岛东部外海预定海域，实施多区域、多型号常导火力突击，导弹全部精准命中目标，检验了精确打击和区域拒止能力”。七国集团当日发表外长联合声明，呼吁中国“不要单方面用武力改变该地区的现状，以和平方式解决两岸分歧”。</text:p>
      <ul>
        <li>
</li>
      </ul>
      <h5>
中国式“亮剑”: 解放军在台海进行实战化军演</h5>
      <text:h text:style-name="P12" text:outline-level="3">
<text:span text:style-name="T4">
日本防卫省：解放军发射的导弹飞越台湾本岛上空</text:span>
</text:h>
      <text:p text:style-name="P4">
日本防卫省的报告指出，日方推定中国在4日下午陆续从内陆朝台湾方向发射9枚导弹，其中5枚落入日本专属经济区（EEZ），4枚飞越台湾本岛上空。防卫省表示，日方将持续搜集情报，分析并警戒监视。日本媒体称这是中国导弹首度落入日本专属经济区。台湾国防部4日深夜发布新闻稿侧面回应，指“实时掌握发射动态”，但由于弹道路径在大气层之外，“对飞越的广阔地面区域并无危害”，故未发布警报。</text:p>
      <ul>
        <li>
</li>
      </ul>
      <h5>
中国式“亮剑”: 解放军在台海进行实战化军演</h5>
      <text:h text:style-name="P12" text:outline-level="3">
<text:span text:style-name="T4">
解放军军舰与台湾兰阳号对峙</text:span>
</text:h>
      <text:p text:style-name="P4">
8月5日，新华社公布的另一张有关解放军东部战区继续在台湾周边海空域进行实战化联合演训的照片上，可以清晰看到舷号935的台湾兰阳号巡防舰。台湾国防部回应称，“已侦获多批中共机、舰活动，第一时间已广播告警，并运用空中侦巡兵力、海军舰艇，以及岸置飞弹适切应处”。</text:p>
      <ul>
        <li>
</li>
      </ul>
      <h5>
中国式“亮剑”: 解放军在台海进行实战化军演</h5>
      <text:h text:style-name="P12" text:outline-level="3">
<text:span text:style-name="T4">
解放军飞行员俯瞰台湾中央山脉</text:span>
</text:h>
      <text:p text:style-name="P4">
5日，中国军方发布“解放军战士从战机上俯瞰台湾海岸线和中央山脉”的视频和照片，背景的海岸山脉清晰可见。一名解放军飞行员面对镜头说：“今天我执行抵近慑压任务，我在目视距离俯瞰祖国宝岛海岸线和中央山脉，作为军人的使命感和荣誉感油然而生。维护祖国领土完整的决心更加坚定，我们将持续加强练兵备战，确保能够应对一切危机事态。”</text:p>
      <ul>
        <li>
</li>
      </ul>
      <h5>
中国式“亮剑”: 解放军在台海进行实战化军演</h5>
      <text:h text:style-name="P12" text:outline-level="3">
<text:span text:style-name="T4">
台国防部：“解放军未进入领海领空”</text:span>
</text:h>
      <text:p text:style-name="P4">
8日，台湾国防部举行记者会，情次室次长颜有贤中将表示，解放军海军4日至8日演习期间，每天在台湾连结区（24海里）外，保持13艘作战舰、情搜船进行活动。空军在北部、西部、西南、东部等，每天派遣包含作战机，包括歼-11、歼-16及空警等相关系列，实施军事威慑行动。他强调，解放军“从未进入我国领海、领空”。</text:p>
      <ul>
        <li>
</li>
      </ul>
      <h5>
中国式“亮剑”: 解放军在台海进行实战化军演</h5>
      <text:h text:style-name="P12" text:outline-level="3">
<text:span text:style-name="T4">
美国防部：里根号留守台湾周边海域监控情势</text:span>
</text:h>
      <text:p text:style-name="P4">
白宫方面4日宣布，五角大楼指示“罗纳德·里根号”航空母舰留在台湾附近地区“监视局势”。路透社报道，美国海军日表示，“里根号”航母正在西太平洋的菲律宾海进行预定的行动，该海域面积为570万平方公里，其中包括台湾东南部水域。智库南海战略态势感知8月8日在社交媒体上发布消息，指美国航母“里根”号在过去两天，继续向南移动了约140海里。</text:p>
      <ul>
        <li>
</li>
      </ul>
      <h5>
中国式“亮剑”: 解放军在台海进行实战化军演</h5>
      <text:h text:style-name="P12" text:outline-level="3">
<text:span text:style-name="T4">
台湾“天雷操演”即将登场</text:span>
</text:h>
      <text:p text:style-name="P4">
台湾媒体报道称，台湾军方将于在屏东车城至枋山一带实施“天雷操演”，共36门155榴弹炮面海进行反登陆射击，划定演习区域与解放军公布的军演范围接近，甚至不排除有小部分重叠。台湾军方强调，年度天雷操演早于7月22日就公布，并非为特定状况临时起意，加无须过度解读。</text:p>
      <ul>
        <li>
</li>
      </ul>
      <h5>
中国式“亮剑”: 解放军在台海进行实战化军演</h5>
      <text:h text:style-name="P12" text:outline-level="3">
<text:span text:style-name="T4">
6成台湾人不担心两岸进一步军事冲突</text:span>
</text:h>
      <text:p text:style-name="P4">
台湾“中华民意研究协会”最新公布的民调显示，台湾60.1%的民众不担心两岸进一步军事冲突，仅有34.0%担心。如果中国大陆攻打台湾，美国会不会出兵参战协防？有48.5%民众认为美国会出兵，37.4%认为不会，看法的差异主要来自民众的党派性与年龄，越年轻认为美国会出兵的比率越高。这份民调访问的时间为8月3日至5日。</text:p>
      <ul>
        <li>
</li>
      </ul>
      <h5>
中国式“亮剑”: 解放军在台海进行实战化军演</h5>
      <text:h text:style-name="P12" text:outline-level="3">
<text:span text:style-name="T4">
解放军东部战区宣布完成联合军事行动</text:span>
</text:h>
      <text:p text:style-name="P4">
中国解放军东部战区新闻发言人施毅陆军大校10日表示，东部战区完成在台岛周边海空域组织诸军兵种部队系列联合军事行动的各项任务。他补充说，“战区部队将紧盯台海形势变化，持续开展练兵备战，常态组织台海方向战备警巡，坚决捍卫国家主权和领土完整”。同一天，中国国新办发表《台湾问题与新时代中国统一事业》白皮书，强调“非和平方式将是不得已情况下做出的最后选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text:p>
      <text:p text:style-name="P4">
Source: <text:a xlink:type="simple" xlink:href="https://www.dw.com/zh/中国在台湾以北东海地区举行实弹演习/a-65901478" text:style-name="Internet_20_link" text:visited-style-name="Visited_20_Internet_20_Link">
https://www.dw.com/zh/中国在台湾以北东海地区举行实弹演习/a-65901478?maca=chi-rss-chi-all-1127-rdf</text:a>
</text:p>
      <!--NEWS-->
      <text:h text:style-name="P10" text:outline-level="1">
<text:span text:style-name="T4">
苏丹：喀土穆发生暴力冲突与封锁扎林盖威胁到中达尔富尔的“灾难性”局势</text:span>
</text:h>
      <text:p text:style-name="P4">
Author: 半岛电视台＋通讯社</text:p>
      <text:p text:style-name="P4">
Publisher: Al Jazeera</text:p>
      <text:p text:style-name="P4">
Published Time: 2023-06-13T11:48:34</text:p>
      <text:p text:style-name="P4">
Modified Time: 2023-06-13T11:49:21</text:p>
      <text:p text:style-name="P4">
Description: 苏丹军队与快速支援部队周二在首都喀土穆再次发生暴力冲突，双方使用了重武器和轻武器，战斗机密集飞行，</text:p>
      <text:p text:style-name="P4">
Images: ["<text:a xlink:type="simple" xlink:href="https://chinese.aljazeera.net/wp-content/uploads/2023/06/1-1686656304.png" text:style-name="Internet_20_link" text:visited-style-name="Visited_20_Internet_20_Link">
1-1686656304.png</text:a>
"]</text:p>
      <text:p text:style-name="P4">
Topics: ['军事', '政治', '新闻']</text:p>
      <text:p text:style-name="P4">
Keywords: ['军事', '政治', '新闻', '世界', '苏丹']</text:p>
      <text:p text:style-name="P4">
Type: Article</text:p>
      <!--METADATA-->
      <text:p text:style-name="P4">
<draw:frame draw:style-name="fr1" draw:name="Image219" text:anchor-type="as-char" svg:width="6.9236in" svg:height="4.612736in" draw:z-index="0">
<draw:image xlink:href="../Images/Aljazeera Chinese/2023-06-13T11-48-34/1-1686656304.png" xlink:type="simple" xlink:show="embed" xlink:actuate="onLoad" draw:mime-type="image/png"/>
</draw:frame>
为期一天的休战结束后，喀土穆冲突双方再次发生冲突（法国媒体）</text:p>
      <text:p text:style-name="P4">
苏丹军队与快速支援部队周二在首都喀土穆再次发生暴力冲突，双方使用了重武器和轻武器，战斗机密集飞行，与此同时，相关方就中达尔富尔州和南科尔多凡州出现“灾难性”人道主义局发出警告。</text:p>
      <text:p text:style-name="P4">
目击者称，重武器和轻武器出现在巴赫里（首都东北部）和喀土穆南部地区爆发的冲突中，与此同时，目击者并报告称，听到了大炮的声音，看到了升起的火焰和烟雾，并看到军用飞机在城市上空密集飞行。</text:p>
      <text:p text:style-name="P4">
据目击者称，军用飞机的目标是驻扎在公共街道和居民区内的快速支援部队的集会地。</text:p>
      <text:p text:style-name="P4">
冲突双方周一在喀土穆再次爆发冲突，此前，在沙特阿拉伯和美国调解下达成的停战协议，周日上午 24 小时结束。</text:p>
      <text:p text:style-name="P4">
双方互相指责对方首先开战，并指责对方不断违反停战协议，未能成功结束自 4 月 15日以来不断爆发的冲突，这场冲突造成数百名平民死亡，数千名平民受伤，此外，这场冲突还引发了世界上最贫穷国家之一新一波流离失所和庇护浪潮。</text:p>
      <text:h text:style-name="P13" text:outline-level="4">
<text:span text:style-name="T4">
战争扩大</text:span>
</text:h>
      <text:p text:style-name="P4">
与此同时，抵抗委员会联盟——革命宪章组织——宣布，中达尔富尔州的扎林盖市被快速支援部队完全包围，快速支援部队在通往该市的道路上设立了数十个检查站。</text:p>
      <text:p text:style-name="P4">
抵抗委员会联盟在一份声明中补充说，扎林盖有数十人伤亡，并将这座城市的人道主义局势描述为灾难性的，声明中谈及，通讯网络和卫生设施已完全中断，该市大量人口流离失所。</text:p>
      <text:p text:style-name="P4">
另一方面，律师协会指导委员会警告说，苏丹战争范围已经扩大到南科尔多凡州，此前，冲突进入了达尔富尔的尼亚拉、朱奈纳、扎林盖和库图姆等城市，以及北科尔多凡的奥贝德。</text:p>
      <text:p text:style-name="P4">
该协会还警告称，对这些地区的封锁，以及停电状态的持续，表明发生了严重的违规行为，呼吁冲突各方立即停止战斗，并认真努力使吉达谈判停止战争成功。</text:p>
      <text:h text:style-name="P13" text:outline-level="4">
<text:span text:style-name="T4">
伊加特倡议</text:span>
</text:h>
      <text:p text:style-name="P4">
为了解决不断升级的危机，特别是在吉布提举行的伊加特峰会上，肯尼亚总统威廉·鲁托表示，伊加特首脑会议达成解决苏丹危机的倡议，其中涉及3点，包括代表伊加特组建代表团，其中包括南苏丹、肯尼亚、埃塞俄比亚和吉布提的总统，会见主权委员会主席阿卜杜勒·法塔赫·布尔汉。</text:p>
      <text:p text:style-name="P4">
在接下来的两周内，代表团还将与布尔汉和快速支援部队指挥官穆罕默德·哈姆丹·达加洛（赫梅蒂) 讨论开放人道主义走廊的问题。</text:p>
      <text:p text:style-name="P4">
这项倡议还规定，伊加特将在 3 周内开始组建全国对话委员会，而该委员会将开始工作，为苏丹民间力量开放讨论悬而未决问题的空间。</text:p>
      <text:p text:style-name="P4">
苏丹主权委员会副主席马利克·阿格尔——在致半岛电视台的一份声明中——对这一倡议表示欢迎，他指出，布尔汉与赫梅蒂之间的拟议会议将集中讨论停火问题，并为了苏丹的利益，与所谓的“叛军”进行谈判，以结束危机。</text:p>
      <text:p text:style-name="P4">
非洲联盟委员会主席穆萨·法基在首脑会议开幕时警告说，如果战斗不立即停止，“苏丹将爆发内战…… 苏丹局势的恶化对整个地区构成了威胁。”</text:p>
      <text:p text:style-name="P4">
法基认为，苏丹正在经历的危机对其生存构成了巨大威胁，并将其描述为自我毁灭的过程。</text:p>
      <text:p text:style-name="P4">
Source: <text:a xlink:type="simple" xlink:href="https://chinese.aljazeera.net/news/military/2023/6/13/%e8%8b%8f%e4%b8%b9%e5%96%80%e5%9c%9f%e7%a9%86%e5%8f%91%e7%94%9f%e6%9a%b4%e5%8a%9b%e5%86%b2%e7%aa%81%e4%b8%8e%e5%b0%81%e9%94%81%e6%89%8e%e6%9e%97%e7%9b%96%e5%a8%81%e8%83%81%e5%88%b0%e4%b8%ad%e8%be%be" text:style-name="Internet_20_link" text:visited-style-name="Visited_20_Internet_20_Link">
https://chinese.aljazeera.net/news/military/2023/6/13/%e8%8b%8f%e4%b8%b9%e5%96%80%e5%9c%9f%e7%a9%86%e5%8f%91%e7%94%9f%e6%9a%b4%e5%8a%9b%e5%86%b2%e7%aa%81%e4%b8%8e%e5%b0%81%e9%94%81%e6%89%8e%e6%9e%97%e7%9b%96%e5%a8%81%e8%83%81%e5%88%b0%e4%b8%ad%e8%be%be</text:a>
</text:p>
      <!--NEWS-->
      <text:h text:style-name="P10" text:outline-level="1">
<text:span text:style-name="T4">
中国光伏业高管在德被拘 检方称涉经济犯罪</text:span>
</text:h>
      <text:p text:style-name="P4">
Author: None (Language: zh)</text:p>
      <text:p text:style-name="P4">
Publisher: None</text:p>
      <text:p text:style-name="P4">
Time: 2023-06-13T11:51:00Z</text:p>
      <text:p text:style-name="P4">
Description: 来自中国江苏的一名太阳能企业股东和前高管因在德国受到经济违法指控，在慕尼黑机场被拘捕。虽然他很快被释放，但案件进展仍令人关注。</text:p>
      <text:p text:style-name="P4">
Videos: []</text:p>
      <text:p text:style-name="P4">
Images: []</text:p>
      <text:p text:style-name="P4">
Subject: 经济纵横</text:p>
      <text:p text:style-name="P4">
Subjects: ['慕尼黑', '拜仁慕尼黑', '太阳能']</text:p>
      <text:p text:style-name="P4">
Keywords: ['太阳能', '光伏', '慕尼黑', '拘捕令', '经济犯罪', '签证', '搜查']</text:p>
      <text:p text:style-name="P4">
ID: 65901880</text:p>
      <!--METADATA-->
      <text:p text:style-name="P4">
<text:a xlink:type="simple" xlink:href="https://www.dw.com/zh/overlay/image/article/65901880/60321112" text:style-name="Internet_20_link" text:visited-style-name="Visited_20_Internet_20_Link">
 </text:a>
</text:p>
      <text:p text:style-name="P4">
德国警方在飞机降落后，拘捕了一名中国公民</text:p>
      <text:p text:style-name="P4">
（德国之声中文网）周一（6月12日）《上海证券报》报道，有中国光伏企业高管在德国慕尼黑机场被执法人员带走。目击者称，德国警方应该是按图索骥，"连这个人在飞机上坐的位置、到德国以后住的地方都非常清楚。估计早就掌握好各种信息，准备好来抓的。"报道还引述其他在场旅客称，"被带走的不止一人"。</text:p>
      <text:p text:style-name="P4">
本周（6月14日~16日），欧洲规模最大的太阳能专业展览会--欧洲国际太阳能展（IntersolarEurope）在慕尼黑举行。12日早从上海飞抵慕尼黑的班机上，有不少前来参展的中国光伏企业人士。有人在目睹了同行"被身穿制服的人带走"的情景后，立即传播了这个消息。事情在中国光伏业界引起了震动，有报道称，甚至有投资者担心会波及股价。</text:p>
      <text:h text:style-name="P12" text:outline-level="3">
<text:span text:style-name="T4">
检察院：涉嫌经济非法</text:span>
</text:h>
      <text:p text:style-name="P4">
慕尼黑机场联邦警察发言人12日对德国之声证实，警方在当天早晨拘押了乘坐来自上海的一次航班上的一位旅客，执行的是奥格斯堡地方法院签发的拘捕令。当日下午，这位男子被送往到法院面见法官，之后被有条件释放。</text:p>
      <text:p text:style-name="P4">
对于"多人被带走"的说法，联邦警官表示，该航班乘客中另有3人因签证问题曾短暂被带至机场警局询问，问题澄清后即放行离开，前后不过半小时。两件事之间并无关联。</text:p>
      <text:p text:style-name="P4">
</text:p>
      <text:p text:style-name="P4">
不少中国厂商前往慕尼黑参加国际太阳能技术展Intersolar Europe(资料图片)</text:p>
      <text:p text:style-name="P4">
德国之声向奥格斯堡检察院询问此案得到的书面回复称，此案涉及经济犯罪领域的违法行为，时间跨度为2015年到2017年之间。受控人在这段时间里担任一家中国光伏产品制造企业的高管，同时负责出口销售业务。</text:p>
      <text:p text:style-name="P4">
检方称，根据2018年进行的一系列搜查所得出的调查结论，认定受控人具有"重大的犯罪嫌疑"，但目前尚不能透露有关指控的更多细节。法院于6月12日决定对其的拘捕令"有条件暂停执行"。</text:p>
      <text:p text:style-name="P4">
据《新京报》报道，被拘押者名叫浦永华，确实是中国光伏行业的一名资深经理人。报道援引是公开资料显示，浦永华生于1976年，曾任职于江苏小天鹅集团、江阴浚鑫科技有限公司，江苏润达光伏科技有限公司。浦永华本人对《新京报》表示自己"没事"，"被他们叫去调查一下，已经出来了"。</text:p>
      <text:h text:style-name="P12" text:outline-level="3">
<text:span text:style-name="T4">
已有先例</text:span>
</text:h>
      <text:p text:style-name="P4">
6月13日凌晨，中国光伏行业协会发布声明，澄清关于媒体报道的中国光伏从业者参加德国慕尼黑国际太阳能技术博览会时被带走调查一事。声明称，经了解，当事人"只是协助调查"，目前已回到酒店。这次协助调查的只有其一人，不涉及网传的多家中国光伏企业，也没有出现多名人员协助调查的情况。</text:p>
      <text:p text:style-name="P4">
协会一位内部人士告诉上证报记者，这"仍是以前价格承诺的历史遗留问题，个别当初违规企业需要补税"。</text:p>
      <text:h text:style-name="P12" text:outline-level="3">
<text:span text:style-name="T4">
中国光伏产品在欧洲的尴尬</text:span>
</text:h>
      <text:p text:style-name="P4">
综合中国媒体报道，浦永华在2009年到2020年间在江苏润达光伏科技有限公司任董事、副总经理，现在是江苏格林保尔新能源有限公司的大股东。</text:p>
      <text:p text:style-name="P4">
江苏润达为新三板上市公司，于2015年5月挂牌上市，现有员工800余人。格林保尔位于江苏常州，固定资产总值30亿元。公司业务涉及光伏产业链上下游，从硅片、电池片、组件到电站设计、建设、运维；在欧洲市场建有3个仓库，销售网络遍布欧洲、亚洲、中东等地。</text:p>
      <text:p text:style-name="P4">
中国太阳能企业高管在德国被抓，并不是第一次发生。据德国光伏行业媒体PVmagazine报道，2019年5月，也是在慕尼黑欧洲国际太阳能技术展期间，两名中国公民被实施逮捕令，原因是涉及太阳能组件的商业走私以及违法规避了2018年9月之前<text:a xlink:type="simple" xlink:href="https://www.dw.com/zh/zh/欧盟拟终止对中国光伏产品反倾销措施/a-45214099" text:style-name="Internet_20_link" text:visited-style-name="Visited_20_Internet_20_Link">
 欧盟执行的最低限价 </text:a>
 。</text:p>
      <text:p text:style-name="P4">
（综合报道）</text:p>
      <text:p text:style-name="P4">
Source: <text:a xlink:type="simple" xlink:href="https://www.dw.com/zh/中国光伏业高管在德被拘-检方称涉经济犯罪/a-65901880" text:style-name="Internet_20_link" text:visited-style-name="Visited_20_Internet_20_Link">
https://www.dw.com/zh/中国光伏业高管在德被拘-检方称涉经济犯罪/a-65901880?maca=chi-rss-chi-all-1127-rdf</text:a>
</text:p>
      <!--NEWS-->
      <text:h text:style-name="P10" text:outline-level="1">
<text:span text:style-name="T4">
美台联合生产武器加速军售？　专家：恐缓不济急</text:span>
</text:h>
      <text:p text:style-name="P4">
Author: None</text:p>
      <text:p text:style-name="P4">
Publisher: Radio Free Asia (Organization)</text:p>
      <text:p text:style-name="P4">
Published Time: 2023-06-13T11:52:00-04:00</text:p>
      <text:p text:style-name="P4">
Modified Time: 2023-06-13T12:06:32-04:00</text:p>
      <text:p text:style-name="P4">
Description: None</text:p>
      <text:p text:style-name="P4">
Videos: []</text:p>
      <text:p text:style-name="P4">
Audios: ["<text:a xlink:type="simple" xlink:href="https://www.rfa.org/mandarin/yataibaodao/gangtai/hx2-061320231141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612011in" draw:z-index="0">
<draw:image xlink:href="../Images/rfamandarin/2023-06-13T11-52-00-04-00/000000.png" xlink:type="simple" xlink:show="embed" xlink:actuate="onLoad" draw:mime-type="image/png"/>
</draw:frame>
 美国国旗与台湾旗帜 <text:a xlink:type="simple" xlink:href="https://www.rfa.org/mandarin/yataibaodao/gangtai/hx2-06132023114155.html/@@images/image" text:style-name="Internet_20_link" text:visited-style-name="Visited_20_Internet_20_Link">
</text:a>
路透社图片  <text:a xlink:type="simple" xlink:href="https://www.rfa.org/mandarin/yataibaodao/gangtai/hx2-06132023114155.html/@@stream" text:style-name="Internet_20_link" text:visited-style-name="Visited_20_Internet_20_Link">
Audio-1-Link：https://www.rfa.org/mandarin/yataibaodao/gangtai/hx2-06132023114155.html/@@stream</text:a>
</text:p>
      <text:p text:style-name="P4">
日前，美国众议院军事委员会发布国防授权法草案提出，以美台联合生产武器等可能方式，解决对台军售项目延迟交付的问题并以此增强台湾的军事物资库存。有台湾专家认为，要应对中国对台入侵威胁，美国应加快武器运销速度。</text:p>
      <text:p text:style-name="P4">
<text:a xlink:type="simple" xlink:href="https://www.rfa.org/mandarin/Xinwen/9-06052023162901.html" text:style-name="Internet_20_link" text:visited-style-name="Visited_20_Internet_20_Link">
 <text:span text:style-name="T4">
美台7月将举行“蒙特利会谈” 聚焦军售与台海安全</text:span>
 </text:a>
  * <text:span text:style-name="T4">
<text:a xlink:type="simple" xlink:href="https://www.rfa.org/mandarin/yataibaodao/gangtai/hx2-05262023041821.html" text:style-name="Internet_20_link" text:visited-style-name="Visited_20_Internet_20_Link">
 美国启动对台五亿美元军援 首批刺针导弹抵台 </text:a>
 </text:span>
</text:p>
      <text:p text:style-name="P4">
美国联邦众议院军事委员会本周一公布2024年度《国防授权法》军委会版本草案（National Defense AuthorizationAct，NDAA），提出美台联合生产武器的可能性，以解决对台军售迟交并补充台湾库存。</text:p>
      <text:p text:style-name="P4">
台湾中央社引述草案提到，台湾面临美国军售交货期长的问题，因此促进美台在该区域联合生产武器，以减轻美国国防工业压力，加快达到初始作战能力的时间，并建立台湾在危机中补充自身库存的能力。美国众议院军事委员会要求国防部长最迟在2024年3月1日前向军委会提交报告，说明与台湾联合生产武器弹药的利弊与挑战。</text:p>
      <text:p text:style-name="P4">
台湾的中华战略前瞻协会研究员揭仲6月13日在接受自由亚洲电台采访时指出，美国要在台湾建立武器生产线，不是十天、半个月就能完成，需要设计规划、产线建立、人员进驻等，恐怕缓不济急。</text:p>
      <text:p text:style-name="P4">
<text:span text:style-name="T4">
专家：美因应</text:span>
 <text:span text:style-name="T4">
2027</text:span>
 <text:span text:style-name="T4">
不如提升售台武器速度</text:span>
</text:p>
      <text:p text:style-name="P4">
揭仲说：“华府担心2027年中共会武力犯台，透过产线生产方式能否在2027年完成到位令人担心。要应付2027年中共可能入侵威胁，美国应该更加快武器运销速度。不如美国透过行政措施程序，把武器运销台湾的顺位提前到跟北约主要盟国同等地位，比较能解决目前所面临的问题。”</text:p>
      <text:p text:style-name="P4">
日本媒体日经亚洲（NikkeiAsia）去年底曾引述消息人士披露，美台联合生产武器已展开初步讨论，可能由美国国防公司提供技术，在台湾制造武器，或在美国运用台制零组件制造武器。</text:p>
      <text:p text:style-name="P4">
台湾军事专家陈国铭在接受自由亚洲电台采访时表示，近期美国鼓励日本把弹药库从北海道移到冲绳，而美台联合生产武器的传闻也已很久。陈国铭说，现代化战争不像以前生产很多炮弹、机关枪、子弹，且弹药武器消耗很快，万一台海发生战争，美国海运或空运的及时性将面临挑战。</text:p>
      <text:p text:style-name="P4">
 台湾士兵的模拟演习（美联社图片）  <text:a xlink:type="simple" xlink:href="https://www.rfa.org/mandarin/yataibaodao/gangtai/hx2-06132023114155.html/2.jpg" text:style-name="Internet_20_link" text:visited-style-name="Visited_20_Internet_20_Link">
</text:a>
</text:p>
      <text:p text:style-name="P4">
<text:span text:style-name="T4">
专家：盼能获美授权建造反舰飞弹、攻陆飞弹</text:span>
</text:p>
      <text:p text:style-name="P4">
陈国铭说：“现代化战争主要库存长程反舰飞弹或攻陆飞弹，如果台湾争取到这要件那太好了，我们会举双手赞成，毕竟这是彰显美国对台湾或印太地区的承诺，两方面强化我们的反舰能量。这些弹药库不是生产、设置、堆放那些像八二三战争那种庞大的弹药，也不是新型导引炮弹。希望新建的弹药库，或是在美国的授权下，生产我们部分可以用的反舰飞弹，对此乐观其成。”</text:p>
      <text:p text:style-name="P4">
与此同时，美国《国防授权法》草案还重申，美台关系基于《台湾关系法》与六项保证，应透过和平方式决定；任何非和平方式，包括抵制和禁运等行为，都将引起美国的严正关切。中华人民共和国对台湾日益胁迫与侵略的行为，与和平解决台湾未来的期望背道而驰。</text:p>
      <text:p text:style-name="P4">
法案还指出，美国应维持能力，抵抗危及台湾，包括武力等任何形式胁迫。国会支持台湾透过购买武器、产业合作、直接商业销售等方式，强化防卫能力。</text:p>
      <text:p text:style-name="P4">
依照程序，美国参众两院军委会会各自提出国防授权法案版本，，并经过协商寻求共识、表决通过后，才提交总统签署生效。</text:p>
      <text:p text:style-name="P4">
记者：夏小华 责编：许书婷、何平 网编：洪伟</text:p>
      <text:p text:style-name="P4">
Source: <text:a xlink:type="simple" xlink:href="https://www.rfa.org/mandarin/yataibaodao/gangtai/hx2-06132023114155.html" text:style-name="Internet_20_link" text:visited-style-name="Visited_20_Internet_20_Link">
https://www.rfa.org/mandarin/yataibaodao/gangtai/hx2-06132023114155.html</text:a>
</text:p>
      <!--NEWS-->
      <text:h text:style-name="P10" text:outline-level="1">
<text:span text:style-name="T4">
沙特加强与中国经贸往来，深化两国关系</text:span>
</text:h>
      <text:p text:style-name="P4">
Creator: VIVIAN NEREIM</text:p>
      <text:p text:style-name="P4">
Publisher: https://www.facebook.com/nytimeschinese</text:p>
      <text:p text:style-name="P4">
Published Time: 2023-06-13T12:04:45+08:00</text:p>
      <text:p text:style-name="P4">
Description: 沙特一方面与美国修复关系，一方面也不愿意疏远最大的贸易伙伴中国。在沙特主办的阿拉伯—中国商业论坛上，两国企业在再生能源、电动车等领域达成多项交易。 Ahmed Yosri/Reuters 周日，沙特能源部长阿卜杜勒阿齐兹·本·萨勒曼王子在利雅得举行的第十届中阿合作论坛上接受采访。</text:p>
      <text:p text:style-name="P4">
Images: ["<text:a xlink:type="simple" xlink:href="https://static01.nyt.com/images/2023/06/12/multimedia/12saudi-china-1-cmpg/12saudi-china-1-cmpg-master1050.jpg" text:style-name="Internet_20_link" text:visited-style-name="Visited_20_Internet_20_Link">
12saudi-china...</text:a>
"]</text:p>
      <text:p text:style-name="P4">
Category: 国际</text:p>
      <text:p text:style-name="P4">
Type: Article</text:p>
      <!--METADATA-->
      <text:p text:style-name="P4">
<draw:frame draw:style-name="fr1" draw:name="Image226" text:anchor-type="as-char" svg:width="6.9236in" svg:height="4.569576in" draw:z-index="0">
<draw:image xlink:href="../Images/cnnytimes/2023-06-13T12-04-45-08-00/12saudi-china-1-cmpg-master1050.jpg" xlink:type="simple" xlink:show="embed" xlink:actuate="onLoad" draw:mime-type="image/jpeg"/>
</draw:frame>
</text:p>
      <text:p text:style-name="P4">
本周，在沙特阿拉伯主办的中阿合作论坛上，数百名中国官员和高管聚集在巨大的吊灯下，微笑着自拍，吃着有机椰枣，这传递的信息并不难琢磨。</text:p>
      <text:p text:style-name="P4">
“如果你想在世界上找到一个值得信赖的合作伙伴——世界上最好的合作伙伴之一——那就是中华人民共和国，”沙特一家可再生能源公司的董事长穆罕默德·阿布纳扬在台上宣布，他的话赢得雷鸣般的掌声。“中国是一个可以信赖的合作伙伴，”他在周日表示。当天是为期两天会议的第一天。</text:p>
      <text:p text:style-name="P4">
3000多人参加了这次论坛，就在几天前，美国国务卿布林肯访问了沙特。在经历了一段紧张的关系后（包括去年因石油生产而发生的 <text:a xlink:type="simple" xlink:href="https://www.nytimes.com/2022/10/25/us/politics/us-saudi-oil-deal.html" text:style-name="Internet_20_link" text:visited-style-name="Visited_20_Internet_20_Link">
 冲突</text:a>
），布林肯重申了美国与沙特的关系。然而，在布林肯周四结束访问时，沙特外交大臣表示，尽管沙特重视与美国的密切关系，但它不打算疏远其最大的贸易伙伴中国。</text:p>
      <text:p text:style-name="P4">
沙特官员经常抱怨，他们觉得无法依赖美国这个以往的安全保证者，并正在寻求打造一种更加独立的外交政策。</text:p>
      <text:p text:style-name="P4">
广告</text:p>
      <text:p text:style-name="P4">
“我们正在与所有人接触，我们非常欢迎任何想和我们一起投资的人，”能源大臣阿卜杜勒阿齐兹·本·萨勒曼王子周日在论坛上表示。他是沙特事实上的统治者穆罕默德·本·萨勒曼王储的哥哥。</text:p>
      <text:p text:style-name="P4">
当被问及如何看待某些角落里对于沙中之间日益发展的关系所持的批评态度时，阿卜杜勒阿齐兹王子回答说：“我完全不予理会。”</text:p>
      <text:p text:style-name="P4">
“我们和中国之间没有所谓的宏伟蓝图，”他说。“但我必须明确而坦率地说：我们在很多事情上都在与他们合作。”</text:p>
      <text:p text:style-name="P4">
</text:p>
      <text:p text:style-name="P4">
上周四，美国国务卿布林肯在利雅得与沙特阿拉伯外交大臣费萨尔·本·法尔汉亲王举行联合新闻发布会。  Pool photo by Ahmed Yosri</text:p>
      <text:p text:style-name="P4">
这是第十届中阿合作论坛，但首次由沙特阿拉伯主办，也是迄今为止规模最大的一次。论坛期间宣布的交易包括中国公司在沙特投资铜矿和可再生能源的协议，以及沙特投资部与一家中国电动车企业达成的一项56亿美元的协议，根据该协议，双方将成立一家研究、制造和销售的合资企业。</text:p>
      <text:p text:style-name="P4">
受邀的中国公司中，有几家因为推动对中国少数民族的监视而被美国政府列入黑名单，导致它们无法与美国公司做生意。</text:p>
      <text:p text:style-name="P4">
其中包括专门从事面部识别的人工智能公司 <text:a xlink:type="simple" xlink:href="https://www.nytimes.com/2021/12/13/business/china-sensetime-hong-kong-ipo.html" text:style-name="Internet_20_link" text:visited-style-name="Visited_20_Internet_20_Link">
 商汤科技</text:a>
 和基因组公司 <text:a xlink:type="simple" xlink:href="https://cn.nytimes.com/business/20200721/china-sanctions-uighurs-labor/" text:style-name="Internet_20_link" text:visited-style-name="Visited_20_Internet_20_Link">
 华大基因集团 </text:a>
。去年，美国国防部还将华大的一家子公司列为“在美经营的中国军工企业”之一，尽管华大基因表示其技术是为民用目的开发的。</text:p>
      <text:p text:style-name="P4">
广告</text:p>
      <text:p text:style-name="P4">
两家公司都 <text:a xlink:type="simple" xlink:href="https://cn.nytimes.com/business/20200722/china-us-trade-banned/" text:style-name="Internet_20_link" text:visited-style-name="Visited_20_Internet_20_Link">
 否认 </text:a>
了被列入黑名单背后的指控，在论坛上，他们热情地谈到与沙特政府的商业关系，其中包括华大基因在新冠大流行期间在沙特建立 <text:a xlink:type="simple" xlink:href="https://en.genomics.cn/en-news-278-6586.html" text:style-name="Internet_20_link" text:visited-style-name="Visited_20_Internet_20_Link">
 实验室</text:a>
 。</text:p>
      <text:p text:style-name="P4">
尽管官方的说法与此相反，但许多沙特人还是不由自主地将他们与中国日益增长的关系与美国在沙特日益减弱的影响力相提并论。</text:p>
      <text:p text:style-name="P4">
在2019年的竞选活动中，拜登总统 <text:a xlink:type="simple" xlink:href="https://www.nytimes.com/2022/06/02/us/politics/biden-saudi-arabia.html" text:style-name="Internet_20_link" text:visited-style-name="Visited_20_Internet_20_Link">
 承诺将沙特阿拉伯变成一个 “弃儿”国家</text:a>
，因为它侵犯人权，包括2018年沙特特工 <text:a xlink:type="simple" xlink:href="https://www.nytimes.com/2021/02/26/us/politics/jamal-khashoggi-killing-cia-report.html" text:style-name="Internet_20_link" text:visited-style-name="Visited_20_Internet_20_Link">
 谋杀《华盛顿邮报》专栏作家、批评穆罕默德王储的沙特流亡人士贾马尔·卡舒吉</text:a>
 。但去年，拜登拜访了王储，并与他碰拳。</text:p>
      <text:p text:style-name="P4">
中国领导人习近平12月访问沙特阿拉伯时受到的接待要隆重得多。中国人民政治协商会议副主席胡春华在本周的合作论坛上发表主旨演讲，他说，习近平的访问开启了阿拉伯国家与中国之间“合作的新时代”。</text:p>
      <text:p text:style-name="P4">
</text:p>
      <text:p text:style-name="P4">
第十届中阿合作论坛周日在利雅得举行。  Fayez Nureldine/Agence France-Presse — Getty Images</text:p>
      <text:p text:style-name="P4">
沙特人很快认定，尽管沙特与中国的经济关系正在发展，但他们不相信中国能取代美国，成为他们的安全保障者。两国之间的文化联系也刚刚开始；与英语相比，很少有沙特人说汉语。</text:p>
      <text:p text:style-name="P4">
然而，官员们急于改变这种状况，他们计划在学校教授汉语。在利雅得机场最新的航站楼里，指示牌不仅包括阿拉伯语和英语，还有中文。</text:p>
      <text:p text:style-name="P4">
广告</text:p>
      <text:p text:style-name="P4">
穆罕默德王储将中国视为愿意分享技术的盟友——这对他使沙特原本依赖石油的经济实现多样化以及在该国建立制造业的努力来说至关重要。会议上的几位发言者将沙特阿拉伯在穆罕默德王储领导下的经济变革与中国几十年前经历的转型进行了比较。</text:p>
      <text:p text:style-name="P4">
“在人类历史上，每隔二三十年就会发生一件大事，上一次发生的重大经济事件可能是中国的对外开放，”香港房地产开发商陈启宗说。“今天我在这个王国目睹的事情，让我想起三四十年前在中国发生的事情。”</text:p>
      <text:p text:style-name="P4">
Source: <text:a xlink:type="simple" xlink:href="https://cn.nytimes.com/world/20230613/saudi-china-investment-forum/" text:style-name="Internet_20_link" text:visited-style-name="Visited_20_Internet_20_Link">
https://cn.nytimes.com/world/20230613/saudi-china-investment-forum/</text:a>
</text:p>
      <!--NEWS-->
      <text:h text:style-name="P10" text:outline-level="1">
<text:span text:style-name="T4">
奈良法院可疑物为请愿书 要求轻判枪杀安倍的嫌犯</text:span>
</text:h>
      <text:p text:style-name="P4">
Author: 联合早报 (Person)</text:p>
      <text:p text:style-name="P4">
Publisher: 联合早报 (Organization)</text:p>
      <text:p text:style-name="P4">
Published Time: 2023-06-13T12:10</text:p>
      <text:p text:style-name="P4">
Modified Time: 2023-06-13T12:10</text:p>
      <text:p text:style-name="P4">
Description: 日本媒体星期二（6月13日）报道，导致奈良地方法院取消日本前首相安倍晋三枪杀案聆讯的可疑物件里，其实只有一份请愿书，并没有爆炸物。涉嫌于去年枪杀安倍晋三的山上彻也，原定星期一（12...</text:p>
      <text:p text:style-name="P4">
Videos: []</text:p>
      <text:p text:style-name="P4">
Audios: []</text:p>
      <text:p text:style-name="P4">
Images: []</text:p>
      <text:p text:style-name="P4">
Type: NewsArticle</text:p>
      <text:p text:style-name="P4">
Breadcrumbs: ['即时', '国际']</text:p>
      <text:p text:style-name="P4">
Keywords: ['日本', '安倍晋三', '被告']</text:p>
      <!--METADATA-->
      <text:p text:style-name="P4">
日本媒体星期二（6月13日）报道，导致奈良地方法院取消日本前首相安倍晋三枪杀案聆讯的 <text:a xlink:type="simple" xlink:href="https://www.zaobao.com/realtime/world/story20230612-1403488" text:style-name="Internet_20_link" text:visited-style-name="Visited_20_Internet_20_Link">
 可疑物件里</text:a>
，其实只有一份请愿书，并没有爆炸物。</text:p>
      <text:p text:style-name="P4">
涉嫌于去年枪杀安倍晋三的山上彻也，原定星期一（12日）在奈良地方法院出席审前聆讯。</text:p>
      <text:p text:style-name="P4">
日本放送协会（NHK）报道，可疑物件为一个盒子，盒子里有一份打印文件，是Change.org要求法院对山上彻也从轻发落的请愿书。</text:p>
      <text:p text:style-name="P4">
由于金属探测器在探测可疑物件时发出声响，法院马上报警并疏散所有人。</text:p>
      <text:p text:style-name="P4">
炸弹专家把物件转移到一个空旷地方，并对包裹进行了调查。警方发言人告诉法新社，没有发现爆炸物或危险物质，但也没有提供更多详情。</text:p>
      <text:p text:style-name="P4">
Change.org发起人向NHK证实，是他们将这份文件寄到法院，还说他们自去年以来已收集到1万3000人的签名。</text:p>
      <text:p text:style-name="P4">
这名发起人说：“我把请愿书寄到法院，希望能让更多关心此事的人看到。”</text:p>
      <text:p text:style-name="P4">
他还解释说：“由于请愿书很厚，昨天又下雨，我把请愿书放在纸板盒里……我绝对没有妨碍司法公正的意图。”</text:p>
      <text:p text:style-name="P4">
NHK没有公开这名发起人的身份。</text:p>
      <text:p text:style-name="P4">
另据共同社报道，寄件人在得知请愿书引发安全警报后，亲自联系了警方。</text:p>
      <text:p text:style-name="P4">
奈良法院和警方拒绝证实媒体报道属实。</text:p>
      <text:p text:style-name="P4">
现年42岁的山上彻也面临谋杀和违反军备控制法罪名，如果罪名成立，可能会面临死刑。</text:p>
      <text:p text:style-name="P4">
去年7月8日上午，67岁的安倍晋三在奈良市街头发表助选演说时，被山上彻也 <text:a xlink:type="simple" xlink:href="https://www.zaobao.com/news/world/story20220709-1290969" text:style-name="Internet_20_link" text:visited-style-name="Visited_20_Internet_20_Link">
 近距离开枪杀害</text:a>
 ，震惊国际。</text:p>
      <text:p text:style-name="P4">
山上彻也被捕后供称，他的母亲向统一教捐赠了大笔金钱导致家庭生活陷入混乱， <text:a xlink:type="simple" xlink:href="https://www.zaobao.com/news/world/story20220714-1292547" text:style-name="Internet_20_link" text:visited-style-name="Visited_20_Internet_20_Link">
 他因此对统一教怀恨在心</text:a>
，袭击安倍晋三是因为他认为安倍晋三与统一教存在密切关系。</text:p>
      <text:p text:style-name="P4">
Source: <text:a xlink:type="simple" xlink:href="https://www.zaobao.com.sg/realtime/world/story20230613-1403788" text:style-name="Internet_20_link" text:visited-style-name="Visited_20_Internet_20_Link">
https://www.zaobao.com.sg/realtime/world/story20230613-1403788</text:a>
</text:p>
      <!--NEWS-->
      <text:h text:style-name="P10" text:outline-level="1">
<text:span text:style-name="T4">
纪念612四周年　加拿大港人齐聚勿忘光复香港</text:span>
</text:h>
      <text:p text:style-name="P4">
Author: None</text:p>
      <text:p text:style-name="P4">
Publisher: Radio Free Asia (Organization)</text:p>
      <text:p text:style-name="P4">
Published Time: 2023-06-13T12:28:00-04:00</text:p>
      <text:p text:style-name="P4">
Modified Time: 2023-06-13T14:24:48-04:00</text:p>
      <text:p text:style-name="P4">
Description: None</text:p>
      <text:p text:style-name="P4">
Videos: []</text:p>
      <text:p text:style-name="P4">
Audios: ["<text:a xlink:type="simple" xlink:href="https://www.rfa.org/mandarin/yataibaodao/shehui/lf-061320231010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5.483045in" draw:z-index="0">
<draw:image xlink:href="../Images/rfamandarin/2023-06-13T12-28-00-04-00/000000.png" xlink:type="simple" xlink:show="embed" xlink:actuate="onLoad" draw:mime-type="image/png"/>
</draw:frame>
温哥华举办“对抗极权丶民主自决”的国际连线活动，呼吁各界继续关注香港。 <text:a xlink:type="simple" xlink:href="https://www.rfa.org/mandarin/yataibaodao/shehui/lf-06132023101053.html/@@images/image" text:style-name="Internet_20_link" text:visited-style-name="Visited_20_Internet_20_Link">
</text:a>
(加拿大保守党众议员Marc Dalton脸书)  <text:a xlink:type="simple" xlink:href="https://www.rfa.org/mandarin/yataibaodao/shehui/lf-06132023101053.html/@@stream" text:style-name="Internet_20_link" text:visited-style-name="Visited_20_Internet_20_Link">
Audio-1-Link：https://www.rfa.org/mandarin/yataibaodao/shehui/lf-06132023101053.html/@@stream</text:a>
</text:p>
      <text:p text:style-name="P4">
今年的6月12日是香港反送中运动四周年纪念日，加拿大香港人分别在多伦多和温哥华举行集会。当年历经警察暴力镇压的香港人表示，永远不会忘记亲眼所见的惨烈。活动组织者说，海外必须为那些因民主抗争被政治迫害的香港人伸张正义。</text:p>
      <ul>
        <li>
<text:span text:style-name="T4">
<text:a xlink:type="simple" xlink:href="https://www.rfa.org/mandarin/yataibaodao/gangtai/lf-12152020135711.html" text:style-name="Internet_20_link" text:visited-style-name="Visited_20_Internet_20_Link">
 加拿大人用艺术支持香港 抗争题材画作受欢迎 </text:a>
 </text:span>
  * <text:span text:style-name="T4">
<text:a xlink:type="simple" xlink:href="https://www.rfa.org/mandarin/yataibaodao/gangtai/lf-06132022125339.html" text:style-name="Internet_20_link" text:visited-style-name="Visited_20_Internet_20_Link">
 加拿大多城市举办612纪念活动 有小粉红踩场闹事 </text:a>
 </text:span>
  * <text:span text:style-name="T4">
<text:a xlink:type="simple" xlink:href="https://www.rfa.org/mandarin/yataibaodao/gangtai/lf-06132021172727.html" text:style-name="Internet_20_link" text:visited-style-name="Visited_20_Internet_20_Link">
 加拿大七大城市游行集会 同步纪念612港人觉醒两周年 </text:a>
 </text:span>
  * <text:span text:style-name="T4">
<text:a xlink:type="simple" xlink:href="https://www.rfa.org/mandarin/yataibaodao/gangtai/lf-12152020135711.html" text:style-name="Internet_20_link" text:visited-style-name="Visited_20_Internet_20_Link">
 加拿大人用艺术支持香港 抗争题材画作受欢迎 </text:a>
 </text:span>
</li>
      </ul>
      <text:p text:style-name="P4">
6月11日和12日两天在大温哥华地区分别有两场声援香港的活动，众人们唱歌追忆2019年香港反送中运动中的点点滴滴，悼念曾经为香港民主失去的生命以及为目前身陷香港牢狱的人祈福。</text:p>
      <text:p text:style-name="P4">
化名流水(Water)的20岁青年，回忆起2019年6月12日警方向和平集会人群释放催泪弹丶布袋弹丶橡胶子弹等的画面依然会心惊胆跳，他说很多人都没有想到警察会下重手，而且是暴力式地镇压，因为没有防备心，所以受伤情况更严重。</text:p>
      <text:p text:style-name="P4">
“我在跑的时候，也看到很多示威者被逮捕之後，没有反抗能力的时候，那些警察也继续打他们，甚至有一些会踩在他们的头上。”</text:p>
      <text:p text:style-name="P4">
两场活动主办方是“温哥华手足”，负责人泰柏也是当年历经反送中运动整个过程的人物，他说，活动的宗旨是“对抗极权丶民主自决”，当民主世界逐渐被专制政权所侵蚀，更需要人人站在一起。</text:p>
      <text:p text:style-name="P4">
 加拿大保守党众议员达尔顿(MarcDalton)感谢香港人让世界看到为民主自由奋斗的可贵，提醒所有人勿忘香港。 (温哥华手足提供)  <text:a xlink:type="simple" xlink:href="https://www.rfa.org/mandarin/yataibaodao/shehui/lf-06132023101053.html/vahk-2.jpg" text:style-name="Internet_20_link" text:visited-style-name="Visited_20_Internet_20_Link">
</text:a>
</text:p>
      <text:p text:style-name="P4">
他说：“不要忘记丶继续奋战，这本来就是香港人的精神，因为这种力量造就了香港长期来的经济繁荣兴盛和人文素质，如果我们忘记了，那美丽香港再也不会回来了。”</text:p>
      <text:p text:style-name="P4">
2019年也站在香港街头抗争的瓶儿说，以前总有人笑话“香港人的宗教就是金钱”，但透过过去几年的民主活动，可以发现香港人关怀社会和民族自决的意识很强大。为了持续凝聚这种精神，瓶儿在温哥华创建了读书会，让众人分享更多情怀和理想。</text:p>
      <text:p text:style-name="P4">
“2019年就证明除了钱之外，其实香港有很多人情味丶有情义，那种社区的意识其实是有的，但大家可能没有一个时机去表达出来。所以我就通过带领一个读书小组，大家一起探讨怎麽样创造一个更好的香港。”</text:p>
      <text:p text:style-name="P4">
加拿大保守党众议员达尔顿(Marc Dalton)在温哥华活动上感谢香港人让世界看到为民主自由奋斗的可贵，提醒所有人勿忘香港。</text:p>
      <text:p text:style-name="P4">
多伦多的集会活动上有多位港人用钢琴演奏和艺术绘画等不同方式表达情怀。</text:p>
      <text:p text:style-name="P4">
多伦多的集会活动吸引逾400人参加，继续为被囚的香港政治犯伸张正义。 (加拿大香港监察提供)  <text:a xlink:type="simple" xlink:href="https://www.rfa.org/mandarin/yataibaodao/shehui/lf-06132023101053.html/vahk-3.jpg" text:style-name="Internet_20_link" text:visited-style-name="Visited_20_Internet_20_Link">
</text:a>
</text:p>
      <text:p text:style-name="P4">
加拿大香港监察的负责人卡尔弗利(AileenCalverley)在演说中鼓励所有来到加拿大的香港人，在各自的岗位上继续为香港发声。她说：“我希望大家融入社会丶参与政治，甚至我们当中有人可以成为国会议员，将香港的议题带进国会。”</text:p>
      <text:p text:style-name="P4">
记者：柳飞 责编：嘉远 网编：何足</text:p>
      <text:p text:style-name="P4">
Source: <text:a xlink:type="simple" xlink:href="https://www.rfa.org/mandarin/yataibaodao/shehui/lf-06132023101053.html" text:style-name="Internet_20_link" text:visited-style-name="Visited_20_Internet_20_Link">
https://www.rfa.org/mandarin/yataibaodao/shehui/lf-06132023101053.html</text:a>
</text:p>
      <!--NEWS-->
      <text:h text:style-name="P10" text:outline-level="1">
<text:span text:style-name="T4">
大陆打造影响力运动“网络”以争取台湾</text:span>
</text:h>
      <text:p text:style-name="P4">
Author: 半岛电视台</text:p>
      <text:p text:style-name="P4">
Publisher: Al Jazeera</text:p>
      <text:p text:style-name="P4">
Published Time: 2023-06-13T12:28:26</text:p>
      <text:p text:style-name="P4">
Modified Time: 2023-06-13T12:28:26</text:p>
      <text:p text:style-name="P4">
Description: 换句话说，大陆追求统一的首要任务，是在台湾民众心中播下和平统一的种子，而不是采取军事行动。</text:p>
      <text:p text:style-name="P4">
Images: ["<text:a xlink:type="simple" xlink:href="https://chinese.aljazeera.net/wp-content/uploads/2023/06/AP16235442964089-1686558712-1686658529.jpg" text:style-name="Internet_20_link" text:visited-style-name="Visited_20_Internet_20_Link">
AP16235442964...</text:a>
", "<text:a xlink:type="simple" xlink:href="https://chinese.aljazeera.net/wp-content/uploads/2023/06/Portrait2-1686557784-1686658693.jpeg" text:style-name="Internet_20_link" text:visited-style-name="Visited_20_Internet_20_Link">
Portrait2-168...</text:a>
", "<text:a xlink:type="simple" xlink:href="https://chinese.aljazeera.net/wp-content/uploads/2023/06/image-3-1686658799.jpg" text:style-name="Internet_20_link" text:visited-style-name="Visited_20_Internet_20_Link">
image-3-16866...</text:a>
", "<text:a xlink:type="simple" xlink:href="https://chinese.aljazeera.net/wp-content/uploads/2023/06/AP20010118574274-1686559067-1686658862.jpg" text:style-name="Internet_20_link" text:visited-style-name="Visited_20_Internet_20_Link">
AP20010118574...</text:a>
", "<text:a xlink:type="simple" xlink:href="https://chinese.aljazeera.net/wp-content/uploads/2023/06/Temple-front-1686557807-1686658926.jpeg" text:style-name="Internet_20_link" text:visited-style-name="Visited_20_Internet_20_Link">
Temple-front-...</text:a>
", "<text:a xlink:type="simple" xlink:href="https://chinese.aljazeera.net/wp-content/uploads/2023/06/2022-10-23T112213Z_1978833956_RC2U6X9333DX_RTRMADP_3_CHINA-CONGRESS-TAKEAWAYS-1686559514-1686658969.jpg" text:style-name="Internet_20_link" text:visited-style-name="Visited_20_Internet_20_Link">
2022-10-23T11...</text:a>
"]</text:p>
      <text:p text:style-name="P4">
Topics: ['政治', '新闻']</text:p>
      <text:p text:style-name="P4">
Keywords: ['政治', '新闻', '中国', '亚洲']</text:p>
      <text:p text:style-name="P4">
Type: Article</text:p>
      <!--METADATA-->
      <text:p text:style-name="P4">
<draw:frame draw:style-name="fr1" draw:name="Image235" text:anchor-type="as-char" svg:width="6.9236in" svg:height="4.610975in" draw:z-index="0">
<draw:image xlink:href="../Images/Aljazeera Chinese/2023-06-13T12-28-26/AP16235442964089-1686558712-1686658529.jpg" xlink:type="simple" xlink:show="embed" xlink:actuate="onLoad" draw:mime-type="image/jpeg"/>
</draw:frame>
当蔡英文在2016年上台后不久，当时的统战部部长访问了台北 (美联社)</text:p>
      <text:p text:style-name="P4">
供奉土地公的广和福德宫紧靠在新北市深处的公寓楼区域内，看起来像是一座典型的道教圣地。</text:p>
      <text:p text:style-name="P4">
这座小房子般的建筑结构拥有大理石墙、装饰着龙的瓷砖屋顶以及一个带状的LED指示装置（常见附加物质以保护内部的木质浮雕），还有一个装着签条的沙罐与一面相对安全的电子蜡烛墙。然后就是身披金色和红色外袍的土地公本尊。</text:p>
      <text:p text:style-name="P4">
但是台湾当地媒体称，这座道观与大陆统战部存在关联，而该部领导着一场影响广泛的运动，旨在“广交朋友、影响公众”。</text:p>
      <text:p text:style-name="P4">
广和福德宫荣誉主任委员梁祖维在带领半岛电视台记者简短参观时指出，媒体的看法并不正确。他坚称，虽然他是统一战线和亲大陆的党派成员，但道观绝对是中立场所。</text:p>
      <text:p text:style-name="P4">
梁祖维表示，他希望有一天能看到大陆与台湾的和平统一，而他自身主要从事小规模的政治活动。“我们组织了许多针对民进党政府的示威和抗议活动”，“如果我们认为其政策是错误的，那么我们会动员成千上万的人员参加示威和抗议。但最终将由他们自行决定去或不去。”</text:p>
      <text:p text:style-name="P4">
据梁祖维透露，统一战线及其党派听起来就像其他任何活跃在民主社会中的政治团体一样，而像广和福德宫这样的道观，只是要为邻居们提供一个聊天和相互认识的休闲场所。</text:p>
      <text:p text:style-name="P4">
<draw:frame draw:style-name="fr1" draw:name="Image236" text:anchor-type="as-char" svg:width="6.9236in" svg:height="5.188204in" draw:z-index="0">
<draw:image xlink:href="../Images/Aljazeera Chinese/2023-06-13T12-28-26/Portrait2-1686557784-1686658693.jpeg" xlink:type="simple" xlink:show="embed" xlink:actuate="onLoad" draw:mime-type="image/jpeg"/>
</draw:frame>
广和福德宫荣誉主任委员梁祖维强调该道观是中立场所 (半岛电视台)</text:p>
      <text:p text:style-name="P4">
但是也有包括政治学家在内的很多人，会以另一种方式看待这些团体的活动：他们将其视为大陆实现“统一两岸”和“解放台湾”的第二条阵线，包括在2049年之际——为中华民族实现伟大复兴而设定的期限——以和平或武力的方式解放该地区的2300万人口。</text:p>
      <text:h text:style-name="P13" text:outline-level="4">
<text:span text:style-name="T4">
“胡萝卜加大棒”</text:span>
</text:h>
      <text:p text:style-name="P4">
自1949年新中国成立以来，大陆地区的历届政府便承诺要解放台湾岛。</text:p>
      <text:p text:style-name="P4">
与军方的“大棒”——制裁、外交孤立与公开威胁——相对而言，统一战线为这一进程提供了许多的“胡萝卜”。而之所以存在这种双重战略，是因为尽管大陆拥有强大的军事力量，但是武统进程仍需付出巨大的代价，并且可能会引发与美国之间的冲突。</text:p>
      <text:p text:style-name="P4">
而且如果无法全面取胜，就可能会意味着更加糟糕的局面。因此，说服台湾地区自愿实现和平统一，以避免发生一场毁灭性的战争，这将是“双赢”的结果。</text:p>
      <text:p text:style-name="P4">
台湾地区国防与安全研究所助理研究员Kuan-chenLee表示，“对大陆而言，实现台湾的和平统一将是最好的解决方案。他们深知，如果撤回解放军对台湾的军事行动，那么和平统一将无法实现。这也是为什么中共从不表示放弃使用武力的权利。”</text:p>
      <text:p text:style-name="P4">
他在电子邮件中指出，总体战略集中在“改变台湾民众的观点”，“这项战略试图加深台湾民众对一些问题的理解：一是统一会带来好处，二是台独死路一条，三是外国人不可信赖。换句话说，大陆追求统一的首要任务，是在台湾民众心中播下和平统一的种子，而不是采取军事行动。”</text:p>
      <text:p text:style-name="P4">
全球台湾事务研究所副所长、专家约翰·多森表示，统战活动具有多种形式，其中一些是由北京的统战部办公室指导完成的，但有时也会通过不太正式的渠道进行。</text:p>
      <text:p text:style-name="P4">
统一战线通过设在台湾地区和境外的“和平统一”团体公开开展工作，其中许多团体可以追溯至中国和平统一促进会。像这样的团体和统一党派经常通过组团访问的方式，前往大陆地区开展“文化交流”。</text:p>
      <text:p text:style-name="P4">
台湾地区的许多寺庙也与大陆存在众所周知的联系，尤其是那些供奉妈祖的庙宇。</text:p>
      <text:p text:style-name="P4">
澳大利亚阿德莱德大学高级讲师、统一战线专家格里·格鲁特认为，并非所有这些工作都是积极的泛文化运动。</text:p>
      <text:p text:style-name="P4">
他还指出，“虽然统一战线工作经常被认为是赢得朋友的行动，但是这枚硬币的另一面，则是使敌人失去合法性、使之受到孤立，进而摧毁他们”，“在这样的情况下，这意味着争取台湾民众对统一的支持，并使台独思想完全失去合法性，而这不仅适用于台湾的个例，也适用于整个国际社会。”</text:p>
      <text:p text:style-name="P4">
<draw:frame draw:style-name="fr1" draw:name="Image237" text:anchor-type="as-char" svg:width="6.9236in" svg:height="3.855826in" draw:z-index="0">
<draw:image xlink:href="../Images/Aljazeera Chinese/2023-06-13T12-28-26/image-3-1686658799.jpg" xlink:type="simple" xlink:show="embed" xlink:actuate="onLoad" draw:mime-type="image/jpeg"/>
</draw:frame>
 海峡两岸希望实现和平统一 (通讯社)</text:p>
      <text:p text:style-name="P4">
信息运动专家、民主实验室负责人Puma Shen表示，过去的统一战线运动还关注台湾的“三中”群体，即中下阶层、中南部人民和中小型企业。</text:p>
      <text:p text:style-name="P4">
他指出，最近，该运动已经转向“基层团体”，例如当地精英、领导人以及30岁以下的年轻群体。他还将该运动的工作描述为建设影响力运动的“蜘蛛网”。</text:p>
      <text:p text:style-name="P4">
希望进入大陆地区更广大的市场上的名流以及商界人士，也可能最终会支持中国共产党及其统一两岸的愿景，有时甚至会提供非常直接的支持。台湾高度党派化的媒体格局则是另外一个主要目标。</text:p>
      <text:p text:style-name="P4">
在2019年，英国《金融时报》进行的一项调查称，台湾“旺旺控股”集团拥有一些与大陆关系密切的媒体，并且北京的台湾事务办公室也在接受大陆的补贴。</text:p>
      <text:p text:style-name="P4">
旺旺集团否认了这些指控，但在次年，其拥有的一家媒体——CiTV——在被指控传播虚假信息后被吊销了从业执照。</text:p>
      <text:h text:style-name="P13" text:outline-level="4">
<text:span text:style-name="T4">
怀念的氛围</text:span>
</text:h>
      <text:p text:style-name="P4">
据一些分析人士称，统一战线最著名的目标之一就是国民党。</text:p>
      <text:p text:style-name="P4">
国民党曾领导中华民国时期的政府，并且自中国共产党1921年在上海成立以来，两党便一直在不同的时间点相互争斗，直至国民党在上世纪40年代逃往台湾，并且带走了200万人。</text:p>
      <text:p text:style-name="P4">
格鲁特表示，国民党对其故乡的怀念正是它的弱点所在。</text:p>
      <text:p text:style-name="P4">
“国民党对故土的依恋是如此强烈，以至于他们认为大中华的观念要比自身更重要，尽管从历史上来看，他们正是统一战线工作成功的受害者”，他告诉半岛电视台记者，“再一次，他们愿意与共产党的目标保持一致，因为在他们看来，这是实现统一的唯一途径。”</text:p>
      <text:p text:style-name="P4">
<draw:frame draw:style-name="fr1" draw:name="Image238" text:anchor-type="as-char" svg:width="6.9236in" svg:height="4.609816in" draw:z-index="0">
<draw:image xlink:href="../Images/Aljazeera Chinese/2023-06-13T12-28-26/AP20010118574274-1686559067-1686658862.jpg" xlink:type="simple" xlink:show="embed" xlink:actuate="onLoad" draw:mime-type="image/jpeg"/>
</draw:frame>
对大陆友好的国民党议员抗议在2019年通过的反渗透法案——该法案将大陆支持或资助的政治活动定性为犯罪。其抗议口号包括：“抗议恶法”和“选票制裁” (美联社)</text:p>
      <text:p text:style-name="P4">
台湾社会的许多精英阶层亦是如此，数十年来，该阶层一直由那些与国民党一起逃离大陆的家族所主宰，而他们仍然对大陆有着浓厚的归属感。</text:p>
      <text:p text:style-name="P4">
但现在，这种关联却有所减退。</text:p>
      <text:p text:style-name="P4">
根据台湾政治大学进行的长期民意调查，在过去的20年内，台湾年轻群体心中的大中华情结正在减退，从而将极大地改变政治叙事。</text:p>
      <text:p text:style-name="P4">
然而，国民党领导人继续与共产党官员定期举行会晤，包括马英九在今年进行的一场具有里程碑意义的访问，从而成为了自上世纪40年代以来，第一位访问大陆的在任或离任的台湾地区最高领导人。</text:p>
      <text:p text:style-name="P4">
对于国民党而言，访问大陆对于在海峡两岸在关系低迷期间保持沟通渠道畅通至关重要。自2016年民进党人蔡英文当选地区领导人以来，她声称只有台湾人才能决定自己的未来，而她也一直被大陆视为“台独分子”。</text:p>
      <text:p text:style-name="P4">
国民党的大陆事务负责人Tso Chen-dong等官员，否认有关他们容易受到中共影响的担忧。</text:p>
      <text:p text:style-name="P4">
他指出，“说国民党对共产党的影响持开放态度，并不是要把这个问题倒过来看”，“事实上，国民党仍然希望通过对话和社会互动来影响中共未来的政策，从而维持现状并稳定两岸关系……我相信民进党也在尝试这样做，但不同之处在于两者取得了多少成功。”</text:p>
      <text:p text:style-name="P4">
即便如此，统一战线也足以引起台湾各大政党的关注。在2019年，台湾当局通过了反渗透法案，以应对所谓的“分裂和渗透台湾的统战运动”的加剧，并认为这是威胁其“安全、社会秩序和民主政治正常运作”的运动。该法律将代表大陆提供的政治捐款、拉票、游说、扰乱集会等定性为刑事犯罪，从而引起了许多议员的抗议和反对。</text:p>
      <text:p text:style-name="P4">
台湾当局在统一战线内存在一个强大的对手。</text:p>
      <text:p text:style-name="P4">
虽然该组织并未积极参与在台湾海峡举行的军事演习，但其活动范围非常广泛，并且比公开展示军事实力更为谨慎。</text:p>
      <text:p text:style-name="P4">
<draw:frame draw:style-name="fr1" draw:name="Image239" text:anchor-type="as-char" svg:width="6.9236in" svg:height="5.197196in" draw:z-index="0">
<draw:image xlink:href="../Images/Aljazeera Chinese/2023-06-13T12-28-26/Temple-front-1686557807-1686658926.jpeg" xlink:type="simple" xlink:show="embed" xlink:actuate="onLoad" draw:mime-type="image/jpeg"/>
</draw:frame>
台北广和福德寺的管理者对大陆持友好态度 (半岛电视台)</text:p>
      <text:p text:style-name="P4">
根据格鲁特的说法，该组织的一些工作由北京的统战部协调，但是其中大部分也处于分散状态。</text:p>
      <text:p text:style-name="P4">
每个共产党委员会都设有次级的统一战线委员会，而军队和其他主要组织亦是如此，所有这些都在为一项共同的事业而努力。格鲁特估计，尽管官方数字和预算并未公开，但是在大陆境内外有着“大量”人员在竭力为统一战线工作。</text:p>
      <text:p text:style-name="P4">
以对华立场强硬而著称的美国保守派智库“美国传统基金会”估计，在2020年为统一战线工作的人员数量多达4万。而民主实验室负责人PumaShen估计这一数字可能多达60万——鉴于可以动员全国、省市和地方的所有政协委员来开展统一战线工作。</text:p>
      <text:p text:style-name="P4">
中国国家主席习近平自2012年上台以来，扩大了该组织的工作并且提高了部门雇员的工资和声望。</text:p>
      <text:p text:style-name="P4">
专家约翰·多森表示，统一战线是“全党的努力”，这类似于一种引导公众舆论或者暗中推动某种游说活动的做法。</text:p>
      <text:p text:style-name="P4">
同样，统一战线还可以通过外国交流团体、大使馆、海外华人组织甚至外国立法者来在国外开展工作，以推动大陆的议程。</text:p>
      <text:p text:style-name="P4">
多森表示，自2019年以来，大陆的宣传变得更加响亮，并宣称“统一”是实现中华民族复兴的必然，并且继续付出“相当大的努力，以主导当地的政治影响行动”。</text:p>
      <text:p text:style-name="P4">
而这是否会成功则是另外一个问题。</text:p>
      <text:p text:style-name="P4">
一些民意调查显示，像广和福德寺的梁祖维这样的人虽然存在，但数量并不多，而且在许多年轻人看来，其大陆情结并不严重。</text:p>
      <text:p text:style-name="P4">
<draw:frame draw:style-name="fr1" draw:name="Image240" text:anchor-type="as-char" svg:width="6.9236in" svg:height="4.608995in" draw:z-index="0">
<draw:image xlink:href="../Images/Aljazeera Chinese/2023-06-13T12-28-26/2022-10-23T112213Z_1978833956_RC2U6X9333DX_RTRMADP_3_CHINA-CONGRESS-TAKEAWAYS-1686559514-1686658969.jpg" xlink:type="simple" xlink:show="embed" xlink:actuate="onLoad" draw:mime-type="image/jpeg"/>
</draw:frame>
 习近平主席率领新的政治局常委与媒体见面 (路透社)</text:p>
      <text:p text:style-name="P4">
而且大陆一直坚持的“一国两制”——自1997年香港回归后试行的制度，似乎也有所改变。</text:p>
      <text:p text:style-name="P4">
多森指出，有些迹象表明事实可能正在发生变化。在上个月召开的“台湾工作会议”上，负责统一战线政策的官员王沪宁似乎淡化了“一国两制”的说法，并转而支持另一项名为“新时代党解决台湾问题的总体方略”的计划。</text:p>
      <text:p text:style-name="P4">
分析人士表示，这可能预示着党对台湾问题的“意识形态框架”发生了变化，并且可能会出现一种更新的“统一”模式，但目前无法通过预测来提供更为具体的内容。</text:p>
      <text:p text:style-name="P4">
与此同时，“胡萝卜加大棒”政策仍将继续。台湾当局既无力阻止解放军每天派出空军飞机穿越台湾海峡，也无法阻止其民众访问大陆网站或是在网上发表言论。而在今年年底，他们将可以选择下一任领导人——届时也将反映他们自己的立场。</text:p>
      <text:p text:style-name="P4">
研究员Kuan-chenLee认为，“这是非常棘手的问题，因为台湾当局的民主性质使政府不能禁止民众的流动权利。我们担心访问和交流会成为中共的统战工作重心”，“我认为应当在没有任何政治目的的情况下使两岸交流正常化。与此同时，我还希望那些访问交流的人员在相关问题上保持谨慎。”</text:p>
      <text:p text:style-name="P4">
Source: <text:a xlink:type="simple" xlink:href="https://chinese.aljazeera.net/news/political/2023/6/13/%e5%a4%a7%e9%99%86%e6%89%93%e9%80%a0%e5%bd%b1%e5%93%8d%e5%8a%9b%e8%bf%90%e5%8a%a8%e7%bd%91%e7%bb%9c%e4%bb%a5%e4%ba%89%e5%8f%96%e5%8f%b0%e6%b9%be" text:style-name="Internet_20_link" text:visited-style-name="Visited_20_Internet_20_Link">
https://chinese.aljazeera.net/news/political/2023/6/13/%e5%a4%a7%e9%99%86%e6%89%93%e9%80%a0%e5%bd%b1%e5%93%8d%e5%8a%9b%e8%bf%90%e5%8a%a8%e7%bd%91%e7%bb%9c%e4%bb%a5%e4%ba%89%e5%8f%96%e5%8f%b0%e6%b9%be</text:a>
</text:p>
      <!--NEWS-->
      <text:h text:style-name="P10" text:outline-level="1">
<text:span text:style-name="T4">
事实查核｜美国宣布不再干涉乌克兰进攻俄罗斯本土？</text:span>
</text:h>
      <text:p text:style-name="P4">
Author: 作者：庄敬</text:p>
      <text:p text:style-name="P4">
Publisher: Radio Free Asia (Organization)</text:p>
      <text:p text:style-name="P4">
Published Time: 2023-06-13T12:29:45-04:00</text:p>
      <text:p text:style-name="P4">
Modified Time: 2023-06-13T12:29:45-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29306in" draw:z-index="0">
<draw:image xlink:href="../Images/rfamandarin/2023-06-13T12-29-45-04-00/000000.png" xlink:type="simple" xlink:show="embed" xlink:actuate="onLoad" draw:mime-type="image/png"/>
</draw:frame>
 <text:a xlink:type="simple" xlink:href="https://www.rfa.org/mandarin/shishi-hecha/hc-06132023122534.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近日，在中国微博、知乎、网易等平台，以及台湾Ｍobile01论坛都有网民发文指“美国宣布不再干涉乌克兰进攻俄罗斯本土”，部分发文者称这是引述《纽约时报》报道美国国家安全会议战略沟通协调员柯比（JohnKirby）的说法。</text:p>
      <text:p text:style-name="P4">
亚洲事实查核实验室在《纽约时报》英文和中文网站上搜索，都没有发现上述报道。实验室同时也向美国白宫国安会、国务院查证，获得的回复是：美国立场明确，不支持乌克兰袭击俄罗斯境内。</text:p>
      <text:p text:style-name="P4">
<text:span text:style-name="T4">
深度解析：</text:span>
</text:p>
      <text:p text:style-name="P4">
在微博拥有逾70万粉丝的大V用户“史凝眸”6月7日发文： <text:a xlink:type="simple" xlink:href="https://weibo.com/1347322121/N4eYtESnu" text:style-name="Internet_20_link" text:visited-style-name="Visited_20_Internet_20_Link">
 《美国宣布不再干涉乌克兰进攻俄罗斯本土：因为这是战争》</text:a>
，文中“引述”柯比6日接受《纽约时报》采访时表示：今后白宫不会再劝阻乌克兰进攻俄罗斯本土，因为这是战争，乌克兰有权自己做决定做什么或不做什么。“史凝眸”说：“这是白宫首次明确表示‘不反对’乌克兰进攻俄罗斯本土”。</text:p>
      <text:p text:style-name="P4">
接下来几天，中国网络平台网易、知乎，台湾论坛Mobile01，以及推特等平台，都有网民发布类似内容，声称在乌克兰南部城市赫尔松的新卡霍夫卡大坝被炸后，美国终于不再阻止乌克兰进攻俄国本土。到6月12日，还有网媒刊载<text:a xlink:type="simple" xlink:href="https://redian.news/wxnews/436704" text:style-name="Internet_20_link" text:visited-style-name="Visited_20_Internet_20_Link">
 《【重磅】美国宣布：不再干涉乌克兰进攻俄罗斯本土！》 </text:a>
 等文章。</text:p>
      <text:p text:style-name="P4">
网友发文称美国宣布不再干涉乌克兰进攻俄罗斯本土。（图片取自推特、网易、知乎、Mobile01）  <text:a xlink:type="simple" xlink:href="https://www.rfa.org/mandarin/shishi-hecha/hc-06132023122534.html/7ec456fe.png" text:style-name="Internet_20_link" text:visited-style-name="Visited_20_Internet_20_Link">
</text:a>
</text:p>
      <text:p text:style-name="P4">
针对上述信息，亚洲事实查核实验室在白宫、国务院等机构官网并未查到有关声明，检索《纽约时报》中、英文版网页也没有相关信息，更没有其它国际媒体报道美国政府这项“重要表态”。</text:p>
      <text:p text:style-name="P4">
亚洲事实查核实验室分别向美国白宫国安会、国务院查证。国安会副发言人肖恩·塞维特（SeanSavett）12日以电邮回复表示，美国官方可以确认网传内容是错的，美国的立场很明确，可参阅近期白宫记者会的逐字稿。事实上，柯比 6日才在 <text:a xlink:type="simple" xlink:href="https://www.whitehouse.gov/briefing-room/press-briefings/2023/06/06/press-briefing-by-press-secretary-karine-jean-pierre-and-nsc-coordinator-for-strategic-communications-john-kirby-14/" text:style-name="Internet_20_link" text:visited-style-name="Visited_20_Internet_20_Link">
 白宫记者会</text:a>
 上再度表明，美国不支持在俄罗斯内发动袭击，美国不鼓励也不允许乌克兰这样做。</text:p>
      <text:p text:style-name="P4">
一名国务院发言人12日向亚洲事实查核实验室提供背景说明：“一般而言，我们不支持在俄罗斯境内发动袭击。我们一直把焦点放在提供乌克兰所需的设备和训练，好让他们夺回自己的主权领土。”</text:p>
      <text:p text:style-name="P4">
<text:span text:style-name="T4">
结论：</text:span>
</text:p>
      <text:p text:style-name="P4">
美国不支持在俄罗斯内发动袭击的立场未改变，网上所谓美国不再干涉、阻止乌克兰进攻俄罗斯本土的说法，经查核确认为不实资讯。流传的贴文中所称引述《纽约时报》报道，《纽时》网站上也搜寻不到相关内容。</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6132023122534.html" text:style-name="Internet_20_link" text:visited-style-name="Visited_20_Internet_20_Link">
https://www.rfa.org/mandarin/shishi-hecha/hc-06132023122534.html</text:a>
</text:p>
      <!--NEWS-->
      <text:h text:style-name="P10" text:outline-level="1">
<text:span text:style-name="T4">
美国商务部再将31家中国公司列入出口管制</text:span>
</text:h>
      <text:p text:style-name="P4">
Author: None</text:p>
      <text:p text:style-name="P4">
Publisher: Radio Free Asia (Organization)</text:p>
      <text:p text:style-name="P4">
Published Time: 2023-06-13T12:32:00-04:00</text:p>
      <text:p text:style-name="P4">
Modified Time: 2023-06-13T14:16: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6.599754in" draw:z-index="0">
<draw:image xlink:href="../Images/rfamandarin/2023-06-13T12-32-00-04-00/000000.png" xlink:type="simple" xlink:show="embed" xlink:actuate="onLoad" draw:mime-type="image/png"/>
</draw:frame>
美国商务部12日再将43个实体列入出口管制名单，原因是这些实体参与培训中国军事飞行员和从事其他威胁美国国家安全的活动。 <text:a xlink:type="simple" xlink:href="https://www.rfa.org/mandarin/Xinwen/4-06132023123118.html/@@images/image" text:style-name="Internet_20_link" text:visited-style-name="Visited_20_Internet_20_Link">
</text:a>
美国商务部官网截图美国商务部12日再将43个实体列入出口管制名单，其中有31家是中国公司，原因是这些实体参与培训中国军事飞行员和从事其他威胁美国国家安全的活动。被列入名单的包括先丰服务集团(FrontierServices Group Ltd)，这是一家安保和航空公司，此前由埃里克·普林斯(Erik Prince)经营。此外还包括南非试飞学院(TestFlying Academy of South Africa)，这所飞行学校因招募英国退役飞行员来训练中国军事飞行员而受到英国当局审查。实体名单上的公司因从事被视为违反美国利益的活动而被限制获得美国的出口产品。本次受到管制的公司包括先丰服务集团在中国、肯尼亚、老挝和阿拉伯联合酋长国的分部、南非试飞学院在南非、中国、阿拉伯联合酋长国和英国的分部以及中国航空工业集团(AVIC)在中国和南非的实体。这些航空相关公司因利用西方和北约资源向中国军事飞行员提供培训而被列入名单。总共有31个中国实体此次被添加到名单中，其中一些是因为收购原产于美国的物品以支持中国的军事现代化，例如超高音速武器的开发。 （责编：梒青）</text:p>
      <text:p text:style-name="P4">
Source: <text:a xlink:type="simple" xlink:href="https://www.rfa.org/mandarin/Xinwen/4-06132023123118.html" text:style-name="Internet_20_link" text:visited-style-name="Visited_20_Internet_20_Link">
https://www.rfa.org/mandarin/Xinwen/4-06132023123118.html</text:a>
</text:p>
      <!--NEWS-->
      <text:h text:style-name="P10" text:outline-level="1">
<text:span text:style-name="T4">
中国光伏企业高管在慕尼黑机场下机后被带走</text:span>
</text:h>
      <text:p text:style-name="P4">
Author: None</text:p>
      <text:p text:style-name="P4">
Publisher: Radio Free Asia (Organization)</text:p>
      <text:p text:style-name="P4">
Published Time: 2023-06-13T12:38:06-04:00</text:p>
      <text:p text:style-name="P4">
Modified Time: 2023-06-13T12:38: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4.623178in" draw:z-index="0">
<draw:image xlink:href="../Images/rfamandarin/2023-06-13T12-38-06-04-00/000000.png" xlink:type="simple" xlink:show="embed" xlink:actuate="onLoad" draw:mime-type="image/png"/>
</draw:frame>
图为在德国慕尼黑举行的欧洲国际太阳能技术博览会预定展示的农业光伏发电——采集太阳能。 <text:a xlink:type="simple" xlink:href="https://www.rfa.org/mandarin/Xinwen/5-06132023123325.html/@@images/image" text:style-name="Internet_20_link" text:visited-style-name="Visited_20_Internet_20_Link">
</text:a>
美联社  6月12日，有多名准备参加2023年德国慕尼黑国际太阳能技术博览会（IntersolarEurope）的中国光伏企业高管在慕尼黑机场遭人带走。据中国多家媒体报道，当事人已被请回，起因可能涉及违反价格承诺有关的历史遗留问题，个别违规企业需要补税。据《上海证券报》报道，其中一名参与博览会的光伏企业高管表示，“他们估计早就掌握好各种信息，准备好来抓的。” 另一名消息人士则指出，这次被带走的不止一人。另据《贝壳财经》报道，被带走的其中一名当事人浦永华称：“被他们叫去调查一下，已经出来了。”被问及被带去调查是否涉及大事时，浦永华表示“没事”。公开数据显示，浦永华曾任职于润达光伏，后参与创立了江苏格林保尔新能源有限公司，目前持有公司30.6%的股份。事后中国光伏行业协会称，这次协助德国当局调查的只有其一人，不涉及网传的多家中国光伏企业，也没有出现多名人员协助调查的情况。中国光伏行业协会一名高层周二称：“很多网传消息并不实，而且涉及的是之前‘双反’的事，希望外界不要胡乱炒作。我们也已经和这个人联系上了。他已经回到酒店，只是协助调查。”据悉，2019年同样在德国慕尼黑的Intersolar Europe展会期间，也有两名中国光伏企业高管被德国相关部门带走。 （责编：梒青）</text:p>
      <text:p text:style-name="P4">
Source: <text:a xlink:type="simple" xlink:href="https://www.rfa.org/mandarin/Xinwen/5-06132023123325.html" text:style-name="Internet_20_link" text:visited-style-name="Visited_20_Internet_20_Link">
https://www.rfa.org/mandarin/Xinwen/5-06132023123325.html</text:a>
</text:p>
      <!--NEWS-->
      <text:h text:style-name="P10" text:outline-level="1">
<text:span text:style-name="T4">
投资人聚焦美通膨数据 亚股随华尔街涨势多收高</text:span>
</text:h>
      <text:p text:style-name="P4">
Publisher: 法新社</text:p>
      <text:p text:style-name="P4">
Published Time: 2023-06-13T13:02:09+00:00</text:p>
      <text:p text:style-name="P4">
Modified Time: 2023-06-13T12:50:02+00:00</text:p>
      <text:p text:style-name="P4">
Description: （法新社香港13日电） 美国股市走高拉抬亚洲股市上涨，投资人等待今天稍后公布的美国关键通货膨胀数据，这些数据可能在联准会备受期待的利率决策中发挥重要作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3.617581in" draw:z-index="0">
<draw:image xlink:href="../Images/rficn/2023-06-13T13-02-09-00-00/000000.png" xlink:type="simple" xlink:show="embed" xlink:actuate="onLoad" draw:mime-type="image/png"/>
</draw:frame>
</text:p>
      <text:p text:style-name="P4">
市场预期美国联邦准备理事会（Fed）连续10度升息后，14日开会将决议按兵不动，因为数据显示美国经济仍然健康，但迹象显示货币紧缩措施开始发挥作用。</text:p>
      <text:p text:style-name="P4">
分析师看好下个月暂停升息的可能性很大，尽管他们警告，消费者物价指数若超乎预估恐迫使官员继续升息。</text:p>
      <text:p text:style-name="P4">
市场预期借贷成本将按兵不动的乐观心理已带动推升本月股市走势，美股标准普尔500指数自去年10月低点迄今涨幅达20%，进入牛市。</text:p>
      <text:p text:style-name="P4">
SPI资产管理公司（SPI Asset Managemen）分析师殷尼斯（StephenInnes）说：「联准会料将跳过在6月会议升息，但仍将伴随着强硬的鹰派评论，以驳斥任何认为6月暂停升息吹响升息循环告终号角的想法。」</text:p>
      <text:p text:style-name="P4">
亚股今天上午走势不振，但在前一天华尔街股市的涨势带动下，终场涨多跌少。</text:p>
      <text:p text:style-name="P4">
东京、香港、上海、雪梨、首尔、威灵顿、孟买、曼谷和台北股市都走扬。新加坡、吉隆坡和雅加达股市则微幅收跌。（译者：林沂锋/核稿：刘淑琴）</text:p>
      <text:p text:style-name="P4">
Source: <text:a xlink:type="simple" xlink:href="https://www.rfi.fr/cn/%E8%B4%A2%E7%BB%8F%E5%BF%AB%E8%AE%AF/20230613-%E6%8A%95%E8%B5%84%E4%BA%BA%E8%81%9A%E7%84%A6%E7%BE%8E%E9%80%9A%E8%86%A8%E6%95%B0%E6%8D%AE-%E4%BA%9A%E8%82%A1%E9%9A%8F%E5%8D%8E%E5%B0%94%E8%A1%97%E6%B6%A8%E5%8A%BF%E5%A4%9A%E6%94%B6%E9%AB%98" text:style-name="Internet_20_link" text:visited-style-name="Visited_20_Internet_20_Link">
https://www.rfi.fr/cn/%E8%B4%A2%E7%BB%8F%E5%BF%AB%E8%AE%AF/20230613-%E6%8A%95%E8%B5%84%E4%BA%BA%E8%81%9A%E7%84%A6%E7%BE%8E%E9%80%9A%E8%86%A8%E6%95%B0%E6%8D%AE-%E4%BA%9A%E8%82%A1%E9%9A%8F%E5%8D%8E%E5%B0%94%E8%A1%97%E6%B6%A8%E5%8A%BF%E5%A4%9A%E6%94%B6%E9%AB%98</text:a>
</text:p>
      <!--NEWS-->
      <text:h text:style-name="P10" text:outline-level="1">
<text:span text:style-name="T4">
台湾外长会见捷克参议院议长激怒了中国</text:span>
</text:h>
      <text:p text:style-name="P4">
Author: None</text:p>
      <text:p text:style-name="P4">
Publisher: Radio Free Asia (Organization)</text:p>
      <text:p text:style-name="P4">
Published Time: 2023-06-13T13:09:00-04:00</text:p>
      <text:p text:style-name="P4">
Modified Time: 2023-06-13T13:14: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612011in" draw:z-index="0">
<draw:image xlink:href="../Images/rfamandarin/2023-06-13T13-09-00-04-00/000000.png" xlink:type="simple" xlink:show="embed" xlink:actuate="onLoad" draw:mime-type="image/png"/>
</draw:frame>
2021年10月27日，捷克参议院议长韦德齐曾经颁发国际贵宾银质奖章给造访的台湾外交部长吴钊燮。 <text:a xlink:type="simple" xlink:href="https://www.rfa.org/mandarin/Xinwen/6-06132023130411.html/@@images/image" text:style-name="Internet_20_link" text:visited-style-name="Visited_20_Internet_20_Link">
</text:a>
路透社资料图片  据路透社6 月 13 日发自布拉格的消息，台湾的外交部长吴钊燮周二会见了捷克参议院议长韦德齐（MilosVystrcil），这是激怒中国的欧洲之行的一部分。 这是吴钊燮继 2021 年访问中欧北约和欧盟成员国后，第二次访问中欧北约和欧盟成员国。中国声称自治的台湾是自己的领土，并且从未放弃使用武力将台湾置于其控制之下。 台湾强烈反对中国的主权主张，并表示只有台湾人民才能决定他们的未来。除梵蒂冈外，台湾与任何欧洲国家都没有正式外交关系。但中欧和东欧国家一直热衷于表达对台湾的支持——尤其是在俄罗斯入侵乌克兰之后——无视北京对此类接触的愤怒，并减轻台湾在国际上的外交孤立。中央社的报道说，吴钊燮这次造访捷克，14日可望与总统帕维尔（PetrPavel）在“欧洲价值安全政策中心”的会议同台亮相；由于欧洲领袖向来避免与台湾高层官员同台，此举显得非比寻常。中国外交部上周五敦促欧洲不要与台湾进行任何官方往来或支持“独立势力”。 路透社的消息说，中国驻布拉格大使馆13日没有立即回应置评请求。 （责编：梒青）</text:p>
      <text:p text:style-name="P4">
Source: <text:a xlink:type="simple" xlink:href="https://www.rfa.org/mandarin/Xinwen/6-06132023130411.html" text:style-name="Internet_20_link" text:visited-style-name="Visited_20_Internet_20_Link">
https://www.rfa.org/mandarin/Xinwen/6-06132023130411.html</text:a>
</text:p>
      <!--NEWS-->
      <text:h text:style-name="P10" text:outline-level="1">
<text:span text:style-name="T4">
继伊朗之后：美国否认存在缔结临时核协议的谈判</text:span>
</text:h>
      <text:p text:style-name="P4">
Author: 半岛电视台＋通讯社</text:p>
      <text:p text:style-name="P4">
Publisher: Al Jazeera</text:p>
      <text:p text:style-name="P4">
Published Time: 2023-06-13T13:11:22</text:p>
      <text:p text:style-name="P4">
Modified Time: 2023-06-13T13:11:54</text:p>
      <text:p text:style-name="P4">
Description: 一名美国官员对路透社记者表示，美国现在并没有与伊朗就其核计划达成临时协议而进行谈判。</text:p>
      <text:p text:style-name="P4">
Images: ["<text:a xlink:type="simple" xlink:href="https://chinese.aljazeera.net/wp-content/uploads/2023/06/GettyImages-1314798683-1-1686661019.jpg" text:style-name="Internet_20_link" text:visited-style-name="Visited_20_Internet_20_Link">
GettyImages-1...</text:a>
", "<text:a xlink:type="simple" xlink:href="https://chinese.aljazeera.net/wp-content/uploads/2023/06/image-2-1686660967.jpg" text:style-name="Internet_20_link" text:visited-style-name="Visited_20_Internet_20_Link">
image-2-16866...</text:a>
"]</text:p>
      <text:p text:style-name="P4">
Topics: ['政治', '新闻']</text:p>
      <text:p text:style-name="P4">
Keywords: ['政治', '新闻', '世界', '伊朗', '美国']</text:p>
      <text:p text:style-name="P4">
Type: Article</text:p>
      <!--METADATA-->
      <text:p text:style-name="P4">
<draw:frame draw:style-name="fr1" draw:name="Image252" text:anchor-type="as-char" svg:width="6.9236in" svg:height="4.608995in" draw:z-index="0">
<draw:image xlink:href="../Images/Aljazeera Chinese/2023-06-13T13-11-22/GettyImages-1314798683-1-1686661019.jpg" xlink:type="simple" xlink:show="embed" xlink:actuate="onLoad" draw:mime-type="image/jpeg"/>
</draw:frame>
为恢复伊朗核协议而举行的维也纳谈判并未获得成功 (盖帝图像)</text:p>
      <text:p text:style-name="P4">
一名美国官员对路透社记者表示，美国现在并没有与伊朗就其核计划达成临时协议而进行谈判，而伊朗外交部也在12日否认存在任何谈判以在世界六大强国之间就其核问题达成临时协议。</text:p>
      <text:p text:style-name="P4">
这位不愿透露姓名的美国官员表示，美国已向伊朗方面明确表示，为了不引发危机，必须避免采取升级措施，而且伊朗可以采取降级措施以创造一个更加积极的环境。</text:p>
      <text:p text:style-name="P4">
他还指出，美国希望看到伊朗与国际原子能机构之间开展更多合作。</text:p>
      <text:p text:style-name="P4">
这位官员并没有否认媒体关于美国和伊朗在最近有所接触的报道，但他明确表示，有关他们专注于达成临时核协议的揣测并不准确。</text:p>
      <text:h text:style-name="P13" text:outline-level="4">
<text:span text:style-name="T4">
阿曼的调解</text:span>
</text:h>
      <text:p text:style-name="P4">
伊朗外交部发言人纳赛尔·卡纳尼在12日表示，在阿曼的调解下，伊朗继续与美国举行间接会谈，他还补充称，德黑兰与华盛顿之间的信息交流仍在持续。</text:p>
      <text:p text:style-name="P4">
<draw:frame draw:style-name="fr1" draw:name="Image253" text:anchor-type="as-char" svg:width="6.9236in" svg:height="3.894525in" draw:z-index="0">
<draw:image xlink:href="../Images/Aljazeera Chinese/2023-06-13T13-11-22/image-2-1686660967.jpg" xlink:type="simple" xlink:show="embed" xlink:actuate="onLoad" draw:mime-type="image/jpeg"/>
</draw:frame>
 美国与伊朗之间存在分歧的问题  将伊斯兰革命卫队从“恐怖组织”名单中除名 (半岛电视台)</text:p>
      <text:p text:style-name="P4">
自上世纪80年伊朗革命爆发以来，伊朗与美国之间就断绝了外交关系。</text:p>
      <text:p text:style-name="P4">
卡纳尼补充称，有关伊朗与美国之间存在临时协议或任何安排的消息是不准确的，并且伊朗正在根据2015年的核协议来与相应各方进行沟通。</text:p>
      <text:p text:style-name="P4">
该伊朗发言人认为，媒体上流传的关于达成临时协议或者任何其他安排而非核协议的消息，“不过是媒体的揣测，或者是各方为在谈判过程中寻找缺陷以实现其特殊政治目标的尝试。”</text:p>
      <text:p text:style-name="P4">
几天之前，英国新闻网站“中东之眼”援引两名未透露身份的消息人士的话报道称，伊朗和美国已经“达成了临时协议草案”，并且已将其提交给两国领导人。 .</text:p>
      <text:p text:style-name="P4">
该英国网站称，伊朗将遵守停止丰度达60%或以上的铀浓缩活动的规定，并将继续与联合国国际原子能机构开展合作，以换取允许其每年出口约100万桶石油，并获得其“被冻结在国外的资金和收入”。</text:p>
      <text:p text:style-name="P4">
自美国和伊朗之间为恢复2015年伊朗与世界主要大国（美国、俄罗斯、中国、法国、英国和德国）达成的核协议的间接谈判在去年宣告破裂以来，美国和欧洲的官员一直在寻找遏制伊朗核计划的方法。</text:p>
      <text:p text:style-name="P4">
Source: <text:a xlink:type="simple" xlink:href="https://chinese.aljazeera.net/news/political/2023/6/13/%e7%bb%a7%e4%bc%8a%e6%9c%97%e4%b9%8b%e5%90%8e%e7%be%8e%e5%9b%bd%e5%90%a6%e8%ae%a4%e5%ad%98%e5%9c%a8%e7%bc%94%e7%bb%93%e4%b8%b4%e6%97%b6%e6%a0%b8%e5%8d%8f%e8%ae%ae%e7%9a%84%e8%b0%88%e5%88%a4" text:style-name="Internet_20_link" text:visited-style-name="Visited_20_Internet_20_Link">
https://chinese.aljazeera.net/news/political/2023/6/13/%e7%bb%a7%e4%bc%8a%e6%9c%97%e4%b9%8b%e5%90%8e%e7%be%8e%e5%9b%bd%e5%90%a6%e8%ae%a4%e5%ad%98%e5%9c%a8%e7%bc%94%e7%bb%93%e4%b8%b4%e6%97%b6%e6%a0%b8%e5%8d%8f%e8%ae%ae%e7%9a%84%e8%b0%88%e5%88%a4</text:a>
</text:p>
      <!--NEWS-->
      <text:h text:style-name="P10" text:outline-level="1">
<text:span text:style-name="T4">
巴勒斯坦总统阿巴斯访问北京</text:span>
</text:h>
      <text:p text:style-name="P4">
Author: None (Language: zh)</text:p>
      <text:p text:style-name="P4">
Publisher: None</text:p>
      <text:p text:style-name="P4">
Time: 2023-06-13T13:48:00Z</text:p>
      <text:p text:style-name="P4">
Description: 本周二（6月13日），巴勒斯坦国总统马哈茂德·阿巴斯抵达北京，开启对中国为期四天的国事访问。巴勒斯坦通讯社报道，阿巴斯访华期间将与中国国家主席习近平以及国务院总理李强举行会晤。</text:p>
      <text:p text:style-name="P4">
Videos: []</text:p>
      <text:p text:style-name="P4">
Images: []</text:p>
      <text:p text:style-name="P4">
Subject: 时政风云</text:p>
      <text:p text:style-name="P4">
Subjects: ['伊朗', '岛屿主权争端', '专题报道：全景观看“习马会”', '巴勒斯坦', '中国', '中共十九大', '德中关系']</text:p>
      <text:p text:style-name="P4">
Keywords: ['巴勒斯坦', '阿巴斯', '中国', '访问', '沙特', '伊朗']</text:p>
      <text:p text:style-name="P4">
ID: 65904007</text:p>
      <!--METADATA-->
      <text:p text:style-name="P4">
<text:a xlink:type="simple" xlink:href="https://www.dw.com/zh/overlay/image/article/65904007/57382751" text:style-name="Internet_20_link" text:visited-style-name="Visited_20_Internet_20_Link">
 </text:a>
</text:p>
      <text:p text:style-name="P4">
阿巴斯从2005年到2017年已经四次访问中国。</text:p>
      <text:p text:style-name="P4">
（德国之声中文网）据巴勒斯坦通讯社（WAFA）报道，巴勒斯坦国总统 <text:a xlink:type="simple" xlink:href="https://www.dw.com/zh/zh/巴勒斯坦主席阿巴斯一语惊人引发众怒/a-62836975" text:style-name="Internet_20_link" text:visited-style-name="Visited_20_Internet_20_Link">
 马哈茂德·阿巴斯</text:a>
 （MahmudAbbas）访华期间将与中国国家主席习近平就“巴拉斯坦最新局势以及双方都感兴趣的国际议题”交换意见。</text:p>
      <text:p text:style-name="P4">
上周，中国外交部发言人汪文斌在记者会上表示，“阿巴斯总统是中国人民的老朋友、好朋友。他是今年中方接待的首位阿拉伯国家元首，充分体现了中巴友好关系的高水平”。</text:p>
      <text:p text:style-name="P4">
他还说：“中方一贯坚定支持巴勒斯坦人民恢复民族合法权利的正义事业。”</text:p>
      <text:p text:style-name="P4">
去年12月，中国国家主席习近平在沙特首都利雅得出席首届中国－阿拉伯国家峰会、首届中国－海湾阿拉伯国家合作委员会峰会期间会见了巴勒斯坦总统阿巴斯。习近平在会见中表示，中方将继续为推动巴勒斯坦问题早日得到公正持久解决不懈努力。</text:p>
      <text:p text:style-name="P4">
中国希望在地区冲突中确立自己作为调解人的地位。今年4月17日，中国外长秦刚分别同巴勒斯坦和以色列外长通电话，强调中国愿为以巴双方尽快恢复和谈发挥积极作用。</text:p>
      <text:p text:style-name="P4">
北京方面努力扩大与中东国家的关系，也是为了削弱美国在该地区的影响力。</text:p>
      <text:p text:style-name="P4">
在中国的外交斡旋之下，长期对立的 <text:a xlink:type="simple" xlink:href="https://www.dw.com/zh/zh/沙特和伊朗外长在北京签署恢复邦交声明/a-65251448" text:style-name="Internet_20_link" text:visited-style-name="Visited_20_Internet_20_Link">
 伊朗和沙特实现历史性和解</text:a>
，重新恢复了邦交。上周，美国国务卿布林肯对沙特进行访问之后对外表示，沙特没有被强迫在华盛顿和北京之间选边站。</text:p>
      <text:p text:style-name="P4">
日前，巴勒斯坦民族解放运动（法塔赫）中央委员、阿拉伯关系和中国事务部部长阿巴斯·扎基（AbbasZaki）接受新华社采访时说，中国和巴勒斯坦是“比兄弟还要亲近的朋友”。他还说，总统阿巴斯此访将聚焦“阿拉伯和平倡议”，期待中国今后在巴以问题上继续发挥更大作用。</text:p>
      <text:p text:style-name="P4">
（法新社）</text:p>
      <text:p text:style-name="P4">
Source: <text:a xlink:type="simple" xlink:href="https://www.dw.com/zh/巴勒斯坦总统阿巴斯访问北京/a-65904007" text:style-name="Internet_20_link" text:visited-style-name="Visited_20_Internet_20_Link">
https://www.dw.com/zh/巴勒斯坦总统阿巴斯访问北京/a-65904007?maca=chi-rss-chi-all-1127-rdf</text:a>
</text:p>
      <!--NEWS-->
      <text:h text:style-name="P10" text:outline-level="1">
<text:span text:style-name="T4">
特朗普被提审：在迈阿密出庭时将发生什么</text:span>
</text:h>
      <text:p text:style-name="P4">
Author: 半岛电视台＋通讯社</text:p>
      <text:p text:style-name="P4">
Publisher: Al Jazeera</text:p>
      <text:p text:style-name="P4">
Published Time: 2023-06-13T13:49:14</text:p>
      <text:p text:style-name="P4">
Modified Time: 2023-06-13T13:49:47</text:p>
      <text:p text:style-name="P4">
Description: 唐纳德·特朗普将在历史性刑事案件中首次出庭，他被指控存放绝密政府文件并危害国家安全。</text:p>
      <text:p text:style-name="P4">
Images: ["<text:a xlink:type="simple" xlink:href="https://chinese.aljazeera.net/wp-content/uploads/2023/06/1-1686663122.png" text:style-name="Internet_20_link" text:visited-style-name="Visited_20_Internet_20_Link">
1-1686663122.png</text:a>
"]</text:p>
      <text:p text:style-name="P4">
Topics: ['唐纳德·特朗普', '新闻']</text:p>
      <text:p text:style-name="P4">
Keywords: ['唐纳德·特朗普', '新闻', '美国']</text:p>
      <text:p text:style-name="P4">
Type: Article</text:p>
      <!--METADATA-->
      <text:p text:style-name="P4">
<draw:frame draw:style-name="fr1" draw:name="Image255" text:anchor-type="as-char" svg:width="6.9236in" svg:height="4.612736in" draw:z-index="0">
<draw:image xlink:href="../Images/Aljazeera Chinese/2023-06-13T13-49-14/1-1686663122.png" xlink:type="simple" xlink:show="embed" xlink:actuate="onLoad" draw:mime-type="image/png"/>
</draw:frame>
 特朗普周一下午 3 点左右（格林威治标准时间19:00）抵达佛罗里达（路透）</text:p>
      <text:p text:style-name="P4">
唐纳德·特朗普将在历史性刑事案件中首次出庭，他被指控存放绝密政府文件并危害国家安全。</text:p>
      <text:p text:style-name="P4">
司法部在美国历史上首次起诉前总统，可能会被判重刑。</text:p>
      <text:p text:style-name="P4">
特朗普于周一下午 3 点左右（格林威治标准时间 19:00）抵达佛罗里达州，预计将于周二下午 3 点在迈阿密联邦法院出庭。</text:p>
      <text:h text:style-name="P13" text:outline-level="4">
<text:span text:style-name="T4">
存在哪些指控？</text:span>
</text:h>
      <text:p text:style-name="P4">
上周启封的一份长达 49 页的起诉书指控特朗普犯有 37 项重罪，其中 31 项与故意保留国防信息有关，其他指控包括串谋阻挠和虚假陈述。</text:p>
      <text:p text:style-name="P4">
特朗普被指控在他于 2021年卸任时非法随意地将数十份敏感的国家安全文件存放在他位于佛罗里达州的海湖庄园中，拒绝归还这些文件，并密谋阻挠调查人员追回这些文件。</text:p>
      <text:p text:style-name="P4">
与此同时，特朗普还被指控与没有安全许可的人分享敏感的美国机密，这起案件比他之前遇到的任何案件都要严重得多。</text:p>
      <text:p text:style-name="P4">
起诉书中谈及，特朗普存放的材料包括美国和外国政府的核计划、国防和武器能力，检察官表示，这些信息如果被泄露，可能会使军方成员、机密人力资源和情报收集方法面临风险。</text:p>
      <text:p text:style-name="P4">
证据还包括照片，这些照片显示本应存放在国家档案馆的箱子堆放在他海滨别墅的舞厅、厕所和淋浴间。</text:p>
      <text:p text:style-name="P4">
检察官表示，特朗普后来试图阻挠政府追回文件的努力，包括指示与特朗普一起被指控的私人助理沃尔特·诺塔 (Walt Nauta)移动箱子以隐藏它们，并向他自己的律师建议他隐藏或销毁司法部传票要求的文件。</text:p>
      <text:h text:style-name="P13" text:outline-level="4">
<text:span text:style-name="T4">
我们对第一次听证会或传讯有何期待？</text:span>
</text:h>
      <text:p text:style-name="P4">
法官解释指控的第一次听证会被称为传讯。</text:p>
      <text:p text:style-name="P4">
指纹和头像通常是在被告出庭受审之前采集的。</text:p>
      <text:p text:style-name="P4">
预计特朗普将否认这些指控，他此前认为这些指控“荒谬可笑”。</text:p>
      <text:p text:style-name="P4">
特朗普在抵达迈阿密后告诉当地一家保守的西班牙裔广播电台说，“从来没有过这样的事情，从来没有发生过像这样的政治迫害。”</text:p>
      <text:p text:style-name="P4">
尽管特朗普将在联邦地方法官面前出庭，但此案已分配给地区法院法官艾琳·坎农 (AileenCannon)，后者去年裁定任命一名特别主管审查查获的机密文件，联邦上诉小组最终推翻了她的裁决，坎农于 2020 年 5 月在特朗普执政期间被任命为替补席。</text:p>
      <text:p text:style-name="P4">
目前尚不清楚随着案件的推进，特朗普可能会引用哪些辩护理由。</text:p>
      <text:p text:style-name="P4">
他的两名主要律师在周五被起诉后的第二天早上宣布辞职，但没有详细说明这一决定背后的原因，另一位特朗普律师埃文·科科伦(EvanCorcoran)的笔记和回忆在整个起诉书中被反复引用，这表明检察官可能将他视为关键证人。</text:p>
      <text:p text:style-name="P4">
特朗普曾表示，尽管周一没有发布任何公告，但他正在寻求增加他的法律团队，根据该地区的规定，被告必须有当地律师才能进行传讯。</text:p>
      <text:p text:style-name="P4">
执法人员正在为潜在的骚乱做准备，此前，特朗普鼓励支持者参加计划在法院举行的抗议活动，迈阿密警方表示，他们正在为多达 50000人的抗议活动做好准备，并为可能发生的暴力事件做好准备。</text:p>
      <text:p text:style-name="P4">
一些共和党立法者因可能引发暴力的言论而受到批评，包括路易斯安那州的克莱·希金斯，他告诉支持者“系好安全带”，也包括亚利桑那州的安迪·比格斯，他发表推文称，“我们现在已经到了战争阶段，以牙还牙。”</text:p>
      <text:p text:style-name="P4">
听证会结束后，预计特朗普将飞往他位于新泽西州贝德明斯特的高尔夫俱乐部，在支持者面前的一次演讲中重申自己的清白。</text:p>
      <text:h text:style-name="P13" text:outline-level="4">
<text:span text:style-name="T4">
特朗普最终会入狱吗？</text:span>
</text:h>
      <text:p text:style-name="P4">
这些指控可能会导致长达数十年的监禁，其中包括违反将未经授权拥有国防信息定为刑事犯罪的《间谍法》，以及串谋妨碍司法公正，最高可判处 20 年监禁。</text:p>
      <text:p text:style-name="P4">
由特朗普任命的前司法部长威廉·巴尔对这位前总统的困境做出了严峻的评估。</text:p>
      <text:p text:style-name="P4">
巴尔谈及福克斯新闻指控时表示，“即使有一半是真的，那他就完蛋了，”他并补充说，“我的意思是，这很漂亮——这是一份非常详细的起诉书，而且非常、非常可恶，在这里把特朗普描绘成受害者的想法——政治迫害的受害者是荒谬的。”</text:p>
      <text:p text:style-name="P4">
特别检察官杰克·史密斯——他还在调查特朗普为扭转 2020 年输给拜登所做的努力——的起诉书在很大程度上依赖于特朗普本人。</text:p>
      <text:h text:style-name="P13" text:outline-level="4">
<text:span text:style-name="T4">
特朗普还能在2024年竞选总统吗？</text:span>
</text:h>
      <text:p text:style-name="P4">
法律专家表示，起诉书并没有阻止他竞选总统——或者即使他被判有罪也不能阻止他上任。</text:p>
      <text:p text:style-name="P4">
可能要到 2024 年 11 月总统大选之后才能进行佛罗里达州的任何联邦审判。</text:p>
      <text:p text:style-name="P4">
有刑事定罪的候选人过去曾竞选总统，之前的两位候选人，1920 年的尤金·维克多·“金尼”·德布斯和 1992 年的林登·拉鲁什，都从监狱逃跑了。</text:p>
      <text:p text:style-name="P4">
这位在 2024 年共和党初选中脱颖而出的领跑者发表誓言称，无论案件结果如何，他都将继续竞选。</text:p>
      <text:p text:style-name="P4">
特朗普还将于 2024 年 3 月在纽约州法院的另一起案件中接受审判，案件起因是向一名色情明星支付封口费，他于 4 月在纽约法院出庭审理该案。</text:p>
      <text:p text:style-name="P4">
尽管对他提起了法律诉讼，但路透社/益普索的一项新民意调查发现，特朗普的绝大多数共和党同僚认为这些诉讼是出于政治动机。</text:p>
      <text:p text:style-name="P4">
Source: <text:a xlink:type="simple" xlink:href="https://chinese.aljazeera.net/donald-trump/2023/6/13/%e7%89%b9%e6%9c%97%e6%99%ae%e8%a2%ab%e6%8f%90%e5%ae%a1%e5%9c%a8%e8%bf%88%e9%98%bf%e5%af%86%e5%87%ba%e5%ba%ad%e6%97%b6%e5%b0%86%e5%8f%91%e7%94%9f%e4%bb%80%e4%b9%88" text:style-name="Internet_20_link" text:visited-style-name="Visited_20_Internet_20_Link">
https://chinese.aljazeera.net/donald-trump/2023/6/13/%e7%89%b9%e6%9c%97%e6%99%ae%e8%a2%ab%e6%8f%90%e5%ae%a1%e5%9c%a8%e8%bf%88%e9%98%bf%e5%af%86%e5%87%ba%e5%ba%ad%e6%97%b6%e5%b0%86%e5%8f%91%e7%94%9f%e4%bb%80%e4%b9%88</text:a>
</text:p>
      <!--NEWS-->
      <text:h text:style-name="P10" text:outline-level="1">
<text:span text:style-name="T4">
英国外相拟访华惹朝野反对　更有议员进行斥责</text:span>
</text:h>
      <text:p text:style-name="P4">
Author: None</text:p>
      <text:p text:style-name="P4">
Publisher: Radio Free Asia (Organization)</text:p>
      <text:p text:style-name="P4">
Published Time: 2023-06-13T14:14:00-04:00</text:p>
      <text:p text:style-name="P4">
Modified Time: 2023-06-13T16:47:28-04:00</text:p>
      <text:p text:style-name="P4">
Description: None</text:p>
      <text:p text:style-name="P4">
Videos: []</text:p>
      <text:p text:style-name="P4">
Audios: ["<text:a xlink:type="simple" xlink:href="https://www.rfa.org/mandarin/yataibaodao/junshiwaijiao/al-06132023101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88615in" draw:z-index="0">
<draw:image xlink:href="../Images/rfamandarin/2023-06-13T14-14-00-04-00/000000.png" xlink:type="simple" xlink:show="embed" xlink:actuate="onLoad" draw:mime-type="image/png"/>
</draw:frame>
在英国下议院外委会一场会议上，外相克莱弗利遭在野工党下议员布赖恩特（Chris Bryant）直斥是“中国走狗” （Chinese stooge）。 <text:a xlink:type="simple" xlink:href="https://www.rfa.org/mandarin/yataibaodao/junshiwaijiao/al-06132023101716.html/@@images/image" text:style-name="Internet_20_link" text:visited-style-name="Visited_20_Internet_20_Link">
</text:a>
（英国国会视频截图）  <text:a xlink:type="simple" xlink:href="https://www.rfa.org/mandarin/yataibaodao/junshiwaijiao/al-06132023101716.html/@@stream" text:style-name="Internet_20_link" text:visited-style-name="Visited_20_Internet_20_Link">
Audio-1-Link：https://www.rfa.org/mandarin/yataibaodao/junshiwaijiao/al-06132023101716.html/@@stream</text:a>
</text:p>
      <text:p text:style-name="P4">
英国政府近日对华态度明显放软，外相更计划访问中国，此举引来朝野反对。有国会议员更当面斥责外相克莱弗利（JamesCleverly）。英国传媒引述消息，表示，如果外相坚持访华，将有部长级官员辞职抗议。</text:p>
      <ul>
        <li>
<text:span text:style-name="T4">
<text:a xlink:type="simple" xlink:href="https://www.rfa.org/mandarin/yataibaodao/gangtai/al-05292023140315.html" text:style-name="Internet_20_link" text:visited-style-name="Visited_20_Internet_20_Link">
 英国教会取消港人活动场地 港人忧中共长臂管治入侵英国 </text:a>
 </text:span>
  * <text:span text:style-name="T4">
<text:a xlink:type="simple" xlink:href="https://www.rfa.org/mandarin/yataibaodao/junshiwaijiao/al-05182023125525.html" text:style-name="Internet_20_link" text:visited-style-name="Visited_20_Internet_20_Link">
 苏纳克政府拒关孔子学院 英国调整对华战略？ </text:a>
 </text:span>
  * <text:span text:style-name="T4">
<text:a xlink:type="simple" xlink:href="https://www.rfa.org/mandarin/yataibaodao/gangtai/al-05092023123343.html" text:style-name="Internet_20_link" text:visited-style-name="Visited_20_Internet_20_Link">
 英港官员互访聚焦经贸合作 人权问题束之高阁？ </text:a>
 </text:span>
  * <text:span text:style-name="T4">
<text:a xlink:type="simple" xlink:href="https://www.rfa.org/mandarin/yataibaodao/junshiwaijiao/al-04262023122952.html" text:style-name="Internet_20_link" text:visited-style-name="Visited_20_Internet_20_Link">
 英外相吁建"具建设性"英中关系 鹰派指为访华讨好北京 </text:a>
 </text:span>
</li>
      </ul>
      <text:p text:style-name="P4">
英国下议院外交事务委员会周一（12日）举行会议，外相克莱弗利（James Cleverly）就政府“向印太倾斜”（tilt to the Indo-Pacific）政策接受议员质询。多名议员关注英国政府的对华政策转向， 特别是克莱弗利访问中国的计划。</text:p>
      <text:p text:style-name="P4">
<text:span text:style-name="T4">
议员怒怼外相：中国奏乐，你就起舞</text:span>
</text:p>
      <text:p text:style-name="P4">
在野工党下议员布赖恩特（ChrisBryant）表示，中国仍制裁多名英国议员，而中国驻英大使郑泽光仍被禁止进入英国国会大厦，质疑克莱弗利为何会认为自己适宜访问中国。他又追问克莱弗利会否带同保安事务国务大臣图根达特（TomTugendhat）一同到北京。</text:p>
      <text:p text:style-name="P4">
身兼下议员的图根达特，曾联署谴责中国针对新疆维吾尔人的行为，在2021年被中国制裁、禁止入境，因此根本不可能进入中国。布赖恩特的提问，显然是要让克莱弗利尴尬。他更直斥克莱弗利是“中国走狗”（Chinese stooge）。</text:p>
      <text:p text:style-name="P4">
布赖恩特说：“你基本上就是和中国一唱一和，只要中国奏乐，你就会起舞。你就是一只中国走狗，他们要什么，你就去做。”</text:p>
      <text:p text:style-name="P4">
 在野工党下议员布赖恩特（ChrisBryant）怒怼外相。（英国国会视频截图）  <text:a xlink:type="simple" xlink:href="https://www.rfa.org/mandarin/yataibaodao/junshiwaijiao/al-06132023101716.html/000_32lq9ku.jpg" text:style-name="Internet_20_link" text:visited-style-name="Visited_20_Internet_20_Link">
 </text:a>
</text:p>
      <text:p text:style-name="P4">
<text:span text:style-name="T4">
外相批议员“无礼” 促撤回言论</text:span>
</text:p>
      <text:p text:style-name="P4">
面对布赖恩特的攻击，克莱弗利明显不悦，质疑对方是想“弄个好头条”。他解释作为外交大臣，就是要和外国政府打交道，强调自己每次和中方会面，都会提出新疆和香港等争议性问题。</text:p>
      <text:p text:style-name="P4">
克莱弗利说：“事实上外交大臣的工作，就是和外国政府接触，包括我们不认同的政府。我们这样做是为了提出我们不认同的问题，我也这样做了。无论是新疆、香港，还是英国议员被制裁的问题，我每次和中国政府代表开会和谈话时，都会提出，也会继续这样做。”</text:p>
      <text:p text:style-name="P4">
克莱弗利批评布赖恩特的言论“无礼”，而且“毫无根据”，促请对方撤回言论。对于中国制裁英国议员，他表示“完全反对”，但强调他的职责是要寻求发挥影响力。</text:p>
      <text:p text:style-name="P4">
面对布赖恩特的攻击，克莱弗利明显不悦。（英国国会视频截图）  <text:a xlink:type="simple" xlink:href="https://www.rfa.org/mandarin/yataibaodao/junshiwaijiao/al-06132023101716.html/adfa97b6-d046-4ecc-b99d-91b538b68ff8.jpeg" text:style-name="Internet_20_link" text:visited-style-name="Visited_20_Internet_20_Link">
</text:a>
</text:p>
      <text:p text:style-name="Quotations">

<text:p text:style-name="P4">
英国外相克莱弗利（James&gt;
 Cleverly）早前称要和中国建立“稳建而具建设性”的关系，而且正筹划访华行程，引来朝野反对。在英国下议院外交事务委员会周一（12日）的会议上，下议员布赖恩特（Chris…&gt;
 <text:a xlink:type="simple" xlink:href="https://t.co/ewp4jGw7zD" text:style-name="Internet_20_link" text:visited-style-name="Visited_20_Internet_20_Link">
 pic.twitter.com/ewp4jGw7zD </text:a>
&gt;
&gt;
 — 自由亚洲电台 (@RFA_Chinese) <text:a xlink:type="simple" xlink:href="https://twitter.com/RFA_Chinese/status/1668704713716514818" text:style-name="Internet_20_link" text:visited-style-name="Visited_20_Internet_20_Link">
 June 13, 2023&gt;
 </text:a>
</text:p>

</text:p>
      <text:p text:style-name="P4">
<text:span text:style-name="T4">
英媒称官员或辞职抗议</text:span>
</text:p>
      <text:p text:style-name="P4">
英国政府近期对华态度明显放软，首相苏纳克（RishiSunak）背弃选举承诺，没有在最新的国防外交评估中把中国定为“威胁”（threat），更拒绝关闭境内30家孔子学院。在政府的大方针下，过去被视为对华强硬派的克莱弗利也要随政府一同转口风，强调英国要和中国建立“稳建而具建设性”的关系，更计划在今年内访华。</text:p>
      <text:p text:style-name="P4">
保守党前党魁史密斯（Iain DuncanSmith）日前接受英国《每日邮报》访问时警告，若外相坚持访华，将激起党内强烈反弹：“克莱弗利就是一块湿抹布，他想飞到中国，亲吻一个严重侵犯人权政权的屁股，这对我们的国家利益构成严重威胁。”</text:p>
      <text:p text:style-name="P4">
《每日邮报》更引述消息，指出若外相一意孤行，苏纳克政府将面对部长级官员辞职抗议。</text:p>
      <text:p text:style-name="P4">
<text:span text:style-name="T4">
中国撤曼城外交官称“正常轮替” 英外相反指是“有效外交”</text:span>
</text:p>
      <text:p text:style-name="P4">
而在英国国会外委会的会议上，议员关注去年中国驻曼彻斯特外交官袭击香港示威者的事件，批评英国政府未有把中国外交官驱逐出境。而北京在事发后两个月自行撤走6名外交官，却声称是“正常轮替”。</text:p>
      <text:p text:style-name="P4">
外委会主席凯恩斯（AliciaKearns）表示，议员一致认为政府在事件上做得不够。不过克莱弗利反驳，表示涉事中国外交官最终离开了英国，而中国未有驱逐英国官员作为反击，反指事件是“有效外交”（effective diplomacy）的例子。</text:p>
      <text:p text:style-name="P4">
记者：吕熙（伦敦） 责编：嘉远 网编：何足</text:p>
      <text:p text:style-name="P4">
Source: <text:a xlink:type="simple" xlink:href="https://www.rfa.org/mandarin/yataibaodao/junshiwaijiao/al-06132023101716.html" text:style-name="Internet_20_link" text:visited-style-name="Visited_20_Internet_20_Link">
https://www.rfa.org/mandarin/yataibaodao/junshiwaijiao/al-06132023101716.html</text:a>
</text:p>
      <!--NEWS-->
      <text:h text:style-name="P10" text:outline-level="1">
<text:span text:style-name="T4">
马国拟向国际刑警求助 寻找脱口秀演员Jocelyn Chia</text:span>
</text:h>
      <text:p text:style-name="P4">
Author: 联合早报 (Person)</text:p>
      <text:p text:style-name="P4">
Publisher: 联合早报 (Organization)</text:p>
      <text:p text:style-name="P4">
Published Time: 2023-06-13T14:19</text:p>
      <text:p text:style-name="P4">
Modified Time: 2023-06-13T14:37</text:p>
      <text:p text:style-name="P4">
Description: 马来西亚将寻求国际刑警组织协助寻找脱口秀演员Jocelyn Chia，以调查她涉嫌侮辱马来西亚，拿马航MH370空难开玩笑的事件。当今大马引述《大都会日报》报道，马来西亚全国总警长...</text:p>
      <text:p text:style-name="P4">
Videos: []</text:p>
      <text:p text:style-name="P4">
Audios: []</text:p>
      <text:p text:style-name="P4">
Images: []</text:p>
      <text:p text:style-name="P4">
Type: NewsArticle</text:p>
      <text:p text:style-name="P4">
Breadcrumbs: ['即时', '国际']</text:p>
      <text:p text:style-name="P4">
Keywords: ['马来西亚', '国际刑警组织', 'MH370']</text:p>
      <!--METADATA-->
      <text:p text:style-name="P4">
马来西亚将寻求国际刑警组织协助寻找脱口秀演员Jocelyn Chia，以调查她涉嫌侮辱马来西亚，拿马航MH370空难开玩笑的事件。</text:p>
      <text:p text:style-name="P4">
当今大马引述《大都会日报》报道，马来西亚全国总警长阿克里沙尼星期二（6月13日）在吉隆坡出席活动后说，警方将在星期三（14日）向国际刑警提交申请。</text:p>
      <text:p text:style-name="P4">
阿克里沙尼说：“警方已经完成抄录Jocelyn Chia在脱口秀短片中的讲话文本，并于6月7日向通讯与多媒体委员会提交个资概况申请。”</text:p>
      <text:p text:style-name="P4">
他说，警方是援引刑事法典504与505（c）条款和通讯与多媒体法令233条款调查JocelynChia；刑事法典504与505（c）条款涉及故意侮辱、挑衅和煽动；而通讯与多媒体法令233条款涉及不当使用网络设施或网络服务的罪名。</text:p>
      <text:p text:style-name="P4">
原籍新加坡的Jocelyn Chia现为美国公民。纽约曼哈顿喜剧俱乐部Comedy Cellar日前在社媒平台TikTok发布JocelynChia在美国纽约演出短片，她在短片中数次嘲讽马来西亚，揶揄马来西亚仍是发展中国家，没有互联网，甚至拿马航MH370空难开玩笑。</text:p>
      <text:p text:style-name="P4">
我国驻马国最高专员 <text:a xlink:type="simple" xlink:href="https://www.zaobao.com/realtime/singapore/story20230608-1402244" text:style-name="Internet_20_link" text:visited-style-name="Visited_20_Internet_20_Link">
 梅农上星期四（8日）通过外交部发声明</text:a>
，对这名脱口秀演员无缘无故发出这些冒犯言论表示震惊，并向所有马来西亚人道歉。</text:p>
      <text:p text:style-name="P4">
他说，新加坡政府绝不容忍伤害他人的言行，并强调这名表演者已不是新加坡人，她的言论不代表新加坡人的观点。</text:p>
      <text:p text:style-name="P4">
Source: <text:a xlink:type="simple" xlink:href="https://www.zaobao.com.sg/realtime/world/story20230613-1403803" text:style-name="Internet_20_link" text:visited-style-name="Visited_20_Internet_20_Link">
https://www.zaobao.com.sg/realtime/world/story20230613-1403803</text:a>
</text:p>
      <!--NEWS-->
      <text:h text:style-name="P10" text:outline-level="1">
<text:span text:style-name="T4">
中国光伏企业高管慕尼黑机场“下机后直接被带走”</text:span>
</text:h>
      <text:p text:style-name="P4">
Author: chinese@voanews.com (金谷)</text:p>
      <text:p text:style-name="P4">
Publisher: 美国之音中文网 (Type: NewsMediaOrganization)</text:p>
      <text:p text:style-name="P4">
Published Time: 2023-06-13T14:21:51+08:00</text:p>
      <text:p text:style-name="P4">
Modified Time: 2023-06-13 06:21:51Z</text:p>
      <text:p text:style-name="P4">
Description: 据中国多家媒体报道，周一(6月12日)有多名准备参加2023年德国慕尼黑国际太阳能技术博览会（Intersolar Europe）的中国光伏企业高管在慕尼黑机场遭人带走，引发轩然大波。事后据最新报道，当事人已被请回，起因可能涉及违反价格承诺有关的历史遗留问题，个别违规企业需要补税。</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chinese-solar-industry-representatives-reportedly-detained-in-germany-20230613/7134600.html" text:style-name="Internet_20_link" text:visited-style-name="Visited_20_Internet_20_Link">
https://www.voachinese.com/a/chinese-solar-industry-representatives-reportedly-detained-in-germany-20230613/7134600.html</text:a>
</text:p>
      <!--NEWS-->
      <text:h text:style-name="P10" text:outline-level="1">
<text:span text:style-name="T4">
德语媒体：习近平何以要让年轻人学会"吃苦"</text:span>
</text:h>
      <text:p text:style-name="P4">
Author: None (Language: zh)</text:p>
      <text:p text:style-name="P4">
Publisher: None</text:p>
      <text:p text:style-name="P4">
Time: 2023-06-13T14:32:00Z</text:p>
      <text:p text:style-name="P4">
Description: 轰轰烈烈的"清零防疫"刚刚结束半年，中国又迎来了创纪录的高失业率。出口下滑，消费低迷--面对严峻的经济形势，北京似乎显得一筹莫展。</text:p>
      <text:p text:style-name="P4">
Videos: []</text:p>
      <text:p text:style-name="P4">
Images: []</text:p>
      <text:p text:style-name="P4">
Subject: 评论分析</text:p>
      <text:p text:style-name="P4">
Subjects: ['薄熙来', '专题报道：习近平访美', '中国共产党', '专题报道：全景观看“习马会”', '中国反腐风暴', '20国集团', '专题报道：中国经济何处去？', '毛泽东', '中国宪法修正案取消国家主席任期限制', '周永康']</text:p>
      <text:p text:style-name="P4">
Keywords: ['中国经济', '失业率', '习近平', '台海局势', '核武器', '扩大内需']</text:p>
      <text:p text:style-name="P4">
ID: 65904710</text:p>
      <!--METADATA-->
      <text:p text:style-name="P4">
<text:a xlink:type="simple" xlink:href="https://www.dw.com/zh/overlay/image/article/65904710/65673962" text:style-name="Internet_20_link" text:visited-style-name="Visited_20_Internet_20_Link">
 </text:a>
</text:p>
      <text:p text:style-name="P4">
（德国之声中文网）《法兰克福汇报》发表评论称，党和国家最高领导人习近平对年轻一代的期望，可以帮助外界了解中国领导层对当前经济局势的研判：十年前习近平还曾号召年轻人要有雄心壮志，以创新精神推动国家的繁荣富强。而十年后的今天，习近平却在要求年轻一代要像他一样"学会吃苦"。这篇题为《中国人何以要学会"吃苦"》的评论写道，</text:p>
      <text:p text:style-name="P4">
"不堪回首的三年防疫期过后，中国本应以满血复活的形象成为今年最大的惊喜。而现如今，中国央行不得不恳请各方对短暂复苏后再度陷入疲软的经济保持耐心。外国对中国产品的需求不断减少，五月的出口数据又一次下滑。</text:p>
      <text:p text:style-name="P4">
但中国所面临的问题，并非国际市场的疲软，而是内需的不景气。这不仅仅表现在不断下跌的生产者价格指数上。正如摩根大通总裁戴蒙（ JamieDimon）在上海所发出的警告那样，政府发布不确定信号，中国人就不会进行投资。下一轮零售业数据是否会有所改善，谁都没有把握。由于中国人购买汽车的数量远远低于预期，政府推出了新的补贴计划。中国人的手机上每隔几分钟就会收到提供贷款的促销信息。只需按一下按钮，就可获得招商银行的259000元五年期贷款。</text:p>
      <text:p text:style-name="P4">
但统计数据却显示，大量的现金都被放进了储蓄账户，并没有进入经济流通领域。这倒也不足为奇，毕竟社交媒体上对失业的恐惧已经成了压倒性的话题。阿里巴巴现在的做法也加剧了这种担忧：这家名义上的因特网私企宣布将大规模裁员，而来自经济圈的消息称，阿里巴巴裁员是政府的愿望。被裁人员离开位于东部沿海城市的经济中心，重返内地城市，虽然他们的薪资会减少，但却有利于推动当地经济的发展。而大公司则可以转而招聘大学毕业生入职，<text:a xlink:type="simple" xlink:href="https://www.dw.com/zh/zh/躺平还是润中国年轻人面对严酷就业现实/a-65879593" text:style-name="Internet_20_link" text:visited-style-name="Visited_20_Internet_20_Link">
 以遏制足以威胁政权稳定的青少年失业问题</text:a>
 。"</text:p>
      <text:p text:style-name="P4">
</text:p>
      <text:p text:style-name="P4">
"青少年失业率到了威胁政权稳定的程度"</text:p>
      <text:p text:style-name="P4">
评论指出，中国政府以减少基建项目、提高房地产开发公司的贷款门槛等手段，试图恢复对经济领域的管控，这样做必然会导致经济增速的放缓，但减幅如此之大，却令人震惊。</text:p>
      <text:p text:style-name="P4">
"过去十五年来，政府一直在鼓励民众消费，但收效甚微，而促进消费现在已经成了政府走出困境的唯一出路。迄今为止，中国人仍会将收入的三分之一用于储蓄，储蓄占比是美国人的三倍。美国人的消费在整个国民经济生产总值中的占比高达80%，经济保持稳定增长，而中国的消费占比则不足50%。如果不想以发放购物券的方式刺激消费的话，那么，中国政府就必须提振经济，以便提升民众的收入和信心。</text:p>
      <text:p text:style-name="P4">
习近平呼吁民众要为吃苦做好准备，让人有理由对他提振经济的意愿表示怀疑。实施必要改革，以便让中国消费者的钱袋子鼓起来，变得更加遥遥无期了。相反，一旦中国在不远的将来攻打台湾，那么中国党和国家领导人就确实将中国带入一个新的、漫长的苦涩时代。"</text:p>
      <text:p text:style-name="P4">
周一，瑞典世界和平研究所发布的全球核武报告显示， <text:a xlink:type="simple" xlink:href="https://www.dw.com/zh/zh/全球可用核彈頭增-瑞典智庫中國增最多/a-65886579" text:style-name="Internet_20_link" text:visited-style-name="Visited_20_Internet_20_Link">
 中国的核弹头数量在过去十年当中增加了20%</text:a>
 。《日报》就此发表评论写道：</text:p>
      <text:p text:style-name="P4">
"批评者也许会说，美俄的核武数量仍然是中国的十倍。但这种观点不但难以服众，其保质期也非常有限：因为截至2030年，中国就有可能一跃成为世界头号核武大国。而更重要的则是中国扩充军备的动机。显而易见，中国扩充军备同地缘政治的紧张关系是密不可分的：中南海确信，西方会极力遏制中国的崛起，台海争端甚至会令美国不惜一战。</text:p>
      <text:p text:style-name="P4">
但这一切还不足以说明问题。毕竟中国已经拥有足够的有效威慑能力：中国拥有的核武器，足以使该国在遭受第一波核打击时得以幸存，并实施报复。</text:p>
      <text:p text:style-name="P4">
中国继续扩充核武的一个可能原因是，未来一旦发生冲突，中国会将核武器作为施压手段。周边国家对这一风险已经有了充分的认识：在数十年后，韩国重新开始了有关是否研发本国核武器的讨论。其他国家很有可能也会相继跟进。"</text:p>
      <text:p text:style-name="P4">
<text:span text:style-name="T5">
摘编自其他媒体的内容，不代表德国之声的立场或观点。</text:span>
</text:p>
      <text:p text:style-name="P4">
Source: <text:a xlink:type="simple" xlink:href="https://www.dw.com/zh/德语媒体：习近平何以要让年轻人学会-吃苦/a-65904710" text:style-name="Internet_20_link" text:visited-style-name="Visited_20_Internet_20_Link">
https://www.dw.com/zh/德语媒体：习近平何以要让年轻人学会-吃苦/a-65904710?maca=chi-rss-chi-all-1127-rdf</text:a>
</text:p>
      <!--NEWS-->
      <text:h text:style-name="P10" text:outline-level="1">
<text:span text:style-name="T4">
丹佛金块球迷庆祝NBA封王 主场附近爆枪击酿9伤</text:span>
</text:h>
      <text:p text:style-name="P4">
Publisher: 法新社</text:p>
      <text:p text:style-name="P4">
Published Time: 2023-06-13T14:32:07+00:00</text:p>
      <text:p text:style-name="P4">
Modified Time: 2023-06-13T14:05:03+00:00</text:p>
      <text:p text:style-name="P4">
Description: （法新社丹佛13日电） 美国职篮NBA丹佛金块昨晚在主场球馆封王，夺得加入联盟以来首冠。丹佛警方今天上午表示，金块球馆附近有9人遭枪击受伤，警方已拘捕一名嫌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617581in" draw:z-index="0">
<draw:image xlink:href="../Images/rficn/2023-06-13T14-32-07-00-00/000000.png" xlink:type="simple" xlink:show="embed" xlink:actuate="onLoad" draw:mime-type="image/png"/>
</draw:frame>
</text:p>
      <text:p text:style-name="P4">
法新社报导，金块昨晚在主场波尔体育馆（BallArena）击败迈阿密热火，加入NBA第47年终夺首冠，赛后球迷挤满丹佛市中心街道庆祝，而枪击案地点离体育馆约1.6公里。</text:p>
      <text:p text:style-name="P4">
金块最早是在美国篮球协会（American Basketball Association, ABA），1976年才加入NBA。</text:p>
      <text:p text:style-name="P4">
丹佛市警局（Denver Police Department）今天上午推文指出，有3名受害者状况危急，其余受害者没有致命伤势。</text:p>
      <text:p text:style-name="P4">
丹佛警方指称，初步消息显示，当时发生一起涉及数人的争吵事件，期间有人开了数枪。市警局也表示，这起枪击案的嫌犯也受到枪伤。</text:p>
      <text:p text:style-name="P4">
Source: <text:a xlink:type="simple" xlink:href="https://www.rfi.fr/cn/%E8%BF%90%E5%8A%A8%E5%A4%A9%E5%9C%B0/20230613-%E4%B8%B9%E4%BD%9B%E9%87%91%E5%9D%97%E7%90%83%E8%BF%B7%E5%BA%86%E7%A5%9Dnba%E5%B0%81%E7%8E%8B-%E4%B8%BB%E5%9C%BA%E9%99%84%E8%BF%91%E7%88%86%E6%9E%AA%E5%87%BB%E9%85%BF9%E4%BC%A4" text:style-name="Internet_20_link" text:visited-style-name="Visited_20_Internet_20_Link">
https://www.rfi.fr/cn/%E8%BF%90%E5%8A%A8%E5%A4%A9%E5%9C%B0/20230613-%E4%B8%B9%E4%BD%9B%E9%87%91%E5%9D%97%E7%90%83%E8%BF%B7%E5%BA%86%E7%A5%9Dnba%E5%B0%81%E7%8E%8B-%E4%B8%BB%E5%9C%BA%E9%99%84%E8%BF%91%E7%88%86%E6%9E%AA%E5%87%BB%E9%85%BF9%E4%BC%A4</text:a>
</text:p>
      <!--NEWS-->
      <text:h text:style-name="P10" text:outline-level="1">
<text:span text:style-name="T4">
中国为何对布林肯访华三缄其口？  学者：美中风险聚焦台湾</text:span>
</text:h>
      <text:p text:style-name="P4">
Author: None</text:p>
      <text:p text:style-name="P4">
Publisher: Radio Free Asia (Organization)</text:p>
      <text:p text:style-name="P4">
Published Time: 2023-06-13T14:48:00-04:00</text:p>
      <text:p text:style-name="P4">
Modified Time: 2023-06-13T15:07:06-04:00</text:p>
      <text:p text:style-name="P4">
Description: None</text:p>
      <text:p text:style-name="P4">
Videos: []</text:p>
      <text:p text:style-name="P4">
Audios: ["<text:a xlink:type="simple" xlink:href="https://www.rfa.org/mandarin/yataibaodao/junshiwaijiao/jw-061320231232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4.612011in" draw:z-index="0">
<draw:image xlink:href="../Images/rfamandarin/2023-06-13T14-48-00-04-00/000000.png" xlink:type="simple" xlink:show="embed" xlink:actuate="onLoad" draw:mime-type="image/png"/>
</draw:frame>
据报道，美国国务卿布林肯将于2023年6月18日访华，但截至6月13日，中国外交部仍未对这一消息予以证实。 美联社图片  <text:a xlink:type="simple" xlink:href="https://www.rfa.org/mandarin/yataibaodao/junshiwaijiao/jw-06132023123248.html/@@stream" text:style-name="Internet_20_link" text:visited-style-name="Visited_20_Internet_20_Link">
Audio-1-Link：https://www.rfa.org/mandarin/yataibaodao/junshiwaijiao/jw-06132023123248.html/@@stream</text:a>
</text:p>
      <text:p text:style-name="P4">
美中竞争导致紧张局势升级，两国能否重启正常沟通也日趋成为热点。截至本周二，中国外交部仍未对美国国务卿布林肯的访华消息予以证实。与此同时，中共领导人习近平有关要为应对"极端情况"做好准备的警告，迅速引发外界关注。</text:p>
      <text:p text:style-name="P4">
<text:a xlink:type="simple" xlink:href="https://www.rfa.org/mandarin/yataibaodao/jingmao/hx1-06132023103746.html" text:style-name="Internet_20_link" text:visited-style-name="Visited_20_Internet_20_Link">
 <text:span text:style-name="T4">
习近平提应对"极端情况" 港媒示警：中国恐被全球断链</text:span>
 </text:a>
  * <text:span text:style-name="T4">
<text:a xlink:type="simple" xlink:href="https://www.rfa.org/mandarin/duomeiti/yazhou-henxiangliao/yz-06092023122909.html" text:style-name="Internet_20_link" text:visited-style-name="Visited_20_Internet_20_Link">
 面对"惊涛骇浪"习近平要建"新安全格局" 他在怕什么？ </text:a>
 </text:span>
</text:p>
      <text:p text:style-name="P4">
美国《华尔街日报》6月13日报道指出，在美国和中国高层谨慎重启接触之际，习近平正加急采取行动，为潜在的冲突未雨绸缪。自上月底以来，习近平已两次强调要为应对“极端”情况做好准备，而反复使用“极端”一词也暗示了紧张局势加剧的可能性。</text:p>
      <text:p text:style-name="P4">
针对美中之间的紧张关系持续升级，华盛顿智库美国和平研究所（United States Institute ofPeace）本周二举办线上研讨会，与会学者针对美中两国预防冲突发生的风险管理机制发表了看法。</text:p>
      <text:p text:style-name="P4">
华盛顿智库昆西研究所（Quincy Institute）东亚研究计划主任史文（Michael D.Swaine）分析说，中国精英阶层乃至公众将中国形象定位为非常有抱负、但不具侵略性且被霸凌的大国，这些形象会破坏中国对外信任关系，并可能让中国对美国的沟通行动做出过度反应。他认为，美中间的危机风险主要在于中国对台湾的定位。</text:p>
      <text:p text:style-name="P4">
“中国人也倾向于从道德角度来看待某种类型的危机，在这种情况下，台湾问题非常重要。这里的道德原则是：‘台湾是中国的主权领土，是中国的一部分，从我们这里夺走台湾是一种不公正行为；我们需要通过坚定不移的努力来纠正这种行为，以实现台湾与大陆的统一’。”他指出，中国“这种认知使其很难进行更灵活的让步和妥协……，中国正在以更零和的方式看待台湾问题。”</text:p>
      <text:p text:style-name="P4">
史文认为，美中危机谈判的本质在于既表达对危机的关切，又不暴露自身弱点，以防止危机升级为冲突。这是目前美国正积极作出的努力。</text:p>
      <text:p text:style-name="P4">
 华盛顿智库昆西研究所（QuincyInstitute）东亚研究计划主任史文（Michael D.Swaine）分析说，中国精英阶层乃至公众将中国形象定位为非常有抱负、但不具侵略性且被霸凌的大国，这些形象会破坏中国对外信任关系，并可能让中国对美国的沟通行动做出过度反应。（视频截图/USIP）<text:a xlink:type="simple" xlink:href="https://www.rfa.org/mandarin/yataibaodao/junshiwaijiao/jw-06132023123248.html/jw2.jpg" text:style-name="Internet_20_link" text:visited-style-name="Visited_20_Internet_20_Link">
 </text:a>
</text:p>
      <text:p text:style-name="P4">
虽然近期美国一再表态，希望与中国建立危机沟通机制以防止分歧升级为冲突，但似乎习近平已经为冲突的爆发做好了准备。《华尔街日报》指出，习近平的“极端”口号开始覆盖地方层面。据中国官方发布的消息，从沿海大都市上海到内陆的湖南省，目前都在积极备战以应对“极端”情况。</text:p>
      <text:p text:style-name="P4">
那么，在中共党内具有绝对权威地位的习近平，其所谓“极端情况”的真正含义何在？号称“国师”的中国政治学者金灿荣对官媒《环球时报》直言不讳地表示，习近平一再预警的“极端”情况意味着“战争的危险”。</text:p>
      <text:p text:style-name="P4">
5月30日，中共总书记习近平在主持召开二十届中央国家安全委员会第一次会议时指出，要深刻认识国家安全面临的复杂严峻形势，以新安全格局保障新发展格局。他强调：“要坚持底线思维和极限思维，准备经受风高浪急甚至惊涛骇浪的重大考验。”与此同时，习近平还将这一警告扩展到中国经济领域。日前，习近平在视察内蒙古一个工业园区时再次强调，构建中国国内大循环的目的就是为了保证“极端情况”下，国民经济能够正常运行。</text:p>
      <text:p text:style-name="P4">
美国国防分析研究所（Institute for Defense Analyses）研究员施灿德（ChadSbragia）在研讨会上指出，基于美中政治制度的差异，在危机谈判中，美国对待其他国家的固有模式并不适用于中国，尤其是在军方对话机制方面。</text:p>
      <text:p text:style-name="P4">
“危机沟通的核心是，（美国）国防部认为，对话中的各方通常拥有巨大的责任和权力，并能够自由发挥。”他说：“而中方不会对此作出回应，因为对他们来说，可以说的内容有严格限制。（中国）是政治军队而不是国家军队，美国必须理解这一点并与之抗衡。”</text:p>
      <text:p text:style-name="P4">
施灿德还指出，中国回避危机对话是因为北京担忧一旦沟通，美国会推断出更多中方的活动，并通过安全围栏予以防堵，这并非中国想要的结果。</text:p>
      <text:p text:style-name="P4">
 美国国防分析研究所（Institute forDefense Analyses）研究员施灿德（ChadSbragia）在研讨会上指出，基于美中政治制度的差异，在危机谈判中，美国对待其他国家的固有模式并不适用于中国，尤其是在军方对话机制方面。（视频截图/USIP）<text:a xlink:type="simple" xlink:href="https://www.rfa.org/mandarin/yataibaodao/junshiwaijiao/jw-06132023123248.html/jw3.jpg" text:style-name="Internet_20_link" text:visited-style-name="Visited_20_Internet_20_Link">
 </text:a>
</text:p>
      <text:p text:style-name="P4">
习近平的上述“极端”警告，也恰逢美国国务卿布林肯计划访华之际。路透社日前援引一名美国官员透露，布林肯将于6月18日访华。但相关访问的细节至今尚未获得中方证实。中国外交部发言人汪文斌在周二的例行记者会上再次表示，对于布林肯访华的提问“已作出回应，没有其他要补充的信息”。而在此前，中国还拒绝了美国提出的有关在香格里拉安全对话期间，举行两国防长会谈的建议。</text:p>
      <text:p text:style-name="P4">
与会学者在上述探讨会上一致认为，面对美中竞争，美国建立危机沟通机制的努力对避免与中国的冲突升级至关重要，而双方必须寻找一种彼此都能接受的方式启动对话。</text:p>
      <text:p text:style-name="P4">
记者：经纬 责编：何平 网编：洪伟</text:p>
      <text:p text:style-name="P4">
Source: <text:a xlink:type="simple" xlink:href="https://www.rfa.org/mandarin/yataibaodao/junshiwaijiao/jw-06132023123248.html" text:style-name="Internet_20_link" text:visited-style-name="Visited_20_Internet_20_Link">
https://www.rfa.org/mandarin/yataibaodao/junshiwaijiao/jw-06132023123248.html</text:a>
</text:p>
      <!--NEWS-->
      <text:h text:style-name="P10" text:outline-level="1">
<text:span text:style-name="T4">
登富士山人数恐创新高 自治团体促控管</text:span>
</text:h>
      <text:p text:style-name="P4">
Publisher: 法新社</text:p>
      <text:p text:style-name="P4">
Published Time: 2023-06-13T15:02:07+00:00</text:p>
      <text:p text:style-name="P4">
Modified Time: 2023-06-13T14:50:01+00:00</text:p>
      <text:p text:style-name="P4">
Description: （法新社东京13日电） 日本富士山休息小屋预约量激增，不难推估今年夏季的登山人数将创新高，而订不到小屋的人恐会采取「0泊2日」的登山方式，增添危险性，促使当地自治团体呼吁控管入山人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6-13T15-02-07-00-00/000000.png" xlink:type="simple" xlink:show="embed" xlink:actuate="onLoad" draw:mime-type="image/png"/>
</draw:frame>
</text:p>
      <text:p text:style-name="P4">
富士山周边的山梨县自治团体和旅游协会警告，今年攀登富士山的人数预料将达到「前所未有」新高。</text:p>
      <text:p text:style-name="P4">
山梨县6个市町村首长，以及登山休息小屋业者代表今天向山梨县知事提交联名请愿书，提出安全疑虑，希望限制登山客人数。</text:p>
      <text:p text:style-name="P4">
受到COVID-19（2019冠状病毒疾病）限制放宽、外国游客回流，以及今年是富士山被指定为联合国教科文组织（UNESCO）世界遗产10周年，登山客可能会比往年更多。</text:p>
      <text:p text:style-name="P4">
请愿书说：「从附近小屋的预约现状来看，我们估计今年夏季富士山的登山客人数将达到空前数量。」</text:p>
      <text:p text:style-name="P4">
日本最高峰富士山一年中绝大多数时间都被白雪覆盖，仅在7月到9月开放登山，每年都吸引数十万人彻夜跋涉，为了攻顶观看日出。</text:p>
      <text:p text:style-name="P4">
预约不到休息小屋的登山客有时会采取被称为「弹丸登山」的登山方式。他们不在小屋休息一晚，而是彻夜出发，攻顶后立刻下山，整趟行程「0泊2日」；但这么做不仅容易因睡眠不足引发意外，还因为身体没有时间适应海拔升高，容易引发高山症和失温风险。</text:p>
      <text:p text:style-name="P4">
自治团体表示，如果登山人数超过一定限度，政府应该考虑限制进入，「即使只是很短时间」，但没有具体说明最大人数限制应该是多少。</text:p>
      <text:p text:style-name="P4">
富士吉田市官员今天告诉法新社，登山小径壅塞，也增加了落石风险。富士吉田市是山梨县请愿的6个市町村之一。</text:p>
      <text:p text:style-name="P4">
这名不愿意透露姓名的官员说：「我们都担心富士山今年的登山季节会造成可怕的局面。」</text:p>
      <text:p text:style-name="P4">
她表示特别担心来自海外的游客，他们不一定知道富士山的危险性，可能会毫无准备地登顶。</text:p>
      <text:p text:style-name="P4">
她说：「我们真的希望他们小心。每年都有人死亡。攀登富士山并没有那么容易。」</text:p>
      <text:p text:style-name="P4">
富士山是一座高3776公尺的活火山，距离东京市中心约2小时的火车车程。</text:p>
      <text:p text:style-name="P4">
根据环境省统计，富士山被登录为世界遗产的2013年，有超过30万名登山客前往朝圣。截至2019年，每年登山客人数保持在约20万人。2020年因为疫情闭山，2021年登山客人数约7万8500人，2022年约有16万100人。</text:p>
      <text:p text:style-name="P4">
Source: <text:a xlink:type="simple" xlink:href="https://www.rfi.fr/cn/%E5%9B%BD%E9%99%85%E6%8A%A5%E9%81%93/20230613-%E7%99%BB%E5%AF%8C%E5%A3%AB%E5%B1%B1%E4%BA%BA%E6%95%B0%E6%81%90%E5%88%9B%E6%96%B0%E9%AB%98-%E8%87%AA%E6%B2%BB%E5%9B%A2%E4%BD%93%E4%BF%83%E6%8E%A7%E7%AE%A1" text:style-name="Internet_20_link" text:visited-style-name="Visited_20_Internet_20_Link">
https://www.rfi.fr/cn/%E5%9B%BD%E9%99%85%E6%8A%A5%E9%81%93/20230613-%E7%99%BB%E5%AF%8C%E5%A3%AB%E5%B1%B1%E4%BA%BA%E6%95%B0%E6%81%90%E5%88%9B%E6%96%B0%E9%AB%98-%E8%87%AA%E6%B2%BB%E5%9B%A2%E4%BD%93%E4%BF%83%E6%8E%A7%E7%AE%A1</text:a>
</text:p>
      <!--NEWS-->
      <text:h text:style-name="P10" text:outline-level="1">
<text:span text:style-name="T4">
推特创始人：印度土耳其尼日利亚都曾恫言要关闭推特</text:span>
</text:h>
      <text:p text:style-name="P4">
Author: 联合早报 (Person)</text:p>
      <text:p text:style-name="P4">
Publisher: 联合早报 (Organization)</text:p>
      <text:p text:style-name="P4">
Published Time: 2023-06-13T15:13</text:p>
      <text:p text:style-name="P4">
Modified Time: 2023-06-13T15:19</text:p>
      <text:p text:style-name="P4">
Description: 推特公司联合创始人多尔西说，印度、尼日利亚和土耳其曾威胁说要关闭推特，除非推特遵守对它们的推特用户实施限制的规定，印度还要求对抑制记者和示威者使用这个社交媒体平台。路透社报道，多尔...</text:p>
      <text:p text:style-name="P4">
Videos: []</text:p>
      <text:p text:style-name="P4">
Audios: []</text:p>
      <text:p text:style-name="P4">
Images: []</text:p>
      <text:p text:style-name="P4">
Type: NewsArticle</text:p>
      <text:p text:style-name="P4">
Breadcrumbs: ['即时', '国际']</text:p>
      <text:p text:style-name="P4">
Keywords: ['推特', '印度', '土耳其', '尼日利亚']</text:p>
      <!--METADATA-->
      <text:p text:style-name="P4">
推特公司联合创始人多尔西说，印度、尼日利亚和土耳其曾威胁说要关闭推特，除非推特遵守对它们的推特用户实施限制的规定，印度还要求对抑制记者和示威者使用这个社交媒体平台。</text:p>
      <text:p text:style-name="P4">
路透社报道，多尔西（Jack Dorsey）星期一（6月12日）接受YouTube新闻节目Breaking Points访问时披露此事。</text:p>
      <text:p text:style-name="P4">
多尔西说：“以印度为例，在印度农民示威时，或当某些记者对印度政府发出尖锐批评时，印度政府都会向我们提出许多要求。”因不满印度政府出台农业法案，2020年印度全国农民爆发示威，持续至2021年底才平息。</text:p>
      <text:p text:style-name="P4">
多尔西说，印度对推特来说是一个非常庞大的市场，印度政府会以此为要挟说，“‘我会把印度的推特平台关掉’，‘我们会搜查你们员工的住所’，‘如果你们不照办，我们将关闭你们的办公室’”，而他们真的会这么做。</text:p>
      <text:p text:style-name="P4">
多尔西说：“这就是印度，一个民主国家。”</text:p>
      <text:p text:style-name="P4">
多尔西还提到推特在土耳其和尼日利亚也面对类似的压力。他说，好几年里，土耳其和尼日利亚政府会在不同时候对推特实施各种限制，这些限制后来才解除。</text:p>
      <text:p text:style-name="P4">
多尔西说：“土耳其（和印度）非常像，土耳其也向我们提出了各种各样的要求。我们为此和他们打官司，而多数时候是我们胜诉。但他们依然不断威胁说要关闭推特。”</text:p>
      <text:p text:style-name="P4">
多尔西于2021年辞去推特总裁职务，推特则在2022年被美国电动车特斯拉总裁马斯克收购。</text:p>
      <text:p text:style-name="P4">
Source: <text:a xlink:type="simple" xlink:href="https://www.zaobao.com.sg/realtime/world/story20230613-1403916" text:style-name="Internet_20_link" text:visited-style-name="Visited_20_Internet_20_Link">
https://www.zaobao.com.sg/realtime/world/story20230613-1403916</text:a>
</text:p>
      <!--NEWS-->
      <text:h text:style-name="P10" text:outline-level="1">
<text:span text:style-name="T4">
韩国拟诉诸法律 就朝鲜三年前炸毁联络办公室索赔</text:span>
</text:h>
      <text:p text:style-name="P4">
Author: 联合早报 (Person)</text:p>
      <text:p text:style-name="P4">
Publisher: 联合早报 (Organization)</text:p>
      <text:p text:style-name="P4">
Published Time: 2023-06-13T15:24</text:p>
      <text:p text:style-name="P4">
Modified Time: 2023-06-13T15:46</text:p>
      <text:p text:style-name="P4">
Description: 韩国统一部官员星期二（6月13日）说，为防止向朝鲜就炸毁韩朝联络办公室的索赔权过期，政府将在星期五（16日）之前采取法律措施。韩联社报道，根据韩国《民法》规定，受害方自受害或知晓受...</text:p>
      <text:p text:style-name="P4">
Videos: []</text:p>
      <text:p text:style-name="P4">
Audios: []</text:p>
      <text:p text:style-name="P4">
Images: []</text:p>
      <text:p text:style-name="P4">
Type: NewsArticle</text:p>
      <text:p text:style-name="P4">
Breadcrumbs: ['即时', '国际']</text:p>
      <text:p text:style-name="P4">
Keywords: ['韩国', '朝鲜', '法律', '韩美关系']</text:p>
      <!--METADATA-->
      <text:p text:style-name="P4">
韩国统一部官员星期二（6月13日）说，为防止向朝鲜就炸毁韩朝联络办公室的索赔权过期，政府将在星期五（16日）之前采取法律措施。</text:p>
      <text:p text:style-name="P4">
韩联社报道，根据韩国《民法》规定，受害方自受害或知晓受害情况之日算起的三年后，将丧失索赔权。</text:p>
      <text:p text:style-name="P4">
预计韩国政府可能在星期四（15日）或星期五直接或委托其他当事人针对朝方提起索赔诉讼，或采取其他法律措施，例如提出财产保全申请、请求法院勒令被告支付赔款等。</text:p>
      <text:p text:style-name="P4">
2020年6月16日，朝鲜以韩国民间组织向朝鲜散发反朝鲜传单为由， <text:a xlink:type="simple" xlink:href="https://www.zaobao.com/realtime/world/story20200616-1061621" text:style-name="Internet_20_link" text:visited-style-name="Visited_20_Internet_20_Link">
 爆破韩朝联络办公室</text:a>
 。</text:p>
      <text:p text:style-name="P4">
Source: <text:a xlink:type="simple" xlink:href="https://www.zaobao.com.sg/realtime/world/story20230613-1403917" text:style-name="Internet_20_link" text:visited-style-name="Visited_20_Internet_20_Link">
https://www.zaobao.com.sg/realtime/world/story20230613-1403917</text:a>
</text:p>
      <!--NEWS-->
      <text:h text:style-name="P10" text:outline-level="1">
<text:span text:style-name="T4">
乌克兰拚强化防空 向澳洲探询退役F-18状态</text:span>
</text:h>
      <text:p text:style-name="P4">
Publisher: 法新社</text:p>
      <text:p text:style-name="P4">
Published Time: 2023-06-13T15:32:07+00:00</text:p>
      <text:p text:style-name="P4">
Modified Time: 2023-06-13T15:05:02+00:00</text:p>
      <text:p text:style-name="P4">
Description: （法新社雪梨13日电） 乌克兰驻澳洲大使米罗什尼琴科今天告诉法新社，乌克兰向澳洲询问关于数十架澳洲已退役F-18战机的状态，关注武器转让的可能性。基辅政府若能获得F-18，空中武力将大幅升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617581in" draw:z-index="0">
<draw:image xlink:href="../Images/rficn/2023-06-13T15-32-07-00-00/000000.png" xlink:type="simple" xlink:show="embed" xlink:actuate="onLoad" draw:mime-type="image/png"/>
</draw:frame>
</text:p>
      <text:p text:style-name="P4">
米罗什尼琴科（VasylMyroshnychenko）表示，乌方关注战斗机能力，初步请求了解储放在雪梨以北一座空军基地内的F-18战机状态，估计数量为41架。</text:p>
      <text:p text:style-name="P4">
乌克兰最近终于获得白宫批准，得以取得乌方渴望已久的F-16等先进「第4代」美制战机。</text:p>
      <text:p text:style-name="P4">
尽管机龄已有数十年，F-16还是能让乌克兰的战机库存大大升级，并对俄罗斯空中和地面部队构成有力威胁。乌克兰现有战机为苏联时期的米格机（MiG）和苏恺（Sukhoi）战机。</text:p>
      <text:p text:style-name="P4">
几个西方国家已示意有兴趣提供乌克兰F-16战机，但乌克兰对澳洲战机有兴趣，则是F-18首度被公开论及。</text:p>
      <text:p text:style-name="P4">
现为战略分析家的澳洲退役少将莱恩（MickRyan）告诉法新社，俄国空军规模较大、装备较精良，F-18可能有助于乌克兰「公平竞争」，并防止乌克兰市镇和重要基础设施遭遇空袭。</text:p>
      <text:p text:style-name="P4">
根据英国智库国际战略研究所（The International Institute for StrategicStudies，IISS）刊物「军事平衡」（Military Balance），据估计，乌克兰目前拥有82架战斗机和攻击机。</text:p>
      <text:p text:style-name="P4">
但要就F-18达成任何协议似乎没那么快，这需要澳洲、美国、乌克兰政府的外交和后勤合作。而且目前并不清楚有多少架F-18还能使用，一名熟悉内情的消息人士称有12至16架。</text:p>
      <text:p text:style-name="P4">
皇家澳洲空军（Royal Australian Air Force）71架F-18是在2019至2021年间退役，让位给最先进的F-35。</text:p>
      <text:p text:style-name="P4">
Source: <text:a xlink:type="simple" xlink:href="https://www.rfi.fr/cn/%E5%9B%BD%E9%99%85%E6%8A%A5%E9%81%93/20230613-%E4%B9%8C%E5%85%8B%E5%85%B0%E6%8B%9A%E5%BC%BA%E5%8C%96%E9%98%B2%E7%A9%BA-%E5%90%91%E6%BE%B3%E6%B4%B2%E6%8E%A2%E8%AF%A2%E9%80%80%E5%BD%B9f-18%E7%8A%B6%E6%80%81" text:style-name="Internet_20_link" text:visited-style-name="Visited_20_Internet_20_Link">
https://www.rfi.fr/cn/%E5%9B%BD%E9%99%85%E6%8A%A5%E9%81%93/20230613-%E4%B9%8C%E5%85%8B%E5%85%B0%E6%8B%9A%E5%BC%BA%E5%8C%96%E9%98%B2%E7%A9%BA-%E5%90%91%E6%BE%B3%E6%B4%B2%E6%8E%A2%E8%AF%A2%E9%80%80%E5%BD%B9f-18%E7%8A%B6%E6%80%81</text:a>
</text:p>
      <!--NEWS-->
      <text:h text:style-name="P10" text:outline-level="1">
<text:span text:style-name="T4">
中印记者签证之争将导致印度驻华记者月底前清零 北京指责新德里歧视在先</text:span>
</text:h>
      <text:p text:style-name="P4">
Author: chinese@voanews.com (杨安)</text:p>
      <text:p text:style-name="P4">
Publisher: 美国之音中文网 (Type: NewsMediaOrganization)</text:p>
      <text:p text:style-name="P4">
Published Time: 2023-06-13T15:36:42+08:00</text:p>
      <text:p text:style-name="P4">
Modified Time: 2023-06-13 07:36:42Z</text:p>
      <text:p text:style-name="P4">
Description: 中国和印度在过去几周互相驱逐对方派驻的记者，《路透社》引述消息人士报道，最后一名派驻中国的印度记者即将在本月底前离开中国，而中国目前也仅剩一名记者派驻在印度。中国外交部指责印度先采取歧视性待遇，学者则称互相驱赶记者说明了中印关系“糟到不能再更糟了”。</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china-india-journalists-row-20230613/7134614.html" text:style-name="Internet_20_link" text:visited-style-name="Visited_20_Internet_20_Link">
https://www.voachinese.com/a/china-india-journalists-row-20230613/7134614.html</text:a>
</text:p>
      <!--NEWS-->
      <text:h text:style-name="P10" text:outline-level="1">
<text:span text:style-name="T4">
施明磊披露程渊在狱中遭受虐待体罚和人格羞辱</text:span>
</text:h>
      <text:p text:style-name="P4">
Author: None</text:p>
      <text:p text:style-name="P4">
Publisher: Radio Free Asia (Organization)</text:p>
      <text:p text:style-name="P4">
Published Time: 2023-06-13T15:38:55-04:00</text:p>
      <text:p text:style-name="P4">
Modified Time: 2023-06-13T15:3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897317in" draw:z-index="0">
<draw:image xlink:href="../Images/rfamandarin/2023-06-13T15-38-55-04-00/000000.png" xlink:type="simple" xlink:show="embed" xlink:actuate="onLoad" draw:mime-type="image/png"/>
</draw:frame>
 程淵入狱前的生活照。 程淵家人提供 / RFA资料据海外维权网报道，程渊家人13日在湖南赤山监狱会见了程渊。此次，程渊向家人揭发了湖南赤山监狱在2022年1月至4月将他关在高戒备监区期间,遭受虐待体罚和人格羞辱。其中包括，程渊拒绝写思想汇报，每日被罚站军姿12小时不能动；禁止他用自来水，要用蹲厕中的水洗漱、洗碗；人格羞辱，要求他下跪举手喊报告才可以和家人打电话；体罚导致程渊得了痔疮长期便血，家人带的痔疮膏送不进去；湖南赤山监狱饮食极差，程渊现在仍然非常瘦，只有100斤不到，由于长期营养不良，牙齿开始脱落；强迫劳动的情况没有任何改善，每日仍然要劳动12小时以上；程渊仍被剥夺通信。据维权网的消息，中国民间公益机构“长沙富能”的程渊、刘大志和吴葛健雄，于2019年7月被长沙国安抓走，遭遇被单独羁押两年，所聘律师被国安强制解除后安插官派律师，于2021年秘密开庭。程渊被判5年、刘大志2年、吴葛健雄3年。（责编：梒青）</text:p>
      <text:p text:style-name="P4">
Source: <text:a xlink:type="simple" xlink:href="https://www.rfa.org/mandarin/Xinwen/7-06132023153608.html" text:style-name="Internet_20_link" text:visited-style-name="Visited_20_Internet_20_Link">
https://www.rfa.org/mandarin/Xinwen/7-06132023153608.html</text:a>
</text:p>
      <!--NEWS-->
      <text:h text:style-name="P10" text:outline-level="1">
<text:span text:style-name="T4">
《亚太报道》2023年6月13日音频</text:span>
</text:h>
      <text:p text:style-name="P4">
Author: None</text:p>
      <text:p text:style-name="P4">
Publisher: Radio Free Asia (Organization)</text:p>
      <text:p text:style-name="P4">
Published Time: 2023-06-13T15:53:02-04:00</text:p>
      <text:p text:style-name="P4">
Modified Time: 2023-06-13T15:53:02-04:00</text:p>
      <text:p text:style-name="P4">
Description: None</text:p>
      <text:p text:style-name="P4">
Videos: []</text:p>
      <text:p text:style-name="P4">
Audios: ["<text:a xlink:type="simple" xlink:href="https://www.rfa.org/mandarin/apr-audio/yp-061320231334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3.88615in" draw:z-index="0">
<draw:image xlink:href="../Images/rfamandarin/2023-06-13T15-53-02-04-00/000000.png" xlink:type="simple" xlink:show="embed" xlink:actuate="onLoad" draw:mime-type="image/png"/>
</draw:frame>
 <text:a xlink:type="simple" xlink:href="https://www.rfa.org/mandarin/apr-audio/yp-06132023133401.html/@@images/image" text:style-name="Internet_20_link" text:visited-style-name="Visited_20_Internet_20_Link">
</text:a>
 自由亚洲电台制图  <text:a xlink:type="simple" xlink:href="https://www.rfa.org/mandarin/apr-audio/yp-06132023133401.html/@@stream" text:style-name="Internet_20_link" text:visited-style-name="Visited_20_Internet_20_Link">
Audio-1-Link：https://www.rfa.org/mandarin/apr-audio/yp-06132023133401.html/@@stream </text:a>
</text:p>
      <text:p text:style-name="P4">
此次节目的主要内容：</text:p>
      <text:p text:style-name="P4">
1. 中国或面临全球产业链脱钩，习近平警告应对"极端情况"；</text:p>
      <text:p text:style-name="P4">
2. 汪文斌拒绝确认布林肯访华，美中关系走向再成热点；</text:p>
      <text:p text:style-name="P4">
3. 战狼披上和平外衣？解放军学者放风"台海战争并非不可避免"；</text:p>
      <text:p text:style-name="P4">
4. 美国众议院军委会发布草案，探讨美台联合生产武器，强化台湾防卫能力；</text:p>
      <text:p text:style-name="P4">
5. 湖北美术学院举办装置艺术展，遭当局以未经审批为由查禁。</text:p>
      <text:p text:style-name="P4">
Source: <text:a xlink:type="simple" xlink:href="https://www.rfa.org/mandarin/apr-audio/yp-06132023133401.html" text:style-name="Internet_20_link" text:visited-style-name="Visited_20_Internet_20_Link">
https://www.rfa.org/mandarin/apr-audio/yp-06132023133401.html</text:a>
</text:p>
      <!--NEWS-->
      <text:h text:style-name="P10" text:outline-level="1">
<text:span text:style-name="T4">
美众院军委会即将开始最后审议2024国防授权法 各小组提方案应对中国威胁</text:span>
</text:h>
      <text:p text:style-name="P4">
Author: chinese@voanews.com (杨安)</text:p>
      <text:p text:style-name="P4">
Publisher: 美国之音中文网 (Type: NewsMediaOrganization)</text:p>
      <text:p text:style-name="P4">
Published Time: 2023-06-13T15:56:36+08:00</text:p>
      <text:p text:style-name="P4">
Modified Time: 2023-06-13 07:59:49Z</text:p>
      <text:p text:style-name="P4">
Description: 美国国会众议院即将开始将针对“2024财政年度国防授权法”（National Defense Authorization Act，NDAA）进行专责委员会最后审议，多个小组委员会分别针对中国提出应对方案，突显中国威胁的急迫性。</text:p>
      <text:p text:style-name="P4">
Videos: []</text:p>
      <text:p text:style-name="P4">
Images: []</text:p>
      <text:p text:style-name="P4">
Categories: ['美国', '国会报道', '中国', '军事']</text:p>
      <text:p text:style-name="P4">
Type: None</text:p>
      <!--METADATA-->
      <text:p text:style-name="P4">
NoneNone</text:p>
      <text:p text:style-name="P4">
Source: <text:a xlink:type="simple" xlink:href="https://www.voachinese.com/a/ndaa-markups-focus-on-china-threat-20230613/7134663.html" text:style-name="Internet_20_link" text:visited-style-name="Visited_20_Internet_20_Link">
https://www.voachinese.com/a/ndaa-markups-focus-on-china-threat-20230613/7134663.html</text:a>
</text:p>
      <!--NEWS-->
      <text:h text:style-name="P10" text:outline-level="1">
<text:span text:style-name="T4">
追随梅西求去？姆巴佩证实未与巴黎圣杰曼谈续约</text:span>
</text:h>
      <text:p text:style-name="P4">
Publisher: 法新社</text:p>
      <text:p text:style-name="P4">
Published Time: 2023-06-13T16:02:09+00:00</text:p>
      <text:p text:style-name="P4">
Modified Time: 2023-06-13T15:50:02+00:00</text:p>
      <text:p text:style-name="P4">
Description: （法新社巴黎13日电） 法国足球巨星姆巴佩（Kylian Mbappe）今天透过声明告诉法新社，他从未与所属巴黎圣杰曼队（Par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5" text:anchor-type="as-char" svg:width="6.9236in" svg:height="3.617581in" draw:z-index="0">
<draw:image xlink:href="../Images/rficn/2023-06-13T16-02-09-00-00/000000.png" xlink:type="simple" xlink:show="embed" xlink:actuate="onLoad" draw:mime-type="image/png"/>
</draw:frame>
</text:p>
      <text:p text:style-name="P4">
法新社等媒体先前报导，消息人士指称，姆巴佩昨天已向巴黎圣杰曼表示，他不会执行2024年合约到期后再延长一年的选择权。这意味着姆巴佩可能在今年夏天的转队窗口离开巴黎圣杰曼队。</text:p>
      <text:p text:style-name="P4">
姆巴佩在今天发给法新社的声明中指出，巴黎圣杰曼在「2022年7月15日就已获告知」，他决定不启动将合约再延长一年的选择权。</text:p>
      <text:p text:style-name="P4">
同属巴黎圣杰曼队的阿根廷足球巨星梅西（Lionel Messi）上周才刚证实，他将转战美国职业足球大联盟MLS迈阿密国际队（Inter Miami）。</text:p>
      <text:p text:style-name="P4">
Source: <text:a xlink:type="simple" xlink:href="https://www.rfi.fr/cn/%E8%BF%90%E5%8A%A8%E5%A4%A9%E5%9C%B0/20230613-%E8%BF%BD%E9%9A%8F%E6%A2%85%E8%A5%BF%E6%B1%82%E5%8E%BB-%E5%A7%86%E5%B7%B4%E4%BD%A9%E8%AF%81%E5%AE%9E%E6%9C%AA%E4%B8%8E%E5%B7%B4%E9%BB%8E%E5%9C%A3%E6%9D%B0%E6%9B%BC%E8%B0%88%E7%BB%AD%E7%BA%A6" text:style-name="Internet_20_link" text:visited-style-name="Visited_20_Internet_20_Link">
https://www.rfi.fr/cn/%E8%BF%90%E5%8A%A8%E5%A4%A9%E5%9C%B0/20230613-%E8%BF%BD%E9%9A%8F%E6%A2%85%E8%A5%BF%E6%B1%82%E5%8E%BB-%E5%A7%86%E5%B7%B4%E4%BD%A9%E8%AF%81%E5%AE%9E%E6%9C%AA%E4%B8%8E%E5%B7%B4%E9%BB%8E%E5%9C%A3%E6%9D%B0%E6%9B%BC%E8%B0%88%E7%BB%AD%E7%BA%A6</text:a>
</text:p>
      <!--NEWS-->
      <text:h text:style-name="P10" text:outline-level="1">
<text:span text:style-name="T4">
梅西接受中国媒体访问证实 不认为会再参加世界杯</text:span>
</text:h>
      <text:p text:style-name="P4">
Publisher: 法新社</text:p>
      <text:p text:style-name="P4">
Published Time: 2023-06-13T16:32:07+00:00</text:p>
      <text:p text:style-name="P4">
Modified Time: 2023-06-13T16:05:03+00:00</text:p>
      <text:p text:style-name="P4">
Description: （法新社北京13日电) 阿根廷足球巨星梅西（Lionel Messi）在中国媒体今天播出的专访中证实，他「不认为」自己还会再参加世界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617581in" draw:z-index="0">
<draw:image xlink:href="../Images/rficn/2023-06-13T16-32-07-00-00/000000.png" xlink:type="simple" xlink:show="embed" xlink:actuate="onLoad" draw:mime-type="image/png"/>
</draw:frame>
</text:p>
      <text:p text:style-name="P4">
梅西在中国体坛周报播出的采访画面中，被问及他是否会参加2026年在北美举行的世界杯，他回答说：「我先前已谈过数次自己没有这种考量，那（2022年）是我最后一次世界杯。」</text:p>
      <text:p text:style-name="P4">
梅西表示：「我会看看情况如何，但理论上我不认为自己会参加下一届世界杯。」</text:p>
      <text:p text:style-name="P4">
Source: <text:a xlink:type="simple" xlink:href="https://www.rfi.fr/cn/%E8%BF%90%E5%8A%A8%E5%A4%A9%E5%9C%B0/20230613-%E6%A2%85%E8%A5%BF%E6%8E%A5%E5%8F%97%E4%B8%AD%E5%9B%BD%E5%AA%92%E4%BD%93%E8%AE%BF%E9%97%AE%E8%AF%81%E5%AE%9E-%E4%B8%8D%E8%AE%A4%E4%B8%BA%E4%BC%9A%E5%86%8D%E5%8F%82%E5%8A%A0%E4%B8%96%E7%95%8C%E6%9D%AF" text:style-name="Internet_20_link" text:visited-style-name="Visited_20_Internet_20_Link">
https://www.rfi.fr/cn/%E8%BF%90%E5%8A%A8%E5%A4%A9%E5%9C%B0/20230613-%E6%A2%85%E8%A5%BF%E6%8E%A5%E5%8F%97%E4%B8%AD%E5%9B%BD%E5%AA%92%E4%BD%93%E8%AE%BF%E9%97%AE%E8%AF%81%E5%AE%9E-%E4%B8%8D%E8%AE%A4%E4%B8%BA%E4%BC%9A%E5%86%8D%E5%8F%82%E5%8A%A0%E4%B8%96%E7%95%8C%E6%9D%AF</text:a>
</text:p>
      <!--NEWS-->
      <text:h text:style-name="P10" text:outline-level="1">
<text:span text:style-name="T4">
中韩争议升级 尹锡悦直接批评中国大使言论不当</text:span>
</text:h>
      <text:p text:style-name="P4">
Author: chinese@voanews.com (金谷)</text:p>
      <text:p text:style-name="P4">
Publisher: 美国之音中文网 (Type: NewsMediaOrganization)</text:p>
      <text:p text:style-name="P4">
Published Time: 2023-06-13T16:34:10+08:00</text:p>
      <text:p text:style-name="P4">
Modified Time: 2023-06-13 08:34:10Z</text:p>
      <text:p text:style-name="P4">
Description: 中国驻韩国大使邢海明上周与韩国在野党领袖李在明会面时发言引发争议一事，持续引发韩国政府高层不满。韩国总统尹锡悦周二(6月13日)直接批评邢海明日前的涉韩政策言论不当。</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south-korea-china-diplomatic-row-continues-20230613/7134735.html" text:style-name="Internet_20_link" text:visited-style-name="Visited_20_Internet_20_Link">
https://www.voachinese.com/a/south-korea-china-diplomatic-row-continues-20230613/7134735.html</text:a>
</text:p>
      <!--NEWS-->
      <text:h text:style-name="P10" text:outline-level="1">
<text:span text:style-name="T4">
阿末扎希探望纳吉 共进一小时早餐惹议</text:span>
</text:h>
      <text:p text:style-name="P4">
Author: 联合早报 (Person)</text:p>
      <text:p text:style-name="P4">
Publisher: 联合早报 (Organization)</text:p>
      <text:p text:style-name="P4">
Published Time: 2023-06-13T16:39</text:p>
      <text:p text:style-name="P4">
Modified Time: 2023-06-13T16:48</text:p>
      <text:p text:style-name="P4">
Description: 马来西亚联合执政党巫统主席阿末扎希日前宣称自己前往监狱探视前首相纳吉时，与纳吉一起吃了一小时的早餐。律师认为，如果阿末扎希所言属实，其实已经抵触监狱局的探监条例，否则就是监狱局有双...</text:p>
      <text:p text:style-name="P4">
Videos: []</text:p>
      <text:p text:style-name="P4">
Audios: []</text:p>
      <text:p text:style-name="P4">
Images: []</text:p>
      <text:p text:style-name="P4">
Type: NewsArticle</text:p>
      <text:p text:style-name="P4">
Breadcrumbs: ['即时', '国际']</text:p>
      <text:p text:style-name="P4">
Keywords: ['阿末扎希', '纳吉', '马来西亚', '巫统']</text:p>
      <!--METADATA-->
      <text:p text:style-name="P4">
马来西亚联合执政党巫统主席 <text:a xlink:type="simple" xlink:href="https://www.zaobao.com/keywords/ahmad-zahid-hamidi" text:style-name="Internet_20_link" text:visited-style-name="Visited_20_Internet_20_Link">
 阿末扎希 </text:a>
日前宣称自己前往监狱探视前首相纳吉时，与纳吉一起吃了一小时的早餐。律师认为，如果阿末扎希所言属实，其实已经抵触监狱局的探监条例，否则就是监狱局有双重标准。</text:p>
      <text:p text:style-name="P4">
巫统主席阿末扎希上星期在巫统大会透露，他最近前往加影监狱探视纳吉，并带了所有纳吉最喜欢的食物，两人还共进早餐一小时。阿末扎希还说，他当时是与内政部副部长山苏安努亚一同探监。</text:p>
      <text:p text:style-name="P4">
马国执业律师莫哈末拉菲克告诉《新海峡时报》，如果阿末扎希说的都是真的，这样的探监就具有双重标准。“律师或家属的探监程序相当严格。包括每次探视最多45分钟。还有你不能与囚犯面对面。你们之间必须有玻璃隔开，所以你必须通过电话与囚犯交谈，”</text:p>
      <text:p text:style-name="P4">
拉菲克说：“因此阿末扎希的说法似乎都违反了探监条例。还有一个问题，就是阿末扎希如何取得探视权？以及他以什么身份探监？”他说，有权豁免遵守条例者，只有监狱局总监或内政部长。他指出，阿末扎希声称当时有山苏安努亚陪同，因此山苏安努亚必须解释。</text:p>
      <text:p text:style-name="P4">
拉菲克也说：“内阁知道这次探监吗？如果阿末扎希探监与纳吉赦免的进展有关，由纳吉的律师通知不就行了吗？或者纳吉家属通知他也行。为什么是巫统主席去探监？”</text:p>
      <text:p text:style-name="P4">
Source: <text:a xlink:type="simple" xlink:href="https://www.zaobao.com.sg/realtime/world/story20230613-1403943" text:style-name="Internet_20_link" text:visited-style-name="Visited_20_Internet_20_Link">
https://www.zaobao.com.sg/realtime/world/story20230613-1403943</text:a>
</text:p>
      <!--NEWS-->
      <text:h text:style-name="P10" text:outline-level="1">
<text:span text:style-name="T4">
研究：美加州野火肆虐 较过去大约四倍</text:span>
</text:h>
      <text:p text:style-name="P4">
Author: 联合早报 (Person)</text:p>
      <text:p text:style-name="P4">
Publisher: 联合早报 (Organization)</text:p>
      <text:p text:style-name="P4">
Published Time: 2023-06-13T16:44</text:p>
      <text:p text:style-name="P4">
Modified Time: 2023-06-13T16:44</text:p>
      <text:p text:style-name="P4">
Description: 一项新研究显示，在1971年到2021年期间，美国加利福尼亚州夏季野火的过火面积增加了大约四倍，而气候变化是林火肆虐的主要原因。在过去的50年里，加州夏季野火的燃烧面积一直在增加。</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加利福尼亚州', '美国', '野火', '气候变化']</text:p>
      <!--METADATA-->
      <text:p text:style-name="P4">
一项新研究显示，在1971年到2021年期间，美国加利福尼亚州夏季野火的过火面积增加了大约四倍，而气候变化是林火肆虐的主要原因。</text:p>
      <text:p text:style-name="P4">
在过去的50年里，加州夏季野火的燃烧面积一直在增加。其中最大的10场野火都发生在过去20年，在2017年后出现八场大型野火，2020年则出现了五场。</text:p>
      <text:p text:style-name="P4">
彭博社报道，这项于星期一（6月12日）刊登在《美国国家科学院院刊》的研究指出，在1996年至2021年间，加州北部和中部森林的夏季烧毁面积增加了四倍；预计到了2050年，加州夏季林火的燃烧面积或平均增加50%。</text:p>
      <text:p text:style-name="P4">
<draw:frame draw:style-name="fr1" draw:name="Image277" text:anchor-type="as-char" svg:width="6.9236in" svg:height="4.615733in" draw:z-index="0">
<draw:image xlink:href="../Images/zaobao world/2023-06-13T16-44/000000.png" xlink:type="simple" xlink:show="embed" xlink:actuate="onLoad" draw:mime-type="image/png"/>
</draw:frame>
加利福尼亚近年野火不断，图为多名在地居民坐在山脚下，看着家园附近的森林被烧毁。（路透社）</text:p>
      <text:p text:style-name="P4">
西班牙穆尔西亚大学的气候研究员图尔科（MarcoTurco）与同事共同设计了这项研究，以量化并确定加州夏季林火燃烧面积的增加，有多少由人为气候变化造成，另有多少由自然变化造成。</text:p>
      <text:p text:style-name="P4">
研究员对1971年至2021年加州夏天的温度和森林火灾数据进行了统计分析，再利用模型展示了过去数十年在没有人为温室气体排放的情况下，了解火势的可能演变走势。</text:p>
      <text:p text:style-name="P4">
<draw:frame draw:style-name="fr1" draw:name="Image278" text:anchor-type="as-char" svg:width="6.9236in" svg:height="4.615733in" draw:z-index="0">
<draw:image xlink:href="../Images/zaobao world/2023-06-13T16-44/000001.png" xlink:type="simple" xlink:show="embed" xlink:actuate="onLoad" draw:mime-type="image/png"/>
</draw:frame>
 6月4日，加州兰开斯特消防人员在野火现场监控火势走向。（路透社）</text:p>
      <text:p text:style-name="P4">
结果显示，与没有气候变化的情况相比，加州林火燃烧的面积只会增加172%，人类活动产生温室气体排放是野火频发的成因之一。</text:p>
      <text:p text:style-name="P4">
专家指出，加州林火肆虐还与干燥天气使干枯植被易燃、春夏季高温使山区积雪减少而融化时间提前、降雨减少等气候因素相关。</text:p>
      <text:p text:style-name="P4">
Source: <text:a xlink:type="simple" xlink:href="https://www.zaobao.com.sg/realtime/world/story20230613-1403944" text:style-name="Internet_20_link" text:visited-style-name="Visited_20_Internet_20_Link">
https://www.zaobao.com.sg/realtime/world/story20230613-1403944</text:a>
</text:p>
      <!--NEWS-->
      <text:h text:style-name="P10" text:outline-level="1">
<text:span text:style-name="T4">
美众院筹款委员会通过台美贸易倡议首批协定</text:span>
</text:h>
      <text:p text:style-name="P4">
Author: None</text:p>
      <text:p text:style-name="P4">
Publisher: Radio Free Asia (Organization)</text:p>
      <text:p text:style-name="P4">
Published Time: 2023-06-13T16:50:51-04:00</text:p>
      <text:p text:style-name="P4">
Modified Time: 2023-06-13T16:50: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4.612011in" draw:z-index="0">
<draw:image xlink:href="../Images/rfamandarin/2023-06-13T16-50-51-04-00/000000.png" xlink:type="simple" xlink:show="embed" xlink:actuate="onLoad" draw:mime-type="image/png"/>
</draw:frame>
「台美21世纪贸易倡议」首批协定1日于华盛顿美国在台协会（AIT）总部，由台湾的驻美代表萧美琴（左二）与AIT执行理事蓝莺（IngridLarson）（中）代表双方签署。 台湾驻美代表处提供/RFA资料美国联邦众议院筹款委员会13日以全数同意的压倒性票数，通过“美台21世纪贸易倡议首批协定实施法案”。法案提案人、委员会主席史密斯表示，法案的通过确认美国国会对台美伙伴关系的坚定支持。“美台21世纪贸易倡议首批协定实施法案”（US-Taiwan Initiative on 21st-Century Trade FirstAgreement Implementation Act）是由民主党籍参议院财政委员会 主席魏登（Ron Wyden）与史密斯（JasonSmith）等人共同提出，众院筹款委员会（House Ways and MeansCommittee）13日召开审议会议。委员会以42票赞成、0票反对的压倒性票数，通过这项法案。史密斯表示，美国与台湾人民共享深具价值的经济伙伴关系、共享民主价值观，美国拜登政府寻求达成协议，以强化台美贸易关系的决定十分得宜。史密斯表示，藉由国会批准这一美台贸易倡议初步协定，确认了国会对美台伙伴关系的坚定支持。法案规定，在台美21世纪贸易倡议首批协定生效前，美国总统须先向国会提出报告，并于30日内提出认证，证明台湾已采取任何履行协定所需措施。法案也要求行政部门，未来与台湾达成的任何进一步协定，需符合公开透明原则，并征询国会意见。法案获得众院筹款委员会通过后，可能会再送众院其他相关委员会审理，才送交参议院讨论。法案在众参两院表决通过后，才会递交美国总统签署生效。 （责编：梒青）</text:p>
      <text:p text:style-name="P4">
Source: <text:a xlink:type="simple" xlink:href="https://www.rfa.org/mandarin/Xinwen/8-06132023164939.html" text:style-name="Internet_20_link" text:visited-style-name="Visited_20_Internet_20_Link">
https://www.rfa.org/mandarin/Xinwen/8-06132023164939.html</text:a>
</text:p>
      <!--NEWS-->
      <text:h text:style-name="P10" text:outline-level="1">
<text:span text:style-name="T4">
上海东方网前总裁徐世平被开除党籍和公职</text:span>
</text:h>
      <text:p text:style-name="P4">
Author: None</text:p>
      <text:p text:style-name="P4">
Publisher: Radio Free Asia (Organization)</text:p>
      <text:p text:style-name="P4">
Published Time: 2023-06-13T16:57:45-04:00</text:p>
      <text:p text:style-name="P4">
Modified Time: 2023-06-13T16:57: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88615in" draw:z-index="0">
<draw:image xlink:href="../Images/rfamandarin/2023-06-13T16-57-45-04-00/000000.png" xlink:type="simple" xlink:show="embed" xlink:actuate="onLoad" draw:mime-type="image/png"/>
</draw:frame>
 上海市主流媒体东方网前党委副书记、总裁、总编辑徐世平<text:a xlink:type="simple" xlink:href="https://www.rfa.org/mandarin/Xinwen/9-06132023165205.html/@@images/image" text:style-name="Internet_20_link" text:visited-style-name="Visited_20_Internet_20_Link">
 </text:a>
 百度上海市主流媒体东方网前党委副书记、总裁、总编辑徐世平被开除党籍和公职。他被指落实中央决策部署打折扣、私藏及阅看违禁书刊、挪用公款与违反生活纪律等。综合媒体13日消息徐世平是中国资深媒体人，曾在上海新民晚报社工作18年，并在2000年参与筹建东方网。他在担任东方网总编辑期间，发表过大量时政类评论。去年11月，已退休2年的徐世平因涉嫌严重违纪违法，接受上海市纪委监委纪律审查和监察调查。中纪委国家监委网站13日引据上海市纪委监委通报，经查，徐世平长期与私营企业主不当交往，沈迷资本运作，漠视风险管控，把公权力变成谋取私利的工具。此外，徐世平被指违反政治纪律，私藏、阅看违禁书刊。（责编：梒青）</text:p>
      <text:p text:style-name="P4">
Source: <text:a xlink:type="simple" xlink:href="https://www.rfa.org/mandarin/Xinwen/9-06132023165205.html" text:style-name="Internet_20_link" text:visited-style-name="Visited_20_Internet_20_Link">
https://www.rfa.org/mandarin/Xinwen/9-06132023165205.html</text:a>
</text:p>
      <!--NEWS-->
      <text:h text:style-name="P10" text:outline-level="1">
<text:span text:style-name="T4">
日媒：北约将在东京设办事处 加强地区联系</text:span>
</text:h>
      <text:p text:style-name="P4">
Author: 联合早报 (Person)</text:p>
      <text:p text:style-name="P4">
Publisher: 联合早报 (Organization)</text:p>
      <text:p text:style-name="P4">
Published Time: 2023-06-13T17:28</text:p>
      <text:p text:style-name="P4">
Modified Time: 2023-06-13T17:28</text:p>
      <text:p text:style-name="P4">
Description: 北约计划于2024年在东京设立办事处，作为北约与韩国、澳大利亚、新西兰和日本的合作枢纽。这将是北约在印太地区的首个联络处。路透社星期二（6月13日）引述《日经新闻》报道称，北约将加...</text:p>
      <text:p text:style-name="P4">
Videos: []</text:p>
      <text:p text:style-name="P4">
Audios: []</text:p>
      <text:p text:style-name="P4">
Images: []</text:p>
      <text:p text:style-name="P4">
Type: NewsArticle</text:p>
      <text:p text:style-name="P4">
Breadcrumbs: ['即时', '国际']</text:p>
      <text:p text:style-name="P4">
Keywords: ['北约', '日本', '北大西洋公约组织']</text:p>
      <!--METADATA-->
      <text:p text:style-name="P4">
北约计划于2024年 <text:a xlink:type="simple" xlink:href="https://www.zaobao.com.sg/news/world/story20230606-1401869" text:style-name="Internet_20_link" text:visited-style-name="Visited_20_Internet_20_Link">
 在东京设立办事处</text:a>
，作为北约与韩国、澳大利亚、新西兰和日本的合作枢纽。这将是北约在印太地区的首个联络处。</text:p>
      <text:p text:style-name="P4">
路透社星期二（6月13日）引述《日经新闻》报道称，北约将加深与太平洋地区四个主要伙伴的合作。</text:p>
      <text:p text:style-name="P4">
不过，日本首相岸田文雄上个月说，日本没有计划成为北约“成员或半成员”。</text:p>
      <text:p text:style-name="P4">
据《金融时报》此前报道，法国总统马克龙反对北约在东京设办事处，认为北约应继续聚焦在北大西洋区域。</text:p>
      <text:p text:style-name="P4">
而设立新北约联络处需要北大西洋理事会的一致支持，这意味着法国有权阻止这项计划。</text:p>
      <text:p text:style-name="P4">
分析指出，来自法国的阻力，使数月来北约内部有关此事的讨论变得复杂。</text:p>
      <text:p text:style-name="P4">
Source: <text:a xlink:type="simple" xlink:href="https://www.zaobao.com.sg/realtime/world/story20230613-1403956" text:style-name="Internet_20_link" text:visited-style-name="Visited_20_Internet_20_Link">
https://www.zaobao.com.sg/realtime/world/story20230613-1403956</text:a>
</text:p>
      <!--NEWS-->
      <text:h text:style-name="P10" text:outline-level="1">
<text:span text:style-name="T4">
印度克什米尔东部发生5.4级地震</text:span>
</text:h>
      <text:p text:style-name="P4">
Author: 联合早报 (Person)</text:p>
      <text:p text:style-name="P4">
Publisher: 联合早报 (Organization)</text:p>
      <text:p text:style-name="P4">
Published Time: 2023-06-13T17:29</text:p>
      <text:p text:style-name="P4">
Modified Time: 2023-06-13T17:29</text:p>
      <text:p text:style-name="P4">
Description: 印度克什米尔东部地区星期二（6月13日）发生了5.4级地震。路透社报道，欧洲与地中海警报系统（EMSC）说，地震深度达60公里，震中则位于印度北部帕坦科特（Pathankot）以北...</text:p>
      <text:p text:style-name="P4">
Videos: []</text:p>
      <text:p text:style-name="P4">
Audios: []</text:p>
      <text:p text:style-name="P4">
Images: []</text:p>
      <text:p text:style-name="P4">
Type: NewsArticle</text:p>
      <text:p text:style-name="P4">
Breadcrumbs: ['即时', '国际']</text:p>
      <text:p text:style-name="P4">
Keywords: ['印度', '地震', '克什米尔']</text:p>
      <!--METADATA-->
      <text:p text:style-name="P4">
印度克什米尔东部地区星期二（6月13日）发生了5.4级地震。</text:p>
      <text:p text:style-name="P4">
路透社报道，欧洲与地中海警报系统（EMSC）说，地震深度达60公里，震中则位于印度北部帕坦科特（Pathankot）以北99公里处。</text:p>
      <text:p text:style-name="P4">
据了解，印度首都新德里以及北印度部分地区均有震感。</text:p>
      <text:p text:style-name="P4">
Source: <text:a xlink:type="simple" xlink:href="https://www.zaobao.com.sg/realtime/world/story20230613-1403957" text:style-name="Internet_20_link" text:visited-style-name="Visited_20_Internet_20_Link">
https://www.zaobao.com.sg/realtime/world/story20230613-1403957</text:a>
</text:p>
      <!--NEWS-->
      <text:h text:style-name="P10" text:outline-level="1">
<text:span text:style-name="T4">
中国东海实弹演习 台湾教导民众辨识可能入侵的解放军</text:span>
</text:h>
      <text:p text:style-name="P4">
Author: chinese@voanews.com (杨安)</text:p>
      <text:p text:style-name="P4">
Publisher: 美国之音中文网 (Type: NewsMediaOrganization)</text:p>
      <text:p text:style-name="P4">
Published Time: 2023-06-13T17:36:53+08:00</text:p>
      <text:p text:style-name="P4">
Modified Time: 2023-06-13 09:36:53Z</text:p>
      <text:p text:style-name="P4">
Description: 中国周二（6月13日）起在台湾北方的东中国海海域进行实弹军演，与此同时，美国、日本、法国和加拿大海军则在台湾以南的西太平洋菲律宾海进行联合演习。</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china-holds-live-fire-drills-in-east-china-sea-20230613/7134763.html" text:style-name="Internet_20_link" text:visited-style-name="Visited_20_Internet_20_Link">
https://www.voachinese.com/a/china-holds-live-fire-drills-in-east-china-sea-20230613/7134763.html</text:a>
</text:p>
      <!--NEWS-->
      <text:h text:style-name="P10" text:outline-level="1">
<text:span text:style-name="T4">
美直升机在叙利亚发生事故 22名美军受伤</text:span>
</text:h>
      <text:p text:style-name="P4">
Author: 联合早报 (Person)</text:p>
      <text:p text:style-name="P4">
Publisher: 联合早报 (Organization)</text:p>
      <text:p text:style-name="P4">
Published Time: 2023-06-13T17:51</text:p>
      <text:p text:style-name="P4">
Modified Time: 2023-06-13T23:21</text:p>
      <text:p text:style-name="P4">
Description: 美国军方说，一架直升机星期天（6月11日）在叙利亚东北部发生事故，造成22名美国军人受伤。路透社报道，美国军方在星期一（12日）晚间披露了这一事故，但未说明事故起因和军人的伤势情况...</text:p>
      <text:p text:style-name="P4">
Videos: []</text:p>
      <text:p text:style-name="P4">
Audios: []</text:p>
      <text:p text:style-name="P4">
Images: []</text:p>
      <text:p text:style-name="P4">
Type: NewsArticle</text:p>
      <text:p text:style-name="P4">
Breadcrumbs: ['即时', '国际']</text:p>
      <text:p text:style-name="P4">
Keywords: ['美国', '直升机', '叙利亚']</text:p>
      <!--METADATA-->
      <text:p text:style-name="P4">
美国军方说，一架直升机星期天（6月11日）在叙利亚东北部发生事故，造成22名美国军人受伤。</text:p>
      <text:p text:style-name="P4">
路透社报道，美国军方在星期一（12日）晚间披露了这一事故，但未说明事故起因和军人的伤势情况。美中央司令部说，有10名军人被送到另一处更高级别的医疗机构。</text:p>
      <text:p text:style-name="P4">
负责监督中东地区美军中央司令部说，没有收到敌方开火报告，称当局正在调查事故起因。</text:p>
      <text:p text:style-name="P4">
两位知情人士说，这起直升机事故发生在叙利亚哈塞克省（Hasakeh）的沙达迪镇（Shaddadi ）附近。</text:p>
      <text:p text:style-name="P4">
美国以协助叙利亚库尔德武装打击极端组织“伊斯兰国”和“保护油田”为由，在叙利亚部署了大约900名美军，其中多数驻在东部地区。近年来，驻叙美军多次遭到伊朗支持的民兵组织袭击。</text:p>
      <text:p text:style-name="P4">
今年3月，25名美军在叙利亚的袭击和反袭冲突中受伤，造成一名美国承包商死亡，另有一人受伤。</text:p>
      <text:p text:style-name="P4">
Source: <text:a xlink:type="simple" xlink:href="https://www.zaobao.com.sg/realtime/world/story20230613-1403965" text:style-name="Internet_20_link" text:visited-style-name="Visited_20_Internet_20_Link">
https://www.zaobao.com.sg/realtime/world/story20230613-1403965</text:a>
</text:p>
      <!--NEWS-->
      <text:h text:style-name="P10" text:outline-level="1">
<text:span text:style-name="T4">
中国央行调降短期政策利率以支持国内复苏</text:span>
</text:h>
      <text:p text:style-name="P4">
Author: chinese@voanews.com (金谷)</text:p>
      <text:p text:style-name="P4">
Publisher: 美国之音中文网 (Type: NewsMediaOrganization)</text:p>
      <text:p text:style-name="P4">
Published Time: 2023-06-13T18:00:15+08:00</text:p>
      <text:p text:style-name="P4">
Modified Time: 2023-06-13 10:00:15Z</text:p>
      <text:p text:style-name="P4">
Description: 中国央行周二（6月13日）下调了短期贷款利率，这是10个月来的首次下调，试图帮助恢复市场信心并支撑这个全球第二大经济体在新冠大流行后的经济复苏。</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cuts-short-term-borrowing-costs-as-economy-slows-20230613/7134780.html" text:style-name="Internet_20_link" text:visited-style-name="Visited_20_Internet_20_Link">
https://www.voachinese.com/a/china-cuts-short-term-borrowing-costs-as-economy-slows-20230613/7134780.html</text:a>
</text:p>
      <!--NEWS-->
      <text:h text:style-name="P10" text:outline-level="1">
<text:span text:style-name="T4">
联合国：乌大坝被毁将导致巨大粮食安全问题</text:span>
</text:h>
      <text:p text:style-name="P4">
Author: 联合早报 (Person)</text:p>
      <text:p text:style-name="P4">
Publisher: 联合早报 (Organization)</text:p>
      <text:p text:style-name="P4">
Published Time: 2023-06-13T18:26</text:p>
      <text:p text:style-name="P4">
Modified Time: 2023-06-13T18:26</text:p>
      <text:p text:style-name="P4">
Description: 联合国官员说，乌克兰南部港市卡霍夫卡大水坝被毁将造成粮食安全问题，除了推升食品价格，还有可能影响数十万人的饮水源。路透社报道，联合国援助负责人格里菲斯（Martin Griffit...</text:p>
      <text:p text:style-name="P4">
Videos: []</text:p>
      <text:p text:style-name="P4">
Audios: []</text:p>
      <text:p text:style-name="P4">
Images: []</text:p>
      <text:p text:style-name="P4">
Type: NewsArticle</text:p>
      <text:p text:style-name="P4">
Breadcrumbs: ['即时', '国际']</text:p>
      <text:p text:style-name="P4">
Keywords: ['俄乌战争', '粮食安全', '乌克兰']</text:p>
      <!--METADATA-->
      <text:p text:style-name="P4">
联合国官员说，乌克兰南部港市卡霍夫卡 <text:a xlink:type="simple" xlink:href="https://www.zaobao.com/realtime/world/story20230608-1402536" text:style-name="Internet_20_link" text:visited-style-name="Visited_20_Internet_20_Link">
 大水坝被毁</text:a>
将造成粮食安全问题，除了推升食品价格，还有可能影响数十万人的饮水源。</text:p>
      <text:p text:style-name="P4">
路透社报道，联合国援助负责人格里菲斯（Martin Griffiths），水坝被毁对全球粮食安全的影响可能是巨大的。</text:p>
      <text:p text:style-name="P4">
“（水坝坐落的地点）是一个粮仓，向黑海和克里米亚延伸的整个地区不仅是乌克兰的粮仓，也是全世界的粮仓。我们在粮食安全方面已经陷入困境，但我确信，粮食价格必然会上涨。”</text:p>
      <text:p text:style-name="P4">
 6月12日，乌军在赫尔松州阿法纳西夫卡村为居民提供生活物资。（路透社）</text:p>
      <text:p text:style-name="P4">
他补充说，农民在下一个收获季节中，将“不可避免地”面临收割和播种困难，进而影响粮食收成，加剧全球粮食安全问题。</text:p>
      <text:p text:style-name="P4">
位于赫尔松州港口城市新卡霍夫卡（NovaKakhovka）水坝上星期二（6月6日）突遭破坏引发决堤，周围的一些村庄被淹没。专家担忧，多达70万依靠水坝获得饮用水的人们面临水源污染问题。</text:p>
      <text:p text:style-name="P4">
卡霍夫卡水坝于6月6日清晨爆炸被毁后，洪水淹浸赫尔松州（Kherson）三角洲地带数十个聚居点和包括赫尔松市在内的多个城市。（路透社）</text:p>
      <text:p text:style-name="P4">
若人们引用了受污染的水，恐引发疾病感染，对儿童健康影响最深。</text:p>
      <text:p text:style-name="P4">
尽管挪威地震学家和美国卫星在水坝被毁前， <text:a xlink:type="simple" xlink:href="https://www.zaobao.com/realtime/world/story20230609-1402880" text:style-name="Internet_20_link" text:visited-style-name="Visited_20_Internet_20_Link">
 发现了疑似发生爆炸的热信号</text:a>
，但目前还不清楚事故起因。俄乌两国则相互指控对方才是始作俑者。</text:p>
      <text:p text:style-name="P4">
Source: <text:a xlink:type="simple" xlink:href="https://www.zaobao.com.sg/realtime/world/story20230613-1403971" text:style-name="Internet_20_link" text:visited-style-name="Visited_20_Internet_20_Link">
https://www.zaobao.com.sg/realtime/world/story20230613-1403971</text:a>
</text:p>
      <!--NEWS-->
      <text:h text:style-name="P10" text:outline-level="1">
<text:span text:style-name="T4">
美通膨续降温有利联准会暂停升息 欧股收高</text:span>
</text:h>
      <text:p text:style-name="P4">
Publisher: 法新社</text:p>
      <text:p text:style-name="P4">
Published Time: 2023-06-13T18:32:08+00:00</text:p>
      <text:p text:style-name="P4">
Modified Time: 2023-06-13T18:05:02+00:00</text:p>
      <text:p text:style-name="P4">
Description: （法新社伦敦13日电） 美国5月消费者物价年增4%，增幅低于预期且创2年多来新低，有利于联邦准备理事会（Fed）明天政策会议结束后暂停升息，欧洲股市主要指数今天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6-13T18-32-08-00-00/000000.png" xlink:type="simple" xlink:show="embed" xlink:actuate="onLoad" draw:mime-type="image/png"/>
</draw:frame>
</text:p>
      <text:p text:style-name="P4">
伦敦FTSE 100指数上涨24.09点或0.32%，收7594.78点。</text:p>
      <text:p text:style-name="P4">
法兰克福DAX指数上扬132.81点或0.82%，收16230.68点。</text:p>
      <text:p text:style-name="P4">
巴黎CAC 40指数扬升40.45点或0.56%，收7290.80点。（译者：陈政一）</text:p>
      <text:p text:style-name="P4">
Source: <text:a xlink:type="simple" xlink:href="https://www.rfi.fr/cn/%E8%B4%A2%E7%BB%8F%E5%BF%AB%E8%AE%AF/20230613-%E7%BE%8E%E9%80%9A%E8%86%A8%E7%BB%AD%E9%99%8D%E6%B8%A9%E6%9C%89%E5%88%A9%E8%81%94%E5%87%86%E4%BC%9A%E6%9A%82%E5%81%9C%E5%8D%87%E6%81%AF-%E6%AC%A7%E8%82%A1%E6%94%B6%E9%AB%98" text:style-name="Internet_20_link" text:visited-style-name="Visited_20_Internet_20_Link">
https://www.rfi.fr/cn/%E8%B4%A2%E7%BB%8F%E5%BF%AB%E8%AE%AF/20230613-%E7%BE%8E%E9%80%9A%E8%86%A8%E7%BB%AD%E9%99%8D%E6%B8%A9%E6%9C%89%E5%88%A9%E8%81%94%E5%87%86%E4%BC%9A%E6%9A%82%E5%81%9C%E5%8D%87%E6%81%AF-%E6%AC%A7%E8%82%A1%E6%94%B6%E9%AB%98</text:a>
</text:p>
      <!--NEWS-->
      <text:h text:style-name="P10" text:outline-level="1">
<text:span text:style-name="T4">
俄导弹袭击泽连斯基家乡 酿11死25伤</text:span>
</text:h>
      <text:p text:style-name="P4">
Author: 联合早报 (Person)</text:p>
      <text:p text:style-name="P4">
Publisher: 联合早报 (Organization)</text:p>
      <text:p text:style-name="P4">
Published Time: 2023-06-13T19:07</text:p>
      <text:p text:style-name="P4">
Modified Time: 2023-06-13T20:42</text:p>
      <text:p text:style-name="P4">
Description: 俄罗斯星期二（6月13日）清晨向乌克兰总统泽连斯基的家乡一处公寓楼发射导弹，造成至少11人死亡，25人受伤。路透社报道，居住在乌克兰中部最大城市克里维里赫（Kryvyi Rih）一...</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俄乌战争', '俄罗斯', '乌克兰', '泽连斯基', '导弹', '袭击']</text:p>
      <!--METADATA-->
      <text:p text:style-name="P4">
俄罗斯星期二（6月13日）清晨向乌克兰总统泽连斯基的家乡一处公寓楼发射导弹，造成至少11人死亡，25人受伤。</text:p>
      <text:p text:style-name="P4">
路透社报道，居住在乌克兰中部最大城市克里维里赫（KryvyiRih）一处公寓楼的居民，在袭击事件发生后，茫然地站在浓烟滚滚大楼外啜泣，周围的街区散落着破碎的玻璃和砖块。</text:p>
      <text:p text:style-name="P4">
当地官员说，至少有25人受伤，预计还有一些人被困在废墟下。</text:p>
      <text:p text:style-name="P4">
<draw:frame draw:style-name="fr1" draw:name="Image285" text:anchor-type="as-char" svg:width="6.9236in" svg:height="4.615733in" draw:z-index="0">
<draw:image xlink:href="../Images/zaobao world/2023-06-13T19-07/000000.png" xlink:type="simple" xlink:show="embed" xlink:actuate="onLoad" draw:mime-type="image/png"/>
</draw:frame>
 公寓遭导弹袭击后，幸存的住户只能呆在阳台上等待救援。（路透社）</text:p>
      <text:p text:style-name="P4">
公寓住户切尔努索娃说，她被一声类似雷鸣的爆炸声惊醒，紧接着被一股剧烈爆炸震下床。她说：“我跑到公寓前门，但那里非常热，烟雾很重。”</text:p>
      <text:p text:style-name="P4">
“我能做什么呢？我（只能）坐在阳台上，害怕自己会失去知觉。很长时间都没有人过来……我想我必须跳入水中，或是必须跳到一棵树上（逃生）。”</text:p>
      <text:p text:style-name="P4">
<draw:frame draw:style-name="fr1" draw:name="Image286" text:anchor-type="as-char" svg:width="6.9236in" svg:height="4.615733in" draw:z-index="0">
<draw:image xlink:href="../Images/zaobao world/2023-06-13T19-07/000001.png" xlink:type="simple" xlink:show="embed" xlink:actuate="onLoad" draw:mime-type="image/png"/>
</draw:frame>
 幸存的住户站在警戒线外看着已成废墟的家园。（路透社）</text:p>
      <text:p text:style-name="P4">
出生在克里维里赫泽连斯基随后发文谴责这起袭击事件。他说：“俄罗斯杀手继续对居民楼、普通城市和人民发动战争。”</text:p>
      <text:p text:style-name="P4">
同日凌晨时分，乌克兰全境再次响起空袭警报，乌军随后通报称，防空部队已摧毁所有针对基辅的敌方导弹。</text:p>
      <text:p text:style-name="P4">
乌克兰最高军事指挥部说，乌军在俄军发射的14枚巡航导弹中，成功拦截了10枚导弹，并摧毁了一架伊制无人机。</text:p>
      <text:p text:style-name="P4">
Source: <text:a xlink:type="simple" xlink:href="https://www.zaobao.com.sg/realtime/world/story20230613-1403988" text:style-name="Internet_20_link" text:visited-style-name="Visited_20_Internet_20_Link">
https://www.zaobao.com.sg/realtime/world/story20230613-1403988</text:a>
</text:p>
      <!--NEWS-->
      <text:h text:style-name="P10" text:outline-level="1">
<text:span text:style-name="T4">
柔政府：新加坡人对百万令吉房产有兴趣</text:span>
</text:h>
      <text:p text:style-name="P4">
Author: 联合早报 (Person)</text:p>
      <text:p text:style-name="P4">
Publisher: 联合早报 (Organization)</text:p>
      <text:p text:style-name="P4">
Published Time: 2023-06-13T19:43</text:p>
      <text:p text:style-name="P4">
Modified Time: 2023-06-13T20:14</text:p>
      <text:p text:style-name="P4">
Description: 柔佛州政府认为，新加坡的房价与房租不断上涨，将让更多新加坡民众转而购买柔佛州售价100万令吉（约29万新元）以上的房屋，并减少这类房屋的滞销量。柔佛州负责房屋与地方政府事务的行政议...</text:p>
      <text:p text:style-name="P4">
Videos: []</text:p>
      <text:p text:style-name="P4">
Audios: []</text:p>
      <text:p text:style-name="P4">
Images: []</text:p>
      <text:p text:style-name="P4">
Type: NewsArticle</text:p>
      <text:p text:style-name="P4">
Breadcrumbs: ['即时', '国际']</text:p>
      <text:p text:style-name="P4">
Keywords: ['柔佛', '新加坡', '房产']</text:p>
      <!--METADATA-->
      <text:p text:style-name="P4">
柔佛州政府认为，新加坡的房价与房租不断上涨，将让更多新加坡民众转而购买柔佛州售价100万令吉（约29万新元）以上的房屋，并减少这类房屋的滞销量。</text:p>
      <text:p text:style-name="P4">
柔佛州负责房屋与地方政府事务的行政议员（州内阁部长）星期二在记者会透露，一些拥有滞销房产的发展商，已经获得新加坡潜在买家的积极回应。</text:p>
      <text:p text:style-name="P4">
他说：“据我了解，有发展商已经（向新加坡民众）卖出售价百万令吉以上的房产，这将直接减少柔佛滞销的房产数量。”</text:p>
      <text:p text:style-name="P4">
嘉福尼透露，柔佛州滞销的房产之中，有八成是新山和依斯干达布蒂里的高楼住宅，其中1万1512所房屋的售价介于50万至100万令吉。</text:p>
      <text:p text:style-name="P4">
他指出，柔州政府通过“柔佛人民房屋政策”保障当地民众的买房权益。当局也规定，外国人在柔佛只能购买售价100万令吉或以上的房屋。</text:p>
      <text:p text:style-name="P4">
Source: <text:a xlink:type="simple" xlink:href="https://www.zaobao.com.sg/realtime/world/story20230613-1403991" text:style-name="Internet_20_link" text:visited-style-name="Visited_20_Internet_20_Link">
https://www.zaobao.com.sg/realtime/world/story20230613-1403991</text:a>
</text:p>
      <!--NEWS-->
      <text:h text:style-name="P10" text:outline-level="1">
<text:span text:style-name="T4">
周二美市盘前小幅走高 重点谈软件巨头甲骨文超标业绩</text:span>
</text:h>
      <text:p text:style-name="P4">
Author: 李可爱 (Person)</text:p>
      <text:p text:style-name="P4">
Publisher: 联合早报 (Organization)</text:p>
      <text:p text:style-name="P4">
Published Time: 2023-06-13T20:01</text:p>
      <text:p text:style-name="P4">
Modified Time: 2023-06-13T20:01</text:p>
      <text:p text:style-name="P4">
Description: 星期二（6月13日）重点：在美国消费者通胀数据于今晚公布之前，美国华尔街股市主要股指期货星期二（6月13日）小幅走高。美国联邦储备局也将在今晚较迟时候开始为期两天的政策会议，并在星...</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今晚美市看什么', '甲骨文']</text:p>
      <!--METADATA-->
      <text:h text:style-name="P13" text:outline-level="4">
<text:span text:style-name="T4">
星期二（6月13日）重点：</text:span>
</text:h>
      <ul>
        <li>
在美国消费者通胀数据于今晚公布之前，美国华尔街股市主要股指期货星期二（6月13日）小幅走高。美国联邦储备局也将在今晚较迟时候开始为期两天的政策会议，并在星期三（14日）做出利率决定。随后美联储主席姆鲍威尔将会例常召开新闻发布会。   * 在7时截稿时，标准与普尔500指数期货微升5.30点或0.12％，报4344.20点；纳斯达克100指数期货起46.10点或0.31％，报14830.40点；道琼斯指数期货也小幅起4.80点，报34071.10点。   * 标准与普尔500指数和纳斯达克指数隔夜（星期一）都以去年4月以来的最高收盘水平结束一天的交易，全场交易气氛良好。投资者也希望即将发布的通胀数据和美联储星期三的利率决定会带给股市提振力量。   * 标准与普尔500指数隔夜上升40.07点，闭市报4338.93点。重量级的道琼斯指数也升高189.55点，闭市报34066.33点。以科技股为主的纳斯达克100指数更显著起了1.76％或255.94点，以14784.30点收市。   *</li>
      </ul>
      <text:h text:style-name="P13" text:outline-level="4">
<text:span text:style-name="T4">
盘前交易重点：</text:span>
</text:h>
      <text:p text:style-name="P4">
<draw:frame draw:style-name="fr1" draw:name="Image287" text:anchor-type="as-char" svg:width="6.9236in" svg:height="6.892552in" draw:z-index="0">
<draw:image xlink:href="../Images/zaobao world/2023-06-13T20-01/000000.png" xlink:type="simple" xlink:show="embed" xlink:actuate="onLoad" draw:mime-type="image/png"/>
</draw:frame>
 有报道称，曼联已经接受卡塔尔投资者的最新出价。（档案照片）</text:p>
      <ul>
        <li>
电动车巨头特斯拉（Tesla）股价连续12天上涨。美国“女股神”凯西伍德（Cathie Wood）旗下的方舟基金选择在这一刻出售了总值达9800万美元的特斯拉股票。凯西伍德是在去年底接二连三扫购特斯拉股票的。当时特斯拉股价曾一度低至110美元。今晚盘前特斯拉股价继续上升1.62美元，截稿时报251.45美元。   * 有报道称，曼联（Manchester United PLC）已经接受卡塔尔投资者的最新出价。这个消息一传开，即刻带动曼联股价在今晚盘前飙升了22.95％，截稿时报24.75美元。   * 台积电（TSM）股价在今晚盘前上涨1.69美元，截稿时报108.75美元。有报道称，英伟达（Nvidia）人工智能晶片订单增加，连带提高了对台积电产品的需求，带动台积电产量增加。   * 星期二下文我们来看看软件巨头甲骨文（Oracle）超标的业绩。今晚盘前该股起5.71美元，截稿时报122.14美元。   * 盘前活跃股按序：特斯拉（Tesla）、超微（Advanced Micro Devices）、Carnival Corp、Plug Power和Palantir Technologies。截稿时，这五只活跃股的股价全部上升。</li>
      </ul>
      <text:p text:style-name="P4">
<draw:frame draw:style-name="fr1" draw:name="Image288" text:anchor-type="as-char" svg:width="6.9236in" svg:height="4.615733in" draw:z-index="0">
<draw:image xlink:href="../Images/zaobao world/2023-06-13T20-01/000001.png" xlink:type="simple" xlink:show="embed" xlink:actuate="onLoad" draw:mime-type="image/png"/>
</draw:frame>
为了进一步加强它的云端产品，甲骨文还与晶片巨头英伟达（Nvidia）合作，通过它的云端服务提供旗下客户英伟达的人工智能软件和晶片。（彭博社）</text:p>
      <text:h text:style-name="P13" text:outline-level="4">
<text:span text:style-name="T4">
甲骨文（Oracle）（纽约证券交易所代码：ORCL）</text:span>
</text:h>
      <text:p text:style-name="P4">
在软件巨头甲骨文（Oracle）于隔夜盘后公布季度业绩之前，它的股价就已经先在正规交易时间里创下历史新高。当盘后公布的第四季营业额和盈利都超预期，并对接下来财年第一季业绩做出乐观预测后，它的股价更是在盘后继续上涨将近4％。</text:p>
      <text:p text:style-name="P4">
甲骨文在业绩发布会上也提到“人工智能”这个红词，还表示在人工智能蓬勃发展之际，这些人工智能公司对甲骨文的云产品需求一直在不断增加。而且在去年收购了数码病历公司Cerner之后，甲骨文进军云市场的努力也开始取得成果，让它更好地与微软（Microsoft）和亚马逊（Amazon.com）等行业巨头正面竞争。</text:p>
      <text:p text:style-name="P4">
根据甲骨文截至今年5月底的第四季业绩报告，集团的营业额同比增长17％至138亿4000万美元，调整后每股盈利1.67美元。而Refinitiv搜集到的分析师平均预测则营业额137亿4000万美元，每股盈利1.58美元。</text:p>
      <text:p text:style-name="P4">
甲骨文首席执行官卡茨（SafraCatz）在发布会上说，她预计本财年第一财季调整后每股盈利介于1.12美元至1.16美元区域，营业额则会以8％至10％的速度继续增长。Refinitiv之前搜收集到的分析师则预计调整后每股盈利1.14美元，营业额则是123亿4000万美元，即增长7.8％。</text:p>
      <text:p text:style-name="P4">
甲骨文的主要收入来源，即云服务和特许支持项目增长了23％至93亿7000万美元。不过，来自云特许和内部部署（On-premises）的营业额则下降了15％至21亿5000万美元。</text:p>
      <text:p text:style-name="P4">
来自云基础设施的营业额总计14亿美元，增长76％，比上一季的55％增幅出色。虽然甲骨文这一部分的业务比微软和谷歌扩张得更快，但它的总值仍然比竞争对手小很多。虽然如此，卡茨说，甲骨文这个部门的毛利率将会继续扩大。</text:p>
      <text:p text:style-name="P4">
不仅如此，为了进一步加强它的云产品，甲骨文还与晶片巨头英伟达（Nvidia）合作，通过它的云服务提供旗下客户英伟达的人工智能软件和晶片。</text:p>
      <text:p text:style-name="P4">
在Tipranks的20名分析师当中，有13名给予甲骨文股“买进”评级，七名给予“持守”评级，一年期限平均目标价是118.89美元。</text:p>
      <text:p text:style-name="P4">
Source: <text:a xlink:type="simple" xlink:href="https://www.zaobao.com.sg/realtime/world/story20230613-1403998" text:style-name="Internet_20_link" text:visited-style-name="Visited_20_Internet_20_Link">
https://www.zaobao.com.sg/realtime/world/story20230613-1403998</text:a>
</text:p>
      <!--NEWS-->
      <text:h text:style-name="P10" text:outline-level="1">
<text:span text:style-name="T4">
世界媒体看中国：西方何以不再信任中国？</text:span>
</text:h>
      <text:p text:style-name="P4">
Author: chinese@voanews.com (金哲)</text:p>
      <text:p text:style-name="P4">
Publisher: 美国之音中文网 (Type: NewsMediaOrganization)</text:p>
      <text:p text:style-name="P4">
Published Time: 2023-06-13T20:12:34+08:00</text:p>
      <text:p text:style-name="P4">
Modified Time: 2023-06-13 15:43:16Z</text:p>
      <text:p text:style-name="P4">
Description: 在过去的20年里，中国在可见的、不远的将来超过美国成为全球第一大经济体的说法一度甚嚣尘上，甚至成为一种流通广泛的共识。然而，在过去的两年里，尤其是在过去的两个月里，世界媒体又呈现出各方的另一种共识，这就是，中国经济增长乏力，经济不增长或慢增长的中国对全球经济和国际秩序构成拖累乃至破坏。</text:p>
      <text:p text:style-name="P4">
Videos: []</text:p>
      <text:p text:style-name="P4">
Images: []</text:p>
      <text:p text:style-name="P4">
Categories: ['世界媒体看中国', '中国']</text:p>
      <text:p text:style-name="P4">
Type: None</text:p>
      <!--METADATA-->
      <text:p text:style-name="P4">
NoneNone</text:p>
      <text:p text:style-name="P4">
Source: <text:a xlink:type="simple" xlink:href="https://www.voachinese.com/a/world-media-on-china---a-changed-mood-20230613/7134904.html" text:style-name="Internet_20_link" text:visited-style-name="Visited_20_Internet_20_Link">
https://www.voachinese.com/a/world-media-on-china---a-changed-mood-20230613/7134904.html</text:a>
</text:p>
      <!--NEWS-->
      <text:h text:style-name="P10" text:outline-level="1">
<text:span text:style-name="T4">
丹佛NBA总决赛庆祝活动附近发生枪击 10人受伤</text:span>
</text:h>
      <text:p text:style-name="P4">
Author: 联合早报 (Person)</text:p>
      <text:p text:style-name="P4">
Publisher: 联合早报 (Organization)</text:p>
      <text:p text:style-name="P4">
Published Time: 2023-06-13T20:52</text:p>
      <text:p text:style-name="P4">
Modified Time: 2023-06-13T20:52</text:p>
      <text:p text:style-name="P4">
Description: 美国科罗拉多州丹佛市美职业篮球赛（NBA）第五场总决赛附近星期二（6月13日）发生枪击事件，造成至少10人受伤。综合美媒报道，发生枪击的2000号街区当时聚集了正在庆祝丹佛金块（D...</text:p>
      <text:p text:style-name="P4">
Videos: []</text:p>
      <text:p text:style-name="P4">
Audios: []</text:p>
      <text:p text:style-name="P4">
Images: []</text:p>
      <text:p text:style-name="P4">
Type: NewsArticle</text:p>
      <text:p text:style-name="P4">
Breadcrumbs: ['即时', '国际']</text:p>
      <text:p text:style-name="P4">
Keywords: ['美国', '枪击事件', '枪击案', 'NBA', '美国职业篮球赛']</text:p>
      <!--METADATA-->
      <text:p text:style-name="P4">
美国科罗拉多州丹佛市美职业篮球赛（NBA）第五场总决赛附近星期二（6月13日）发生枪击事件，造成至少10人受伤。</text:p>
      <text:p text:style-name="P4">
综合美媒报道，发生枪击的2000号街区当时聚集了正在庆祝 <text:a xlink:type="simple" xlink:href="https://www.zaobao.com.sg/realtime/world/story20230613-1403778" text:style-name="Internet_20_link" text:visited-style-name="Visited_20_Internet_20_Link">
 丹佛金块（Denver Nuggets）首次夺得NBA总冠军</text:a>
。据悉，案发地点位于篮球场东北方向约1.6公里处。</text:p>
      <text:p text:style-name="P4">
 聚集在大电视前观看赛况的球迷为丹佛首夺NBA总冠军欢呼。（法新社）</text:p>
      <text:p text:style-name="P4">
警方目前已逮捕了一名嫌犯，指开枪起因疑似源于纠纷，目前仍在调查中。</text:p>
      <text:p text:style-name="P4">
据了解，10名伤者中的三人伤势严重；尚不清楚伤者和枪手是否都是球迷。</text:p>
      <text:p text:style-name="P4">
警方发言人说，在枪击事件发生前，许多球迷已经散去，但仍有较少的人群在案发地区徘徊。</text:p>
      <text:p text:style-name="P4">
丹佛金块在星期二早上第五场NBA总决赛上，以94比89击败迈阿密热浪（Miami Heat）、以4比1的总成绩，首次夺得NBA总冠军。</text:p>
      <text:p text:style-name="P4">
Source: <text:a xlink:type="simple" xlink:href="https://www.zaobao.com.sg/realtime/world/story20230613-1404021" text:style-name="Internet_20_link" text:visited-style-name="Visited_20_Internet_20_Link">
https://www.zaobao.com.sg/realtime/world/story20230613-1404021</text:a>
</text:p>
      <!--NEWS-->
      <text:h text:style-name="P10" text:outline-level="1">
<text:span text:style-name="T4">
俄发布在乌缴获德制坦克视频</text:span>
</text:h>
      <text:p text:style-name="P4">
Author: 联合早报 (Person)</text:p>
      <text:p text:style-name="P4">
Publisher: 联合早报 (Organization)</text:p>
      <text:p text:style-name="P4">
Published Time: 2023-06-13T21:29</text:p>
      <text:p text:style-name="P4">
Modified Time: 2023-06-13T22:11</text:p>
      <text:p text:style-name="P4">
Description: 俄罗斯国防部称，已缴获各两辆德制坦克和美制战车。德国防部长则称，无法立即为乌克兰替换提供所有坦克。综合路透社和法新社报道，俄国防部星期二（6月13日）发布视频称，这些装甲车和坦克是...</text:p>
      <text:p text:style-name="P4">
Videos: []</text:p>
      <text:p text:style-name="P4">
Audios: []</text:p>
      <text:p text:style-name="P4">
Images: []</text:p>
      <text:p text:style-name="P4">
Type: NewsArticle</text:p>
      <text:p text:style-name="P4">
Breadcrumbs: ['即时', '国际']</text:p>
      <text:p text:style-name="P4">
Keywords: ['俄乌战争', '俄罗斯', '乌克兰', '德国', '坦克']</text:p>
      <!--METADATA-->
      <text:p text:style-name="P4">
俄罗斯国防部称，已缴获各两辆德制坦克和美制战车。德国防部长则称，无法立即为乌克兰替换提供所有坦克。</text:p>
      <text:p text:style-name="P4">
综合路透社和法新社报道，俄国防部星期二（6月13日）发布视频称，这些装甲车和坦克是在乌南扎波罗热前线战场缴获，当地是乌军近日试图发动反攻的地区之一。</text:p>
      <text:p text:style-name="P4">
这段发布在即时通信平台Telegram视频画面显示俄军共缴获的两辆还能运作的德制豹式主战坦克，以及两辆受损的美制布雷德利战车。</text:p>
      <text:p text:style-name="P4">
俄国防部将这些西方武器称为“我们的战利品”。</text:p>
      <text:p text:style-name="P4">
由于乌军在发动反攻中军备持续受损，基辅只能一再继续呼吁西方盟国迅速提供军需补给，包括坦克。</text:p>
      <text:h text:style-name="P13" text:outline-level="4">
<text:span text:style-name="T4">
德称无法立即为乌替换坦克</text:span>
</text:h>
      <text:p text:style-name="P4">
不过，据德国广播机构RTL/ntv星期一（12日）发布的一段采访视频，德国防部长皮斯托瑞斯（BorisPistorius）说：“我们将无法取代每一辆现在已经停用的坦克。”</text:p>
      <text:p text:style-name="P4">
他说，柏林将继续向基辅供应不太先进的豹式1号坦克，到了今年年底，供给数量将超过100辆。</text:p>
      <text:p text:style-name="P4">
截至目前，柏林已向基辅交付了18辆豹2型坦克。</text:p>
      <text:p text:style-name="P4">
Source: <text:a xlink:type="simple" xlink:href="https://www.zaobao.com.sg/realtime/world/story20230613-1404035" text:style-name="Internet_20_link" text:visited-style-name="Visited_20_Internet_20_Link">
https://www.zaobao.com.sg/realtime/world/story20230613-1404035</text:a>
</text:p>
      <!--NEWS-->
      <text:h text:style-name="P10" text:outline-level="1">
<text:span text:style-name="T4">
布林肯：美国外交努力延缓了中国间谍活动和海外基地扩张</text:span>
</text:h>
      <text:p text:style-name="P4">
Author: chinese@voanews.com (松仁)</text:p>
      <text:p text:style-name="P4">
Publisher: 美国之音中文网 (Type: NewsMediaOrganization)</text:p>
      <text:p text:style-name="P4">
Published Time: 2023-06-13T21:33:11+08:00</text:p>
      <text:p text:style-name="P4">
Modified Time: 2023-06-13 13:33:11Z</text:p>
      <text:p text:style-name="P4">
Description: 华尔街日报上周引述美国政府官员的话说，中国正在古巴建造新的间谍基地，以窃听美国并确定对美国潜在打击目标。布林肯是在星期一举行的一场记者会上被问及对华尔街日报报道的看法时作上述表示的。</text:p>
      <text:p text:style-name="P4">
Videos: []</text:p>
      <text:p text:style-name="P4">
Images: []</text:p>
      <text:p text:style-name="P4">
Categories: ['美洲', '中国', '美中关系']</text:p>
      <text:p text:style-name="P4">
Type: None</text:p>
      <!--METADATA-->
      <text:p text:style-name="P4">
NoneNone</text:p>
      <text:p text:style-name="P4">
Source: <text:a xlink:type="simple" xlink:href="https://www.voachinese.com/a/us-diplomacy-has-slowed-china-s-expansion-of-spying-basing-overseas-says-blinken-061323/7134968.html" text:style-name="Internet_20_link" text:visited-style-name="Visited_20_Internet_20_Link">
https://www.voachinese.com/a/us-diplomacy-has-slowed-china-s-expansion-of-spying-basing-overseas-says-blinken-061323/7134968.html</text:a>
</text:p>
      <!--NEWS-->
      <text:h text:style-name="P10" text:outline-level="1">
<text:span text:style-name="T4">
缅甸军事政变后20个月 逾6000名平民被杀</text:span>
</text:h>
      <text:p text:style-name="P4">
Author: 联合早报 (Person)</text:p>
      <text:p text:style-name="P4">
Publisher: 联合早报 (Organization)</text:p>
      <text:p text:style-name="P4">
Published Time: 2023-06-13T22:04</text:p>
      <text:p text:style-name="P4">
Modified Time: 2023-06-13T22:04</text:p>
      <text:p text:style-name="P4">
Description: 一项新报告称，缅甸军方在2021年2月发动军事政变后的20个月内，有6000多名平民被杀害。法新社报道，奥斯陆和平研究所星期二（6月13日）发布报告称，数据显示，军事政变导致的平民...</text:p>
      <text:p text:style-name="P4">
Videos: []</text:p>
      <text:p text:style-name="P4">
Audios: []</text:p>
      <text:p text:style-name="P4">
Images: []</text:p>
      <text:p text:style-name="P4">
Type: NewsArticle</text:p>
      <text:p text:style-name="P4">
Breadcrumbs: ['即时', '国际']</text:p>
      <text:p text:style-name="P4">
Keywords: ['缅甸军方', '缅甸军政府', '缅甸']</text:p>
      <!--METADATA-->
      <text:p text:style-name="P4">
一项新报告称，缅甸军方在2021年2月发动军事政变后的20个月内，有6000多名平民被杀害。</text:p>
      <text:p text:style-name="P4">
法新社报道，奥斯陆和平研究所星期二（6月13日）发布报告称，数据显示，军事政变导致的平民伤亡人数高于之前报告的数据，而军政府“显然是主要杀手”，影子政府的部队也有大量人员伤亡。</text:p>
      <text:p text:style-name="P4">
自缅甸政变以来，军政府被指以血腥方式镇压反对派，经常出动直升机和战机等武器，对平民区发动空袭。</text:p>
      <text:p text:style-name="P4">
报告指出，在2021年2月1日至2022年9月30日间，有6337名平民因“政治原因”被杀，另有2614人受伤。这一数字远高于其他机构发布的伤亡数字，包括国际组织公布的数据。</text:p>
      <text:p text:style-name="P4">
报告称，几乎有一半的死亡人数是有军政府的军队、警察和民兵造成，约2152人是由反军政府部队杀害。</text:p>
      <text:p text:style-name="P4">
报告认为实际的伤亡人数只会更高。</text:p>
      <text:p text:style-name="P4">
2020年11月，由民主派领袖翁山淑枝领导的全国民主联盟大获全胜，组成新政府。但缅甸军方却以选举存在舞弊行为为由，在2021年2月1日发动政变，将民选政府拉下马，随后开展大规模暴力镇压。</text:p>
      <text:p text:style-name="P4">
Source: <text:a xlink:type="simple" xlink:href="https://www.zaobao.com.sg/realtime/world/story20230613-1404041" text:style-name="Internet_20_link" text:visited-style-name="Visited_20_Internet_20_Link">
https://www.zaobao.com.sg/realtime/world/story20230613-1404041</text:a>
</text:p>
      <!--NEWS-->
      <text:h text:style-name="P10" text:outline-level="1">
<text:span text:style-name="T4">
丹佛掘金队首次赢得NBA总冠军</text:span>
</text:h>
      <text:p text:style-name="P4">
Author: chinese@voanews.com (美国之音)</text:p>
      <text:p text:style-name="P4">
Publisher: 美国之音中文网 (Type: NewsMediaOrganization)</text:p>
      <text:p text:style-name="P4">
Published Time: 2023-06-13T22:19:16+08:00</text:p>
      <text:p text:style-name="P4">
Modified Time: 2023-06-13 14:19:16Z</text:p>
      <text:p text:style-name="P4">
Description: 星期一，丹佛掘金队在主场以94-89击败迈阿密热火队，赢得2022-23年美国国家篮球协会冠军。</text:p>
      <text:p text:style-name="P4">
Videos: []</text:p>
      <text:p text:style-name="P4">
Images: []</text:p>
      <text:p text:style-name="P4">
Categories: ['美国', '体育']</text:p>
      <text:p text:style-name="P4">
Type: None</text:p>
      <!--METADATA-->
      <text:p text:style-name="P4">
NoneNone</text:p>
      <text:p text:style-name="P4">
Source: <text:a xlink:type="simple" xlink:href="https://www.voachinese.com/a/denver-nuggets-win-first-ever-nba-championship-20230613/7134855.html" text:style-name="Internet_20_link" text:visited-style-name="Visited_20_Internet_20_Link">
https://www.voachinese.com/a/denver-nuggets-win-first-ever-nba-championship-20230613/7134855.html</text:a>
</text:p>
      <!--NEWS-->
      <text:h text:style-name="P10" text:outline-level="1">
<text:span text:style-name="T4">
普京否认基辅反攻成功 指乌军损失近三成西方战车</text:span>
</text:h>
      <text:p text:style-name="P4">
Author: 联合早报 (Person)</text:p>
      <text:p text:style-name="P4">
Publisher: 联合早报 (Organization)</text:p>
      <text:p text:style-name="P4">
Published Time: 2023-06-13T22:58</text:p>
      <text:p text:style-name="P4">
Modified Time: 2023-06-13T22:58</text:p>
      <text:p text:style-name="P4">
Description: 俄罗斯总统普京否认乌克兰反攻成功，指敌军已损失25%至30%西方提供的军用战车，而俄军的伤亡人数只有乌军的十分之一。路透社报道，普京星期二（6月13日）在一次电视会议上，对俄籍战地...</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俄罗斯', '乌克兰', '基辅', '普京']</text:p>
      <!--METADATA-->
      <text:p text:style-name="P4">
俄罗斯总统普京否认乌克兰反攻成功，指敌军已损失25%至30%西方提供的军用战车，而俄军的伤亡人数只有乌军的十分之一。</text:p>
      <text:p text:style-name="P4">
路透社报道，普京星期二（6月13日）在一次电视会议上，对俄籍战地记者和军事博客说，基辅发动的反攻行动是大规模的，但却“在任何地区都没有成功”。</text:p>
      <text:p text:style-name="P4">
普京补充说，俄罗斯在战斗中只损失了50辆坦克，其中一些还能修复，但乌军却损失了160多辆战车。</text:p>
      <text:p text:style-name="P4">
<draw:frame draw:style-name="fr1" draw:name="Image290" text:anchor-type="as-char" svg:width="6.9236in" svg:height="4.615733in" draw:z-index="0">
<draw:image xlink:href="../Images/zaobao world/2023-06-13T22-58/000000.png" xlink:type="simple" xlink:show="embed" xlink:actuate="onLoad" draw:mime-type="image/png"/>
</draw:frame>
俄国总统普京（中）在会上强调，乌军近期发起的反攻行动在任何俄控地区“都没有成功”。（法新社）</text:p>
      <text:p text:style-name="P4">
针对乌南港市卡霍夫卡 <text:a xlink:type="simple" xlink:href="https://www.zaobao.com/realtime/world/story20230608-1402536" text:style-name="Internet_20_link" text:visited-style-name="Visited_20_Internet_20_Link">
 水坝被炸毁</text:a>
一事，普京则说，乌克兰应为此负责，指水坝是基辅故意用美制海马士多管火箭系统（HIMARS）轰炸造成。</text:p>
      <text:p text:style-name="P4">
普京表明，克里姆林宫的“特别军事行动”的目标可能会随着形势的变化而变化，但其基本目标不会改变。</text:p>
      <text:p text:style-name="P4">
另一方面，俄罗斯与乌克兰相连的边境地区，近来频繁遭敌军跨境炮袭。对此，普京则承认说，俄罗斯的确需要更好地保卫国家边界。</text:p>
      <text:p text:style-name="P4">
Source: <text:a xlink:type="simple" xlink:href="https://www.zaobao.com.sg/realtime/world/story20230613-1404057" text:style-name="Internet_20_link" text:visited-style-name="Visited_20_Internet_20_Link">
https://www.zaobao.com.sg/realtime/world/story20230613-1404057</text:a>
</text:p>
      <!--NEWS-->
      <text:h text:style-name="P10" text:outline-level="1">
<text:span text:style-name="T4">
中国大陆男子在美驻港澳总领馆外墙及大门喷涂标语遭到逮捕</text:span>
</text:h>
      <text:p text:style-name="P4">
Author: chinese@voanews.com (美国之音)</text:p>
      <text:p text:style-name="P4">
Publisher: 美国之音中文网 (Type: NewsMediaOrganization)</text:p>
      <text:p text:style-name="P4">
Published Time: 2023-06-13T23:16:27+08:00</text:p>
      <text:p text:style-name="P4">
Modified Time: 2023-06-13 15:19:37Z</text:p>
      <text:p text:style-name="P4">
Description: 美国国务卿布林肯本周末访问北京之前，美国驻港澳总领事馆的外墙和大门星期二（6月13日）凌晨遭一名中国男子涂鸦。香港警方已将该男子逮捕。</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police-arrest-man-over-anti-us-graffiti-at-consulate-20230613/7134864.html" text:style-name="Internet_20_link" text:visited-style-name="Visited_20_Internet_20_Link">
https://www.voachinese.com/a/hong-kong-police-arrest-man-over-anti-us-graffiti-at-consulate-20230613/7134864.html</text:a>
</text:p>
      <!--NEWS-->
      <text:h text:style-name="P10" text:outline-level="1">
<text:span text:style-name="T4">
调查：马国84%民众动用储蓄支付开销</text:span>
</text:h>
      <text:p text:style-name="P4">
Author: 联合早报 (Person)</text:p>
      <text:p text:style-name="P4">
Publisher: 联合早报 (Organization)</text:p>
      <text:p text:style-name="P4">
Published Time: 2023-06-13T23:38</text:p>
      <text:p text:style-name="P4">
Modified Time: 2023-06-13T23:43</text:p>
      <text:p text:style-name="P4">
Description: 一项调查数据显示，在经济前景不甚明朗的当下，马来西亚有84%的民众每逢月底都要动用储蓄，以支付日常开销。另有约52%民众应急储蓄不足1000令吉（约290新元）。《东方日报》星期二...</text:p>
      <text:p text:style-name="P4">
Videos: []</text:p>
      <text:p text:style-name="P4">
Audios: []</text:p>
      <text:p text:style-name="P4">
Images: []</text:p>
      <text:p text:style-name="P4">
Type: NewsArticle</text:p>
      <text:p text:style-name="P4">
Breadcrumbs: ['即时', '国际']</text:p>
      <text:p text:style-name="P4">
Keywords: ['马来西亚', '经济', '储蓄户头']</text:p>
      <!--METADATA-->
      <text:p text:style-name="P4">
一项调查数据显示，在经济前景不甚明朗的当下，马来西亚有84%的民众每逢月底都要动用储蓄，以支付日常开销。另有约52%民众应急储蓄不足1000令吉（约290新元）。</text:p>
      <text:p text:style-name="P4">
《东方日报》星期二（6月13日）报道，马国金融教育网络 （FEN）公布一项调查数据称，尽管有76%马国人有财务规划，提前准备每月的开支预算，不过，并非所有人能够遵守预算。</text:p>
      <text:p text:style-name="P4">
公积金局（KWSP）主席阿末巴德里星期二出席活动时说：“根据数据，多达84%的大马人承认，他们定期储蓄只属于短期。通常到了月底，他们都会再次提取储蓄，用以支付日常的开支。”</text:p>
      <text:p text:style-name="P4">
他补充称，公积金局是FEN的成员，该机构在对马国2019年至2023年的金融扫盲战略数据进行研究。</text:p>
      <text:p text:style-name="P4">
为了鼓励人民更谨慎地规划财政开支，阿末巴德里向民众介绍了“我的预算”（Belanjawanku） 应用指南，鼓励民众使用这款手机应用程序规划每月的日常开支。</text:p>
      <text:p text:style-name="P4">
“‘我的预算’指南根据不同家庭类别，为人民提供每月在各类商品和服务的最低开支预算参考指南，以协助市民更谨慎地规划财务和开支。”</text:p>
      <text:p text:style-name="P4">
马来亚大学社会福利研究中心（SWRC）研究中心董事诺玛曼苏说，金融知识水平低和生活成本上涨，是造成人民储蓄不足、债务高企、青年群体破产率高的主要原因。</text:p>
      <text:p text:style-name="P4">
Source: <text:a xlink:type="simple" xlink:href="https://www.zaobao.com.sg/realtime/world/story20230613-1404069" text:style-name="Internet_20_link" text:visited-style-name="Visited_20_Internet_20_Link">
https://www.zaobao.com.sg/realtime/world/story20230613-1404069</text:a>
</text:p>
      <!--NEWS-->
      <text:h text:style-name="P10" text:outline-level="1">
<text:span text:style-name="T4">
披头四「最后一张唱片」保罗麦卡尼：AI协助将发行约翰蓝侬「新歌」</text:span>
</text:h>
      <text:p text:style-name="P4">
Publisher: 法新社</text:p>
      <text:p text:style-name="P4">
Published Time: 2023-06-13T3:02:09+00:00</text:p>
      <text:p text:style-name="P4">
Modified Time: 2023-06-13T12:35:02+00:00</text:p>
      <text:p text:style-name="P4">
Description: （法新社伦敦13日电） 英国传奇乐团「披头四」成员保罗麦卡尼在今天播出的英国广播公司（BBC）访问中表示，在AI协助下，运用约翰蓝侬旧Demo创作的新曲将于今年稍晚发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3.617581in" draw:z-index="0">
<draw:image xlink:href="../Images/rficn/2023-06-13T3-02-09-00-00/000000.png" xlink:type="simple" xlink:show="embed" xlink:actuate="onLoad" draw:mime-type="image/png"/>
</draw:frame>
</text:p>
      <text:p text:style-name="P4">
披头四（The Beatles）于1970年解散，从此成员约翰蓝侬（John Lennon）、保罗麦卡尼（PaulMcCartney）、乔治哈里森（George Harrison）及林哥史达（Ringo Starr）各自单飞，4人未曾再度合体。</text:p>
      <text:p text:style-name="P4">
约翰蓝侬于1980年在纽约遭到枪杀，年仅40岁；乔治哈里森2001年死于肺癌，享寿58岁。转眼间，林哥史达已经82岁，保罗麦卡尼也将在6月18日满81岁。</text:p>
      <text:p text:style-name="P4">
保罗麦卡尼在今天播出的BBC第4电台（BBC Radio 4）节目访问中表示：「这是约翰（蓝侬）的Demo，我们着手制作，刚把它完成。」</text:p>
      <text:p text:style-name="P4">
保罗麦卡尼没有透露歌名，但根据BBC，这可能是约翰蓝侬1978年创作的歌曲「今与昔」（Now And Then，暂译）。</text:p>
      <text:p text:style-name="P4">
约翰蓝侬在逝世前一年，曾为保罗麦卡尼录制一卷卡式录音带，上述曲目是其中之一。约翰蓝侬的遗孀小野洋子于1994年将录音带交给保罗麦卡尼。</text:p>
      <text:p text:style-name="P4">
保罗麦卡尼先前就曾谈过想要完成这首歌曲。他告诉BBC，人工智慧（AI）给予了他完成这个曲目的新机会。</text:p>
      <text:p text:style-name="P4">
他告诉BBC第4电台节目，利用这项技术从旧Demo当中「提取」约翰蓝侬的声音，让他得以完成这首歌曲。</text:p>
      <text:p text:style-name="P4">
保罗麦卡尼表示，「我们刚完成，将于今年发行」。他称这将是披头四的「最后一张唱片」。</text:p>
      <text:p text:style-name="P4">
Source: <text:a xlink:type="simple" xlink:href="https://www.rfi.fr/cn/%E5%9B%BD%E9%99%85%E6%8A%A5%E9%81%93/20230613-%E6%8A%AB%E5%A4%B4%E5%9B%9B-%E6%9C%80%E5%90%8E%E4%B8%80%E5%BC%A0%E5%94%B1%E7%89%87-%E4%BF%9D%E7%BD%97%E9%BA%A6%E5%8D%A1%E5%B0%BC-ai%E5%8D%8F%E5%8A%A9%E5%B0%86%E5%8F%91%E8%A1%8C%E7%BA%A6%E7%BF%B0%E8%93%9D%E4%BE%AC-%E6%96%B0%E6%AD%8C" text:style-name="Internet_20_link" text:visited-style-name="Visited_20_Internet_20_Link">
https://www.rfi.fr/cn/%E5%9B%BD%E9%99%85%E6%8A%A5%E9%81%93/20230613-%E6%8A%AB%E5%A4%B4%E5%9B%9B-%E6%9C%80%E5%90%8E%E4%B8%80%E5%BC%A0%E5%94%B1%E7%89%87-%E4%BF%9D%E7%BD%97%E9%BA%A6%E5%8D%A1%E5%B0%BC-ai%E5%8D%8F%E5%8A%A9%E5%B0%86%E5%8F%91%E8%A1%8C%E7%BA%A6%E7%BF%B0%E8%93%9D%E4%BE%AC-%E6%96%B0%E6%AD%8C</text:a>
</text:p>
      <!--NEWS-->
      <text:h text:style-name="P10" text:outline-level="1">
<text:span text:style-name="T4">
美国消费者物价涨幅连续11个月降温</text:span>
</text:h>
      <text:p text:style-name="P4">
Publisher: 法新社</text:p>
      <text:p text:style-name="P4">
Published Time: 2023-06-13T7:32:07+00:00</text:p>
      <text:p text:style-name="P4">
Modified Time: 2023-06-13T14:05:01+00:00</text:p>
      <text:p text:style-name="P4">
Description: （法新社华盛顿13日电） 美国劳工部今天公布，5月美国消费者通货膨胀连续第11个月降温。这为寻求抑制物价涨势的美国央行决策官员带来令人鼓舞的迹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2" text:anchor-type="as-char" svg:width="6.9236in" svg:height="3.617581in" draw:z-index="0">
<draw:image xlink:href="../Images/rficn/2023-06-13T7-32-07-00-00/000000.png" xlink:type="simple" xlink:show="embed" xlink:actuate="onLoad" draw:mime-type="image/png"/>
</draw:frame>
</text:p>
      <text:p text:style-name="P4">
被视为通膨关键指标的美国消费者物价指数（CPI）与前一年同期相比，增幅由4月的4.9%降至4.0%，且符合分析师预测。</text:p>
      <text:p text:style-name="P4">
与前一个月相比，美国5月CPI则小涨0.1%，同样较4月涨幅0.4%下降。去除波动的食物与能源物价后，5月美国核心CPI则较一年前上涨5.3%。</text:p>
      <text:p text:style-name="P4">
美国联邦准备理事会（Fed）官员正准备在今天召开为期2天的货币政策会议，最新通膨数据预料将对官员明天结束会议时所做的利率决定有所影响。</text:p>
      <text:p text:style-name="P4">
美国央行先前展开积极的升息行动，自去年初以来已经10度调升基准放款利率。外界如今普遍预期，联准会本周会议将暂时休兵。</text:p>
      <text:p text:style-name="P4">
不过分析师提醒，联准会决策官员很可能等待出现更持久的通膨降温趋势，才会结束当前升息循环。</text:p>
      <text:p text:style-name="P4">
Source: <text:a xlink:type="simple" xlink:href="https://www.rfi.fr/cn/%E8%B4%A2%E7%BB%8F%E5%BF%AB%E8%AE%AF/20230613-%E7%BE%8E%E5%9B%BD%E6%B6%88%E8%B4%B9%E8%80%85%E7%89%A9%E4%BB%B7%E6%B6%A8%E5%B9%85%E8%BF%9E%E7%BB%AD11%E4%B8%AA%E6%9C%88%E9%99%8D%E6%B8%A9" text:style-name="Internet_20_link" text:visited-style-name="Visited_20_Internet_20_Link">
https://www.rfi.fr/cn/%E8%B4%A2%E7%BB%8F%E5%BF%AB%E8%AE%AF/20230613-%E7%BE%8E%E5%9B%BD%E6%B6%88%E8%B4%B9%E8%80%85%E7%89%A9%E4%BB%B7%E6%B6%A8%E5%B9%85%E8%BF%9E%E7%BB%AD11%E4%B8%AA%E6%9C%88%E9%99%8D%E6%B8%A9</text:a>
</text:p>
      <!--NEWS-->
      <text:h text:style-name="P10" text:outline-level="1">
<text:span text:style-name="T4">
人定胜天余毒未消：中国规划超大水利工程组建国家水网</text:span>
</text:h>
      <text:p text:style-name="P4">
Author: chinese@voanews.com (松仁)</text:p>
      <text:p text:style-name="P4">
Publisher: 美国之音中文网 (Type: NewsMediaOrganization)</text:p>
      <text:p text:style-name="P4">
Published Time: 2023-06-14T00:08:15+08:00</text:p>
      <text:p text:style-name="P4">
Modified Time: 2023-06-13 16:08:15Z</text:p>
      <text:p text:style-name="P4">
Description: 由于中国气候变化导致干旱与洪涝灾害持续不断，中国政府正在规划一系列雄心勃勃的超大型水利工程，以便建成水源可以灵活调度的国家水网，以降低气候变化对人民生活和农业生产的冲击和影响。但是专家们担心，水资源的调动成本高昂，还可能会因此而产生难以预料的灾难。</text:p>
      <text:p text:style-name="P4">
Videos: []</text:p>
      <text:p text:style-name="P4">
Images: []</text:p>
      <text:p text:style-name="P4">
Categories: ['中国', '经济·金融·贸易', '生态环境']</text:p>
      <text:p text:style-name="P4">
Type: None</text:p>
      <!--METADATA-->
      <text:p text:style-name="P4">
NoneNone</text:p>
      <text:p text:style-name="P4">
Source: <text:a xlink:type="simple" xlink:href="https://www.voachinese.com/a/as-climate-change-hits-china-weighs-new-water-megaprojects-061323/7135209.html" text:style-name="Internet_20_link" text:visited-style-name="Visited_20_Internet_20_Link">
https://www.voachinese.com/a/as-climate-change-hits-china-weighs-new-water-megaprojects-061323/7135209.html</text:a>
</text:p>
      <!--NEWS-->
      <text:h text:style-name="P10" text:outline-level="1">
<text:span text:style-name="T4">
脚底抹油，中国百万富翁“前赴后‘润’”居全球之首</text:span>
</text:h>
      <text:p text:style-name="P4">
Author: chinese@voanews.com (美国之音)</text:p>
      <text:p text:style-name="P4">
Publisher: 美国之音中文网 (Type: NewsMediaOrganization)</text:p>
      <text:p text:style-name="P4">
Published Time: 2023-06-14T00:29:23+08:00</text:p>
      <text:p text:style-name="P4">
Modified Time: 2023-06-13 16:29:23Z</text:p>
      <text:p text:style-name="P4">
Description: 随着中国经济复苏迟缓而政府不断加紧政治钳制，英国一家投资移民咨询公司的最新报告预计，中国的百万富翁2023年将继续外流，数量为所有国家之最。</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millionaire-exodus-to-continue-this-year-20230613/7135297.html" text:style-name="Internet_20_link" text:visited-style-name="Visited_20_Internet_20_Link">
https://www.voachinese.com/a/china-millionaire-exodus-to-continue-this-year-20230613/7135297.html</text:a>
</text:p>
      <!--NEWS-->
      <text:h text:style-name="P10" text:outline-level="1">
<text:span text:style-name="T4">
巴勒斯坦总统阿巴斯开始访中，北京寻求扩大对中东的影响力</text:span>
</text:h>
      <text:p text:style-name="P4">
Author: chinese@voanews.com (松仁)</text:p>
      <text:p text:style-name="P4">
Publisher: 美国之音中文网 (Type: NewsMediaOrganization)</text:p>
      <text:p text:style-name="P4">
Published Time: 2023-06-14T00:38:19+08:00</text:p>
      <text:p text:style-name="P4">
Modified Time: 2023-06-13 16:39:09Z</text:p>
      <text:p text:style-name="P4">
Description: 巴勒斯坦总统马哈茂德·阿巴斯（Mahmoud Abbas）星期二（6月13日）抵达北京，正式开始他对中国为期四天的国事访问。阿巴斯访华之际，北京正在寻求在战略地位十分重要的中东地区发挥越来越大的作用，并且明确表示愿意协助巴勒斯坦和以色列进行和平谈判。</text:p>
      <text:p text:style-name="P4">
Videos: []</text:p>
      <text:p text:style-name="P4">
Images: []</text:p>
      <text:p text:style-name="P4">
Categories: ['中东', '中国']</text:p>
      <text:p text:style-name="P4">
Type: None</text:p>
      <!--METADATA-->
      <text:p text:style-name="P4">
NoneNone</text:p>
      <text:p text:style-name="P4">
Source: <text:a xlink:type="simple" xlink:href="https://www.voachinese.com/a/palestinian-president-abbas-begins-china-visit-as-beijing-seeks-larger-role-in-mideast-061323/7135296.html" text:style-name="Internet_20_link" text:visited-style-name="Visited_20_Internet_20_Link">
https://www.voachinese.com/a/palestinian-president-abbas-begins-china-visit-as-beijing-seeks-larger-role-in-mideast-061323/7135296.html</text:a>
</text:p>
      <!--NEWS-->
      <text:h text:style-name="P10" text:outline-level="1">
<text:span text:style-name="T4">
乌军突破俄军部分第一道防线  可能试探俄罗斯防御能力</text:span>
</text:h>
      <text:p text:style-name="P4">
Author: chinese@voanews.com (刘恩民)</text:p>
      <text:p text:style-name="P4">
Publisher: 美国之音中文网 (Type: Organization)</text:p>
      <text:p text:style-name="P4">
Published Time: 2023-06-14T04:11:46+08:00</text:p>
      <text:p text:style-name="P4">
Modified Time: 2023-06-13 20:11:46Z</text:p>
      <text:p text:style-name="P4">
Description: 乌克兰军方发布收复马卡里夫卡及斯托罗若夫等村庄的视频，并向巴赫穆特推进，显示对俄罗斯第一道防线的突破。据信，俄罗斯在更南的地方拥有更加坚固的防御工事，要夺回俄罗斯控制的南部和东部地区将是一项艰巨的任务。西方军事分析人士认为，目前为止的小规模冲突可能显示乌克兰仍在试探俄罗斯的防御能力。</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e-recaptures-fourth-village-moved-on-russian-positions-near-bakhmut-20230614/7135656.html" text:style-name="Internet_20_link" text:visited-style-name="Visited_20_Internet_20_Link">
https://www.voachinese.com/a/ukraine-recaptures-fourth-village-moved-on-russian-positions-near-bakhmut-20230614/7135656.html</text:a>
</text:p>
      <!--NEWS-->
      <text:h text:style-name="P10" text:outline-level="1">
<text:span text:style-name="T4">
白宫宣导监控法案更新，称监控捕获了黑客和芬太尼走私者</text:span>
</text:h>
      <text:p text:style-name="P4">
Author: chinese@voanews.com (美国之音)</text:p>
      <text:p text:style-name="P4">
Publisher: 美国之音中文网 (Type: NewsMediaOrganization)</text:p>
      <text:p text:style-name="P4">
Published Time: 2023-06-14T04:59:30+08:00</text:p>
      <text:p text:style-name="P4">
Modified Time: 2023-06-13 20:59:30Z</text:p>
      <text:p text:style-name="P4">
Description: 白宫周二（6月13日）表示，美国已使用了电子监视计划来抓捕芬太尼走私者，以及导致美国主要燃料管道暂时关闭的黑客，作为推动国会更新这些计划的一部分。</text:p>
      <text:p text:style-name="P4">
Videos: []</text:p>
      <text:p text:style-name="P4">
Images: []</text:p>
      <text:p text:style-name="P4">
Categories: ['美国', '人权', '法律', '科技', '阿片危机']</text:p>
      <text:p text:style-name="P4">
Type: None</text:p>
      <!--METADATA-->
      <text:p text:style-name="P4">
NoneNone</text:p>
      <text:p text:style-name="P4">
Source: <text:a xlink:type="simple" xlink:href="https://www.voachinese.com/a/surveillance-has-caught-hackers-and-fentanyl-smugglers-white-house-says-in-promoting-spying-law-20230613/7135685.html" text:style-name="Internet_20_link" text:visited-style-name="Visited_20_Internet_20_Link">
https://www.voachinese.com/a/surveillance-has-caught-hackers-and-fentanyl-smugglers-white-house-says-in-promoting-spying-law-20230613/7135685.html</text:a>
</text:p>
      <!--NEWS-->
      <text:h text:style-name="P10" text:outline-level="1">
<text:span text:style-name="T4">
前总统特朗普面对机密文件案的联邦指控不认罪</text:span>
</text:h>
      <text:p text:style-name="P4">
Author: chinese@voanews.com (法里瓦尔)</text:p>
      <text:p text:style-name="P4">
Publisher: 美国之音中文网 (Type: NewsMediaOrganization)</text:p>
      <text:p text:style-name="P4">
Published Time: 2023-06-14T05:46:44+08:00</text:p>
      <text:p text:style-name="P4">
Modified Time: 2023-06-13 21:46:44Z</text:p>
      <text:p text:style-name="P4">
Description: 前总统唐纳德·特朗普(Donald Trump)周二(6月13日)出现在迈阿密一位联邦地方法官面前，对他在离开白宫后非法保留数百份政府机密文件并妨碍政府取回这些文件的指控表示不认罪。</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trump-pleads-not-guilty-to-federal-charges-20230613/7135684.html" text:style-name="Internet_20_link" text:visited-style-name="Visited_20_Internet_20_Link">
https://www.voachinese.com/a/trump-pleads-not-guilty-to-federal-charges-20230613/713568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